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02in"/>
    </style:style>
    <style:style style:name="co2" style:family="table-column">
      <style:table-column-properties fo:break-before="auto" style:column-width="0.488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0.48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data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463999503367" calcext:value-type="float">
            <text:p>1463999503367</text:p>
          </table:table-cell>
          <table:table-cell office:value-type="float" office:value="1463999503399" calcext:value-type="float">
            <text:p>14639995033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63999503567" calcext:value-type="float">
            <text:p>1463999503567</text:p>
          </table:table-cell>
          <table:table-cell office:value-type="float" office:value="1463999503731" calcext:value-type="float">
            <text:p>146399950373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63999504531" calcext:value-type="float">
            <text:p>1463999504531</text:p>
          </table:table-cell>
          <table:table-cell office:value-type="float" office:value="1463999519039" calcext:value-type="float">
            <text:p>1463999519039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463999519639" calcext:value-type="float">
            <text:p>1463999519639</text:p>
          </table:table-cell>
          <table:table-cell office:value-type="float" office:value="1463999520008" calcext:value-type="float">
            <text:p>146399952000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63999521335" calcext:value-type="float">
            <text:p>1463999521335</text:p>
          </table:table-cell>
          <table:table-cell office:value-type="float" office:value="1463999521404" calcext:value-type="float">
            <text:p>14639995214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3999521472" calcext:value-type="float">
            <text:p>1463999521472</text:p>
          </table:table-cell>
          <table:table-cell office:value-type="float" office:value="1463999521803" calcext:value-type="float">
            <text:p>146399952180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463999522036" calcext:value-type="float">
            <text:p>1463999522036</text:p>
          </table:table-cell>
          <table:table-cell office:value-type="float" office:value="1463999522104" calcext:value-type="float">
            <text:p>14639995221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3999522235" calcext:value-type="float">
            <text:p>1463999522235</text:p>
          </table:table-cell>
          <table:table-cell office:value-type="float" office:value="1463999523100" calcext:value-type="float">
            <text:p>146399952310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463999523635" calcext:value-type="float">
            <text:p>1463999523635</text:p>
          </table:table-cell>
          <table:table-cell office:value-type="float" office:value="1463999524799" calcext:value-type="float">
            <text:p>1463999524799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463999525063" calcext:value-type="float">
            <text:p>1463999525063</text:p>
          </table:table-cell>
          <table:table-cell office:value-type="float" office:value="1463999525431" calcext:value-type="float">
            <text:p>146399952543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463999525731" calcext:value-type="float">
            <text:p>1463999525731</text:p>
          </table:table-cell>
          <table:table-cell office:value-type="float" office:value="1463999525763" calcext:value-type="float">
            <text:p>14639995257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63999525995" calcext:value-type="float">
            <text:p>1463999525995</text:p>
          </table:table-cell>
          <table:table-cell office:value-type="float" office:value="1463999526063" calcext:value-type="float">
            <text:p>14639995260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3999534351" calcext:value-type="float">
            <text:p>1463999534351</text:p>
          </table:table-cell>
          <table:table-cell office:value-type="float" office:value="1463999534515" calcext:value-type="float">
            <text:p>146399953451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63999536747" calcext:value-type="float">
            <text:p>1463999536747</text:p>
          </table:table-cell>
          <table:table-cell office:value-type="float" office:value="1463999536779" calcext:value-type="float">
            <text:p>1463999536779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ldata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.33" calcext:value-type="float">
            <text:p>2733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3.33" calcext:value-type="float">
            <text:p>6333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outdata1" table:style-name="ta1"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2266.67" calcext:value-type="float">
            <text:p>22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6.67" calcext:value-type="float">
            <text:p>2566.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3.33" calcext:value-type="float">
            <text:p>263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6.67" calcext:value-type="float">
            <text:p>2666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.33" calcext:value-type="float">
            <text:p>2733.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6.67" calcext:value-type="float">
            <text:p>27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6.67" calcext:value-type="float">
            <text:p>2866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3.33" calcext:value-type="float">
            <text:p>3133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3.33" calcext:value-type="float">
            <text:p>633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6.67" calcext:value-type="float">
            <text:p>6466.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66.67" calcext:value-type="float">
            <text:p>99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3.33" calcext:value-type="float">
            <text:p>10033.3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outdata2" table:style-name="ta1"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2266.67" calcext:value-type="float">
            <text:p>22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6.67" calcext:value-type="float">
            <text:p>2566.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3.33" calcext:value-type="float">
            <text:p>263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6.67" calcext:value-type="float">
            <text:p>2666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.33" calcext:value-type="float">
            <text:p>2733.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6.67" calcext:value-type="float">
            <text:p>27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6.67" calcext:value-type="float">
            <text:p>2866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3.33" calcext:value-type="float">
            <text:p>3133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3.33" calcext:value-type="float">
            <text:p>6333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6.67" calcext:value-type="float">
            <text:p>6466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66.67" calcext:value-type="float">
            <text:p>99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3.33" calcext:value-type="float">
            <text:p>10033.3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outdata" table:style-name="ta1"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2266.67" calcext:value-type="float">
            <text:p>22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6.67" calcext:value-type="float">
            <text:p>2566.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3.33" calcext:value-type="float">
            <text:p>263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6.67" calcext:value-type="float">
            <text:p>2666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.33" calcext:value-type="float">
            <text:p>2733.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6.67" calcext:value-type="float">
            <text:p>27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6.67" calcext:value-type="float">
            <text:p>2866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3.33" calcext:value-type="float">
            <text:p>3133.3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table table:name="outdata4" table:style-name="ta1">
        <table:table-column table:style-name="co6" table:number-columns-repeated="7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4185" calcext:value-type="float">
            <text:p>0.994185</text:p>
          </table:table-cell>
          <table:table-cell office:value-type="float" office:value="0.994485" calcext:value-type="float">
            <text:p>0.994485</text:p>
          </table:table-cell>
          <table:table-cell office:value-type="float" office:value="0.993076" calcext:value-type="float">
            <text:p>0.993076</text:p>
          </table:table-cell>
          <table:table-cell office:value-type="float" office:value="0.99167" calcext:value-type="float">
            <text:p>0.99167</text:p>
          </table:table-cell>
          <table:table-cell office:value-type="float" office:value="0.993144" calcext:value-type="float">
            <text:p>0.993144</text:p>
          </table:table-cell>
          <table:table-cell office:value-type="float" office:value="0.991736" calcext:value-type="float">
            <text:p>0.9917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70324" calcext:value-type="float">
            <text:p>0.970324</text:p>
          </table:table-cell>
          <table:table-cell office:value-type="float" office:value="0.985025" calcext:value-type="float">
            <text:p>0.985025</text:p>
          </table:table-cell>
          <table:table-cell office:value-type="float" office:value="0.987173" calcext:value-type="float">
            <text:p>0.987173</text:p>
          </table:table-cell>
          <table:table-cell office:value-type="float" office:value="0.983561" calcext:value-type="float">
            <text:p>0.983561</text:p>
          </table:table-cell>
          <table:table-cell office:value-type="float" office:value="0.988357" calcext:value-type="float">
            <text:p>0.988357</text:p>
          </table:table-cell>
          <table:table-cell office:value-type="float" office:value="0.984456" calcext:value-type="float">
            <text:p>0.984456</text:p>
          </table:table-cell>
          <table:table-cell table:number-columns-repeated="4"/>
        </table:table-row>
        <table:table-row table:style-name="ro1">
          <table:table-cell office:value-type="float" office:value="10033.33" calcext:value-type="float">
            <text:p>10033.33</text:p>
          </table:table-cell>
          <table:table-cell office:value-type="float" office:value="0.978312" calcext:value-type="float">
            <text:p>0.978312</text:p>
          </table:table-cell>
          <table:table-cell office:value-type="float" office:value="0.988753" calcext:value-type="float">
            <text:p>0.988753</text:p>
          </table:table-cell>
          <table:table-cell office:value-type="float" office:value="0.986943" calcext:value-type="float">
            <text:p>0.986943</text:p>
          </table:table-cell>
          <table:table-cell office:value-type="float" office:value="0.983192" calcext:value-type="float">
            <text:p>0.983192</text:p>
          </table:table-cell>
          <table:table-cell office:value-type="float" office:value="0.98818" calcext:value-type="float">
            <text:p>0.98818</text:p>
          </table:table-cell>
          <table:table-cell office:value-type="float" office:value="0.984125" calcext:value-type="float">
            <text:p>0.98412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6.67" calcext:value-type="float">
            <text:p>10066.67</text:p>
          </table:table-cell>
          <table:table-cell office:value-type="float" office:value="0.978107" calcext:value-type="float">
            <text:p>0.978107</text:p>
          </table:table-cell>
          <table:table-cell office:value-type="float" office:value="0.988783" calcext:value-type="float">
            <text:p>0.988783</text:p>
          </table:table-cell>
          <table:table-cell office:value-type="float" office:value="0.986735" calcext:value-type="float">
            <text:p>0.986735</text:p>
          </table:table-cell>
          <table:table-cell office:value-type="float" office:value="0.98286" calcext:value-type="float">
            <text:p>0.98286</text:p>
          </table:table-cell>
          <table:table-cell office:value-type="float" office:value="0.988019" calcext:value-type="float">
            <text:p>0.988019</text:p>
          </table:table-cell>
          <table:table-cell office:value-type="float" office:value="0.983826" calcext:value-type="float">
            <text:p>0.983826</text:p>
          </table:table-cell>
          <table:table-cell table:number-columns-repeated="4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989625" calcext:value-type="float">
            <text:p>0.989625</text:p>
          </table:table-cell>
          <table:table-cell office:value-type="float" office:value="0.992968" calcext:value-type="float">
            <text:p>0.992968</text:p>
          </table:table-cell>
          <table:table-cell office:value-type="float" office:value="0.986694" calcext:value-type="float">
            <text:p>0.986694</text:p>
          </table:table-cell>
          <table:table-cell office:value-type="float" office:value="0.982814" calcext:value-type="float">
            <text:p>0.982814</text:p>
          </table:table-cell>
          <table:table-cell office:value-type="float" office:value="0.988002" calcext:value-type="float">
            <text:p>0.988002</text:p>
          </table:table-cell>
          <table:table-cell office:value-type="float" office:value="0.983789" calcext:value-type="float">
            <text:p>0.9837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33.33" calcext:value-type="float">
            <text:p>10133.33</text:p>
          </table:table-cell>
          <table:table-cell office:value-type="float" office:value="0.989748" calcext:value-type="float">
            <text:p>0.989748</text:p>
          </table:table-cell>
          <table:table-cell office:value-type="float" office:value="0.993043" calcext:value-type="float">
            <text:p>0.993043</text:p>
          </table:table-cell>
          <table:table-cell office:value-type="float" office:value="0.98668" calcext:value-type="float">
            <text:p>0.98668</text:p>
          </table:table-cell>
          <table:table-cell office:value-type="float" office:value="0.982801" calcext:value-type="float">
            <text:p>0.982801</text:p>
          </table:table-cell>
          <table:table-cell office:value-type="float" office:value="0.987999" calcext:value-type="float">
            <text:p>0.987999</text:p>
          </table:table-cell>
          <table:table-cell office:value-type="float" office:value="0.98378" calcext:value-type="float">
            <text:p>0.98378</text:p>
          </table:table-cell>
          <table:table-cell table:number-columns-repeated="4"/>
        </table:table-row>
        <table:table-row table:style-name="ro1">
          <table:table-cell office:value-type="float" office:value="10166.67" calcext:value-type="float">
            <text:p>10166.67</text:p>
          </table:table-cell>
          <table:table-cell office:value-type="float" office:value="0.991728" calcext:value-type="float">
            <text:p>0.991728</text:p>
          </table:table-cell>
          <table:table-cell office:value-type="float" office:value="0.993729" calcext:value-type="float">
            <text:p>0.993729</text:p>
          </table:table-cell>
          <table:table-cell office:value-type="float" office:value="0.986699" calcext:value-type="float">
            <text:p>0.986699</text:p>
          </table:table-cell>
          <table:table-cell office:value-type="float" office:value="0.982832" calcext:value-type="float">
            <text:p>0.982832</text:p>
          </table:table-cell>
          <table:table-cell office:value-type="float" office:value="0.988019" calcext:value-type="float">
            <text:p>0.988019</text:p>
          </table:table-cell>
          <table:table-cell office:value-type="float" office:value="0.98381" calcext:value-type="float">
            <text:p>0.98381</text:p>
          </table:table-cell>
          <table:table-cell table:number-columns-repeated="4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991776" calcext:value-type="float">
            <text:p>0.991776</text:p>
          </table:table-cell>
          <table:table-cell office:value-type="float" office:value="0.99392" calcext:value-type="float">
            <text:p>0.99392</text:p>
          </table:table-cell>
          <table:table-cell office:value-type="float" office:value="0.986677" calcext:value-type="float">
            <text:p>0.986677</text:p>
          </table:table-cell>
          <table:table-cell office:value-type="float" office:value="0.982799" calcext:value-type="float">
            <text:p>0.982799</text:p>
          </table:table-cell>
          <table:table-cell office:value-type="float" office:value="0.988006" calcext:value-type="float">
            <text:p>0.988006</text:p>
          </table:table-cell>
          <table:table-cell office:value-type="float" office:value="0.983782" calcext:value-type="float">
            <text:p>0.983782</text:p>
          </table:table-cell>
          <table:table-cell table:number-columns-repeated="4"/>
        </table:table-row>
        <table:table-row table:style-name="ro1">
          <table:table-cell office:value-type="float" office:value="1033.33" calcext:value-type="float">
            <text:p>1033.33</text:p>
          </table:table-cell>
          <table:table-cell office:value-type="float" office:value="0.99406" calcext:value-type="float">
            <text:p>0.99406</text:p>
          </table:table-cell>
          <table:table-cell office:value-type="float" office:value="0.994251" calcext:value-type="float">
            <text:p>0.994251</text:p>
          </table:table-cell>
          <table:table-cell office:value-type="float" office:value="0.993084" calcext:value-type="float">
            <text:p>0.993084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993156" calcext:value-type="float">
            <text:p>0.993156</text:p>
          </table:table-cell>
          <table:table-cell office:value-type="float" office:value="0.99177" calcext:value-type="float">
            <text:p>0.99177</text:p>
          </table:table-cell>
          <table:table-cell table:number-columns-repeated="4"/>
        </table:table-row>
        <table:table-row table:style-name="ro1">
          <table:table-cell office:value-type="float" office:value="1066.67" calcext:value-type="float">
            <text:p>1066.67</text:p>
          </table:table-cell>
          <table:table-cell office:value-type="float" office:value="0.993882" calcext:value-type="float">
            <text:p>0.993882</text:p>
          </table:table-cell>
          <table:table-cell office:value-type="float" office:value="0.993853" calcext:value-type="float">
            <text:p>0.993853</text:p>
          </table:table-cell>
          <table:table-cell office:value-type="float" office:value="0.993084" calcext:value-type="float">
            <text:p>0.993084</text:p>
          </table:table-cell>
          <table:table-cell office:value-type="float" office:value="0.991719" calcext:value-type="float">
            <text:p>0.991719</text:p>
          </table:table-cell>
          <table:table-cell office:value-type="float" office:value="0.993152" calcext:value-type="float">
            <text:p>0.993152</text:p>
          </table:table-cell>
          <table:table-cell office:value-type="float" office:value="0.991785" calcext:value-type="float">
            <text:p>0.991785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993803" calcext:value-type="float">
            <text:p>0.993803</text:p>
          </table:table-cell>
          <table:table-cell office:value-type="float" office:value="0.99383" calcext:value-type="float">
            <text:p>0.99383</text:p>
          </table:table-cell>
          <table:table-cell office:value-type="float" office:value="0.99308" calcext:value-type="float">
            <text:p>0.99308</text:p>
          </table:table-cell>
          <table:table-cell office:value-type="float" office:value="0.991733" calcext:value-type="float">
            <text:p>0.991733</text:p>
          </table:table-cell>
          <table:table-cell office:value-type="float" office:value="0.993147" calcext:value-type="float">
            <text:p>0.993147</text:p>
          </table:table-cell>
          <table:table-cell office:value-type="float" office:value="0.991798" calcext:value-type="float">
            <text:p>0.991798</text:p>
          </table:table-cell>
          <table:table-cell table:number-columns-repeated="4"/>
        </table:table-row>
        <table:table-row table:style-name="ro1">
          <table:table-cell office:value-type="float" office:value="1133.33" calcext:value-type="float">
            <text:p>1133.33</text:p>
          </table:table-cell>
          <table:table-cell office:value-type="float" office:value="0.99373" calcext:value-type="float">
            <text:p>0.99373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3074" calcext:value-type="float">
            <text:p>0.993074</text:p>
          </table:table-cell>
          <table:table-cell office:value-type="float" office:value="0.991742" calcext:value-type="float">
            <text:p>0.991742</text:p>
          </table:table-cell>
          <table:table-cell office:value-type="float" office:value="0.993138" calcext:value-type="float">
            <text:p>0.993138</text:p>
          </table:table-cell>
          <table:table-cell office:value-type="float" office:value="0.991805" calcext:value-type="float">
            <text:p>0.991805</text:p>
          </table:table-cell>
          <table:table-cell table:number-columns-repeated="4"/>
        </table:table-row>
        <table:table-row table:style-name="ro1">
          <table:table-cell office:value-type="float" office:value="1166.67" calcext:value-type="float">
            <text:p>1166.67</text:p>
          </table:table-cell>
          <table:table-cell office:value-type="float" office:value="0.99361" calcext:value-type="float">
            <text:p>0.99361</text:p>
          </table:table-cell>
          <table:table-cell office:value-type="float" office:value="0.993703" calcext:value-type="float">
            <text:p>0.993703</text:p>
          </table:table-cell>
          <table:table-cell office:value-type="float" office:value="0.993063" calcext:value-type="float">
            <text:p>0.993063</text:p>
          </table:table-cell>
          <table:table-cell office:value-type="float" office:value="0.991745" calcext:value-type="float">
            <text:p>0.991745</text:p>
          </table:table-cell>
          <table:table-cell office:value-type="float" office:value="0.993128" calcext:value-type="float">
            <text:p>0.993128</text:p>
          </table:table-cell>
          <table:table-cell office:value-type="float" office:value="0.991808" calcext:value-type="float">
            <text:p>0.991808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993475" calcext:value-type="float">
            <text:p>0.993475</text:p>
          </table:table-cell>
          <table:table-cell office:value-type="float" office:value="0.993579" calcext:value-type="float">
            <text:p>0.993579</text:p>
          </table:table-cell>
          <table:table-cell office:value-type="float" office:value="0.993047" calcext:value-type="float">
            <text:p>0.993047</text:p>
          </table:table-cell>
          <table:table-cell office:value-type="float" office:value="0.991739" calcext:value-type="float">
            <text:p>0.991739</text:p>
          </table:table-cell>
          <table:table-cell office:value-type="float" office:value="0.993113" calcext:value-type="float">
            <text:p>0.993113</text:p>
          </table:table-cell>
          <table:table-cell office:value-type="float" office:value="0.991803" calcext:value-type="float">
            <text:p>0.991803</text:p>
          </table:table-cell>
          <table:table-cell table:number-columns-repeated="4"/>
        </table:table-row>
        <table:table-row table:style-name="ro1">
          <table:table-cell office:value-type="float" office:value="1233.33" calcext:value-type="float">
            <text:p>1233.33</text:p>
          </table:table-cell>
          <table:table-cell office:value-type="float" office:value="0.993581" calcext:value-type="float">
            <text:p>0.993581</text:p>
          </table:table-cell>
          <table:table-cell office:value-type="float" office:value="0.994019" calcext:value-type="float">
            <text:p>0.994019</text:p>
          </table:table-cell>
          <table:table-cell office:value-type="float" office:value="0.993037" calcext:value-type="float">
            <text:p>0.993037</text:p>
          </table:table-cell>
          <table:table-cell office:value-type="float" office:value="0.991742" calcext:value-type="float">
            <text:p>0.991742</text:p>
          </table:table-cell>
          <table:table-cell office:value-type="float" office:value="0.993113" calcext:value-type="float">
            <text:p>0.993113</text:p>
          </table:table-cell>
          <table:table-cell office:value-type="float" office:value="0.991815" calcext:value-type="float">
            <text:p>0.991815</text:p>
          </table:table-cell>
          <table:table-cell table:number-columns-repeated="4"/>
        </table:table-row>
        <table:table-row table:style-name="ro1">
          <table:table-cell office:value-type="float" office:value="1266.67" calcext:value-type="float">
            <text:p>1266.67</text:p>
          </table:table-cell>
          <table:table-cell office:value-type="float" office:value="0.993452" calcext:value-type="float">
            <text:p>0.993452</text:p>
          </table:table-cell>
          <table:table-cell office:value-type="float" office:value="0.994217" calcext:value-type="float">
            <text:p>0.994217</text:p>
          </table:table-cell>
          <table:table-cell office:value-type="float" office:value="0.993023" calcext:value-type="float">
            <text:p>0.993023</text:p>
          </table:table-cell>
          <table:table-cell office:value-type="float" office:value="0.991737" calcext:value-type="float">
            <text:p>0.991737</text:p>
          </table:table-cell>
          <table:table-cell office:value-type="float" office:value="0.993116" calcext:value-type="float">
            <text:p>0.993116</text:p>
          </table:table-cell>
          <table:table-cell office:value-type="float" office:value="0.991827" calcext:value-type="float">
            <text:p>0.991827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994361" calcext:value-type="float">
            <text:p>0.994361</text:p>
          </table:table-cell>
          <table:table-cell office:value-type="float" office:value="0.993772" calcext:value-type="float">
            <text:p>0.993772</text:p>
          </table:table-cell>
          <table:table-cell office:value-type="float" office:value="0.993042" calcext:value-type="float">
            <text:p>0.993042</text:p>
          </table:table-cell>
          <table:table-cell office:value-type="float" office:value="0.991773" calcext:value-type="float">
            <text:p>0.991773</text:p>
          </table:table-cell>
          <table:table-cell office:value-type="float" office:value="0.993118" calcext:value-type="float">
            <text:p>0.993118</text:p>
          </table:table-cell>
          <table:table-cell office:value-type="float" office:value="0.991847" calcext:value-type="float">
            <text:p>0.991847</text:p>
          </table:table-cell>
          <table:table-cell table:number-columns-repeated="4"/>
        </table:table-row>
        <table:table-row table:style-name="ro1">
          <table:table-cell office:value-type="float" office:value="1333.33" calcext:value-type="float">
            <text:p>1333.33</text:p>
          </table:table-cell>
          <table:table-cell office:value-type="float" office:value="0.994448" calcext:value-type="float">
            <text:p>0.994448</text:p>
          </table:table-cell>
          <table:table-cell office:value-type="float" office:value="0.993566" calcext:value-type="float">
            <text:p>0.993566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99181" calcext:value-type="float">
            <text:p>0.99181</text:p>
          </table:table-cell>
          <table:table-cell office:value-type="float" office:value="0.993114" calcext:value-type="float">
            <text:p>0.993114</text:p>
          </table:table-cell>
          <table:table-cell office:value-type="float" office:value="0.991861" calcext:value-type="float">
            <text:p>0.991861</text:p>
          </table:table-cell>
          <table:table-cell table:number-columns-repeated="4"/>
        </table:table-row>
        <table:table-row table:style-name="ro1">
          <table:table-cell office:value-type="float" office:value="1366.67" calcext:value-type="float">
            <text:p>1366.67</text:p>
          </table:table-cell>
          <table:table-cell office:value-type="float" office:value="0.993862" calcext:value-type="float">
            <text:p>0.993862</text:p>
          </table:table-cell>
          <table:table-cell office:value-type="float" office:value="0.993972" calcext:value-type="float">
            <text:p>0.993972</text:p>
          </table:table-cell>
          <table:table-cell office:value-type="float" office:value="0.993064" calcext:value-type="float">
            <text:p>0.993064</text:p>
          </table:table-cell>
          <table:table-cell office:value-type="float" office:value="0.991827" calcext:value-type="float">
            <text:p>0.991827</text:p>
          </table:table-cell>
          <table:table-cell office:value-type="float" office:value="0.993118" calcext:value-type="float">
            <text:p>0.993118</text:p>
          </table:table-cell>
          <table:table-cell office:value-type="float" office:value="0.991879" calcext:value-type="float">
            <text:p>0.99187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993707" calcext:value-type="float">
            <text:p>0.993707</text:p>
          </table:table-cell>
          <table:table-cell office:value-type="float" office:value="0.994093" calcext:value-type="float">
            <text:p>0.994093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991836" calcext:value-type="float">
            <text:p>0.991836</text:p>
          </table:table-cell>
          <table:table-cell office:value-type="float" office:value="0.993123" calcext:value-type="float">
            <text:p>0.993123</text:p>
          </table:table-cell>
          <table:table-cell office:value-type="float" office:value="0.991896" calcext:value-type="float">
            <text:p>0.991896</text:p>
          </table:table-cell>
          <table:table-cell table:number-columns-repeated="4"/>
        </table:table-row>
        <table:table-row table:style-name="ro1">
          <table:table-cell office:value-type="float" office:value="1433.33" calcext:value-type="float">
            <text:p>1433.33</text:p>
          </table:table-cell>
          <table:table-cell office:value-type="float" office:value="0.994177" calcext:value-type="float">
            <text:p>0.994177</text:p>
          </table:table-cell>
          <table:table-cell office:value-type="float" office:value="0.994298" calcext:value-type="float">
            <text:p>0.994298</text:p>
          </table:table-cell>
          <table:table-cell office:value-type="float" office:value="0.993074" calcext:value-type="float">
            <text:p>0.993074</text:p>
          </table:table-cell>
          <table:table-cell office:value-type="float" office:value="0.991863" calcext:value-type="float">
            <text:p>0.991863</text:p>
          </table:table-cell>
          <table:table-cell office:value-type="float" office:value="0.993137" calcext:value-type="float">
            <text:p>0.993137</text:p>
          </table:table-cell>
          <table:table-cell office:value-type="float" office:value="0.991924" calcext:value-type="float">
            <text:p>0.991924</text:p>
          </table:table-cell>
          <table:table-cell table:number-columns-repeated="4"/>
        </table:table-row>
        <table:table-row table:style-name="ro1">
          <table:table-cell office:value-type="float" office:value="1466.67" calcext:value-type="float">
            <text:p>1466.67</text:p>
          </table:table-cell>
          <table:table-cell office:value-type="float" office:value="0.994152" calcext:value-type="float">
            <text:p>0.994152</text:p>
          </table:table-cell>
          <table:table-cell office:value-type="float" office:value="0.99462" calcext:value-type="float">
            <text:p>0.99462</text:p>
          </table:table-cell>
          <table:table-cell office:value-type="float" office:value="0.993085" calcext:value-type="float">
            <text:p>0.993085</text:p>
          </table:table-cell>
          <table:table-cell office:value-type="float" office:value="0.991889" calcext:value-type="float">
            <text:p>0.991889</text:p>
          </table:table-cell>
          <table:table-cell office:value-type="float" office:value="0.993157" calcext:value-type="float">
            <text:p>0.993157</text:p>
          </table:table-cell>
          <table:table-cell office:value-type="float" office:value="0.991958" calcext:value-type="float">
            <text:p>0.991958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994451" calcext:value-type="float">
            <text:p>0.994451</text:p>
          </table:table-cell>
          <table:table-cell office:value-type="float" office:value="0.994405" calcext:value-type="float">
            <text:p>0.994405</text:p>
          </table:table-cell>
          <table:table-cell office:value-type="float" office:value="0.993103" calcext:value-type="float">
            <text:p>0.993103</text:p>
          </table:table-cell>
          <table:table-cell office:value-type="float" office:value="0.99192" calcext:value-type="float">
            <text:p>0.99192</text:p>
          </table:table-cell>
          <table:table-cell office:value-type="float" office:value="0.993172" calcext:value-type="float">
            <text:p>0.993172</text:p>
          </table:table-cell>
          <table:table-cell office:value-type="float" office:value="0.991987" calcext:value-type="float">
            <text:p>0.991987</text:p>
          </table:table-cell>
          <table:table-cell table:number-columns-repeated="4"/>
        </table:table-row>
        <table:table-row table:style-name="ro1">
          <table:table-cell office:value-type="float" office:value="1533.33" calcext:value-type="float">
            <text:p>1533.33</text:p>
          </table:table-cell>
          <table:table-cell office:value-type="float" office:value="0.994542" calcext:value-type="float">
            <text:p>0.994542</text:p>
          </table:table-cell>
          <table:table-cell office:value-type="float" office:value="0.994358" calcext:value-type="float">
            <text:p>0.994358</text:p>
          </table:table-cell>
          <table:table-cell office:value-type="float" office:value="0.993121" calcext:value-type="float">
            <text:p>0.993121</text:p>
          </table:table-cell>
          <table:table-cell office:value-type="float" office:value="0.991952" calcext:value-type="float">
            <text:p>0.991952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0.992014" calcext:value-type="float">
            <text:p>0.992014</text:p>
          </table:table-cell>
          <table:table-cell table:number-columns-repeated="4"/>
        </table:table-row>
        <table:table-row table:style-name="ro1">
          <table:table-cell office:value-type="float" office:value="1566.67" calcext:value-type="float">
            <text:p>1566.67</text:p>
          </table:table-cell>
          <table:table-cell office:value-type="float" office:value="0.994351" calcext:value-type="float">
            <text:p>0.994351</text:p>
          </table:table-cell>
          <table:table-cell office:value-type="float" office:value="0.993741" calcext:value-type="float">
            <text:p>0.993741</text:p>
          </table:table-cell>
          <table:table-cell office:value-type="float" office:value="0.993136" calcext:value-type="float">
            <text:p>0.993136</text:p>
          </table:table-cell>
          <table:table-cell office:value-type="float" office:value="0.991979" calcext:value-type="float">
            <text:p>0.991979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0.992027" calcext:value-type="float">
            <text:p>0.992027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994157" calcext:value-type="float">
            <text:p>0.994157</text:p>
          </table:table-cell>
          <table:table-cell office:value-type="float" office:value="0.993657" calcext:value-type="float">
            <text:p>0.993657</text:p>
          </table:table-cell>
          <table:table-cell office:value-type="float" office:value="0.993145" calcext:value-type="float">
            <text:p>0.993145</text:p>
          </table:table-cell>
          <table:table-cell office:value-type="float" office:value="0.992001" calcext:value-type="float">
            <text:p>0.992001</text:p>
          </table:table-cell>
          <table:table-cell office:value-type="float" office:value="0.993183" calcext:value-type="float">
            <text:p>0.993183</text:p>
          </table:table-cell>
          <table:table-cell office:value-type="float" office:value="0.992038" calcext:value-type="float">
            <text:p>0.992038</text:p>
          </table:table-cell>
          <table:table-cell table:number-columns-repeated="4"/>
        </table:table-row>
        <table:table-row table:style-name="ro1">
          <table:table-cell office:value-type="float" office:value="1633.33" calcext:value-type="float">
            <text:p>1633.33</text:p>
          </table:table-cell>
          <table:table-cell office:value-type="float" office:value="0.994262" calcext:value-type="float">
            <text:p>0.994262</text:p>
          </table:table-cell>
          <table:table-cell office:value-type="float" office:value="0.994067" calcext:value-type="float">
            <text:p>0.994067</text:p>
          </table:table-cell>
          <table:table-cell office:value-type="float" office:value="0.993157" calcext:value-type="float">
            <text:p>0.993157</text:p>
          </table:table-cell>
          <table:table-cell office:value-type="float" office:value="0.992025" calcext:value-type="float">
            <text:p>0.992025</text:p>
          </table:table-cell>
          <table:table-cell office:value-type="float" office:value="0.99319" calcext:value-type="float">
            <text:p>0.99319</text:p>
          </table:table-cell>
          <table:table-cell office:value-type="float" office:value="0.992058" calcext:value-type="float">
            <text:p>0.992058</text:p>
          </table:table-cell>
          <table:table-cell table:number-columns-repeated="4"/>
        </table:table-row>
        <table:table-row table:style-name="ro1">
          <table:table-cell office:value-type="float" office:value="1666.67" calcext:value-type="float">
            <text:p>1666.67</text:p>
          </table:table-cell>
          <table:table-cell office:value-type="float" office:value="0.99427" calcext:value-type="float">
            <text:p>0.99427</text:p>
          </table:table-cell>
          <table:table-cell office:value-type="float" office:value="0.993799" calcext:value-type="float">
            <text:p>0.993799</text:p>
          </table:table-cell>
          <table:table-cell office:value-type="float" office:value="0.993168" calcext:value-type="float">
            <text:p>0.993168</text:p>
          </table:table-cell>
          <table:table-cell office:value-type="float" office:value="0.992048" calcext:value-type="float">
            <text:p>0.992048</text:p>
          </table:table-cell>
          <table:table-cell office:value-type="float" office:value="0.993191" calcext:value-type="float">
            <text:p>0.993191</text:p>
          </table:table-cell>
          <table:table-cell office:value-type="float" office:value="0.992071" calcext:value-type="float">
            <text:p>0.992071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99417" calcext:value-type="float">
            <text:p>0.99417</text:p>
          </table:table-cell>
          <table:table-cell office:value-type="float" office:value="0.993461" calcext:value-type="float">
            <text:p>0.993461</text:p>
          </table:table-cell>
          <table:table-cell office:value-type="float" office:value="0.993177" calcext:value-type="float">
            <text:p>0.993177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0.993186" calcext:value-type="float">
            <text:p>0.993186</text:p>
          </table:table-cell>
          <table:table-cell office:value-type="float" office:value="0.992077" calcext:value-type="float">
            <text:p>0.992077</text:p>
          </table:table-cell>
          <table:table-cell table:number-columns-repeated="4"/>
        </table:table-row>
        <table:table-row table:style-name="ro1">
          <table:table-cell office:value-type="float" office:value="1733.33" calcext:value-type="float">
            <text:p>1733.33</text:p>
          </table:table-cell>
          <table:table-cell office:value-type="float" office:value="0.994109" calcext:value-type="float">
            <text:p>0.994109</text:p>
          </table:table-cell>
          <table:table-cell office:value-type="float" office:value="0.993381" calcext:value-type="float">
            <text:p>0.993381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0.992087" calcext:value-type="float">
            <text:p>0.992087</text:p>
          </table:table-cell>
          <table:table-cell office:value-type="float" office:value="0.993178" calcext:value-type="float">
            <text:p>0.993178</text:p>
          </table:table-cell>
          <table:table-cell office:value-type="float" office:value="0.99208" calcext:value-type="float">
            <text:p>0.99208</text:p>
          </table:table-cell>
          <table:table-cell table:number-columns-repeated="4"/>
        </table:table-row>
        <table:table-row table:style-name="ro1">
          <table:table-cell office:value-type="float" office:value="1766.67" calcext:value-type="float">
            <text:p>1766.67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994242" calcext:value-type="float">
            <text:p>0.994242</text:p>
          </table:table-cell>
          <table:table-cell office:value-type="float" office:value="0.99319" calcext:value-type="float">
            <text:p>0.99319</text:p>
          </table:table-cell>
          <table:table-cell office:value-type="float" office:value="0.992103" calcext:value-type="float">
            <text:p>0.992103</text:p>
          </table:table-cell>
          <table:table-cell office:value-type="float" office:value="0.993188" calcext:value-type="float">
            <text:p>0.993188</text:p>
          </table:table-cell>
          <table:table-cell office:value-type="float" office:value="0.9921" calcext:value-type="float">
            <text:p>0.9921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994024" calcext:value-type="float">
            <text:p>0.994024</text:p>
          </table:table-cell>
          <table:table-cell office:value-type="float" office:value="0.994394" calcext:value-type="float">
            <text:p>0.994394</text:p>
          </table:table-cell>
          <table:table-cell office:value-type="float" office:value="0.993195" calcext:value-type="float">
            <text:p>0.993195</text:p>
          </table:table-cell>
          <table:table-cell office:value-type="float" office:value="0.992118" calcext:value-type="float">
            <text:p>0.992118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2122" calcext:value-type="float">
            <text:p>0.992122</text:p>
          </table:table-cell>
          <table:table-cell table:number-columns-repeated="4"/>
        </table:table-row>
        <table:table-row table:style-name="ro1">
          <table:table-cell office:value-type="float" office:value="1833.33" calcext:value-type="float">
            <text:p>1833.33</text:p>
          </table:table-cell>
          <table:table-cell office:value-type="float" office:value="0.994099" calcext:value-type="float">
            <text:p>0.994099</text:p>
          </table:table-cell>
          <table:table-cell office:value-type="float" office:value="0.994397" calcext:value-type="float">
            <text:p>0.994397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0.992134" calcext:value-type="float">
            <text:p>0.992134</text:p>
          </table:table-cell>
          <table:table-cell office:value-type="float" office:value="0.993212" calcext:value-type="float">
            <text:p>0.993212</text:p>
          </table:table-cell>
          <table:table-cell office:value-type="float" office:value="0.992144" calcext:value-type="float">
            <text:p>0.992144</text:p>
          </table:table-cell>
          <table:table-cell table:number-columns-repeated="4"/>
        </table:table-row>
        <table:table-row table:style-name="ro1">
          <table:table-cell office:value-type="float" office:value="1866.67" calcext:value-type="float">
            <text:p>1866.67</text:p>
          </table:table-cell>
          <table:table-cell office:value-type="float" office:value="0.994063" calcext:value-type="float">
            <text:p>0.994063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993208" calcext:value-type="float">
            <text:p>0.993208</text:p>
          </table:table-cell>
          <table:table-cell office:value-type="float" office:value="0.99215" calcext:value-type="float">
            <text:p>0.99215</text:p>
          </table:table-cell>
          <table:table-cell office:value-type="float" office:value="0.993224" calcext:value-type="float">
            <text:p>0.993224</text:p>
          </table:table-cell>
          <table:table-cell office:value-type="float" office:value="0.992166" calcext:value-type="float">
            <text:p>0.992166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993734" calcext:value-type="float">
            <text:p>0.993734</text:p>
          </table:table-cell>
          <table:table-cell office:value-type="float" office:value="0.994464" calcext:value-type="float">
            <text:p>0.994464</text:p>
          </table:table-cell>
          <table:table-cell office:value-type="float" office:value="0.993205" calcext:value-type="float">
            <text:p>0.993205</text:p>
          </table:table-cell>
          <table:table-cell office:value-type="float" office:value="0.992155" calcext:value-type="float">
            <text:p>0.992155</text:p>
          </table:table-cell>
          <table:table-cell office:value-type="float" office:value="0.993234" calcext:value-type="float">
            <text:p>0.993234</text:p>
          </table:table-cell>
          <table:table-cell office:value-type="float" office:value="0.992183" calcext:value-type="float">
            <text:p>0.992183</text:p>
          </table:table-cell>
          <table:table-cell table:number-columns-repeated="4"/>
        </table:table-row>
        <table:table-row table:style-name="ro1">
          <table:table-cell office:value-type="float" office:value="1933.33" calcext:value-type="float">
            <text:p>1933.33</text:p>
          </table:table-cell>
          <table:table-cell office:value-type="float" office:value="0.99355" calcext:value-type="float">
            <text:p>0.99355</text:p>
          </table:table-cell>
          <table:table-cell office:value-type="float" office:value="0.994091" calcext:value-type="float">
            <text:p>0.994091</text:p>
          </table:table-cell>
          <table:table-cell office:value-type="float" office:value="0.993198" calcext:value-type="float">
            <text:p>0.993198</text:p>
          </table:table-cell>
          <table:table-cell office:value-type="float" office:value="0.992152" calcext:value-type="float">
            <text:p>0.992152</text:p>
          </table:table-cell>
          <table:table-cell office:value-type="float" office:value="0.993236" calcext:value-type="float">
            <text:p>0.993236</text:p>
          </table:table-cell>
          <table:table-cell office:value-type="float" office:value="0.992189" calcext:value-type="float">
            <text:p>0.992189</text:p>
          </table:table-cell>
          <table:table-cell table:number-columns-repeated="4"/>
        </table:table-row>
        <table:table-row table:style-name="ro1">
          <table:table-cell office:value-type="float" office:value="1966.67" calcext:value-type="float">
            <text:p>1966.67</text:p>
          </table:table-cell>
          <table:table-cell office:value-type="float" office:value="0.993463" calcext:value-type="float">
            <text:p>0.993463</text:p>
          </table:table-cell>
          <table:table-cell office:value-type="float" office:value="0.994275" calcext:value-type="float">
            <text:p>0.994275</text:p>
          </table:table-cell>
          <table:table-cell office:value-type="float" office:value="0.993189" calcext:value-type="float">
            <text:p>0.993189</text:p>
          </table:table-cell>
          <table:table-cell office:value-type="float" office:value="0.992147" calcext:value-type="float">
            <text:p>0.992147</text:p>
          </table:table-cell>
          <table:table-cell office:value-type="float" office:value="0.993239" calcext:value-type="float">
            <text:p>0.993239</text:p>
          </table:table-cell>
          <table:table-cell office:value-type="float" office:value="0.992196" calcext:value-type="float">
            <text:p>0.992196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93287" calcext:value-type="float">
            <text:p>0.993287</text:p>
          </table:table-cell>
          <table:table-cell office:value-type="float" office:value="0.994161" calcext:value-type="float">
            <text:p>0.994161</text:p>
          </table:table-cell>
          <table:table-cell office:value-type="float" office:value="0.993174" calcext:value-type="float">
            <text:p>0.993174</text:p>
          </table:table-cell>
          <table:table-cell office:value-type="float" office:value="0.992134" calcext:value-type="float">
            <text:p>0.992134</text:p>
          </table:table-cell>
          <table:table-cell office:value-type="float" office:value="0.993238" calcext:value-type="float">
            <text:p>0.993238</text:p>
          </table:table-cell>
          <table:table-cell office:value-type="float" office:value="0.992196" calcext:value-type="float">
            <text:p>0.992196</text:p>
          </table:table-cell>
          <table:table-cell table:number-columns-repeated="4"/>
        </table:table-row>
        <table:table-row table:style-name="ro1">
          <table:table-cell office:value-type="float" office:value="2033.33" calcext:value-type="float">
            <text:p>2033.33</text:p>
          </table:table-cell>
          <table:table-cell office:value-type="float" office:value="0.993626" calcext:value-type="float">
            <text:p>0.993626</text:p>
          </table:table-cell>
          <table:table-cell office:value-type="float" office:value="0.994012" calcext:value-type="float">
            <text:p>0.994012</text:p>
          </table:table-cell>
          <table:table-cell office:value-type="float" office:value="0.99317" calcext:value-type="float">
            <text:p>0.99317</text:p>
          </table:table-cell>
          <table:table-cell office:value-type="float" office:value="0.992137" calcext:value-type="float">
            <text:p>0.992137</text:p>
          </table:table-cell>
          <table:table-cell office:value-type="float" office:value="0.993239" calcext:value-type="float">
            <text:p>0.993239</text:p>
          </table:table-cell>
          <table:table-cell office:value-type="float" office:value="0.992203" calcext:value-type="float">
            <text:p>0.992203</text:p>
          </table:table-cell>
          <table:table-cell table:number-columns-repeated="4"/>
        </table:table-row>
        <table:table-row table:style-name="ro1">
          <table:table-cell office:value-type="float" office:value="2066.67" calcext:value-type="float">
            <text:p>2066.67</text:p>
          </table:table-cell>
          <table:table-cell office:value-type="float" office:value="0.993419" calcext:value-type="float">
            <text:p>0.993419</text:p>
          </table:table-cell>
          <table:table-cell office:value-type="float" office:value="0.994061" calcext:value-type="float">
            <text:p>0.994061</text:p>
          </table:table-cell>
          <table:table-cell office:value-type="float" office:value="0.993161" calcext:value-type="float">
            <text:p>0.993161</text:p>
          </table:table-cell>
          <table:table-cell office:value-type="float" office:value="0.992131" calcext:value-type="float">
            <text:p>0.992131</text:p>
          </table:table-cell>
          <table:table-cell office:value-type="float" office:value="0.993238" calcext:value-type="float">
            <text:p>0.993238</text:p>
          </table:table-cell>
          <table:table-cell office:value-type="float" office:value="0.992205" calcext:value-type="float">
            <text:p>0.992205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993776" calcext:value-type="float">
            <text:p>0.993776</text:p>
          </table:table-cell>
          <table:table-cell office:value-type="float" office:value="0.99464" calcext:value-type="float">
            <text:p>0.99464</text:p>
          </table:table-cell>
          <table:table-cell office:value-type="float" office:value="0.993161" calcext:value-type="float">
            <text:p>0.993161</text:p>
          </table:table-cell>
          <table:table-cell office:value-type="float" office:value="0.992138" calcext:value-type="float">
            <text:p>0.992138</text:p>
          </table:table-cell>
          <table:table-cell office:value-type="float" office:value="0.993251" calcext:value-type="float">
            <text:p>0.993251</text:p>
          </table:table-cell>
          <table:table-cell office:value-type="float" office:value="0.992223" calcext:value-type="float">
            <text:p>0.992223</text:p>
          </table:table-cell>
          <table:table-cell table:number-columns-repeated="4"/>
        </table:table-row>
        <table:table-row table:style-name="ro1">
          <table:table-cell office:value-type="float" office:value="2133.33" calcext:value-type="float">
            <text:p>2133.33</text:p>
          </table:table-cell>
          <table:table-cell office:value-type="float" office:value="0.993923" calcext:value-type="float">
            <text:p>0.993923</text:p>
          </table:table-cell>
          <table:table-cell office:value-type="float" office:value="0.994506" calcext:value-type="float">
            <text:p>0.994506</text:p>
          </table:table-cell>
          <table:table-cell office:value-type="float" office:value="0.993165" calcext:value-type="float">
            <text:p>0.993165</text:p>
          </table:table-cell>
          <table:table-cell office:value-type="float" office:value="0.99215" calcext:value-type="float">
            <text:p>0.99215</text:p>
          </table:table-cell>
          <table:table-cell office:value-type="float" office:value="0.993261" calcext:value-type="float">
            <text:p>0.993261</text:p>
          </table:table-cell>
          <table:table-cell office:value-type="float" office:value="0.992241" calcext:value-type="float">
            <text:p>0.992241</text:p>
          </table:table-cell>
          <table:table-cell table:number-columns-repeated="4"/>
        </table:table-row>
        <table:table-row table:style-name="ro1">
          <table:table-cell office:value-type="float" office:value="2166.67" calcext:value-type="float">
            <text:p>2166.67</text:p>
          </table:table-cell>
          <table:table-cell office:value-type="float" office:value="0.993937" calcext:value-type="float">
            <text:p>0.993937</text:p>
          </table:table-cell>
          <table:table-cell office:value-type="float" office:value="0.994494" calcext:value-type="float">
            <text:p>0.994494</text:p>
          </table:table-cell>
          <table:table-cell office:value-type="float" office:value="0.993168" calcext:value-type="float">
            <text:p>0.993168</text:p>
          </table:table-cell>
          <table:table-cell office:value-type="float" office:value="0.992161" calcext:value-type="float">
            <text:p>0.992161</text:p>
          </table:table-cell>
          <table:table-cell office:value-type="float" office:value="0.993271" calcext:value-type="float">
            <text:p>0.993271</text:p>
          </table:table-cell>
          <table:table-cell office:value-type="float" office:value="0.992258" calcext:value-type="float">
            <text:p>0.992258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993875" calcext:value-type="float">
            <text:p>0.993875</text:p>
          </table:table-cell>
          <table:table-cell office:value-type="float" office:value="0.993992" calcext:value-type="float">
            <text:p>0.993992</text:p>
          </table:table-cell>
          <table:table-cell office:value-type="float" office:value="0.993171" calcext:value-type="float">
            <text:p>0.993171</text:p>
          </table:table-cell>
          <table:table-cell office:value-type="float" office:value="0.992171" calcext:value-type="float">
            <text:p>0.992171</text:p>
          </table:table-cell>
          <table:table-cell office:value-type="float" office:value="0.993274" calcext:value-type="float">
            <text:p>0.993274</text:p>
          </table:table-cell>
          <table:table-cell office:value-type="float" office:value="0.992268" calcext:value-type="float">
            <text:p>0.992268</text:p>
          </table:table-cell>
          <table:table-cell table:number-columns-repeated="4"/>
        </table:table-row>
        <table:table-row table:style-name="ro1">
          <table:table-cell office:value-type="float" office:value="2233.33" calcext:value-type="float">
            <text:p>2233.33</text:p>
          </table:table-cell>
          <table:table-cell office:value-type="float" office:value="0.993573" calcext:value-type="float">
            <text:p>0.993573</text:p>
          </table:table-cell>
          <table:table-cell office:value-type="float" office:value="0.99417" calcext:value-type="float">
            <text:p>0.99417</text:p>
          </table:table-cell>
          <table:table-cell office:value-type="float" office:value="0.993167" calcext:value-type="float">
            <text:p>0.993167</text:p>
          </table:table-cell>
          <table:table-cell office:value-type="float" office:value="0.992172" calcext:value-type="float">
            <text:p>0.992172</text:p>
          </table:table-cell>
          <table:table-cell office:value-type="float" office:value="0.993276" calcext:value-type="float">
            <text:p>0.993276</text:p>
          </table:table-cell>
          <table:table-cell office:value-type="float" office:value="0.992274" calcext:value-type="float">
            <text:p>0.992274</text:p>
          </table:table-cell>
          <table:table-cell table:number-columns-repeated="4"/>
        </table:table-row>
        <table:table-row table:style-name="ro1">
          <table:table-cell office:value-type="float" office:value="2266.67" calcext:value-type="float">
            <text:p>2266.67</text:p>
          </table:table-cell>
          <table:table-cell office:value-type="float" office:value="0.99381" calcext:value-type="float">
            <text:p>0.99381</text:p>
          </table:table-cell>
          <table:table-cell office:value-type="float" office:value="0.993145" calcext:value-type="float">
            <text:p>0.993145</text:p>
          </table:table-cell>
          <table:table-cell office:value-type="float" office:value="0.993168" calcext:value-type="float">
            <text:p>0.993168</text:p>
          </table:table-cell>
          <table:table-cell office:value-type="float" office:value="0.992179" calcext:value-type="float">
            <text:p>0.992179</text:p>
          </table:table-cell>
          <table:table-cell office:value-type="float" office:value="0.993267" calcext:value-type="float">
            <text:p>0.993267</text:p>
          </table:table-cell>
          <table:table-cell office:value-type="float" office:value="0.992273" calcext:value-type="float">
            <text:p>0.992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993723" calcext:value-type="float">
            <text:p>0.993723</text:p>
          </table:table-cell>
          <table:table-cell office:value-type="float" office:value="0.993384" calcext:value-type="float">
            <text:p>0.993384</text:p>
          </table:table-cell>
          <table:table-cell office:value-type="float" office:value="0.993168" calcext:value-type="float">
            <text:p>0.993168</text:p>
          </table:table-cell>
          <table:table-cell office:value-type="float" office:value="0.992185" calcext:value-type="float">
            <text:p>0.992185</text:p>
          </table:table-cell>
          <table:table-cell office:value-type="float" office:value="0.993261" calcext:value-type="float">
            <text:p>0.993261</text:p>
          </table:table-cell>
          <table:table-cell office:value-type="float" office:value="0.992273" calcext:value-type="float">
            <text:p>0.992273</text:p>
          </table:table-cell>
          <table:table-cell table:number-columns-repeated="4"/>
        </table:table-row>
        <table:table-row table:style-name="ro1">
          <table:table-cell office:value-type="float" office:value="2333.33" calcext:value-type="float">
            <text:p>2333.33</text:p>
          </table:table-cell>
          <table:table-cell office:value-type="float" office:value="0.993928" calcext:value-type="float">
            <text:p>0.993928</text:p>
          </table:table-cell>
          <table:table-cell office:value-type="float" office:value="0.993097" calcext:value-type="float">
            <text:p>0.993097</text:p>
          </table:table-cell>
          <table:table-cell office:value-type="float" office:value="0.993171" calcext:value-type="float">
            <text:p>0.993171</text:p>
          </table:table-cell>
          <table:table-cell office:value-type="float" office:value="0.992195" calcext:value-type="float">
            <text:p>0.992195</text:p>
          </table:table-cell>
          <table:table-cell office:value-type="float" office:value="0.993252" calcext:value-type="float">
            <text:p>0.993252</text:p>
          </table:table-cell>
          <table:table-cell office:value-type="float" office:value="0.992273" calcext:value-type="float">
            <text:p>0.992273</text:p>
          </table:table-cell>
          <table:table-cell table:number-columns-repeated="4"/>
        </table:table-row>
        <table:table-row table:style-name="ro1">
          <table:table-cell office:value-type="float" office:value="2366.67" calcext:value-type="float">
            <text:p>2366.67</text:p>
          </table:table-cell>
          <table:table-cell office:value-type="float" office:value="0.993983" calcext:value-type="float">
            <text:p>0.993983</text:p>
          </table:table-cell>
          <table:table-cell office:value-type="float" office:value="0.99319" calcext:value-type="float">
            <text:p>0.99319</text:p>
          </table:table-cell>
          <table:table-cell office:value-type="float" office:value="0.993176" calcext:value-type="float">
            <text:p>0.993176</text:p>
          </table:table-cell>
          <table:table-cell office:value-type="float" office:value="0.992207" calcext:value-type="float">
            <text:p>0.992207</text:p>
          </table:table-cell>
          <table:table-cell office:value-type="float" office:value="0.993245" calcext:value-type="float">
            <text:p>0.993245</text:p>
          </table:table-cell>
          <table:table-cell office:value-type="float" office:value="0.992273" calcext:value-type="float">
            <text:p>0.992273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993017" calcext:value-type="float">
            <text:p>0.993017</text:p>
          </table:table-cell>
          <table:table-cell office:value-type="float" office:value="0.992401" calcext:value-type="float">
            <text:p>0.992401</text:p>
          </table:table-cell>
          <table:table-cell office:value-type="float" office:value="0.993157" calcext:value-type="float">
            <text:p>0.993157</text:p>
          </table:table-cell>
          <table:table-cell office:value-type="float" office:value="0.992186" calcext:value-type="float">
            <text:p>0.992186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992244" calcext:value-type="float">
            <text:p>0.9922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3.33" calcext:value-type="float">
            <text:p>2433.33</text:p>
          </table:table-cell>
          <table:table-cell office:value-type="float" office:value="0.992954" calcext:value-type="float">
            <text:p>0.992954</text:p>
          </table:table-cell>
          <table:table-cell office:value-type="float" office:value="0.992535" calcext:value-type="float">
            <text:p>0.992535</text:p>
          </table:table-cell>
          <table:table-cell office:value-type="float" office:value="0.993138" calcext:value-type="float">
            <text:p>0.993138</text:p>
          </table:table-cell>
          <table:table-cell office:value-type="float" office:value="0.992164" calcext:value-type="float">
            <text:p>0.992164</text:p>
          </table:table-cell>
          <table:table-cell office:value-type="float" office:value="0.993191" calcext:value-type="float">
            <text:p>0.993191</text:p>
          </table:table-cell>
          <table:table-cell office:value-type="float" office:value="0.992216" calcext:value-type="float">
            <text:p>0.992216</text:p>
          </table:table-cell>
          <table:table-cell table:number-columns-repeated="4"/>
        </table:table-row>
        <table:table-row table:style-name="ro1">
          <table:table-cell office:value-type="float" office:value="2466.67" calcext:value-type="float">
            <text:p>2466.67</text:p>
          </table:table-cell>
          <table:table-cell office:value-type="float" office:value="0.993066" calcext:value-type="float">
            <text:p>0.993066</text:p>
          </table:table-cell>
          <table:table-cell office:value-type="float" office:value="0.992686" calcext:value-type="float">
            <text:p>0.992686</text:p>
          </table:table-cell>
          <table:table-cell office:value-type="float" office:value="0.993122" calcext:value-type="float">
            <text:p>0.993122</text:p>
          </table:table-cell>
          <table:table-cell office:value-type="float" office:value="0.992147" calcext:value-type="float">
            <text:p>0.992147</text:p>
          </table:table-cell>
          <table:table-cell office:value-type="float" office:value="0.99317" calcext:value-type="float">
            <text:p>0.99317</text:p>
          </table:table-cell>
          <table:table-cell office:value-type="float" office:value="0.992194" calcext:value-type="float">
            <text:p>0.992194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993021" calcext:value-type="float">
            <text:p>0.993021</text:p>
          </table:table-cell>
          <table:table-cell office:value-type="float" office:value="0.992612" calcext:value-type="float">
            <text:p>0.992612</text:p>
          </table:table-cell>
          <table:table-cell office:value-type="float" office:value="0.993106" calcext:value-type="float">
            <text:p>0.993106</text:p>
          </table:table-cell>
          <table:table-cell office:value-type="float" office:value="0.99213" calcext:value-type="float">
            <text:p>0.99213</text:p>
          </table:table-cell>
          <table:table-cell office:value-type="float" office:value="0.993148" calcext:value-type="float">
            <text:p>0.993148</text:p>
          </table:table-cell>
          <table:table-cell office:value-type="float" office:value="0.992171" calcext:value-type="float">
            <text:p>0.992171</text:p>
          </table:table-cell>
          <table:table-cell table:number-columns-repeated="4"/>
        </table:table-row>
        <table:table-row table:style-name="ro1">
          <table:table-cell office:value-type="float" office:value="2533.33" calcext:value-type="float">
            <text:p>2533.33</text:p>
          </table:table-cell>
          <table:table-cell office:value-type="float" office:value="0.992961" calcext:value-type="float">
            <text:p>0.992961</text:p>
          </table:table-cell>
          <table:table-cell office:value-type="float" office:value="0.993117" calcext:value-type="float">
            <text:p>0.993117</text:p>
          </table:table-cell>
          <table:table-cell office:value-type="float" office:value="0.993089" calcext:value-type="float">
            <text:p>0.993089</text:p>
          </table:table-cell>
          <table:table-cell office:value-type="float" office:value="0.992111" calcext:value-type="float">
            <text:p>0.992111</text:p>
          </table:table-cell>
          <table:table-cell office:value-type="float" office:value="0.993132" calcext:value-type="float">
            <text:p>0.993132</text:p>
          </table:table-cell>
          <table:table-cell office:value-type="float" office:value="0.992153" calcext:value-type="float">
            <text:p>0.992153</text:p>
          </table:table-cell>
          <table:table-cell table:number-columns-repeated="4"/>
        </table:table-row>
        <table:table-row table:style-name="ro1">
          <table:table-cell office:value-type="float" office:value="2566.67" calcext:value-type="float">
            <text:p>2566.67</text:p>
          </table:table-cell>
          <table:table-cell office:value-type="float" office:value="0.99291" calcext:value-type="float">
            <text:p>0.99291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3071" calcext:value-type="float">
            <text:p>0.993071</text:p>
          </table:table-cell>
          <table:table-cell office:value-type="float" office:value="0.99209" calcext:value-type="float">
            <text:p>0.99209</text:p>
          </table:table-cell>
          <table:table-cell office:value-type="float" office:value="0.993119" calcext:value-type="float">
            <text:p>0.993119</text:p>
          </table:table-cell>
          <table:table-cell office:value-type="float" office:value="0.992137" calcext:value-type="float">
            <text:p>0.99213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992969" calcext:value-type="float">
            <text:p>0.992969</text:p>
          </table:table-cell>
          <table:table-cell office:value-type="float" office:value="0.993188" calcext:value-type="float">
            <text:p>0.993188</text:p>
          </table:table-cell>
          <table:table-cell office:value-type="float" office:value="0.993056" calcext:value-type="float">
            <text:p>0.993056</text:p>
          </table:table-cell>
          <table:table-cell office:value-type="float" office:value="0.992073" calcext:value-type="float">
            <text:p>0.992073</text:p>
          </table:table-cell>
          <table:table-cell office:value-type="float" office:value="0.993105" calcext:value-type="float">
            <text:p>0.993105</text:p>
          </table:table-cell>
          <table:table-cell office:value-type="float" office:value="0.992122" calcext:value-type="float">
            <text:p>0.992122</text:p>
          </table:table-cell>
          <table:table-cell table:number-columns-repeated="4"/>
        </table:table-row>
        <table:table-row table:style-name="ro1">
          <table:table-cell office:value-type="float" office:value="2633.33" calcext:value-type="float">
            <text:p>2633.33</text:p>
          </table:table-cell>
          <table:table-cell office:value-type="float" office:value="0.992865" calcext:value-type="float">
            <text:p>0.992865</text:p>
          </table:table-cell>
          <table:table-cell office:value-type="float" office:value="0.992557" calcext:value-type="float">
            <text:p>0.992557</text:p>
          </table:table-cell>
          <table:table-cell office:value-type="float" office:value="0.993038" calcext:value-type="float">
            <text:p>0.993038</text:p>
          </table:table-cell>
          <table:table-cell office:value-type="float" office:value="0.992053" calcext:value-type="float">
            <text:p>0.992053</text:p>
          </table:table-cell>
          <table:table-cell office:value-type="float" office:value="0.993083" calcext:value-type="float">
            <text:p>0.993083</text:p>
          </table:table-cell>
          <table:table-cell office:value-type="float" office:value="0.992097" calcext:value-type="float">
            <text:p>0.9920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6.67" calcext:value-type="float">
            <text:p>2666.67</text:p>
          </table:table-cell>
          <table:table-cell office:value-type="float" office:value="0.993174" calcext:value-type="float">
            <text:p>0.993174</text:p>
          </table:table-cell>
          <table:table-cell office:value-type="float" office:value="0.992922" calcext:value-type="float">
            <text:p>0.992922</text:p>
          </table:table-cell>
          <table:table-cell office:value-type="float" office:value="0.993029" calcext:value-type="float">
            <text:p>0.993029</text:p>
          </table:table-cell>
          <table:table-cell office:value-type="float" office:value="0.992045" calcext:value-type="float">
            <text:p>0.992045</text:p>
          </table:table-cell>
          <table:table-cell office:value-type="float" office:value="0.99307" calcext:value-type="float">
            <text:p>0.99307</text:p>
          </table:table-cell>
          <table:table-cell office:value-type="float" office:value="0.992086" calcext:value-type="float">
            <text:p>0.9920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993279" calcext:value-type="float">
            <text:p>0.993279</text:p>
          </table:table-cell>
          <table:table-cell office:value-type="float" office:value="0.993413" calcext:value-type="float">
            <text:p>0.993413</text:p>
          </table:table-cell>
          <table:table-cell office:value-type="float" office:value="0.993022" calcext:value-type="float">
            <text:p>0.993022</text:p>
          </table:table-cell>
          <table:table-cell office:value-type="float" office:value="0.992042" calcext:value-type="float">
            <text:p>0.992042</text:p>
          </table:table-cell>
          <table:table-cell office:value-type="float" office:value="0.993065" calcext:value-type="float">
            <text:p>0.993065</text:p>
          </table:table-cell>
          <table:table-cell office:value-type="float" office:value="0.992084" calcext:value-type="float">
            <text:p>0.9920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.33" calcext:value-type="float">
            <text:p>2733.33</text:p>
          </table:table-cell>
          <table:table-cell office:value-type="float" office:value="0.992969" calcext:value-type="float">
            <text:p>0.992969</text:p>
          </table:table-cell>
          <table:table-cell office:value-type="float" office:value="0.993066" calcext:value-type="float">
            <text:p>0.993066</text:p>
          </table:table-cell>
          <table:table-cell office:value-type="float" office:value="0.993009" calcext:value-type="float">
            <text:p>0.993009</text:p>
          </table:table-cell>
          <table:table-cell office:value-type="float" office:value="0.992028" calcext:value-type="float">
            <text:p>0.992028</text:p>
          </table:table-cell>
          <table:table-cell office:value-type="float" office:value="0.993052" calcext:value-type="float">
            <text:p>0.993052</text:p>
          </table:table-cell>
          <table:table-cell office:value-type="float" office:value="0.99207" calcext:value-type="float">
            <text:p>0.992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6.67" calcext:value-type="float">
            <text:p>2766.67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3038" calcext:value-type="float">
            <text:p>0.993038</text:p>
          </table:table-cell>
          <table:table-cell office:value-type="float" office:value="0.992994" calcext:value-type="float">
            <text:p>0.992994</text:p>
          </table:table-cell>
          <table:table-cell office:value-type="float" office:value="0.992012" calcext:value-type="float">
            <text:p>0.992012</text:p>
          </table:table-cell>
          <table:table-cell office:value-type="float" office:value="0.993038" calcext:value-type="float">
            <text:p>0.993038</text:p>
          </table:table-cell>
          <table:table-cell office:value-type="float" office:value="0.992055" calcext:value-type="float">
            <text:p>0.9920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992633" calcext:value-type="float">
            <text:p>0.992633</text:p>
          </table:table-cell>
          <table:table-cell office:value-type="float" office:value="0.992626" calcext:value-type="float">
            <text:p>0.992626</text:p>
          </table:table-cell>
          <table:table-cell office:value-type="float" office:value="0.992972" calcext:value-type="float">
            <text:p>0.992972</text:p>
          </table:table-cell>
          <table:table-cell office:value-type="float" office:value="0.991985" calcext:value-type="float">
            <text:p>0.991985</text:p>
          </table:table-cell>
          <table:table-cell office:value-type="float" office:value="0.993016" calcext:value-type="float">
            <text:p>0.993016</text:p>
          </table:table-cell>
          <table:table-cell office:value-type="float" office:value="0.992028" calcext:value-type="float">
            <text:p>0.992028</text:p>
          </table:table-cell>
          <table:table-cell table:number-columns-repeated="4"/>
        </table:table-row>
        <table:table-row table:style-name="ro1">
          <table:table-cell office:value-type="float" office:value="2833.33" calcext:value-type="float">
            <text:p>2833.33</text:p>
          </table:table-cell>
          <table:table-cell office:value-type="float" office:value="0.992817" calcext:value-type="float">
            <text:p>0.992817</text:p>
          </table:table-cell>
          <table:table-cell office:value-type="float" office:value="0.992739" calcext:value-type="float">
            <text:p>0.992739</text:p>
          </table:table-cell>
          <table:table-cell office:value-type="float" office:value="0.992957" calcext:value-type="float">
            <text:p>0.992957</text:p>
          </table:table-cell>
          <table:table-cell office:value-type="float" office:value="0.991967" calcext:value-type="float">
            <text:p>0.991967</text:p>
          </table:table-cell>
          <table:table-cell office:value-type="float" office:value="0.992999" calcext:value-type="float">
            <text:p>0.992999</text:p>
          </table:table-cell>
          <table:table-cell office:value-type="float" office:value="0.992009" calcext:value-type="float">
            <text:p>0.992009</text:p>
          </table:table-cell>
          <table:table-cell table:number-columns-repeated="4"/>
        </table:table-row>
        <table:table-row table:style-name="ro1">
          <table:table-cell office:value-type="float" office:value="2866.67" calcext:value-type="float">
            <text:p>2866.67</text:p>
          </table:table-cell>
          <table:table-cell office:value-type="float" office:value="0.993325" calcext:value-type="float">
            <text:p>0.993325</text:p>
          </table:table-cell>
          <table:table-cell office:value-type="float" office:value="0.992153" calcext:value-type="float">
            <text:p>0.992153</text:p>
          </table:table-cell>
          <table:table-cell office:value-type="float" office:value="0.992953" calcext:value-type="float">
            <text:p>0.992953</text:p>
          </table:table-cell>
          <table:table-cell office:value-type="float" office:value="0.991967" calcext:value-type="float">
            <text:p>0.991967</text:p>
          </table:table-cell>
          <table:table-cell office:value-type="float" office:value="0.992981" calcext:value-type="float">
            <text:p>0.992981</text:p>
          </table:table-cell>
          <table:table-cell office:value-type="float" office:value="0.991995" calcext:value-type="float">
            <text:p>0.9919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993268" calcext:value-type="float">
            <text:p>0.993268</text:p>
          </table:table-cell>
          <table:table-cell office:value-type="float" office:value="0.991919" calcext:value-type="float">
            <text:p>0.991919</text:p>
          </table:table-cell>
          <table:table-cell office:value-type="float" office:value="0.992948" calcext:value-type="float">
            <text:p>0.992948</text:p>
          </table:table-cell>
          <table:table-cell office:value-type="float" office:value="0.991966" calcext:value-type="float">
            <text:p>0.991966</text:p>
          </table:table-cell>
          <table:table-cell office:value-type="float" office:value="0.992961" calcext:value-type="float">
            <text:p>0.992961</text:p>
          </table:table-cell>
          <table:table-cell office:value-type="float" office:value="0.991978" calcext:value-type="float">
            <text:p>0.991978</text:p>
          </table:table-cell>
          <table:table-cell table:number-columns-repeated="4"/>
        </table:table-row>
        <table:table-row table:style-name="ro1">
          <table:table-cell office:value-type="float" office:value="2933.33" calcext:value-type="float">
            <text:p>2933.33</text:p>
          </table:table-cell>
          <table:table-cell office:value-type="float" office:value="0.993505" calcext:value-type="float">
            <text:p>0.993505</text:p>
          </table:table-cell>
          <table:table-cell office:value-type="float" office:value="0.992476" calcext:value-type="float">
            <text:p>0.992476</text:p>
          </table:table-cell>
          <table:table-cell office:value-type="float" office:value="0.992948" calcext:value-type="float">
            <text:p>0.992948</text:p>
          </table:table-cell>
          <table:table-cell office:value-type="float" office:value="0.99197" calcext:value-type="float">
            <text:p>0.99197</text:p>
          </table:table-cell>
          <table:table-cell office:value-type="float" office:value="0.992949" calcext:value-type="float">
            <text:p>0.992949</text:p>
          </table:table-cell>
          <table:table-cell office:value-type="float" office:value="0.991971" calcext:value-type="float">
            <text:p>0.991971</text:p>
          </table:table-cell>
          <table:table-cell table:number-columns-repeated="4"/>
        </table:table-row>
        <table:table-row table:style-name="ro1">
          <table:table-cell office:value-type="float" office:value="2966.67" calcext:value-type="float">
            <text:p>2966.67</text:p>
          </table:table-cell>
          <table:table-cell office:value-type="float" office:value="0.99332" calcext:value-type="float">
            <text:p>0.99332</text:p>
          </table:table-cell>
          <table:table-cell office:value-type="float" office:value="0.992475" calcext:value-type="float">
            <text:p>0.992475</text:p>
          </table:table-cell>
          <table:table-cell office:value-type="float" office:value="0.992944" calcext:value-type="float">
            <text:p>0.992944</text:p>
          </table:table-cell>
          <table:table-cell office:value-type="float" office:value="0.99197" calcext:value-type="float">
            <text:p>0.99197</text:p>
          </table:table-cell>
          <table:table-cell office:value-type="float" office:value="0.992935" calcext:value-type="float">
            <text:p>0.992935</text:p>
          </table:table-cell>
          <table:table-cell office:value-type="float" office:value="0.991961" calcext:value-type="float">
            <text:p>0.991961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76948" calcext:value-type="float">
            <text:p>0.976948</text:p>
          </table:table-cell>
          <table:table-cell office:value-type="float" office:value="0.985281" calcext:value-type="float">
            <text:p>0.985281</text:p>
          </table:table-cell>
          <table:table-cell office:value-type="float" office:value="0.991683" calcext:value-type="float">
            <text:p>0.991683</text:p>
          </table:table-cell>
          <table:table-cell office:value-type="float" office:value="0.98964" calcext:value-type="float">
            <text:p>0.98964</text:p>
          </table:table-cell>
          <table:table-cell office:value-type="float" office:value="0.991767" calcext:value-type="float">
            <text:p>0.991767</text:p>
          </table:table-cell>
          <table:table-cell office:value-type="float" office:value="0.989722" calcext:value-type="float">
            <text:p>0.9897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3.33" calcext:value-type="float">
            <text:p>3033.33</text:p>
          </table:table-cell>
          <table:table-cell office:value-type="float" office:value="0.976453" calcext:value-type="float">
            <text:p>0.976453</text:p>
          </table:table-cell>
          <table:table-cell office:value-type="float" office:value="0.985353" calcext:value-type="float">
            <text:p>0.985353</text:p>
          </table:table-cell>
          <table:table-cell office:value-type="float" office:value="0.990804" calcext:value-type="float">
            <text:p>0.990804</text:p>
          </table:table-cell>
          <table:table-cell office:value-type="float" office:value="0.988076" calcext:value-type="float">
            <text:p>0.988076</text:p>
          </table:table-cell>
          <table:table-cell office:value-type="float" office:value="0.990982" calcext:value-type="float">
            <text:p>0.990982</text:p>
          </table:table-cell>
          <table:table-cell office:value-type="float" office:value="0.988248" calcext:value-type="float">
            <text:p>0.988248</text:p>
          </table:table-cell>
          <table:table-cell table:number-columns-repeated="4"/>
        </table:table-row>
        <table:table-row table:style-name="ro1">
          <table:table-cell office:value-type="float" office:value="3066.67" calcext:value-type="float">
            <text:p>3066.67</text:p>
          </table:table-cell>
          <table:table-cell office:value-type="float" office:value="0.975268" calcext:value-type="float">
            <text:p>0.975268</text:p>
          </table:table-cell>
          <table:table-cell office:value-type="float" office:value="0.985939" calcext:value-type="float">
            <text:p>0.985939</text:p>
          </table:table-cell>
          <table:table-cell office:value-type="float" office:value="0.990009" calcext:value-type="float">
            <text:p>0.990009</text:p>
          </table:table-cell>
          <table:table-cell office:value-type="float" office:value="0.986688" calcext:value-type="float">
            <text:p>0.986688</text:p>
          </table:table-cell>
          <table:table-cell office:value-type="float" office:value="0.990296" calcext:value-type="float">
            <text:p>0.990296</text:p>
          </table:table-cell>
          <table:table-cell office:value-type="float" office:value="0.986962" calcext:value-type="float">
            <text:p>0.986962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975883" calcext:value-type="float">
            <text:p>0.975883</text:p>
          </table:table-cell>
          <table:table-cell office:value-type="float" office:value="0.986504" calcext:value-type="float">
            <text:p>0.986504</text:p>
          </table:table-cell>
          <table:table-cell office:value-type="float" office:value="0.989367" calcext:value-type="float">
            <text:p>0.989367</text:p>
          </table:table-cell>
          <table:table-cell office:value-type="float" office:value="0.985598" calcext:value-type="float">
            <text:p>0.985598</text:p>
          </table:table-cell>
          <table:table-cell office:value-type="float" office:value="0.989759" calcext:value-type="float">
            <text:p>0.989759</text:p>
          </table:table-cell>
          <table:table-cell office:value-type="float" office:value="0.985967" calcext:value-type="float">
            <text:p>0.985967</text:p>
          </table:table-cell>
          <table:table-cell table:number-columns-repeated="4"/>
        </table:table-row>
        <table:table-row table:style-name="ro1">
          <table:table-cell office:value-type="float" office:value="3133.33" calcext:value-type="float">
            <text:p>3133.33</text:p>
          </table:table-cell>
          <table:table-cell office:value-type="float" office:value="0.989677" calcext:value-type="float">
            <text:p>0.989677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989333" calcext:value-type="float">
            <text:p>0.989333</text:p>
          </table:table-cell>
          <table:table-cell office:value-type="float" office:value="0.985567" calcext:value-type="float">
            <text:p>0.985567</text:p>
          </table:table-cell>
          <table:table-cell office:value-type="float" office:value="0.989724" calcext:value-type="float">
            <text:p>0.989724</text:p>
          </table:table-cell>
          <table:table-cell office:value-type="float" office:value="0.985935" calcext:value-type="float">
            <text:p>0.9859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6.67" calcext:value-type="float">
            <text:p>3166.67</text:p>
          </table:table-cell>
          <table:table-cell office:value-type="float" office:value="0.989857" calcext:value-type="float">
            <text:p>0.989857</text:p>
          </table:table-cell>
          <table:table-cell office:value-type="float" office:value="0.98987" calcext:value-type="float">
            <text:p>0.98987</text:p>
          </table:table-cell>
          <table:table-cell office:value-type="float" office:value="0.989304" calcext:value-type="float">
            <text:p>0.989304</text:p>
          </table:table-cell>
          <table:table-cell office:value-type="float" office:value="0.985543" calcext:value-type="float">
            <text:p>0.985543</text:p>
          </table:table-cell>
          <table:table-cell office:value-type="float" office:value="0.98969" calcext:value-type="float">
            <text:p>0.98969</text:p>
          </table:table-cell>
          <table:table-cell office:value-type="float" office:value="0.985907" calcext:value-type="float">
            <text:p>0.985907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99295" calcext:value-type="float">
            <text:p>0.99295</text:p>
          </table:table-cell>
          <table:table-cell office:value-type="float" office:value="0.991746" calcext:value-type="float">
            <text:p>0.991746</text:p>
          </table:table-cell>
          <table:table-cell office:value-type="float" office:value="0.989323" calcext:value-type="float">
            <text:p>0.989323</text:p>
          </table:table-cell>
          <table:table-cell office:value-type="float" office:value="0.985582" calcext:value-type="float">
            <text:p>0.985582</text:p>
          </table:table-cell>
          <table:table-cell office:value-type="float" office:value="0.989694" calcext:value-type="float">
            <text:p>0.989694</text:p>
          </table:table-cell>
          <table:table-cell office:value-type="float" office:value="0.985932" calcext:value-type="float">
            <text:p>0.985932</text:p>
          </table:table-cell>
          <table:table-cell table:number-columns-repeated="4"/>
        </table:table-row>
        <table:table-row table:style-name="ro1">
          <table:table-cell office:value-type="float" office:value="3233.33" calcext:value-type="float">
            <text:p>3233.33</text:p>
          </table:table-cell>
          <table:table-cell office:value-type="float" office:value="0.993019" calcext:value-type="float">
            <text:p>0.993019</text:p>
          </table:table-cell>
          <table:table-cell office:value-type="float" office:value="0.992207" calcext:value-type="float">
            <text:p>0.992207</text:p>
          </table:table-cell>
          <table:table-cell office:value-type="float" office:value="0.989342" calcext:value-type="float">
            <text:p>0.989342</text:p>
          </table:table-cell>
          <table:table-cell office:value-type="float" office:value="0.985621" calcext:value-type="float">
            <text:p>0.985621</text:p>
          </table:table-cell>
          <table:table-cell office:value-type="float" office:value="0.989701" calcext:value-type="float">
            <text:p>0.989701</text:p>
          </table:table-cell>
          <table:table-cell office:value-type="float" office:value="0.985961" calcext:value-type="float">
            <text:p>0.985961</text:p>
          </table:table-cell>
          <table:table-cell table:number-columns-repeated="4"/>
        </table:table-row>
        <table:table-row table:style-name="ro1">
          <table:table-cell office:value-type="float" office:value="3266.67" calcext:value-type="float">
            <text:p>3266.67</text:p>
          </table:table-cell>
          <table:table-cell office:value-type="float" office:value="0.993344" calcext:value-type="float">
            <text:p>0.993344</text:p>
          </table:table-cell>
          <table:table-cell office:value-type="float" office:value="0.991861" calcext:value-type="float">
            <text:p>0.991861</text:p>
          </table:table-cell>
          <table:table-cell office:value-type="float" office:value="0.989364" calcext:value-type="float">
            <text:p>0.989364</text:p>
          </table:table-cell>
          <table:table-cell office:value-type="float" office:value="0.985662" calcext:value-type="float">
            <text:p>0.985662</text:p>
          </table:table-cell>
          <table:table-cell office:value-type="float" office:value="0.989706" calcext:value-type="float">
            <text:p>0.989706</text:p>
          </table:table-cell>
          <table:table-cell office:value-type="float" office:value="0.985987" calcext:value-type="float">
            <text:p>0.985987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993282" calcext:value-type="float">
            <text:p>0.993282</text:p>
          </table:table-cell>
          <table:table-cell office:value-type="float" office:value="0.991847" calcext:value-type="float">
            <text:p>0.991847</text:p>
          </table:table-cell>
          <table:table-cell office:value-type="float" office:value="0.989385" calcext:value-type="float">
            <text:p>0.989385</text:p>
          </table:table-cell>
          <table:table-cell office:value-type="float" office:value="0.985703" calcext:value-type="float">
            <text:p>0.985703</text:p>
          </table:table-cell>
          <table:table-cell office:value-type="float" office:value="0.989711" calcext:value-type="float">
            <text:p>0.989711</text:p>
          </table:table-cell>
          <table:table-cell office:value-type="float" office:value="0.986012" calcext:value-type="float">
            <text:p>0.986012</text:p>
          </table:table-cell>
          <table:table-cell table:number-columns-repeated="4"/>
        </table:table-row>
        <table:table-row table:style-name="ro1">
          <table:table-cell office:value-type="float" office:value="3333.33" calcext:value-type="float">
            <text:p>3333.33</text:p>
          </table:table-cell>
          <table:table-cell office:value-type="float" office:value="0.993419" calcext:value-type="float">
            <text:p>0.993419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89408" calcext:value-type="float">
            <text:p>0.989408</text:p>
          </table:table-cell>
          <table:table-cell office:value-type="float" office:value="0.985744" calcext:value-type="float">
            <text:p>0.985744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0.986039" calcext:value-type="float">
            <text:p>0.986039</text:p>
          </table:table-cell>
          <table:table-cell table:number-columns-repeated="4"/>
        </table:table-row>
        <table:table-row table:style-name="ro1">
          <table:table-cell office:value-type="float" office:value="3366.67" calcext:value-type="float">
            <text:p>3366.67</text:p>
          </table:table-cell>
          <table:table-cell office:value-type="float" office:value="0.993559" calcext:value-type="float">
            <text:p>0.993559</text:p>
          </table:table-cell>
          <table:table-cell office:value-type="float" office:value="0.991878" calcext:value-type="float">
            <text:p>0.991878</text:p>
          </table:table-cell>
          <table:table-cell office:value-type="float" office:value="0.989431" calcext:value-type="float">
            <text:p>0.989431</text:p>
          </table:table-cell>
          <table:table-cell office:value-type="float" office:value="0.985785" calcext:value-type="float">
            <text:p>0.985785</text:p>
          </table:table-cell>
          <table:table-cell office:value-type="float" office:value="0.989722" calcext:value-type="float">
            <text:p>0.989722</text:p>
          </table:table-cell>
          <table:table-cell office:value-type="float" office:value="0.986064" calcext:value-type="float">
            <text:p>0.986064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993566" calcext:value-type="float">
            <text:p>0.993566</text:p>
          </table:table-cell>
          <table:table-cell office:value-type="float" office:value="0.992497" calcext:value-type="float">
            <text:p>0.992497</text:p>
          </table:table-cell>
          <table:table-cell office:value-type="float" office:value="0.989454" calcext:value-type="float">
            <text:p>0.989454</text:p>
          </table:table-cell>
          <table:table-cell office:value-type="float" office:value="0.985826" calcext:value-type="float">
            <text:p>0.985826</text:p>
          </table:table-cell>
          <table:table-cell office:value-type="float" office:value="0.989732" calcext:value-type="float">
            <text:p>0.989732</text:p>
          </table:table-cell>
          <table:table-cell office:value-type="float" office:value="0.986093" calcext:value-type="float">
            <text:p>0.986093</text:p>
          </table:table-cell>
          <table:table-cell table:number-columns-repeated="4"/>
        </table:table-row>
        <table:table-row table:style-name="ro1">
          <table:table-cell office:value-type="float" office:value="3433.33" calcext:value-type="float">
            <text:p>3433.33</text:p>
          </table:table-cell>
          <table:table-cell office:value-type="float" office:value="0.993641" calcext:value-type="float">
            <text:p>0.993641</text:p>
          </table:table-cell>
          <table:table-cell office:value-type="float" office:value="0.992295" calcext:value-type="float">
            <text:p>0.992295</text:p>
          </table:table-cell>
          <table:table-cell office:value-type="float" office:value="0.989477" calcext:value-type="float">
            <text:p>0.989477</text:p>
          </table:table-cell>
          <table:table-cell office:value-type="float" office:value="0.985866" calcext:value-type="float">
            <text:p>0.985866</text:p>
          </table:table-cell>
          <table:table-cell office:value-type="float" office:value="0.98974" calcext:value-type="float">
            <text:p>0.98974</text:p>
          </table:table-cell>
          <table:table-cell office:value-type="float" office:value="0.98612" calcext:value-type="float">
            <text:p>0.98612</text:p>
          </table:table-cell>
          <table:table-cell table:number-columns-repeated="4"/>
        </table:table-row>
        <table:table-row table:style-name="ro1">
          <table:table-cell office:value-type="float" office:value="3466.67" calcext:value-type="float">
            <text:p>3466.67</text:p>
          </table:table-cell>
          <table:table-cell office:value-type="float" office:value="0.993267" calcext:value-type="float">
            <text:p>0.993267</text:p>
          </table:table-cell>
          <table:table-cell office:value-type="float" office:value="0.992252" calcext:value-type="float">
            <text:p>0.992252</text:p>
          </table:table-cell>
          <table:table-cell office:value-type="float" office:value="0.989496" calcext:value-type="float">
            <text:p>0.989496</text:p>
          </table:table-cell>
          <table:table-cell office:value-type="float" office:value="0.985904" calcext:value-type="float">
            <text:p>0.985904</text:p>
          </table:table-cell>
          <table:table-cell office:value-type="float" office:value="0.989748" calcext:value-type="float">
            <text:p>0.989748</text:p>
          </table:table-cell>
          <table:table-cell office:value-type="float" office:value="0.986146" calcext:value-type="float">
            <text:p>0.986146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992942" calcext:value-type="float">
            <text:p>0.992942</text:p>
          </table:table-cell>
          <table:table-cell office:value-type="float" office:value="0.991977" calcext:value-type="float">
            <text:p>0.991977</text:p>
          </table:table-cell>
          <table:table-cell office:value-type="float" office:value="0.989512" calcext:value-type="float">
            <text:p>0.989512</text:p>
          </table:table-cell>
          <table:table-cell office:value-type="float" office:value="0.985937" calcext:value-type="float">
            <text:p>0.985937</text:p>
          </table:table-cell>
          <table:table-cell office:value-type="float" office:value="0.989753" calcext:value-type="float">
            <text:p>0.989753</text:p>
          </table:table-cell>
          <table:table-cell office:value-type="float" office:value="0.986169" calcext:value-type="float">
            <text:p>0.986169</text:p>
          </table:table-cell>
          <table:table-cell table:number-columns-repeated="4"/>
        </table:table-row>
        <table:table-row table:style-name="ro1">
          <table:table-cell office:value-type="float" office:value="3533.33" calcext:value-type="float">
            <text:p>3533.33</text:p>
          </table:table-cell>
          <table:table-cell office:value-type="float" office:value="0.993325" calcext:value-type="float">
            <text:p>0.993325</text:p>
          </table:table-cell>
          <table:table-cell office:value-type="float" office:value="0.991726" calcext:value-type="float">
            <text:p>0.991726</text:p>
          </table:table-cell>
          <table:table-cell office:value-type="float" office:value="0.989532" calcext:value-type="float">
            <text:p>0.989532</text:p>
          </table:table-cell>
          <table:table-cell office:value-type="float" office:value="0.985974" calcext:value-type="float">
            <text:p>0.985974</text:p>
          </table:table-cell>
          <table:table-cell office:value-type="float" office:value="0.989756" calcext:value-type="float">
            <text:p>0.989756</text:p>
          </table:table-cell>
          <table:table-cell office:value-type="float" office:value="0.98619" calcext:value-type="float">
            <text:p>0.98619</text:p>
          </table:table-cell>
          <table:table-cell table:number-columns-repeated="4"/>
        </table:table-row>
        <table:table-row table:style-name="ro1">
          <table:table-cell office:value-type="float" office:value="3566.67" calcext:value-type="float">
            <text:p>3566.67</text:p>
          </table:table-cell>
          <table:table-cell office:value-type="float" office:value="0.99315" calcext:value-type="float">
            <text:p>0.99315</text:p>
          </table:table-cell>
          <table:table-cell office:value-type="float" office:value="0.991972" calcext:value-type="float">
            <text:p>0.991972</text:p>
          </table:table-cell>
          <table:table-cell office:value-type="float" office:value="0.989549" calcext:value-type="float">
            <text:p>0.989549</text:p>
          </table:table-cell>
          <table:table-cell office:value-type="float" office:value="0.986008" calcext:value-type="float">
            <text:p>0.986008</text:p>
          </table:table-cell>
          <table:table-cell office:value-type="float" office:value="0.989761" calcext:value-type="float">
            <text:p>0.989761</text:p>
          </table:table-cell>
          <table:table-cell office:value-type="float" office:value="0.986213" calcext:value-type="float">
            <text:p>0.986213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992889" calcext:value-type="float">
            <text:p>0.992889</text:p>
          </table:table-cell>
          <table:table-cell office:value-type="float" office:value="0.98957" calcext:value-type="float">
            <text:p>0.98957</text:p>
          </table:table-cell>
          <table:table-cell office:value-type="float" office:value="0.986045" calcext:value-type="float">
            <text:p>0.986045</text:p>
          </table:table-cell>
          <table:table-cell office:value-type="float" office:value="0.989774" calcext:value-type="float">
            <text:p>0.989774</text:p>
          </table:table-cell>
          <table:table-cell office:value-type="float" office:value="0.986243" calcext:value-type="float">
            <text:p>0.986243</text:p>
          </table:table-cell>
          <table:table-cell table:number-columns-repeated="4"/>
        </table:table-row>
        <table:table-row table:style-name="ro1">
          <table:table-cell office:value-type="float" office:value="3633.33" calcext:value-type="float">
            <text:p>3633.33</text:p>
          </table:table-cell>
          <table:table-cell office:value-type="float" office:value="0.993124" calcext:value-type="float">
            <text:p>0.993124</text:p>
          </table:table-cell>
          <table:table-cell office:value-type="float" office:value="0.993517" calcext:value-type="float">
            <text:p>0.993517</text:p>
          </table:table-cell>
          <table:table-cell office:value-type="float" office:value="0.989587" calcext:value-type="float">
            <text:p>0.989587</text:p>
          </table:table-cell>
          <table:table-cell office:value-type="float" office:value="0.986079" calcext:value-type="float">
            <text:p>0.986079</text:p>
          </table:table-cell>
          <table:table-cell office:value-type="float" office:value="0.989792" calcext:value-type="float">
            <text:p>0.989792</text:p>
          </table:table-cell>
          <table:table-cell office:value-type="float" office:value="0.986278" calcext:value-type="float">
            <text:p>0.986278</text:p>
          </table:table-cell>
          <table:table-cell table:number-columns-repeated="4"/>
        </table:table-row>
        <table:table-row table:style-name="ro1">
          <table:table-cell office:value-type="float" office:value="3666.67" calcext:value-type="float">
            <text:p>3666.67</text:p>
          </table:table-cell>
          <table:table-cell office:value-type="float" office:value="0.993599" calcext:value-type="float">
            <text:p>0.993599</text:p>
          </table:table-cell>
          <table:table-cell office:value-type="float" office:value="0.993441" calcext:value-type="float">
            <text:p>0.993441</text:p>
          </table:table-cell>
          <table:table-cell office:value-type="float" office:value="0.989607" calcext:value-type="float">
            <text:p>0.989607</text:p>
          </table:table-cell>
          <table:table-cell office:value-type="float" office:value="0.986115" calcext:value-type="float">
            <text:p>0.986115</text:p>
          </table:table-cell>
          <table:table-cell office:value-type="float" office:value="0.989809" calcext:value-type="float">
            <text:p>0.989809</text:p>
          </table:table-cell>
          <table:table-cell office:value-type="float" office:value="0.986311" calcext:value-type="float">
            <text:p>0.986311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993456" calcext:value-type="float">
            <text:p>0.993456</text:p>
          </table:table-cell>
          <table:table-cell office:value-type="float" office:value="0.993347" calcext:value-type="float">
            <text:p>0.993347</text:p>
          </table:table-cell>
          <table:table-cell office:value-type="float" office:value="0.989626" calcext:value-type="float">
            <text:p>0.989626</text:p>
          </table:table-cell>
          <table:table-cell office:value-type="float" office:value="0.98615" calcext:value-type="float">
            <text:p>0.98615</text:p>
          </table:table-cell>
          <table:table-cell office:value-type="float" office:value="0.989826" calcext:value-type="float">
            <text:p>0.989826</text:p>
          </table:table-cell>
          <table:table-cell office:value-type="float" office:value="0.986344" calcext:value-type="float">
            <text:p>0.986344</text:p>
          </table:table-cell>
          <table:table-cell table:number-columns-repeated="4"/>
        </table:table-row>
        <table:table-row table:style-name="ro1">
          <table:table-cell office:value-type="float" office:value="3733.33" calcext:value-type="float">
            <text:p>3733.33</text:p>
          </table:table-cell>
          <table:table-cell office:value-type="float" office:value="0.993481" calcext:value-type="float">
            <text:p>0.993481</text:p>
          </table:table-cell>
          <table:table-cell office:value-type="float" office:value="0.99344" calcext:value-type="float">
            <text:p>0.99344</text:p>
          </table:table-cell>
          <table:table-cell office:value-type="float" office:value="0.989646" calcext:value-type="float">
            <text:p>0.989646</text:p>
          </table:table-cell>
          <table:table-cell office:value-type="float" office:value="0.986185" calcext:value-type="float">
            <text:p>0.986185</text:p>
          </table:table-cell>
          <table:table-cell office:value-type="float" office:value="0.989843" calcext:value-type="float">
            <text:p>0.989843</text:p>
          </table:table-cell>
          <table:table-cell office:value-type="float" office:value="0.986376" calcext:value-type="float">
            <text:p>0.986376</text:p>
          </table:table-cell>
          <table:table-cell table:number-columns-repeated="4"/>
        </table:table-row>
        <table:table-row table:style-name="ro1">
          <table:table-cell office:value-type="float" office:value="3766.67" calcext:value-type="float">
            <text:p>3766.67</text:p>
          </table:table-cell>
          <table:table-cell office:value-type="float" office:value="0.993578" calcext:value-type="float">
            <text:p>0.993578</text:p>
          </table:table-cell>
          <table:table-cell office:value-type="float" office:value="0.993161" calcext:value-type="float">
            <text:p>0.993161</text:p>
          </table:table-cell>
          <table:table-cell office:value-type="float" office:value="0.989665" calcext:value-type="float">
            <text:p>0.989665</text:p>
          </table:table-cell>
          <table:table-cell office:value-type="float" office:value="0.98622" calcext:value-type="float">
            <text:p>0.98622</text:p>
          </table:table-cell>
          <table:table-cell office:value-type="float" office:value="0.989857" calcext:value-type="float">
            <text:p>0.989857</text:p>
          </table:table-cell>
          <table:table-cell office:value-type="float" office:value="0.986406" calcext:value-type="float">
            <text:p>0.986406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993703" calcext:value-type="float">
            <text:p>0.993703</text:p>
          </table:table-cell>
          <table:table-cell office:value-type="float" office:value="0.993422" calcext:value-type="float">
            <text:p>0.993422</text:p>
          </table:table-cell>
          <table:table-cell office:value-type="float" office:value="0.989685" calcext:value-type="float">
            <text:p>0.989685</text:p>
          </table:table-cell>
          <table:table-cell office:value-type="float" office:value="0.986255" calcext:value-type="float">
            <text:p>0.986255</text:p>
          </table:table-cell>
          <table:table-cell office:value-type="float" office:value="0.989873" calcext:value-type="float">
            <text:p>0.989873</text:p>
          </table:table-cell>
          <table:table-cell office:value-type="float" office:value="0.986438" calcext:value-type="float">
            <text:p>0.986438</text:p>
          </table:table-cell>
          <table:table-cell table:number-columns-repeated="4"/>
        </table:table-row>
        <table:table-row table:style-name="ro1">
          <table:table-cell office:value-type="float" office:value="3833.33" calcext:value-type="float">
            <text:p>3833.33</text:p>
          </table:table-cell>
          <table:table-cell office:value-type="float" office:value="0.993836" calcext:value-type="float">
            <text:p>0.993836</text:p>
          </table:table-cell>
          <table:table-cell office:value-type="float" office:value="0.99282" calcext:value-type="float">
            <text:p>0.99282</text:p>
          </table:table-cell>
          <table:table-cell office:value-type="float" office:value="0.989706" calcext:value-type="float">
            <text:p>0.989706</text:p>
          </table:table-cell>
          <table:table-cell office:value-type="float" office:value="0.986291" calcext:value-type="float">
            <text:p>0.986291</text:p>
          </table:table-cell>
          <table:table-cell office:value-type="float" office:value="0.989884" calcext:value-type="float">
            <text:p>0.989884</text:p>
          </table:table-cell>
          <table:table-cell office:value-type="float" office:value="0.986463" calcext:value-type="float">
            <text:p>0.986463</text:p>
          </table:table-cell>
          <table:table-cell table:number-columns-repeated="4"/>
        </table:table-row>
        <table:table-row table:style-name="ro1">
          <table:table-cell office:value-type="float" office:value="3866.67" calcext:value-type="float">
            <text:p>3866.67</text:p>
          </table:table-cell>
          <table:table-cell office:value-type="float" office:value="0.993855" calcext:value-type="float">
            <text:p>0.993855</text:p>
          </table:table-cell>
          <table:table-cell office:value-type="float" office:value="0.99255" calcext:value-type="float">
            <text:p>0.99255</text:p>
          </table:table-cell>
          <table:table-cell office:value-type="float" office:value="0.989727" calcext:value-type="float">
            <text:p>0.989727</text:p>
          </table:table-cell>
          <table:table-cell office:value-type="float" office:value="0.986326" calcext:value-type="float">
            <text:p>0.986326</text:p>
          </table:table-cell>
          <table:table-cell office:value-type="float" office:value="0.989892" calcext:value-type="float">
            <text:p>0.989892</text:p>
          </table:table-cell>
          <table:table-cell office:value-type="float" office:value="0.986487" calcext:value-type="float">
            <text:p>0.986487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993878" calcext:value-type="float">
            <text:p>0.993878</text:p>
          </table:table-cell>
          <table:table-cell office:value-type="float" office:value="0.992715" calcext:value-type="float">
            <text:p>0.992715</text:p>
          </table:table-cell>
          <table:table-cell office:value-type="float" office:value="0.989748" calcext:value-type="float">
            <text:p>0.989748</text:p>
          </table:table-cell>
          <table:table-cell office:value-type="float" office:value="0.98636" calcext:value-type="float">
            <text:p>0.98636</text:p>
          </table:table-cell>
          <table:table-cell office:value-type="float" office:value="0.989902" calcext:value-type="float">
            <text:p>0.989902</text:p>
          </table:table-cell>
          <table:table-cell office:value-type="float" office:value="0.986511" calcext:value-type="float">
            <text:p>0.986511</text:p>
          </table:table-cell>
          <table:table-cell table:number-columns-repeated="4"/>
        </table:table-row>
        <table:table-row table:style-name="ro1">
          <table:table-cell office:value-type="float" office:value="3933.33" calcext:value-type="float">
            <text:p>3933.33</text:p>
          </table:table-cell>
          <table:table-cell office:value-type="float" office:value="0.993864" calcext:value-type="float">
            <text:p>0.993864</text:p>
          </table:table-cell>
          <table:table-cell office:value-type="float" office:value="0.993278" calcext:value-type="float">
            <text:p>0.993278</text:p>
          </table:table-cell>
          <table:table-cell office:value-type="float" office:value="0.989768" calcext:value-type="float">
            <text:p>0.989768</text:p>
          </table:table-cell>
          <table:table-cell office:value-type="float" office:value="0.986395" calcext:value-type="float">
            <text:p>0.986395</text:p>
          </table:table-cell>
          <table:table-cell office:value-type="float" office:value="0.989916" calcext:value-type="float">
            <text:p>0.989916</text:p>
          </table:table-cell>
          <table:table-cell office:value-type="float" office:value="0.986539" calcext:value-type="float">
            <text:p>0.986539</text:p>
          </table:table-cell>
          <table:table-cell table:number-columns-repeated="4"/>
        </table:table-row>
        <table:table-row table:style-name="ro1">
          <table:table-cell office:value-type="float" office:value="3966.67" calcext:value-type="float">
            <text:p>3966.67</text:p>
          </table:table-cell>
          <table:table-cell office:value-type="float" office:value="0.993614" calcext:value-type="float">
            <text:p>0.993614</text:p>
          </table:table-cell>
          <table:table-cell office:value-type="float" office:value="0.993004" calcext:value-type="float">
            <text:p>0.993004</text:p>
          </table:table-cell>
          <table:table-cell office:value-type="float" office:value="0.989786" calcext:value-type="float">
            <text:p>0.989786</text:p>
          </table:table-cell>
          <table:table-cell office:value-type="float" office:value="0.986427" calcext:value-type="float">
            <text:p>0.986427</text:p>
          </table:table-cell>
          <table:table-cell office:value-type="float" office:value="0.989928" calcext:value-type="float">
            <text:p>0.989928</text:p>
          </table:table-cell>
          <table:table-cell office:value-type="float" office:value="0.986566" calcext:value-type="float">
            <text:p>0.986566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993617" calcext:value-type="float">
            <text:p>0.993617</text:p>
          </table:table-cell>
          <table:table-cell office:value-type="float" office:value="0.993132" calcext:value-type="float">
            <text:p>0.993132</text:p>
          </table:table-cell>
          <table:table-cell office:value-type="float" office:value="0.989804" calcext:value-type="float">
            <text:p>0.989804</text:p>
          </table:table-cell>
          <table:table-cell office:value-type="float" office:value="0.986459" calcext:value-type="float">
            <text:p>0.986459</text:p>
          </table:table-cell>
          <table:table-cell office:value-type="float" office:value="0.989941" calcext:value-type="float">
            <text:p>0.989941</text:p>
          </table:table-cell>
          <table:table-cell office:value-type="float" office:value="0.986593" calcext:value-type="float">
            <text:p>0.986593</text:p>
          </table:table-cell>
          <table:table-cell table:number-columns-repeated="4"/>
        </table:table-row>
        <table:table-row table:style-name="ro1">
          <table:table-cell office:value-type="float" office:value="4033.33" calcext:value-type="float">
            <text:p>4033.33</text:p>
          </table:table-cell>
          <table:table-cell office:value-type="float" office:value="0.993486" calcext:value-type="float">
            <text:p>0.993486</text:p>
          </table:table-cell>
          <table:table-cell office:value-type="float" office:value="0.992805" calcext:value-type="float">
            <text:p>0.992805</text:p>
          </table:table-cell>
          <table:table-cell office:value-type="float" office:value="0.989821" calcext:value-type="float">
            <text:p>0.989821</text:p>
          </table:table-cell>
          <table:table-cell office:value-type="float" office:value="0.98649" calcext:value-type="float">
            <text:p>0.98649</text:p>
          </table:table-cell>
          <table:table-cell office:value-type="float" office:value="0.989951" calcext:value-type="float">
            <text:p>0.989951</text:p>
          </table:table-cell>
          <table:table-cell office:value-type="float" office:value="0.986617" calcext:value-type="float">
            <text:p>0.986617</text:p>
          </table:table-cell>
          <table:table-cell table:number-columns-repeated="4"/>
        </table:table-row>
        <table:table-row table:style-name="ro1">
          <table:table-cell office:value-type="float" office:value="4066.67" calcext:value-type="float">
            <text:p>4066.67</text:p>
          </table:table-cell>
          <table:table-cell office:value-type="float" office:value="0.993401" calcext:value-type="float">
            <text:p>0.993401</text:p>
          </table:table-cell>
          <table:table-cell office:value-type="float" office:value="0.993699" calcext:value-type="float">
            <text:p>0.993699</text:p>
          </table:table-cell>
          <table:table-cell office:value-type="float" office:value="0.989837" calcext:value-type="float">
            <text:p>0.989837</text:p>
          </table:table-cell>
          <table:table-cell office:value-type="float" office:value="0.986519" calcext:value-type="float">
            <text:p>0.986519</text:p>
          </table:table-cell>
          <table:table-cell office:value-type="float" office:value="0.989968" calcext:value-type="float">
            <text:p>0.989968</text:p>
          </table:table-cell>
          <table:table-cell office:value-type="float" office:value="0.986648" calcext:value-type="float">
            <text:p>0.986648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993243" calcext:value-type="float">
            <text:p>0.993243</text:p>
          </table:table-cell>
          <table:table-cell office:value-type="float" office:value="0.993521" calcext:value-type="float">
            <text:p>0.993521</text:p>
          </table:table-cell>
          <table:table-cell office:value-type="float" office:value="0.989851" calcext:value-type="float">
            <text:p>0.989851</text:p>
          </table:table-cell>
          <table:table-cell office:value-type="float" office:value="0.986548" calcext:value-type="float">
            <text:p>0.986548</text:p>
          </table:table-cell>
          <table:table-cell office:value-type="float" office:value="0.989984" calcext:value-type="float">
            <text:p>0.989984</text:p>
          </table:table-cell>
          <table:table-cell office:value-type="float" office:value="0.986677" calcext:value-type="float">
            <text:p>0.986677</text:p>
          </table:table-cell>
          <table:table-cell table:number-columns-repeated="4"/>
        </table:table-row>
        <table:table-row table:style-name="ro1">
          <table:table-cell office:value-type="float" office:value="4133.33" calcext:value-type="float">
            <text:p>4133.33</text:p>
          </table:table-cell>
          <table:table-cell office:value-type="float" office:value="0.993078" calcext:value-type="float">
            <text:p>0.993078</text:p>
          </table:table-cell>
          <table:table-cell office:value-type="float" office:value="0.992995" calcext:value-type="float">
            <text:p>0.992995</text:p>
          </table:table-cell>
          <table:table-cell office:value-type="float" office:value="0.989864" calcext:value-type="float">
            <text:p>0.989864</text:p>
          </table:table-cell>
          <table:table-cell office:value-type="float" office:value="0.986574" calcext:value-type="float">
            <text:p>0.986574</text:p>
          </table:table-cell>
          <table:table-cell office:value-type="float" office:value="0.989995" calcext:value-type="float">
            <text:p>0.989995</text:p>
          </table:table-cell>
          <table:table-cell office:value-type="float" office:value="0.986702" calcext:value-type="float">
            <text:p>0.986702</text:p>
          </table:table-cell>
          <table:table-cell table:number-columns-repeated="4"/>
        </table:table-row>
        <table:table-row table:style-name="ro1">
          <table:table-cell office:value-type="float" office:value="4166.67" calcext:value-type="float">
            <text:p>4166.67</text:p>
          </table:table-cell>
          <table:table-cell office:value-type="float" office:value="0.993101" calcext:value-type="float">
            <text:p>0.993101</text:p>
          </table:table-cell>
          <table:table-cell office:value-type="float" office:value="0.993056" calcext:value-type="float">
            <text:p>0.993056</text:p>
          </table:table-cell>
          <table:table-cell office:value-type="float" office:value="0.989877" calcext:value-type="float">
            <text:p>0.989877</text:p>
          </table:table-cell>
          <table:table-cell office:value-type="float" office:value="0.986601" calcext:value-type="float">
            <text:p>0.986601</text:p>
          </table:table-cell>
          <table:table-cell office:value-type="float" office:value="0.990007" calcext:value-type="float">
            <text:p>0.990007</text:p>
          </table:table-cell>
          <table:table-cell office:value-type="float" office:value="0.986727" calcext:value-type="float">
            <text:p>0.986727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993282" calcext:value-type="float">
            <text:p>0.993282</text:p>
          </table:table-cell>
          <table:table-cell office:value-type="float" office:value="0.993021" calcext:value-type="float">
            <text:p>0.993021</text:p>
          </table:table-cell>
          <table:table-cell office:value-type="float" office:value="0.989891" calcext:value-type="float">
            <text:p>0.989891</text:p>
          </table:table-cell>
          <table:table-cell office:value-type="float" office:value="0.986628" calcext:value-type="float">
            <text:p>0.986628</text:p>
          </table:table-cell>
          <table:table-cell office:value-type="float" office:value="0.990018" calcext:value-type="float">
            <text:p>0.990018</text:p>
          </table:table-cell>
          <table:table-cell office:value-type="float" office:value="0.986752" calcext:value-type="float">
            <text:p>0.986752</text:p>
          </table:table-cell>
          <table:table-cell table:number-columns-repeated="4"/>
        </table:table-row>
        <table:table-row table:style-name="ro1">
          <table:table-cell office:value-type="float" office:value="4233.33" calcext:value-type="float">
            <text:p>4233.33</text:p>
          </table:table-cell>
          <table:table-cell office:value-type="float" office:value="0.993647" calcext:value-type="float">
            <text:p>0.993647</text:p>
          </table:table-cell>
          <table:table-cell office:value-type="float" office:value="0.992992" calcext:value-type="float">
            <text:p>0.992992</text:p>
          </table:table-cell>
          <table:table-cell office:value-type="float" office:value="0.989908" calcext:value-type="float">
            <text:p>0.989908</text:p>
          </table:table-cell>
          <table:table-cell office:value-type="float" office:value="0.986657" calcext:value-type="float">
            <text:p>0.986657</text:p>
          </table:table-cell>
          <table:table-cell office:value-type="float" office:value="0.990028" calcext:value-type="float">
            <text:p>0.990028</text:p>
          </table:table-cell>
          <table:table-cell office:value-type="float" office:value="0.986775" calcext:value-type="float">
            <text:p>0.986775</text:p>
          </table:table-cell>
          <table:table-cell table:number-columns-repeated="4"/>
        </table:table-row>
        <table:table-row table:style-name="ro1">
          <table:table-cell office:value-type="float" office:value="4266.67" calcext:value-type="float">
            <text:p>4266.67</text:p>
          </table:table-cell>
          <table:table-cell office:value-type="float" office:value="0.993786" calcext:value-type="float">
            <text:p>0.993786</text:p>
          </table:table-cell>
          <table:table-cell office:value-type="float" office:value="0.993092" calcext:value-type="float">
            <text:p>0.993092</text:p>
          </table:table-cell>
          <table:table-cell office:value-type="float" office:value="0.989926" calcext:value-type="float">
            <text:p>0.989926</text:p>
          </table:table-cell>
          <table:table-cell office:value-type="float" office:value="0.986687" calcext:value-type="float">
            <text:p>0.986687</text:p>
          </table:table-cell>
          <table:table-cell office:value-type="float" office:value="0.99004" calcext:value-type="float">
            <text:p>0.99004</text:p>
          </table:table-cell>
          <table:table-cell office:value-type="float" office:value="0.986799" calcext:value-type="float">
            <text:p>0.9867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993655" calcext:value-type="float">
            <text:p>0.993655</text:p>
          </table:table-cell>
          <table:table-cell office:value-type="float" office:value="0.993163" calcext:value-type="float">
            <text:p>0.993163</text:p>
          </table:table-cell>
          <table:table-cell office:value-type="float" office:value="0.989942" calcext:value-type="float">
            <text:p>0.989942</text:p>
          </table:table-cell>
          <table:table-cell office:value-type="float" office:value="0.986716" calcext:value-type="float">
            <text:p>0.986716</text:p>
          </table:table-cell>
          <table:table-cell office:value-type="float" office:value="0.990051" calcext:value-type="float">
            <text:p>0.990051</text:p>
          </table:table-cell>
          <table:table-cell office:value-type="float" office:value="0.986824" calcext:value-type="float">
            <text:p>0.986824</text:p>
          </table:table-cell>
          <table:table-cell table:number-columns-repeated="4"/>
        </table:table-row>
        <table:table-row table:style-name="ro1">
          <table:table-cell office:value-type="float" office:value="4333.33" calcext:value-type="float">
            <text:p>4333.33</text:p>
          </table:table-cell>
          <table:table-cell office:value-type="float" office:value="0.993984" calcext:value-type="float">
            <text:p>0.993984</text:p>
          </table:table-cell>
          <table:table-cell office:value-type="float" office:value="0.993671" calcext:value-type="float">
            <text:p>0.993671</text:p>
          </table:table-cell>
          <table:table-cell office:value-type="float" office:value="0.98996" calcext:value-type="float">
            <text:p>0.98996</text:p>
          </table:table-cell>
          <table:table-cell office:value-type="float" office:value="0.986746" calcext:value-type="float">
            <text:p>0.986746</text:p>
          </table:table-cell>
          <table:table-cell office:value-type="float" office:value="0.990066" calcext:value-type="float">
            <text:p>0.990066</text:p>
          </table:table-cell>
          <table:table-cell office:value-type="float" office:value="0.986851" calcext:value-type="float">
            <text:p>0.986851</text:p>
          </table:table-cell>
          <table:table-cell table:number-columns-repeated="4"/>
        </table:table-row>
        <table:table-row table:style-name="ro1">
          <table:table-cell office:value-type="float" office:value="4366.67" calcext:value-type="float">
            <text:p>4366.67</text:p>
          </table:table-cell>
          <table:table-cell office:value-type="float" office:value="0.993917" calcext:value-type="float">
            <text:p>0.993917</text:p>
          </table:table-cell>
          <table:table-cell office:value-type="float" office:value="0.993644" calcext:value-type="float">
            <text:p>0.993644</text:p>
          </table:table-cell>
          <table:table-cell office:value-type="float" office:value="0.989978" calcext:value-type="float">
            <text:p>0.989978</text:p>
          </table:table-cell>
          <table:table-cell office:value-type="float" office:value="0.986776" calcext:value-type="float">
            <text:p>0.986776</text:p>
          </table:table-cell>
          <table:table-cell office:value-type="float" office:value="0.990081" calcext:value-type="float">
            <text:p>0.990081</text:p>
          </table:table-cell>
          <table:table-cell office:value-type="float" office:value="0.986877" calcext:value-type="float">
            <text:p>0.986877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992997" calcext:value-type="float">
            <text:p>0.992997</text:p>
          </table:table-cell>
          <table:table-cell office:value-type="float" office:value="0.993362" calcext:value-type="float">
            <text:p>0.993362</text:p>
          </table:table-cell>
          <table:table-cell office:value-type="float" office:value="0.989989" calcext:value-type="float">
            <text:p>0.989989</text:p>
          </table:table-cell>
          <table:table-cell office:value-type="float" office:value="0.986799" calcext:value-type="float">
            <text:p>0.986799</text:p>
          </table:table-cell>
          <table:table-cell office:value-type="float" office:value="0.990094" calcext:value-type="float">
            <text:p>0.990094</text:p>
          </table:table-cell>
          <table:table-cell office:value-type="float" office:value="0.986902" calcext:value-type="float">
            <text:p>0.986902</text:p>
          </table:table-cell>
          <table:table-cell table:number-columns-repeated="4"/>
        </table:table-row>
        <table:table-row table:style-name="ro1">
          <table:table-cell office:value-type="float" office:value="4466.67" calcext:value-type="float">
            <text:p>4466.67</text:p>
          </table:table-cell>
          <table:table-cell office:value-type="float" office:value="0.993208" calcext:value-type="float">
            <text:p>0.993208</text:p>
          </table:table-cell>
          <table:table-cell office:value-type="float" office:value="0.99351" calcext:value-type="float">
            <text:p>0.99351</text:p>
          </table:table-cell>
          <table:table-cell office:value-type="float" office:value="0.990001" calcext:value-type="float">
            <text:p>0.990001</text:p>
          </table:table-cell>
          <table:table-cell office:value-type="float" office:value="0.986823" calcext:value-type="float">
            <text:p>0.986823</text:p>
          </table:table-cell>
          <table:table-cell office:value-type="float" office:value="0.990108" calcext:value-type="float">
            <text:p>0.990108</text:p>
          </table:table-cell>
          <table:table-cell office:value-type="float" office:value="0.986928" calcext:value-type="float">
            <text:p>0.986928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993119" calcext:value-type="float">
            <text:p>0.993119</text:p>
          </table:table-cell>
          <table:table-cell office:value-type="float" office:value="0.993772" calcext:value-type="float">
            <text:p>0.993772</text:p>
          </table:table-cell>
          <table:table-cell office:value-type="float" office:value="0.990013" calcext:value-type="float">
            <text:p>0.990013</text:p>
          </table:table-cell>
          <table:table-cell office:value-type="float" office:value="0.986847" calcext:value-type="float">
            <text:p>0.986847</text:p>
          </table:table-cell>
          <table:table-cell office:value-type="float" office:value="0.990123" calcext:value-type="float">
            <text:p>0.990123</text:p>
          </table:table-cell>
          <table:table-cell office:value-type="float" office:value="0.986956" calcext:value-type="float">
            <text:p>0.986956</text:p>
          </table:table-cell>
          <table:table-cell table:number-columns-repeated="4"/>
        </table:table-row>
        <table:table-row table:style-name="ro1">
          <table:table-cell office:value-type="float" office:value="4533.33" calcext:value-type="float">
            <text:p>4533.33</text:p>
          </table:table-cell>
          <table:table-cell office:value-type="float" office:value="0.992931" calcext:value-type="float">
            <text:p>0.992931</text:p>
          </table:table-cell>
          <table:table-cell office:value-type="float" office:value="0.993434" calcext:value-type="float">
            <text:p>0.993434</text:p>
          </table:table-cell>
          <table:table-cell office:value-type="float" office:value="0.990023" calcext:value-type="float">
            <text:p>0.990023</text:p>
          </table:table-cell>
          <table:table-cell office:value-type="float" office:value="0.986869" calcext:value-type="float">
            <text:p>0.986869</text:p>
          </table:table-cell>
          <table:table-cell office:value-type="float" office:value="0.990136" calcext:value-type="float">
            <text:p>0.990136</text:p>
          </table:table-cell>
          <table:table-cell office:value-type="float" office:value="0.98698" calcext:value-type="float">
            <text:p>0.98698</text:p>
          </table:table-cell>
          <table:table-cell table:number-columns-repeated="4"/>
        </table:table-row>
        <table:table-row table:style-name="ro1">
          <table:table-cell office:value-type="float" office:value="4566.67" calcext:value-type="float">
            <text:p>4566.67</text:p>
          </table:table-cell>
          <table:table-cell office:value-type="float" office:value="0.993094" calcext:value-type="float">
            <text:p>0.993094</text:p>
          </table:table-cell>
          <table:table-cell office:value-type="float" office:value="0.993406" calcext:value-type="float">
            <text:p>0.993406</text:p>
          </table:table-cell>
          <table:table-cell office:value-type="float" office:value="0.990034" calcext:value-type="float">
            <text:p>0.990034</text:p>
          </table:table-cell>
          <table:table-cell office:value-type="float" office:value="0.986892" calcext:value-type="float">
            <text:p>0.986892</text:p>
          </table:table-cell>
          <table:table-cell office:value-type="float" office:value="0.990149" calcext:value-type="float">
            <text:p>0.990149</text:p>
          </table:table-cell>
          <table:table-cell office:value-type="float" office:value="0.987005" calcext:value-type="float">
            <text:p>0.987005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993218" calcext:value-type="float">
            <text:p>0.993218</text:p>
          </table:table-cell>
          <table:table-cell office:value-type="float" office:value="0.99387" calcext:value-type="float">
            <text:p>0.99387</text:p>
          </table:table-cell>
          <table:table-cell office:value-type="float" office:value="0.990046" calcext:value-type="float">
            <text:p>0.990046</text:p>
          </table:table-cell>
          <table:table-cell office:value-type="float" office:value="0.986915" calcext:value-type="float">
            <text:p>0.986915</text:p>
          </table:table-cell>
          <table:table-cell office:value-type="float" office:value="0.990164" calcext:value-type="float">
            <text:p>0.990164</text:p>
          </table:table-cell>
          <table:table-cell office:value-type="float" office:value="0.987032" calcext:value-type="float">
            <text:p>0.987032</text:p>
          </table:table-cell>
          <table:table-cell table:number-columns-repeated="4"/>
        </table:table-row>
        <table:table-row table:style-name="ro1">
          <table:table-cell office:value-type="float" office:value="4633.33" calcext:value-type="float">
            <text:p>4633.33</text:p>
          </table:table-cell>
          <table:table-cell office:value-type="float" office:value="0.993151" calcext:value-type="float">
            <text:p>0.993151</text:p>
          </table:table-cell>
          <table:table-cell office:value-type="float" office:value="0.99385" calcext:value-type="float">
            <text:p>0.99385</text:p>
          </table:table-cell>
          <table:table-cell office:value-type="float" office:value="0.990057" calcext:value-type="float">
            <text:p>0.990057</text:p>
          </table:table-cell>
          <table:table-cell office:value-type="float" office:value="0.986938" calcext:value-type="float">
            <text:p>0.986938</text:p>
          </table:table-cell>
          <table:table-cell office:value-type="float" office:value="0.99018" calcext:value-type="float">
            <text:p>0.99018</text:p>
          </table:table-cell>
          <table:table-cell office:value-type="float" office:value="0.987059" calcext:value-type="float">
            <text:p>0.987059</text:p>
          </table:table-cell>
          <table:table-cell table:number-columns-repeated="4"/>
        </table:table-row>
        <table:table-row table:style-name="ro1">
          <table:table-cell office:value-type="float" office:value="4666.67" calcext:value-type="float">
            <text:p>4666.67</text:p>
          </table:table-cell>
          <table:table-cell office:value-type="float" office:value="0.992975" calcext:value-type="float">
            <text:p>0.992975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990067" calcext:value-type="float">
            <text:p>0.990067</text:p>
          </table:table-cell>
          <table:table-cell office:value-type="float" office:value="0.98696" calcext:value-type="float">
            <text:p>0.98696</text:p>
          </table:table-cell>
          <table:table-cell office:value-type="float" office:value="0.990196" calcext:value-type="float">
            <text:p>0.990196</text:p>
          </table:table-cell>
          <table:table-cell office:value-type="float" office:value="0.987086" calcext:value-type="float">
            <text:p>0.987086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99313" calcext:value-type="float">
            <text:p>0.99313</text:p>
          </table:table-cell>
          <table:table-cell office:value-type="float" office:value="0.993787" calcext:value-type="float">
            <text:p>0.993787</text:p>
          </table:table-cell>
          <table:table-cell office:value-type="float" office:value="0.990078" calcext:value-type="float">
            <text:p>0.990078</text:p>
          </table:table-cell>
          <table:table-cell office:value-type="float" office:value="0.986982" calcext:value-type="float">
            <text:p>0.986982</text:p>
          </table:table-cell>
          <table:table-cell office:value-type="float" office:value="0.990211" calcext:value-type="float">
            <text:p>0.990211</text:p>
          </table:table-cell>
          <table:table-cell office:value-type="float" office:value="0.987112" calcext:value-type="float">
            <text:p>0.987112</text:p>
          </table:table-cell>
          <table:table-cell table:number-columns-repeated="4"/>
        </table:table-row>
        <table:table-row table:style-name="ro1">
          <table:table-cell office:value-type="float" office:value="4733.33" calcext:value-type="float">
            <text:p>4733.33</text:p>
          </table:table-cell>
          <table:table-cell office:value-type="float" office:value="0.993344" calcext:value-type="float">
            <text:p>0.993344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009" calcext:value-type="float">
            <text:p>0.99009</text:p>
          </table:table-cell>
          <table:table-cell office:value-type="float" office:value="0.987005" calcext:value-type="float">
            <text:p>0.987005</text:p>
          </table:table-cell>
          <table:table-cell office:value-type="float" office:value="0.990226" calcext:value-type="float">
            <text:p>0.990226</text:p>
          </table:table-cell>
          <table:table-cell office:value-type="float" office:value="0.987137" calcext:value-type="float">
            <text:p>0.987137</text:p>
          </table:table-cell>
          <table:table-cell table:number-columns-repeated="4"/>
        </table:table-row>
        <table:table-row table:style-name="ro1">
          <table:table-cell office:value-type="float" office:value="4766.67" calcext:value-type="float">
            <text:p>4766.67</text:p>
          </table:table-cell>
          <table:table-cell office:value-type="float" office:value="0.993332" calcext:value-type="float">
            <text:p>0.993332</text:p>
          </table:table-cell>
          <table:table-cell office:value-type="float" office:value="0.993275" calcext:value-type="float">
            <text:p>0.993275</text:p>
          </table:table-cell>
          <table:table-cell office:value-type="float" office:value="0.990102" calcext:value-type="float">
            <text:p>0.990102</text:p>
          </table:table-cell>
          <table:table-cell office:value-type="float" office:value="0.987028" calcext:value-type="float">
            <text:p>0.987028</text:p>
          </table:table-cell>
          <table:table-cell office:value-type="float" office:value="0.990236" calcext:value-type="float">
            <text:p>0.990236</text:p>
          </table:table-cell>
          <table:table-cell office:value-type="float" office:value="0.987159" calcext:value-type="float">
            <text:p>0.98715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992555" calcext:value-type="float">
            <text:p>0.992555</text:p>
          </table:table-cell>
          <table:table-cell office:value-type="float" office:value="0.992723" calcext:value-type="float">
            <text:p>0.992723</text:p>
          </table:table-cell>
          <table:table-cell office:value-type="float" office:value="0.990108" calcext:value-type="float">
            <text:p>0.990108</text:p>
          </table:table-cell>
          <table:table-cell office:value-type="float" office:value="0.987045" calcext:value-type="float">
            <text:p>0.987045</text:p>
          </table:table-cell>
          <table:table-cell office:value-type="float" office:value="0.990243" calcext:value-type="float">
            <text:p>0.990243</text:p>
          </table:table-cell>
          <table:table-cell office:value-type="float" office:value="0.987176" calcext:value-type="float">
            <text:p>0.987176</text:p>
          </table:table-cell>
          <table:table-cell table:number-columns-repeated="4"/>
        </table:table-row>
        <table:table-row table:style-name="ro1">
          <table:table-cell office:value-type="float" office:value="4833.33" calcext:value-type="float">
            <text:p>4833.33</text:p>
          </table:table-cell>
          <table:table-cell office:value-type="float" office:value="0.992201" calcext:value-type="float">
            <text:p>0.992201</text:p>
          </table:table-cell>
          <table:table-cell office:value-type="float" office:value="0.992481" calcext:value-type="float">
            <text:p>0.992481</text:p>
          </table:table-cell>
          <table:table-cell office:value-type="float" office:value="0.990111" calcext:value-type="float">
            <text:p>0.990111</text:p>
          </table:table-cell>
          <table:table-cell office:value-type="float" office:value="0.987058" calcext:value-type="float">
            <text:p>0.987058</text:p>
          </table:table-cell>
          <table:table-cell office:value-type="float" office:value="0.990246" calcext:value-type="float">
            <text:p>0.990246</text:p>
          </table:table-cell>
          <table:table-cell office:value-type="float" office:value="0.98719" calcext:value-type="float">
            <text:p>0.98719</text:p>
          </table:table-cell>
          <table:table-cell table:number-columns-repeated="4"/>
        </table:table-row>
        <table:table-row table:style-name="ro1">
          <table:table-cell office:value-type="float" office:value="4866.67" calcext:value-type="float">
            <text:p>4866.67</text:p>
          </table:table-cell>
          <table:table-cell office:value-type="float" office:value="0.992956" calcext:value-type="float">
            <text:p>0.992956</text:p>
          </table:table-cell>
          <table:table-cell office:value-type="float" office:value="0.993716" calcext:value-type="float">
            <text:p>0.993716</text:p>
          </table:table-cell>
          <table:table-cell office:value-type="float" office:value="0.990121" calcext:value-type="float">
            <text:p>0.990121</text:p>
          </table:table-cell>
          <table:table-cell office:value-type="float" office:value="0.987077" calcext:value-type="float">
            <text:p>0.987077</text:p>
          </table:table-cell>
          <table:table-cell office:value-type="float" office:value="0.99026" calcext:value-type="float">
            <text:p>0.99026</text:p>
          </table:table-cell>
          <table:table-cell office:value-type="float" office:value="0.987213" calcext:value-type="float">
            <text:p>0.987213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992755" calcext:value-type="float">
            <text:p>0.992755</text:p>
          </table:table-cell>
          <table:table-cell office:value-type="float" office:value="0.993932" calcext:value-type="float">
            <text:p>0.993932</text:p>
          </table:table-cell>
          <table:table-cell office:value-type="float" office:value="0.990128" calcext:value-type="float">
            <text:p>0.990128</text:p>
          </table:table-cell>
          <table:table-cell office:value-type="float" office:value="0.987095" calcext:value-type="float">
            <text:p>0.987095</text:p>
          </table:table-cell>
          <table:table-cell office:value-type="float" office:value="0.990274" calcext:value-type="float">
            <text:p>0.990274</text:p>
          </table:table-cell>
          <table:table-cell office:value-type="float" office:value="0.987238" calcext:value-type="float">
            <text:p>0.987238</text:p>
          </table:table-cell>
          <table:table-cell table:number-columns-repeated="4"/>
        </table:table-row>
        <table:table-row table:style-name="ro1">
          <table:table-cell office:value-type="float" office:value="4933.33" calcext:value-type="float">
            <text:p>4933.33</text:p>
          </table:table-cell>
          <table:table-cell office:value-type="float" office:value="0.992417" calcext:value-type="float">
            <text:p>0.992417</text:p>
          </table:table-cell>
          <table:table-cell office:value-type="float" office:value="0.993149" calcext:value-type="float">
            <text:p>0.993149</text:p>
          </table:table-cell>
          <table:table-cell office:value-type="float" office:value="0.990133" calcext:value-type="float">
            <text:p>0.990133</text:p>
          </table:table-cell>
          <table:table-cell office:value-type="float" office:value="0.98711" calcext:value-type="float">
            <text:p>0.98711</text:p>
          </table:table-cell>
          <table:table-cell office:value-type="float" office:value="0.990283" calcext:value-type="float">
            <text:p>0.990283</text:p>
          </table:table-cell>
          <table:table-cell office:value-type="float" office:value="0.987256" calcext:value-type="float">
            <text:p>0.987256</text:p>
          </table:table-cell>
          <table:table-cell table:number-columns-repeated="4"/>
        </table:table-row>
        <table:table-row table:style-name="ro1">
          <table:table-cell office:value-type="float" office:value="4966.67" calcext:value-type="float">
            <text:p>4966.67</text:p>
          </table:table-cell>
          <table:table-cell office:value-type="float" office:value="0.992074" calcext:value-type="float">
            <text:p>0.992074</text:p>
          </table:table-cell>
          <table:table-cell office:value-type="float" office:value="0.992602" calcext:value-type="float">
            <text:p>0.992602</text:p>
          </table:table-cell>
          <table:table-cell office:value-type="float" office:value="0.990134" calcext:value-type="float">
            <text:p>0.990134</text:p>
          </table:table-cell>
          <table:table-cell office:value-type="float" office:value="0.987121" calcext:value-type="float">
            <text:p>0.987121</text:p>
          </table:table-cell>
          <table:table-cell office:value-type="float" office:value="0.990287" calcext:value-type="float">
            <text:p>0.990287</text:p>
          </table:table-cell>
          <table:table-cell office:value-type="float" office:value="0.987269" calcext:value-type="float">
            <text:p>0.98726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991848" calcext:value-type="float">
            <text:p>0.991848</text:p>
          </table:table-cell>
          <table:table-cell office:value-type="float" office:value="0.992584" calcext:value-type="float">
            <text:p>0.992584</text:p>
          </table:table-cell>
          <table:table-cell office:value-type="float" office:value="0.990134" calcext:value-type="float">
            <text:p>0.990134</text:p>
          </table:table-cell>
          <table:table-cell office:value-type="float" office:value="0.987129" calcext:value-type="float">
            <text:p>0.987129</text:p>
          </table:table-cell>
          <table:table-cell office:value-type="float" office:value="0.99029" calcext:value-type="float">
            <text:p>0.99029</text:p>
          </table:table-cell>
          <table:table-cell office:value-type="float" office:value="0.98728" calcext:value-type="float">
            <text:p>0.98728</text:p>
          </table:table-cell>
          <table:table-cell table:number-columns-repeated="4"/>
        </table:table-row>
        <table:table-row table:style-name="ro1">
          <table:table-cell office:value-type="float" office:value="5033.33" calcext:value-type="float">
            <text:p>5033.33</text:p>
          </table:table-cell>
          <table:table-cell office:value-type="float" office:value="0.992149" calcext:value-type="float">
            <text:p>0.992149</text:p>
          </table:table-cell>
          <table:table-cell office:value-type="float" office:value="0.992245" calcext:value-type="float">
            <text:p>0.992245</text:p>
          </table:table-cell>
          <table:table-cell office:value-type="float" office:value="0.990136" calcext:value-type="float">
            <text:p>0.990136</text:p>
          </table:table-cell>
          <table:table-cell office:value-type="float" office:value="0.98714" calcext:value-type="float">
            <text:p>0.98714</text:p>
          </table:table-cell>
          <table:table-cell office:value-type="float" office:value="0.990292" calcext:value-type="float">
            <text:p>0.990292</text:p>
          </table:table-cell>
          <table:table-cell office:value-type="float" office:value="0.987291" calcext:value-type="float">
            <text:p>0.987291</text:p>
          </table:table-cell>
          <table:table-cell table:number-columns-repeated="4"/>
        </table:table-row>
        <table:table-row table:style-name="ro1">
          <table:table-cell office:value-type="float" office:value="5066.67" calcext:value-type="float">
            <text:p>5066.67</text:p>
          </table:table-cell>
          <table:table-cell office:value-type="float" office:value="0.992679" calcext:value-type="float">
            <text:p>0.992679</text:p>
          </table:table-cell>
          <table:table-cell office:value-type="float" office:value="0.99248" calcext:value-type="float">
            <text:p>0.99248</text:p>
          </table:table-cell>
          <table:table-cell office:value-type="float" office:value="0.990138" calcext:value-type="float">
            <text:p>0.990138</text:p>
          </table:table-cell>
          <table:table-cell office:value-type="float" office:value="0.987191" calcext:value-type="float">
            <text:p>0.987191</text:p>
          </table:table-cell>
          <table:table-cell office:value-type="float" office:value="0.990293" calcext:value-type="float">
            <text:p>0.990293</text:p>
          </table:table-cell>
          <table:table-cell office:value-type="float" office:value="0.987342" calcext:value-type="float">
            <text:p>0.987342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992886" calcext:value-type="float">
            <text:p>0.992886</text:p>
          </table:table-cell>
          <table:table-cell office:value-type="float" office:value="0.992334" calcext:value-type="float">
            <text:p>0.992334</text:p>
          </table:table-cell>
          <table:table-cell office:value-type="float" office:value="0.990147" calcext:value-type="float">
            <text:p>0.990147</text:p>
          </table:table-cell>
          <table:table-cell office:value-type="float" office:value="0.98721" calcext:value-type="float">
            <text:p>0.98721</text:p>
          </table:table-cell>
          <table:table-cell office:value-type="float" office:value="0.990297" calcext:value-type="float">
            <text:p>0.990297</text:p>
          </table:table-cell>
          <table:table-cell office:value-type="float" office:value="0.987356" calcext:value-type="float">
            <text:p>0.987356</text:p>
          </table:table-cell>
          <table:table-cell table:number-columns-repeated="4"/>
        </table:table-row>
        <table:table-row table:style-name="ro1">
          <table:table-cell office:value-type="float" office:value="5133.33" calcext:value-type="float">
            <text:p>5133.33</text:p>
          </table:table-cell>
          <table:table-cell office:value-type="float" office:value="0.992107" calcext:value-type="float">
            <text:p>0.992107</text:p>
          </table:table-cell>
          <table:table-cell office:value-type="float" office:value="0.992544" calcext:value-type="float">
            <text:p>0.992544</text:p>
          </table:table-cell>
          <table:table-cell office:value-type="float" office:value="0.990149" calcext:value-type="float">
            <text:p>0.990149</text:p>
          </table:table-cell>
          <table:table-cell office:value-type="float" office:value="0.987221" calcext:value-type="float">
            <text:p>0.987221</text:p>
          </table:table-cell>
          <table:table-cell office:value-type="float" office:value="0.990301" calcext:value-type="float">
            <text:p>0.990301</text:p>
          </table:table-cell>
          <table:table-cell office:value-type="float" office:value="0.987368" calcext:value-type="float">
            <text:p>0.987368</text:p>
          </table:table-cell>
          <table:table-cell table:number-columns-repeated="4"/>
        </table:table-row>
        <table:table-row table:style-name="ro1">
          <table:table-cell office:value-type="float" office:value="5166.67" calcext:value-type="float">
            <text:p>5166.67</text:p>
          </table:table-cell>
          <table:table-cell office:value-type="float" office:value="0.992112" calcext:value-type="float">
            <text:p>0.992112</text:p>
          </table:table-cell>
          <table:table-cell office:value-type="float" office:value="0.992624" calcext:value-type="float">
            <text:p>0.992624</text:p>
          </table:table-cell>
          <table:table-cell office:value-type="float" office:value="0.990125" calcext:value-type="float">
            <text:p>0.990125</text:p>
          </table:table-cell>
          <table:table-cell office:value-type="float" office:value="0.987234" calcext:value-type="float">
            <text:p>0.987234</text:p>
          </table:table-cell>
          <table:table-cell office:value-type="float" office:value="0.990277" calcext:value-type="float">
            <text:p>0.990277</text:p>
          </table:table-cell>
          <table:table-cell office:value-type="float" office:value="0.987382" calcext:value-type="float">
            <text:p>0.987382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992059" calcext:value-type="float">
            <text:p>0.992059</text:p>
          </table:table-cell>
          <table:table-cell office:value-type="float" office:value="0.993319" calcext:value-type="float">
            <text:p>0.993319</text:p>
          </table:table-cell>
          <table:table-cell office:value-type="float" office:value="0.99011" calcext:value-type="float">
            <text:p>0.99011</text:p>
          </table:table-cell>
          <table:table-cell office:value-type="float" office:value="0.987221" calcext:value-type="float">
            <text:p>0.987221</text:p>
          </table:table-cell>
          <table:table-cell office:value-type="float" office:value="0.990267" calcext:value-type="float">
            <text:p>0.990267</text:p>
          </table:table-cell>
          <table:table-cell office:value-type="float" office:value="0.987373" calcext:value-type="float">
            <text:p>0.987373</text:p>
          </table:table-cell>
          <table:table-cell table:number-columns-repeated="4"/>
        </table:table-row>
        <table:table-row table:style-name="ro1">
          <table:table-cell office:value-type="float" office:value="5233.33" calcext:value-type="float">
            <text:p>5233.33</text:p>
          </table:table-cell>
          <table:table-cell office:value-type="float" office:value="0.992055" calcext:value-type="float">
            <text:p>0.992055</text:p>
          </table:table-cell>
          <table:table-cell office:value-type="float" office:value="0.993539" calcext:value-type="float">
            <text:p>0.993539</text:p>
          </table:table-cell>
          <table:table-cell office:value-type="float" office:value="0.990112" calcext:value-type="float">
            <text:p>0.990112</text:p>
          </table:table-cell>
          <table:table-cell office:value-type="float" office:value="0.987231" calcext:value-type="float">
            <text:p>0.987231</text:p>
          </table:table-cell>
          <table:table-cell office:value-type="float" office:value="0.990278" calcext:value-type="float">
            <text:p>0.990278</text:p>
          </table:table-cell>
          <table:table-cell office:value-type="float" office:value="0.987392" calcext:value-type="float">
            <text:p>0.987392</text:p>
          </table:table-cell>
          <table:table-cell table:number-columns-repeated="4"/>
        </table:table-row>
        <table:table-row table:style-name="ro1">
          <table:table-cell office:value-type="float" office:value="5266.67" calcext:value-type="float">
            <text:p>5266.67</text:p>
          </table:table-cell>
          <table:table-cell office:value-type="float" office:value="0.992064" calcext:value-type="float">
            <text:p>0.992064</text:p>
          </table:table-cell>
          <table:table-cell office:value-type="float" office:value="0.992863" calcext:value-type="float">
            <text:p>0.992863</text:p>
          </table:table-cell>
          <table:table-cell office:value-type="float" office:value="0.990083" calcext:value-type="float">
            <text:p>0.990083</text:p>
          </table:table-cell>
          <table:table-cell office:value-type="float" office:value="0.987195" calcext:value-type="float">
            <text:p>0.987195</text:p>
          </table:table-cell>
          <table:table-cell office:value-type="float" office:value="0.990256" calcext:value-type="float">
            <text:p>0.990256</text:p>
          </table:table-cell>
          <table:table-cell office:value-type="float" office:value="0.987362" calcext:value-type="float">
            <text:p>0.987362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992058" calcext:value-type="float">
            <text:p>0.992058</text:p>
          </table:table-cell>
          <table:table-cell office:value-type="float" office:value="0.992414" calcext:value-type="float">
            <text:p>0.992414</text:p>
          </table:table-cell>
          <table:table-cell office:value-type="float" office:value="0.990071" calcext:value-type="float">
            <text:p>0.990071</text:p>
          </table:table-cell>
          <table:table-cell office:value-type="float" office:value="0.987183" calcext:value-type="float">
            <text:p>0.987183</text:p>
          </table:table-cell>
          <table:table-cell office:value-type="float" office:value="0.990245" calcext:value-type="float">
            <text:p>0.990245</text:p>
          </table:table-cell>
          <table:table-cell office:value-type="float" office:value="0.987352" calcext:value-type="float">
            <text:p>0.987352</text:p>
          </table:table-cell>
          <table:table-cell table:number-columns-repeated="4"/>
        </table:table-row>
        <table:table-row table:style-name="ro1">
          <table:table-cell office:value-type="float" office:value="5333.33" calcext:value-type="float">
            <text:p>5333.33</text:p>
          </table:table-cell>
          <table:table-cell office:value-type="float" office:value="0.991246" calcext:value-type="float">
            <text:p>0.991246</text:p>
          </table:table-cell>
          <table:table-cell office:value-type="float" office:value="0.992697" calcext:value-type="float">
            <text:p>0.992697</text:p>
          </table:table-cell>
          <table:table-cell office:value-type="float" office:value="0.990066" calcext:value-type="float">
            <text:p>0.990066</text:p>
          </table:table-cell>
          <table:table-cell office:value-type="float" office:value="0.987184" calcext:value-type="float">
            <text:p>0.987184</text:p>
          </table:table-cell>
          <table:table-cell office:value-type="float" office:value="0.990248" calcext:value-type="float">
            <text:p>0.990248</text:p>
          </table:table-cell>
          <table:table-cell office:value-type="float" office:value="0.98736" calcext:value-type="float">
            <text:p>0.98736</text:p>
          </table:table-cell>
          <table:table-cell table:number-columns-repeated="4"/>
        </table:table-row>
        <table:table-row table:style-name="ro1">
          <table:table-cell office:value-type="float" office:value="5366.67" calcext:value-type="float">
            <text:p>5366.67</text:p>
          </table:table-cell>
          <table:table-cell office:value-type="float" office:value="0.990913" calcext:value-type="float">
            <text:p>0.990913</text:p>
          </table:table-cell>
          <table:table-cell office:value-type="float" office:value="0.992339" calcext:value-type="float">
            <text:p>0.992339</text:p>
          </table:table-cell>
          <table:table-cell office:value-type="float" office:value="0.990029" calcext:value-type="float">
            <text:p>0.990029</text:p>
          </table:table-cell>
          <table:table-cell office:value-type="float" office:value="0.987134" calcext:value-type="float">
            <text:p>0.987134</text:p>
          </table:table-cell>
          <table:table-cell office:value-type="float" office:value="0.990216" calcext:value-type="float">
            <text:p>0.990216</text:p>
          </table:table-cell>
          <table:table-cell office:value-type="float" office:value="0.987315" calcext:value-type="float">
            <text:p>0.987315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99191" calcext:value-type="float">
            <text:p>0.99191</text:p>
          </table:table-cell>
          <table:table-cell office:value-type="float" office:value="0.99294" calcext:value-type="float">
            <text:p>0.99294</text:p>
          </table:table-cell>
          <table:table-cell office:value-type="float" office:value="0.990015" calcext:value-type="float">
            <text:p>0.990015</text:p>
          </table:table-cell>
          <table:table-cell office:value-type="float" office:value="0.98712" calcext:value-type="float">
            <text:p>0.98712</text:p>
          </table:table-cell>
          <table:table-cell office:value-type="float" office:value="0.990207" calcext:value-type="float">
            <text:p>0.990207</text:p>
          </table:table-cell>
          <table:table-cell office:value-type="float" office:value="0.987305" calcext:value-type="float">
            <text:p>0.987305</text:p>
          </table:table-cell>
          <table:table-cell table:number-columns-repeated="4"/>
        </table:table-row>
        <table:table-row table:style-name="ro1">
          <table:table-cell office:value-type="float" office:value="5433.33" calcext:value-type="float">
            <text:p>5433.33</text:p>
          </table:table-cell>
          <table:table-cell office:value-type="float" office:value="0.991878" calcext:value-type="float">
            <text:p>0.991878</text:p>
          </table:table-cell>
          <table:table-cell office:value-type="float" office:value="0.993135" calcext:value-type="float">
            <text:p>0.993135</text:p>
          </table:table-cell>
          <table:table-cell office:value-type="float" office:value="0.990017" calcext:value-type="float">
            <text:p>0.990017</text:p>
          </table:table-cell>
          <table:table-cell office:value-type="float" office:value="0.98713" calcext:value-type="float">
            <text:p>0.98713</text:p>
          </table:table-cell>
          <table:table-cell office:value-type="float" office:value="0.990215" calcext:value-type="float">
            <text:p>0.990215</text:p>
          </table:table-cell>
          <table:table-cell office:value-type="float" office:value="0.987321" calcext:value-type="float">
            <text:p>0.987321</text:p>
          </table:table-cell>
          <table:table-cell table:number-columns-repeated="4"/>
        </table:table-row>
        <table:table-row table:style-name="ro1">
          <table:table-cell office:value-type="float" office:value="5466.67" calcext:value-type="float">
            <text:p>5466.67</text:p>
          </table:table-cell>
          <table:table-cell office:value-type="float" office:value="0.991513" calcext:value-type="float">
            <text:p>0.991513</text:p>
          </table:table-cell>
          <table:table-cell office:value-type="float" office:value="0.992297" calcext:value-type="float">
            <text:p>0.992297</text:p>
          </table:table-cell>
          <table:table-cell office:value-type="float" office:value="0.989985" calcext:value-type="float">
            <text:p>0.989985</text:p>
          </table:table-cell>
          <table:table-cell office:value-type="float" office:value="0.987089" calcext:value-type="float">
            <text:p>0.987089</text:p>
          </table:table-cell>
          <table:table-cell office:value-type="float" office:value="0.990184" calcext:value-type="float">
            <text:p>0.990184</text:p>
          </table:table-cell>
          <table:table-cell office:value-type="float" office:value="0.987281" calcext:value-type="float">
            <text:p>0.987281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0.991883" calcext:value-type="float">
            <text:p>0.991883</text:p>
          </table:table-cell>
          <table:table-cell office:value-type="float" office:value="0.989966" calcext:value-type="float">
            <text:p>0.989966</text:p>
          </table:table-cell>
          <table:table-cell office:value-type="float" office:value="0.98707" calcext:value-type="float">
            <text:p>0.98707</text:p>
          </table:table-cell>
          <table:table-cell office:value-type="float" office:value="0.990167" calcext:value-type="float">
            <text:p>0.990167</text:p>
          </table:table-cell>
          <table:table-cell office:value-type="float" office:value="0.987263" calcext:value-type="float">
            <text:p>0.987263</text:p>
          </table:table-cell>
          <table:table-cell table:number-columns-repeated="4"/>
        </table:table-row>
        <table:table-row table:style-name="ro1">
          <table:table-cell office:value-type="float" office:value="5533.33" calcext:value-type="float">
            <text:p>5533.33</text:p>
          </table:table-cell>
          <table:table-cell office:value-type="float" office:value="0.991803" calcext:value-type="float">
            <text:p>0.991803</text:p>
          </table:table-cell>
          <table:table-cell office:value-type="float" office:value="0.992404" calcext:value-type="float">
            <text:p>0.992404</text:p>
          </table:table-cell>
          <table:table-cell office:value-type="float" office:value="0.989967" calcext:value-type="float">
            <text:p>0.989967</text:p>
          </table:table-cell>
          <table:table-cell office:value-type="float" office:value="0.987079" calcext:value-type="float">
            <text:p>0.987079</text:p>
          </table:table-cell>
          <table:table-cell office:value-type="float" office:value="0.99017" calcext:value-type="float">
            <text:p>0.99017</text:p>
          </table:table-cell>
          <table:table-cell office:value-type="float" office:value="0.987275" calcext:value-type="float">
            <text:p>0.987275</text:p>
          </table:table-cell>
          <table:table-cell table:number-columns-repeated="4"/>
        </table:table-row>
        <table:table-row table:style-name="ro1">
          <table:table-cell office:value-type="float" office:value="5566.67" calcext:value-type="float">
            <text:p>5566.67</text:p>
          </table:table-cell>
          <table:table-cell office:value-type="float" office:value="0.99172" calcext:value-type="float">
            <text:p>0.99172</text:p>
          </table:table-cell>
          <table:table-cell office:value-type="float" office:value="0.992156" calcext:value-type="float">
            <text:p>0.992156</text:p>
          </table:table-cell>
          <table:table-cell office:value-type="float" office:value="0.989938" calcext:value-type="float">
            <text:p>0.989938</text:p>
          </table:table-cell>
          <table:table-cell office:value-type="float" office:value="0.987041" calcext:value-type="float">
            <text:p>0.987041</text:p>
          </table:table-cell>
          <table:table-cell office:value-type="float" office:value="0.990141" calcext:value-type="float">
            <text:p>0.990141</text:p>
          </table:table-cell>
          <table:table-cell office:value-type="float" office:value="0.987236" calcext:value-type="float">
            <text:p>0.987236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99133" calcext:value-type="float">
            <text:p>0.99133</text:p>
          </table:table-cell>
          <table:table-cell office:value-type="float" office:value="0.992688" calcext:value-type="float">
            <text:p>0.992688</text:p>
          </table:table-cell>
          <table:table-cell office:value-type="float" office:value="0.989919" calcext:value-type="float">
            <text:p>0.989919</text:p>
          </table:table-cell>
          <table:table-cell office:value-type="float" office:value="0.987021" calcext:value-type="float">
            <text:p>0.987021</text:p>
          </table:table-cell>
          <table:table-cell office:value-type="float" office:value="0.990133" calcext:value-type="float">
            <text:p>0.990133</text:p>
          </table:table-cell>
          <table:table-cell office:value-type="float" office:value="0.987226" calcext:value-type="float">
            <text:p>0.987226</text:p>
          </table:table-cell>
          <table:table-cell table:number-columns-repeated="4"/>
        </table:table-row>
        <table:table-row table:style-name="ro1">
          <table:table-cell office:value-type="float" office:value="5633.33" calcext:value-type="float">
            <text:p>5633.33</text:p>
          </table:table-cell>
          <table:table-cell office:value-type="float" office:value="0.991146" calcext:value-type="float">
            <text:p>0.991146</text:p>
          </table:table-cell>
          <table:table-cell office:value-type="float" office:value="0.99289" calcext:value-type="float">
            <text:p>0.99289</text:p>
          </table:table-cell>
          <table:table-cell office:value-type="float" office:value="0.989915" calcext:value-type="float">
            <text:p>0.989915</text:p>
          </table:table-cell>
          <table:table-cell office:value-type="float" office:value="0.987023" calcext:value-type="float">
            <text:p>0.987023</text:p>
          </table:table-cell>
          <table:table-cell office:value-type="float" office:value="0.990137" calcext:value-type="float">
            <text:p>0.990137</text:p>
          </table:table-cell>
          <table:table-cell office:value-type="float" office:value="0.987236" calcext:value-type="float">
            <text:p>0.987236</text:p>
          </table:table-cell>
          <table:table-cell table:number-columns-repeated="4"/>
        </table:table-row>
        <table:table-row table:style-name="ro1">
          <table:table-cell office:value-type="float" office:value="566.67" calcext:value-type="float">
            <text:p>566.67</text:p>
          </table:table-cell>
          <table:table-cell office:value-type="float" office:value="0.993782" calcext:value-type="float">
            <text:p>0.993782</text:p>
          </table:table-cell>
          <table:table-cell office:value-type="float" office:value="0.993963" calcext:value-type="float">
            <text:p>0.993963</text:p>
          </table:table-cell>
          <table:table-cell office:value-type="float" office:value="0.99292" calcext:value-type="float">
            <text:p>0.99292</text:p>
          </table:table-cell>
          <table:table-cell office:value-type="float" office:value="0.991056" calcext:value-type="float">
            <text:p>0.991056</text:p>
          </table:table-cell>
          <table:table-cell office:value-type="float" office:value="0.993153" calcext:value-type="float">
            <text:p>0.993153</text:p>
          </table:table-cell>
          <table:table-cell office:value-type="float" office:value="0.991273" calcext:value-type="float">
            <text:p>0.991273</text:p>
          </table:table-cell>
          <table:table-cell table:number-columns-repeated="4"/>
        </table:table-row>
        <table:table-row table:style-name="ro1">
          <table:table-cell office:value-type="float" office:value="5666.67" calcext:value-type="float">
            <text:p>5666.67</text:p>
          </table:table-cell>
          <table:table-cell office:value-type="float" office:value="0.990839" calcext:value-type="float">
            <text:p>0.990839</text:p>
          </table:table-cell>
          <table:table-cell office:value-type="float" office:value="0.992549" calcext:value-type="float">
            <text:p>0.992549</text:p>
          </table:table-cell>
          <table:table-cell office:value-type="float" office:value="0.989874" calcext:value-type="float">
            <text:p>0.989874</text:p>
          </table:table-cell>
          <table:table-cell office:value-type="float" office:value="0.986972" calcext:value-type="float">
            <text:p>0.986972</text:p>
          </table:table-cell>
          <table:table-cell office:value-type="float" office:value="0.990119" calcext:value-type="float">
            <text:p>0.990119</text:p>
          </table:table-cell>
          <table:table-cell office:value-type="float" office:value="0.987206" calcext:value-type="float">
            <text:p>0.987206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990795" calcext:value-type="float">
            <text:p>0.990795</text:p>
          </table:table-cell>
          <table:table-cell office:value-type="float" office:value="0.992587" calcext:value-type="float">
            <text:p>0.992587</text:p>
          </table:table-cell>
          <table:table-cell office:value-type="float" office:value="0.989849" calcext:value-type="float">
            <text:p>0.989849</text:p>
          </table:table-cell>
          <table:table-cell office:value-type="float" office:value="0.986945" calcext:value-type="float">
            <text:p>0.986945</text:p>
          </table:table-cell>
          <table:table-cell office:value-type="float" office:value="0.990103" calcext:value-type="float">
            <text:p>0.990103</text:p>
          </table:table-cell>
          <table:table-cell office:value-type="float" office:value="0.987187" calcext:value-type="float">
            <text:p>0.987187</text:p>
          </table:table-cell>
          <table:table-cell table:number-columns-repeated="4"/>
        </table:table-row>
        <table:table-row table:style-name="ro1">
          <table:table-cell office:value-type="float" office:value="5733.33" calcext:value-type="float">
            <text:p>5733.33</text:p>
          </table:table-cell>
          <table:table-cell office:value-type="float" office:value="0.99064" calcext:value-type="float">
            <text:p>0.99064</text:p>
          </table:table-cell>
          <table:table-cell office:value-type="float" office:value="0.992533" calcext:value-type="float">
            <text:p>0.992533</text:p>
          </table:table-cell>
          <table:table-cell office:value-type="float" office:value="0.989839" calcext:value-type="float">
            <text:p>0.989839</text:p>
          </table:table-cell>
          <table:table-cell office:value-type="float" office:value="0.98694" calcext:value-type="float">
            <text:p>0.98694</text:p>
          </table:table-cell>
          <table:table-cell office:value-type="float" office:value="0.990104" calcext:value-type="float">
            <text:p>0.990104</text:p>
          </table:table-cell>
          <table:table-cell office:value-type="float" office:value="0.987191" calcext:value-type="float">
            <text:p>0.987191</text:p>
          </table:table-cell>
          <table:table-cell table:number-columns-repeated="4"/>
        </table:table-row>
        <table:table-row table:style-name="ro1">
          <table:table-cell office:value-type="float" office:value="5766.67" calcext:value-type="float">
            <text:p>5766.67</text:p>
          </table:table-cell>
          <table:table-cell office:value-type="float" office:value="0.990669" calcext:value-type="float">
            <text:p>0.990669</text:p>
          </table:table-cell>
          <table:table-cell office:value-type="float" office:value="0.992432" calcext:value-type="float">
            <text:p>0.992432</text:p>
          </table:table-cell>
          <table:table-cell office:value-type="float" office:value="0.989795" calcext:value-type="float">
            <text:p>0.989795</text:p>
          </table:table-cell>
          <table:table-cell office:value-type="float" office:value="0.986888" calcext:value-type="float">
            <text:p>0.986888</text:p>
          </table:table-cell>
          <table:table-cell office:value-type="float" office:value="0.990071" calcext:value-type="float">
            <text:p>0.990071</text:p>
          </table:table-cell>
          <table:table-cell office:value-type="float" office:value="0.987149" calcext:value-type="float">
            <text:p>0.98714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99114" calcext:value-type="float">
            <text:p>0.99114</text:p>
          </table:table-cell>
          <table:table-cell office:value-type="float" office:value="0.992092" calcext:value-type="float">
            <text:p>0.992092</text:p>
          </table:table-cell>
          <table:table-cell office:value-type="float" office:value="0.989774" calcext:value-type="float">
            <text:p>0.989774</text:p>
          </table:table-cell>
          <table:table-cell office:value-type="float" office:value="0.986867" calcext:value-type="float">
            <text:p>0.986867</text:p>
          </table:table-cell>
          <table:table-cell office:value-type="float" office:value="0.990058" calcext:value-type="float">
            <text:p>0.990058</text:p>
          </table:table-cell>
          <table:table-cell office:value-type="float" office:value="0.987135" calcext:value-type="float">
            <text:p>0.987135</text:p>
          </table:table-cell>
          <table:table-cell table:number-columns-repeated="4"/>
        </table:table-row>
        <table:table-row table:style-name="ro1">
          <table:table-cell office:value-type="float" office:value="5833.33" calcext:value-type="float">
            <text:p>5833.33</text:p>
          </table:table-cell>
          <table:table-cell office:value-type="float" office:value="0.991219" calcext:value-type="float">
            <text:p>0.991219</text:p>
          </table:table-cell>
          <table:table-cell office:value-type="float" office:value="0.991885" calcext:value-type="float">
            <text:p>0.991885</text:p>
          </table:table-cell>
          <table:table-cell office:value-type="float" office:value="0.989772" calcext:value-type="float">
            <text:p>0.989772</text:p>
          </table:table-cell>
          <table:table-cell office:value-type="float" office:value="0.986872" calcext:value-type="float">
            <text:p>0.986872</text:p>
          </table:table-cell>
          <table:table-cell office:value-type="float" office:value="0.990057" calcext:value-type="float">
            <text:p>0.990057</text:p>
          </table:table-cell>
          <table:table-cell office:value-type="float" office:value="0.987142" calcext:value-type="float">
            <text:p>0.987142</text:p>
          </table:table-cell>
          <table:table-cell table:number-columns-repeated="4"/>
        </table:table-row>
        <table:table-row table:style-name="ro1">
          <table:table-cell office:value-type="float" office:value="5866.67" calcext:value-type="float">
            <text:p>5866.67</text:p>
          </table:table-cell>
          <table:table-cell office:value-type="float" office:value="0.991411" calcext:value-type="float">
            <text:p>0.991411</text:p>
          </table:table-cell>
          <table:table-cell office:value-type="float" office:value="0.991913" calcext:value-type="float">
            <text:p>0.991913</text:p>
          </table:table-cell>
          <table:table-cell office:value-type="float" office:value="0.989739" calcext:value-type="float">
            <text:p>0.989739</text:p>
          </table:table-cell>
          <table:table-cell office:value-type="float" office:value="0.986831" calcext:value-type="float">
            <text:p>0.986831</text:p>
          </table:table-cell>
          <table:table-cell office:value-type="float" office:value="0.990027" calcext:value-type="float">
            <text:p>0.990027</text:p>
          </table:table-cell>
          <table:table-cell office:value-type="float" office:value="0.987103" calcext:value-type="float">
            <text:p>0.987103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990936" calcext:value-type="float">
            <text:p>0.990936</text:p>
          </table:table-cell>
          <table:table-cell office:value-type="float" office:value="0.991908" calcext:value-type="float">
            <text:p>0.991908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0.986808" calcext:value-type="float">
            <text:p>0.986808</text:p>
          </table:table-cell>
          <table:table-cell office:value-type="float" office:value="0.990013" calcext:value-type="float">
            <text:p>0.990013</text:p>
          </table:table-cell>
          <table:table-cell office:value-type="float" office:value="0.987088" calcext:value-type="float">
            <text:p>0.987088</text:p>
          </table:table-cell>
          <table:table-cell table:number-columns-repeated="4"/>
        </table:table-row>
        <table:table-row table:style-name="ro1">
          <table:table-cell office:value-type="float" office:value="5933.33" calcext:value-type="float">
            <text:p>5933.33</text:p>
          </table:table-cell>
          <table:table-cell office:value-type="float" office:value="0.991121" calcext:value-type="float">
            <text:p>0.991121</text:p>
          </table:table-cell>
          <table:table-cell office:value-type="float" office:value="0.992038" calcext:value-type="float">
            <text:p>0.992038</text:p>
          </table:table-cell>
          <table:table-cell office:value-type="float" office:value="0.989714" calcext:value-type="float">
            <text:p>0.989714</text:p>
          </table:table-cell>
          <table:table-cell office:value-type="float" office:value="0.986812" calcext:value-type="float">
            <text:p>0.986812</text:p>
          </table:table-cell>
          <table:table-cell office:value-type="float" office:value="0.990014" calcext:value-type="float">
            <text:p>0.990014</text:p>
          </table:table-cell>
          <table:table-cell office:value-type="float" office:value="0.987095" calcext:value-type="float">
            <text:p>0.987095</text:p>
          </table:table-cell>
          <table:table-cell table:number-columns-repeated="4"/>
        </table:table-row>
        <table:table-row table:style-name="ro1">
          <table:table-cell office:value-type="float" office:value="5966.67" calcext:value-type="float">
            <text:p>5966.67</text:p>
          </table:table-cell>
          <table:table-cell office:value-type="float" office:value="0.991254" calcext:value-type="float">
            <text:p>0.991254</text:p>
          </table:table-cell>
          <table:table-cell office:value-type="float" office:value="0.992252" calcext:value-type="float">
            <text:p>0.992252</text:p>
          </table:table-cell>
          <table:table-cell office:value-type="float" office:value="0.989678" calcext:value-type="float">
            <text:p>0.989678</text:p>
          </table:table-cell>
          <table:table-cell office:value-type="float" office:value="0.98677" calcext:value-type="float">
            <text:p>0.98677</text:p>
          </table:table-cell>
          <table:table-cell office:value-type="float" office:value="0.989987" calcext:value-type="float">
            <text:p>0.989987</text:p>
          </table:table-cell>
          <table:table-cell office:value-type="float" office:value="0.987061" calcext:value-type="float">
            <text:p>0.987061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993597" calcext:value-type="float">
            <text:p>0.993597</text:p>
          </table:table-cell>
          <table:table-cell office:value-type="float" office:value="0.992904" calcext:value-type="float">
            <text:p>0.992904</text:p>
          </table:table-cell>
          <table:table-cell office:value-type="float" office:value="0.991085" calcext:value-type="float">
            <text:p>0.991085</text:p>
          </table:table-cell>
          <table:table-cell office:value-type="float" office:value="0.993111" calcext:value-type="float">
            <text:p>0.993111</text:p>
          </table:table-cell>
          <table:table-cell office:value-type="float" office:value="0.991278" calcext:value-type="float">
            <text:p>0.991278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9133" calcext:value-type="float">
            <text:p>0.99133</text:p>
          </table:table-cell>
          <table:table-cell office:value-type="float" office:value="0.992449" calcext:value-type="float">
            <text:p>0.992449</text:p>
          </table:table-cell>
          <table:table-cell office:value-type="float" office:value="0.98966" calcext:value-type="float">
            <text:p>0.98966</text:p>
          </table:table-cell>
          <table:table-cell office:value-type="float" office:value="0.986753" calcext:value-type="float">
            <text:p>0.986753</text:p>
          </table:table-cell>
          <table:table-cell office:value-type="float" office:value="0.989974" calcext:value-type="float">
            <text:p>0.989974</text:p>
          </table:table-cell>
          <table:table-cell office:value-type="float" office:value="0.987048" calcext:value-type="float">
            <text:p>0.987048</text:p>
          </table:table-cell>
          <table:table-cell table:number-columns-repeated="4"/>
        </table:table-row>
        <table:table-row table:style-name="ro1">
          <table:table-cell office:value-type="float" office:value="6033.33" calcext:value-type="float">
            <text:p>6033.33</text:p>
          </table:table-cell>
          <table:table-cell office:value-type="float" office:value="0.991463" calcext:value-type="float">
            <text:p>0.991463</text:p>
          </table:table-cell>
          <table:table-cell office:value-type="float" office:value="0.992316" calcext:value-type="float">
            <text:p>0.992316</text:p>
          </table:table-cell>
          <table:table-cell office:value-type="float" office:value="0.989661" calcext:value-type="float">
            <text:p>0.989661</text:p>
          </table:table-cell>
          <table:table-cell office:value-type="float" office:value="0.986762" calcext:value-type="float">
            <text:p>0.986762</text:p>
          </table:table-cell>
          <table:table-cell office:value-type="float" office:value="0.989978" calcext:value-type="float">
            <text:p>0.989978</text:p>
          </table:table-cell>
          <table:table-cell office:value-type="float" office:value="0.98706" calcext:value-type="float">
            <text:p>0.98706</text:p>
          </table:table-cell>
          <table:table-cell table:number-columns-repeated="4"/>
        </table:table-row>
        <table:table-row table:style-name="ro1">
          <table:table-cell office:value-type="float" office:value="6066.67" calcext:value-type="float">
            <text:p>6066.67</text:p>
          </table:table-cell>
          <table:table-cell office:value-type="float" office:value="0.991827" calcext:value-type="float">
            <text:p>0.991827</text:p>
          </table:table-cell>
          <table:table-cell office:value-type="float" office:value="0.991781" calcext:value-type="float">
            <text:p>0.991781</text:p>
          </table:table-cell>
          <table:table-cell office:value-type="float" office:value="0.989631" calcext:value-type="float">
            <text:p>0.989631</text:p>
          </table:table-cell>
          <table:table-cell office:value-type="float" office:value="0.986727" calcext:value-type="float">
            <text:p>0.986727</text:p>
          </table:table-cell>
          <table:table-cell office:value-type="float" office:value="0.989949" calcext:value-type="float">
            <text:p>0.989949</text:p>
          </table:table-cell>
          <table:table-cell office:value-type="float" office:value="0.987026" calcext:value-type="float">
            <text:p>0.987026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1896" calcext:value-type="float">
            <text:p>0.991896</text:p>
          </table:table-cell>
          <table:table-cell office:value-type="float" office:value="0.989617" calcext:value-type="float">
            <text:p>0.989617</text:p>
          </table:table-cell>
          <table:table-cell office:value-type="float" office:value="0.986714" calcext:value-type="float">
            <text:p>0.986714</text:p>
          </table:table-cell>
          <table:table-cell office:value-type="float" office:value="0.989937" calcext:value-type="float">
            <text:p>0.989937</text:p>
          </table:table-cell>
          <table:table-cell office:value-type="float" office:value="0.987014" calcext:value-type="float">
            <text:p>0.987014</text:p>
          </table:table-cell>
          <table:table-cell table:number-columns-repeated="4"/>
        </table:table-row>
        <table:table-row table:style-name="ro1">
          <table:table-cell office:value-type="float" office:value="6133.33" calcext:value-type="float">
            <text:p>6133.33</text:p>
          </table:table-cell>
          <table:table-cell office:value-type="float" office:value="0.991777" calcext:value-type="float">
            <text:p>0.991777</text:p>
          </table:table-cell>
          <table:table-cell office:value-type="float" office:value="0.992516" calcext:value-type="float">
            <text:p>0.992516</text:p>
          </table:table-cell>
          <table:table-cell office:value-type="float" office:value="0.989621" calcext:value-type="float">
            <text:p>0.989621</text:p>
          </table:table-cell>
          <table:table-cell office:value-type="float" office:value="0.986727" calcext:value-type="float">
            <text:p>0.986727</text:p>
          </table:table-cell>
          <table:table-cell office:value-type="float" office:value="0.989943" calcext:value-type="float">
            <text:p>0.989943</text:p>
          </table:table-cell>
          <table:table-cell office:value-type="float" office:value="0.987029" calcext:value-type="float">
            <text:p>0.987029</text:p>
          </table:table-cell>
          <table:table-cell table:number-columns-repeated="4"/>
        </table:table-row>
        <table:table-row table:style-name="ro1">
          <table:table-cell office:value-type="float" office:value="6166.67" calcext:value-type="float">
            <text:p>6166.67</text:p>
          </table:table-cell>
          <table:table-cell office:value-type="float" office:value="0.991987" calcext:value-type="float">
            <text:p>0.991987</text:p>
          </table:table-cell>
          <table:table-cell office:value-type="float" office:value="0.992632" calcext:value-type="float">
            <text:p>0.992632</text:p>
          </table:table-cell>
          <table:table-cell office:value-type="float" office:value="0.989596" calcext:value-type="float">
            <text:p>0.989596</text:p>
          </table:table-cell>
          <table:table-cell office:value-type="float" office:value="0.986695" calcext:value-type="float">
            <text:p>0.986695</text:p>
          </table:table-cell>
          <table:table-cell office:value-type="float" office:value="0.989923" calcext:value-type="float">
            <text:p>0.989923</text:p>
          </table:table-cell>
          <table:table-cell office:value-type="float" office:value="0.987001" calcext:value-type="float">
            <text:p>0.987001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991976" calcext:value-type="float">
            <text:p>0.991976</text:p>
          </table:table-cell>
          <table:table-cell office:value-type="float" office:value="0.991909" calcext:value-type="float">
            <text:p>0.991909</text:p>
          </table:table-cell>
          <table:table-cell office:value-type="float" office:value="0.989586" calcext:value-type="float">
            <text:p>0.989586</text:p>
          </table:table-cell>
          <table:table-cell office:value-type="float" office:value="0.986686" calcext:value-type="float">
            <text:p>0.986686</text:p>
          </table:table-cell>
          <table:table-cell office:value-type="float" office:value="0.989912" calcext:value-type="float">
            <text:p>0.989912</text:p>
          </table:table-cell>
          <table:table-cell office:value-type="float" office:value="0.986992" calcext:value-type="float">
            <text:p>0.986992</text:p>
          </table:table-cell>
          <table:table-cell table:number-columns-repeated="4"/>
        </table:table-row>
        <table:table-row table:style-name="ro1">
          <table:table-cell office:value-type="float" office:value="6233.33" calcext:value-type="float">
            <text:p>6233.33</text:p>
          </table:table-cell>
          <table:table-cell office:value-type="float" office:value="0.99198" calcext:value-type="float">
            <text:p>0.99198</text:p>
          </table:table-cell>
          <table:table-cell office:value-type="float" office:value="0.992075" calcext:value-type="float">
            <text:p>0.992075</text:p>
          </table:table-cell>
          <table:table-cell office:value-type="float" office:value="0.989592" calcext:value-type="float">
            <text:p>0.989592</text:p>
          </table:table-cell>
          <table:table-cell office:value-type="float" office:value="0.986702" calcext:value-type="float">
            <text:p>0.986702</text:p>
          </table:table-cell>
          <table:table-cell office:value-type="float" office:value="0.989917" calcext:value-type="float">
            <text:p>0.989917</text:p>
          </table:table-cell>
          <table:table-cell office:value-type="float" office:value="0.987006" calcext:value-type="float">
            <text:p>0.987006</text:p>
          </table:table-cell>
          <table:table-cell table:number-columns-repeated="4"/>
        </table:table-row>
        <table:table-row table:style-name="ro1">
          <table:table-cell office:value-type="float" office:value="6266.67" calcext:value-type="float">
            <text:p>6266.67</text:p>
          </table:table-cell>
          <table:table-cell office:value-type="float" office:value="0.991582" calcext:value-type="float">
            <text:p>0.991582</text:p>
          </table:table-cell>
          <table:table-cell office:value-type="float" office:value="0.992092" calcext:value-type="float">
            <text:p>0.992092</text:p>
          </table:table-cell>
          <table:table-cell office:value-type="float" office:value="0.989564" calcext:value-type="float">
            <text:p>0.989564</text:p>
          </table:table-cell>
          <table:table-cell office:value-type="float" office:value="0.986666" calcext:value-type="float">
            <text:p>0.986666</text:p>
          </table:table-cell>
          <table:table-cell office:value-type="float" office:value="0.989887" calcext:value-type="float">
            <text:p>0.989887</text:p>
          </table:table-cell>
          <table:table-cell office:value-type="float" office:value="0.986968" calcext:value-type="float">
            <text:p>0.986968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991631" calcext:value-type="float">
            <text:p>0.991631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989549" calcext:value-type="float">
            <text:p>0.989549</text:p>
          </table:table-cell>
          <table:table-cell office:value-type="float" office:value="0.986654" calcext:value-type="float">
            <text:p>0.986654</text:p>
          </table:table-cell>
          <table:table-cell office:value-type="float" office:value="0.989878" calcext:value-type="float">
            <text:p>0.989878</text:p>
          </table:table-cell>
          <table:table-cell office:value-type="float" office:value="0.986962" calcext:value-type="float">
            <text:p>0.986962</text:p>
          </table:table-cell>
          <table:table-cell table:number-columns-repeated="4"/>
        </table:table-row>
        <table:table-row table:style-name="ro1">
          <table:table-cell office:value-type="float" office:value="633.33" calcext:value-type="float">
            <text:p>633.33</text:p>
          </table:table-cell>
          <table:table-cell office:value-type="float" office:value="0.994319" calcext:value-type="float">
            <text:p>0.994319</text:p>
          </table:table-cell>
          <table:table-cell office:value-type="float" office:value="0.993359" calcext:value-type="float">
            <text:p>0.993359</text:p>
          </table:table-cell>
          <table:table-cell office:value-type="float" office:value="0.992932" calcext:value-type="float">
            <text:p>0.992932</text:p>
          </table:table-cell>
          <table:table-cell office:value-type="float" office:value="0.991165" calcext:value-type="float">
            <text:p>0.991165</text:p>
          </table:table-cell>
          <table:table-cell office:value-type="float" office:value="0.993076" calcext:value-type="float">
            <text:p>0.993076</text:p>
          </table:table-cell>
          <table:table-cell office:value-type="float" office:value="0.991302" calcext:value-type="float">
            <text:p>0.991302</text:p>
          </table:table-cell>
          <table:table-cell table:number-columns-repeated="4"/>
        </table:table-row>
        <table:table-row table:style-name="ro1">
          <table:table-cell office:value-type="float" office:value="6333.33" calcext:value-type="float">
            <text:p>6333.33</text:p>
          </table:table-cell>
          <table:table-cell office:value-type="float" office:value="0.974465" calcext:value-type="float">
            <text:p>0.974465</text:p>
          </table:table-cell>
          <table:table-cell office:value-type="float" office:value="0.98757" calcext:value-type="float">
            <text:p>0.98757</text:p>
          </table:table-cell>
          <table:table-cell office:value-type="float" office:value="0.989089" calcext:value-type="float">
            <text:p>0.989089</text:p>
          </table:table-cell>
          <table:table-cell office:value-type="float" office:value="0.985854" calcext:value-type="float">
            <text:p>0.985854</text:p>
          </table:table-cell>
          <table:table-cell office:value-type="float" office:value="0.989495" calcext:value-type="float">
            <text:p>0.989495</text:p>
          </table:table-cell>
          <table:table-cell office:value-type="float" office:value="0.986231" calcext:value-type="float">
            <text:p>0.986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66.67" calcext:value-type="float">
            <text:p>6366.67</text:p>
          </table:table-cell>
          <table:table-cell office:value-type="float" office:value="0.974308" calcext:value-type="float">
            <text:p>0.974308</text:p>
          </table:table-cell>
          <table:table-cell office:value-type="float" office:value="0.987845" calcext:value-type="float">
            <text:p>0.987845</text:p>
          </table:table-cell>
          <table:table-cell office:value-type="float" office:value="0.988623" calcext:value-type="float">
            <text:p>0.988623</text:p>
          </table:table-cell>
          <table:table-cell office:value-type="float" office:value="0.985066" calcext:value-type="float">
            <text:p>0.985066</text:p>
          </table:table-cell>
          <table:table-cell office:value-type="float" office:value="0.989117" calcext:value-type="float">
            <text:p>0.989117</text:p>
          </table:table-cell>
          <table:table-cell office:value-type="float" office:value="0.98552" calcext:value-type="float">
            <text:p>0.98552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976168" calcext:value-type="float">
            <text:p>0.976168</text:p>
          </table:table-cell>
          <table:table-cell office:value-type="float" office:value="0.988455" calcext:value-type="float">
            <text:p>0.988455</text:p>
          </table:table-cell>
          <table:table-cell office:value-type="float" office:value="0.988275" calcext:value-type="float">
            <text:p>0.988275</text:p>
          </table:table-cell>
          <table:table-cell office:value-type="float" office:value="0.984488" calcext:value-type="float">
            <text:p>0.984488</text:p>
          </table:table-cell>
          <table:table-cell office:value-type="float" office:value="0.988839" calcext:value-type="float">
            <text:p>0.988839</text:p>
          </table:table-cell>
          <table:table-cell office:value-type="float" office:value="0.985003" calcext:value-type="float">
            <text:p>0.985003</text:p>
          </table:table-cell>
          <table:table-cell table:number-columns-repeated="4"/>
        </table:table-row>
        <table:table-row table:style-name="ro1">
          <table:table-cell office:value-type="float" office:value="6433.33" calcext:value-type="float">
            <text:p>6433.33</text:p>
          </table:table-cell>
          <table:table-cell office:value-type="float" office:value="0.97692" calcext:value-type="float">
            <text:p>0.97692</text:p>
          </table:table-cell>
          <table:table-cell office:value-type="float" office:value="0.988367" calcext:value-type="float">
            <text:p>0.988367</text:p>
          </table:table-cell>
          <table:table-cell office:value-type="float" office:value="0.98799" calcext:value-type="float">
            <text:p>0.98799</text:p>
          </table:table-cell>
          <table:table-cell office:value-type="float" office:value="0.98402" calcext:value-type="float">
            <text:p>0.98402</text:p>
          </table:table-cell>
          <table:table-cell office:value-type="float" office:value="0.988617" calcext:value-type="float">
            <text:p>0.988617</text:p>
          </table:table-cell>
          <table:table-cell office:value-type="float" office:value="0.984588" calcext:value-type="float">
            <text:p>0.984588</text:p>
          </table:table-cell>
          <table:table-cell table:number-columns-repeated="4"/>
        </table:table-row>
        <table:table-row table:style-name="ro1">
          <table:table-cell office:value-type="float" office:value="6466.67" calcext:value-type="float">
            <text:p>6466.67</text:p>
          </table:table-cell>
          <table:table-cell office:value-type="float" office:value="0.990013" calcext:value-type="float">
            <text:p>0.990013</text:p>
          </table:table-cell>
          <table:table-cell office:value-type="float" office:value="0.991252" calcext:value-type="float">
            <text:p>0.991252</text:p>
          </table:table-cell>
          <table:table-cell office:value-type="float" office:value="0.98794" calcext:value-type="float">
            <text:p>0.98794</text:p>
          </table:table-cell>
          <table:table-cell office:value-type="float" office:value="0.983961" calcext:value-type="float">
            <text:p>0.983961</text:p>
          </table:table-cell>
          <table:table-cell office:value-type="float" office:value="0.988574" calcext:value-type="float">
            <text:p>0.988574</text:p>
          </table:table-cell>
          <table:table-cell office:value-type="float" office:value="0.984536" calcext:value-type="float">
            <text:p>0.9845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990259" calcext:value-type="float">
            <text:p>0.990259</text:p>
          </table:table-cell>
          <table:table-cell office:value-type="float" office:value="0.991653" calcext:value-type="float">
            <text:p>0.991653</text:p>
          </table:table-cell>
          <table:table-cell office:value-type="float" office:value="0.987915" calcext:value-type="float">
            <text:p>0.987915</text:p>
          </table:table-cell>
          <table:table-cell office:value-type="float" office:value="0.98394" calcext:value-type="float">
            <text:p>0.98394</text:p>
          </table:table-cell>
          <table:table-cell office:value-type="float" office:value="0.988557" calcext:value-type="float">
            <text:p>0.988557</text:p>
          </table:table-cell>
          <table:table-cell office:value-type="float" office:value="0.98452" calcext:value-type="float">
            <text:p>0.98452</text:p>
          </table:table-cell>
          <table:table-cell table:number-columns-repeated="4"/>
        </table:table-row>
        <table:table-row table:style-name="ro1">
          <table:table-cell office:value-type="float" office:value="6533.33" calcext:value-type="float">
            <text:p>6533.33</text:p>
          </table:table-cell>
          <table:table-cell office:value-type="float" office:value="0.991668" calcext:value-type="float">
            <text:p>0.991668</text:p>
          </table:table-cell>
          <table:table-cell office:value-type="float" office:value="0.991833" calcext:value-type="float">
            <text:p>0.991833</text:p>
          </table:table-cell>
          <table:table-cell office:value-type="float" office:value="0.987926" calcext:value-type="float">
            <text:p>0.987926</text:p>
          </table:table-cell>
          <table:table-cell office:value-type="float" office:value="0.983965" calcext:value-type="float">
            <text:p>0.983965</text:p>
          </table:table-cell>
          <table:table-cell office:value-type="float" office:value="0.988566" calcext:value-type="float">
            <text:p>0.988566</text:p>
          </table:table-cell>
          <table:table-cell office:value-type="float" office:value="0.984542" calcext:value-type="float">
            <text:p>0.984542</text:p>
          </table:table-cell>
          <table:table-cell table:number-columns-repeated="4"/>
        </table:table-row>
        <table:table-row table:style-name="ro1">
          <table:table-cell office:value-type="float" office:value="6566.67" calcext:value-type="float">
            <text:p>6566.67</text:p>
          </table:table-cell>
          <table:table-cell office:value-type="float" office:value="0.991923" calcext:value-type="float">
            <text:p>0.991923</text:p>
          </table:table-cell>
          <table:table-cell office:value-type="float" office:value="0.991752" calcext:value-type="float">
            <text:p>0.991752</text:p>
          </table:table-cell>
          <table:table-cell office:value-type="float" office:value="0.98789" calcext:value-type="float">
            <text:p>0.98789</text:p>
          </table:table-cell>
          <table:table-cell office:value-type="float" office:value="0.983926" calcext:value-type="float">
            <text:p>0.983926</text:p>
          </table:table-cell>
          <table:table-cell office:value-type="float" office:value="0.988537" calcext:value-type="float">
            <text:p>0.988537</text:p>
          </table:table-cell>
          <table:table-cell office:value-type="float" office:value="0.98451" calcext:value-type="float">
            <text:p>0.98451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991524" calcext:value-type="float">
            <text:p>0.991524</text:p>
          </table:table-cell>
          <table:table-cell office:value-type="float" office:value="0.992603" calcext:value-type="float">
            <text:p>0.992603</text:p>
          </table:table-cell>
          <table:table-cell office:value-type="float" office:value="0.987877" calcext:value-type="float">
            <text:p>0.987877</text:p>
          </table:table-cell>
          <table:table-cell office:value-type="float" office:value="0.983918" calcext:value-type="float">
            <text:p>0.983918</text:p>
          </table:table-cell>
          <table:table-cell office:value-type="float" office:value="0.988532" calcext:value-type="float">
            <text:p>0.988532</text:p>
          </table:table-cell>
          <table:table-cell office:value-type="float" office:value="0.984508" calcext:value-type="float">
            <text:p>0.984508</text:p>
          </table:table-cell>
          <table:table-cell table:number-columns-repeated="4"/>
        </table:table-row>
        <table:table-row table:style-name="ro1">
          <table:table-cell office:value-type="float" office:value="6633.33" calcext:value-type="float">
            <text:p>6633.33</text:p>
          </table:table-cell>
          <table:table-cell office:value-type="float" office:value="0.991432" calcext:value-type="float">
            <text:p>0.991432</text:p>
          </table:table-cell>
          <table:table-cell office:value-type="float" office:value="0.992692" calcext:value-type="float">
            <text:p>0.992692</text:p>
          </table:table-cell>
          <table:table-cell office:value-type="float" office:value="0.987887" calcext:value-type="float">
            <text:p>0.987887</text:p>
          </table:table-cell>
          <table:table-cell office:value-type="float" office:value="0.983941" calcext:value-type="float">
            <text:p>0.983941</text:p>
          </table:table-cell>
          <table:table-cell office:value-type="float" office:value="0.988546" calcext:value-type="float">
            <text:p>0.988546</text:p>
          </table:table-cell>
          <table:table-cell office:value-type="float" office:value="0.984533" calcext:value-type="float">
            <text:p>0.984533</text:p>
          </table:table-cell>
          <table:table-cell table:number-columns-repeated="4"/>
        </table:table-row>
        <table:table-row table:style-name="ro1">
          <table:table-cell office:value-type="float" office:value="666.67" calcext:value-type="float">
            <text:p>666.67</text:p>
          </table:table-cell>
          <table:table-cell office:value-type="float" office:value="0.993967" calcext:value-type="float">
            <text:p>0.993967</text:p>
          </table:table-cell>
          <table:table-cell office:value-type="float" office:value="0.993187" calcext:value-type="float">
            <text:p>0.993187</text:p>
          </table:table-cell>
          <table:table-cell office:value-type="float" office:value="0.992933" calcext:value-type="float">
            <text:p>0.992933</text:p>
          </table:table-cell>
          <table:table-cell office:value-type="float" office:value="0.991207" calcext:value-type="float">
            <text:p>0.991207</text:p>
          </table:table-cell>
          <table:table-cell office:value-type="float" office:value="0.993029" calcext:value-type="float">
            <text:p>0.993029</text:p>
          </table:table-cell>
          <table:table-cell office:value-type="float" office:value="0.9913" calcext:value-type="float">
            <text:p>0.9913</text:p>
          </table:table-cell>
          <table:table-cell table:number-columns-repeated="4"/>
        </table:table-row>
        <table:table-row table:style-name="ro1">
          <table:table-cell office:value-type="float" office:value="6666.67" calcext:value-type="float">
            <text:p>6666.67</text:p>
          </table:table-cell>
          <table:table-cell office:value-type="float" office:value="0.991029" calcext:value-type="float">
            <text:p>0.991029</text:p>
          </table:table-cell>
          <table:table-cell office:value-type="float" office:value="0.992859" calcext:value-type="float">
            <text:p>0.992859</text:p>
          </table:table-cell>
          <table:table-cell office:value-type="float" office:value="0.987846" calcext:value-type="float">
            <text:p>0.987846</text:p>
          </table:table-cell>
          <table:table-cell office:value-type="float" office:value="0.983896" calcext:value-type="float">
            <text:p>0.983896</text:p>
          </table:table-cell>
          <table:table-cell office:value-type="float" office:value="0.988522" calcext:value-type="float">
            <text:p>0.988522</text:p>
          </table:table-cell>
          <table:table-cell office:value-type="float" office:value="0.984502" calcext:value-type="float">
            <text:p>0.984502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990806" calcext:value-type="float">
            <text:p>0.990806</text:p>
          </table:table-cell>
          <table:table-cell office:value-type="float" office:value="0.992264" calcext:value-type="float">
            <text:p>0.992264</text:p>
          </table:table-cell>
          <table:table-cell office:value-type="float" office:value="0.987827" calcext:value-type="float">
            <text:p>0.987827</text:p>
          </table:table-cell>
          <table:table-cell office:value-type="float" office:value="0.983881" calcext:value-type="float">
            <text:p>0.983881</text:p>
          </table:table-cell>
          <table:table-cell office:value-type="float" office:value="0.988515" calcext:value-type="float">
            <text:p>0.988515</text:p>
          </table:table-cell>
          <table:table-cell office:value-type="float" office:value="0.984496" calcext:value-type="float">
            <text:p>0.984496</text:p>
          </table:table-cell>
          <table:table-cell table:number-columns-repeated="4"/>
        </table:table-row>
        <table:table-row table:style-name="ro1">
          <table:table-cell office:value-type="float" office:value="6733.33" calcext:value-type="float">
            <text:p>6733.33</text:p>
          </table:table-cell>
          <table:table-cell office:value-type="float" office:value="0.991557" calcext:value-type="float">
            <text:p>0.991557</text:p>
          </table:table-cell>
          <table:table-cell office:value-type="float" office:value="0.991643" calcext:value-type="float">
            <text:p>0.991643</text:p>
          </table:table-cell>
          <table:table-cell office:value-type="float" office:value="0.987839" calcext:value-type="float">
            <text:p>0.987839</text:p>
          </table:table-cell>
          <table:table-cell office:value-type="float" office:value="0.983906" calcext:value-type="float">
            <text:p>0.983906</text:p>
          </table:table-cell>
          <table:table-cell office:value-type="float" office:value="0.988523" calcext:value-type="float">
            <text:p>0.988523</text:p>
          </table:table-cell>
          <table:table-cell office:value-type="float" office:value="0.984518" calcext:value-type="float">
            <text:p>0.984518</text:p>
          </table:table-cell>
          <table:table-cell table:number-columns-repeated="4"/>
        </table:table-row>
        <table:table-row table:style-name="ro1">
          <table:table-cell office:value-type="float" office:value="6766.67" calcext:value-type="float">
            <text:p>6766.67</text:p>
          </table:table-cell>
          <table:table-cell office:value-type="float" office:value="0.991555" calcext:value-type="float">
            <text:p>0.991555</text:p>
          </table:table-cell>
          <table:table-cell office:value-type="float" office:value="0.991161" calcext:value-type="float">
            <text:p>0.991161</text:p>
          </table:table-cell>
          <table:table-cell office:value-type="float" office:value="0.987803" calcext:value-type="float">
            <text:p>0.987803</text:p>
          </table:table-cell>
          <table:table-cell office:value-type="float" office:value="0.983866" calcext:value-type="float">
            <text:p>0.983866</text:p>
          </table:table-cell>
          <table:table-cell office:value-type="float" office:value="0.988491" calcext:value-type="float">
            <text:p>0.988491</text:p>
          </table:table-cell>
          <table:table-cell office:value-type="float" office:value="0.984481" calcext:value-type="float">
            <text:p>0.984481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991278" calcext:value-type="float">
            <text:p>0.991278</text:p>
          </table:table-cell>
          <table:table-cell office:value-type="float" office:value="0.992553" calcext:value-type="float">
            <text:p>0.992553</text:p>
          </table:table-cell>
          <table:table-cell office:value-type="float" office:value="0.987788" calcext:value-type="float">
            <text:p>0.987788</text:p>
          </table:table-cell>
          <table:table-cell office:value-type="float" office:value="0.983856" calcext:value-type="float">
            <text:p>0.983856</text:p>
          </table:table-cell>
          <table:table-cell office:value-type="float" office:value="0.988482" calcext:value-type="float">
            <text:p>0.988482</text:p>
          </table:table-cell>
          <table:table-cell office:value-type="float" office:value="0.984475" calcext:value-type="float">
            <text:p>0.984475</text:p>
          </table:table-cell>
          <table:table-cell table:number-columns-repeated="4"/>
        </table:table-row>
        <table:table-row table:style-name="ro1">
          <table:table-cell office:value-type="float" office:value="6833.33" calcext:value-type="float">
            <text:p>6833.33</text:p>
          </table:table-cell>
          <table:table-cell office:value-type="float" office:value="0.991295" calcext:value-type="float">
            <text:p>0.991295</text:p>
          </table:table-cell>
          <table:table-cell office:value-type="float" office:value="0.992498" calcext:value-type="float">
            <text:p>0.992498</text:p>
          </table:table-cell>
          <table:table-cell office:value-type="float" office:value="0.987799" calcext:value-type="float">
            <text:p>0.987799</text:p>
          </table:table-cell>
          <table:table-cell office:value-type="float" office:value="0.983879" calcext:value-type="float">
            <text:p>0.983879</text:p>
          </table:table-cell>
          <table:table-cell office:value-type="float" office:value="0.988494" calcext:value-type="float">
            <text:p>0.988494</text:p>
          </table:table-cell>
          <table:table-cell office:value-type="float" office:value="0.9845" calcext:value-type="float">
            <text:p>0.9845</text:p>
          </table:table-cell>
          <table:table-cell table:number-columns-repeated="4"/>
        </table:table-row>
        <table:table-row table:style-name="ro1">
          <table:table-cell office:value-type="float" office:value="6866.67" calcext:value-type="float">
            <text:p>6866.67</text:p>
          </table:table-cell>
          <table:table-cell office:value-type="float" office:value="0.991243" calcext:value-type="float">
            <text:p>0.991243</text:p>
          </table:table-cell>
          <table:table-cell office:value-type="float" office:value="0.991999" calcext:value-type="float">
            <text:p>0.991999</text:p>
          </table:table-cell>
          <table:table-cell office:value-type="float" office:value="0.98776" calcext:value-type="float">
            <text:p>0.98776</text:p>
          </table:table-cell>
          <table:table-cell office:value-type="float" office:value="0.983837" calcext:value-type="float">
            <text:p>0.983837</text:p>
          </table:table-cell>
          <table:table-cell office:value-type="float" office:value="0.988461" calcext:value-type="float">
            <text:p>0.988461</text:p>
          </table:table-cell>
          <table:table-cell office:value-type="float" office:value="0.984461" calcext:value-type="float">
            <text:p>0.984461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991497" calcext:value-type="float">
            <text:p>0.991497</text:p>
          </table:table-cell>
          <table:table-cell office:value-type="float" office:value="0.992078" calcext:value-type="float">
            <text:p>0.992078</text:p>
          </table:table-cell>
          <table:table-cell office:value-type="float" office:value="0.987749" calcext:value-type="float">
            <text:p>0.987749</text:p>
          </table:table-cell>
          <table:table-cell office:value-type="float" office:value="0.983829" calcext:value-type="float">
            <text:p>0.983829</text:p>
          </table:table-cell>
          <table:table-cell office:value-type="float" office:value="0.988448" calcext:value-type="float">
            <text:p>0.988448</text:p>
          </table:table-cell>
          <table:table-cell office:value-type="float" office:value="0.984453" calcext:value-type="float">
            <text:p>0.984453</text:p>
          </table:table-cell>
          <table:table-cell table:number-columns-repeated="4"/>
        </table:table-row>
        <table:table-row table:style-name="ro1">
          <table:table-cell office:value-type="float" office:value="6933.33" calcext:value-type="float">
            <text:p>6933.33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992618" calcext:value-type="float">
            <text:p>0.992618</text:p>
          </table:table-cell>
          <table:table-cell office:value-type="float" office:value="0.987758" calcext:value-type="float">
            <text:p>0.987758</text:p>
          </table:table-cell>
          <table:table-cell office:value-type="float" office:value="0.983851" calcext:value-type="float">
            <text:p>0.983851</text:p>
          </table:table-cell>
          <table:table-cell office:value-type="float" office:value="0.988461" calcext:value-type="float">
            <text:p>0.988461</text:p>
          </table:table-cell>
          <table:table-cell office:value-type="float" office:value="0.984477" calcext:value-type="float">
            <text:p>0.984477</text:p>
          </table:table-cell>
          <table:table-cell table:number-columns-repeated="4"/>
        </table:table-row>
        <table:table-row table:style-name="ro1">
          <table:table-cell office:value-type="float" office:value="6966.67" calcext:value-type="float">
            <text:p>6966.67</text:p>
          </table:table-cell>
          <table:table-cell office:value-type="float" office:value="0.99067" calcext:value-type="float">
            <text:p>0.99067</text:p>
          </table:table-cell>
          <table:table-cell office:value-type="float" office:value="0.992246" calcext:value-type="float">
            <text:p>0.992246</text:p>
          </table:table-cell>
          <table:table-cell office:value-type="float" office:value="0.987718" calcext:value-type="float">
            <text:p>0.987718</text:p>
          </table:table-cell>
          <table:table-cell office:value-type="float" office:value="0.983803" calcext:value-type="float">
            <text:p>0.983803</text:p>
          </table:table-cell>
          <table:table-cell office:value-type="float" office:value="0.988427" calcext:value-type="float">
            <text:p>0.988427</text:p>
          </table:table-cell>
          <table:table-cell office:value-type="float" office:value="0.984434" calcext:value-type="float">
            <text:p>0.984434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94239" calcext:value-type="float">
            <text:p>0.994239</text:p>
          </table:table-cell>
          <table:table-cell office:value-type="float" office:value="0.994503" calcext:value-type="float">
            <text:p>0.994503</text:p>
          </table:table-cell>
          <table:table-cell office:value-type="float" office:value="0.992954" calcext:value-type="float">
            <text:p>0.992954</text:p>
          </table:table-cell>
          <table:table-cell office:value-type="float" office:value="0.991272" calcext:value-type="float">
            <text:p>0.991272</text:p>
          </table:table-cell>
          <table:table-cell office:value-type="float" office:value="0.993058" calcext:value-type="float">
            <text:p>0.993058</text:p>
          </table:table-cell>
          <table:table-cell office:value-type="float" office:value="0.991373" calcext:value-type="float">
            <text:p>0.991373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990994" calcext:value-type="float">
            <text:p>0.990994</text:p>
          </table:table-cell>
          <table:table-cell office:value-type="float" office:value="0.992604" calcext:value-type="float">
            <text:p>0.992604</text:p>
          </table:table-cell>
          <table:table-cell office:value-type="float" office:value="0.987705" calcext:value-type="float">
            <text:p>0.987705</text:p>
          </table:table-cell>
          <table:table-cell office:value-type="float" office:value="0.983792" calcext:value-type="float">
            <text:p>0.983792</text:p>
          </table:table-cell>
          <table:table-cell office:value-type="float" office:value="0.988418" calcext:value-type="float">
            <text:p>0.988418</text:p>
          </table:table-cell>
          <table:table-cell office:value-type="float" office:value="0.984426" calcext:value-type="float">
            <text:p>0.984426</text:p>
          </table:table-cell>
          <table:table-cell table:number-columns-repeated="4"/>
        </table:table-row>
        <table:table-row table:style-name="ro1">
          <table:table-cell office:value-type="float" office:value="7033.33" calcext:value-type="float">
            <text:p>7033.33</text:p>
          </table:table-cell>
          <table:table-cell office:value-type="float" office:value="0.991046" calcext:value-type="float">
            <text:p>0.991046</text:p>
          </table:table-cell>
          <table:table-cell office:value-type="float" office:value="0.992093" calcext:value-type="float">
            <text:p>0.992093</text:p>
          </table:table-cell>
          <table:table-cell office:value-type="float" office:value="0.987714" calcext:value-type="float">
            <text:p>0.987714</text:p>
          </table:table-cell>
          <table:table-cell office:value-type="float" office:value="0.983814" calcext:value-type="float">
            <text:p>0.983814</text:p>
          </table:table-cell>
          <table:table-cell office:value-type="float" office:value="0.988428" calcext:value-type="float">
            <text:p>0.988428</text:p>
          </table:table-cell>
          <table:table-cell office:value-type="float" office:value="0.984448" calcext:value-type="float">
            <text:p>0.984448</text:p>
          </table:table-cell>
          <table:table-cell table:number-columns-repeated="4"/>
        </table:table-row>
        <table:table-row table:style-name="ro1">
          <table:table-cell office:value-type="float" office:value="7066.67" calcext:value-type="float">
            <text:p>7066.67</text:p>
          </table:table-cell>
          <table:table-cell office:value-type="float" office:value="0.991838" calcext:value-type="float">
            <text:p>0.991838</text:p>
          </table:table-cell>
          <table:table-cell office:value-type="float" office:value="0.992007" calcext:value-type="float">
            <text:p>0.992007</text:p>
          </table:table-cell>
          <table:table-cell office:value-type="float" office:value="0.987683" calcext:value-type="float">
            <text:p>0.987683</text:p>
          </table:table-cell>
          <table:table-cell office:value-type="float" office:value="0.983776" calcext:value-type="float">
            <text:p>0.983776</text:p>
          </table:table-cell>
          <table:table-cell office:value-type="float" office:value="0.988397" calcext:value-type="float">
            <text:p>0.988397</text:p>
          </table:table-cell>
          <table:table-cell office:value-type="float" office:value="0.98441" calcext:value-type="float">
            <text:p>0.98441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991899" calcext:value-type="float">
            <text:p>0.991899</text:p>
          </table:table-cell>
          <table:table-cell office:value-type="float" office:value="0.991944" calcext:value-type="float">
            <text:p>0.991944</text:p>
          </table:table-cell>
          <table:table-cell office:value-type="float" office:value="0.987674" calcext:value-type="float">
            <text:p>0.987674</text:p>
          </table:table-cell>
          <table:table-cell office:value-type="float" office:value="0.983772" calcext:value-type="float">
            <text:p>0.983772</text:p>
          </table:table-cell>
          <table:table-cell office:value-type="float" office:value="0.988384" calcext:value-type="float">
            <text:p>0.988384</text:p>
          </table:table-cell>
          <table:table-cell office:value-type="float" office:value="0.984402" calcext:value-type="float">
            <text:p>0.984402</text:p>
          </table:table-cell>
          <table:table-cell table:number-columns-repeated="4"/>
        </table:table-row>
        <table:table-row table:style-name="ro1">
          <table:table-cell office:value-type="float" office:value="7133.33" calcext:value-type="float">
            <text:p>7133.33</text:p>
          </table:table-cell>
          <table:table-cell office:value-type="float" office:value="0.991599" calcext:value-type="float">
            <text:p>0.991599</text:p>
          </table:table-cell>
          <table:table-cell office:value-type="float" office:value="0.992056" calcext:value-type="float">
            <text:p>0.992056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983798" calcext:value-type="float">
            <text:p>0.983798</text:p>
          </table:table-cell>
          <table:table-cell office:value-type="float" office:value="0.988395" calcext:value-type="float">
            <text:p>0.988395</text:p>
          </table:table-cell>
          <table:table-cell office:value-type="float" office:value="0.984427" calcext:value-type="float">
            <text:p>0.984427</text:p>
          </table:table-cell>
          <table:table-cell table:number-columns-repeated="4"/>
        </table:table-row>
        <table:table-row table:style-name="ro1">
          <table:table-cell office:value-type="float" office:value="7166.67" calcext:value-type="float">
            <text:p>7166.67</text:p>
          </table:table-cell>
          <table:table-cell office:value-type="float" office:value="0.991195" calcext:value-type="float">
            <text:p>0.991195</text:p>
          </table:table-cell>
          <table:table-cell office:value-type="float" office:value="0.99217" calcext:value-type="float">
            <text:p>0.99217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83757" calcext:value-type="float">
            <text:p>0.983757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984388" calcext:value-type="float">
            <text:p>0.984388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991478" calcext:value-type="float">
            <text:p>0.991478</text:p>
          </table:table-cell>
          <table:table-cell office:value-type="float" office:value="0.991837" calcext:value-type="float">
            <text:p>0.991837</text:p>
          </table:table-cell>
          <table:table-cell office:value-type="float" office:value="0.987639" calcext:value-type="float">
            <text:p>0.987639</text:p>
          </table:table-cell>
          <table:table-cell office:value-type="float" office:value="0.98375" calcext:value-type="float">
            <text:p>0.98375</text:p>
          </table:table-cell>
          <table:table-cell office:value-type="float" office:value="0.988351" calcext:value-type="float">
            <text:p>0.988351</text:p>
          </table:table-cell>
          <table:table-cell office:value-type="float" office:value="0.984382" calcext:value-type="float">
            <text:p>0.984382</text:p>
          </table:table-cell>
          <table:table-cell table:number-columns-repeated="4"/>
        </table:table-row>
        <table:table-row table:style-name="ro1">
          <table:table-cell office:value-type="float" office:value="7233.33" calcext:value-type="float">
            <text:p>7233.33</text:p>
          </table:table-cell>
          <table:table-cell office:value-type="float" office:value="0.991246" calcext:value-type="float">
            <text:p>0.991246</text:p>
          </table:table-cell>
          <table:table-cell office:value-type="float" office:value="0.991718" calcext:value-type="float">
            <text:p>0.99171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83774" calcext:value-type="float">
            <text:p>0.983774</text:p>
          </table:table-cell>
          <table:table-cell office:value-type="float" office:value="0.98836" calcext:value-type="float">
            <text:p>0.98836</text:p>
          </table:table-cell>
          <table:table-cell office:value-type="float" office:value="0.984404" calcext:value-type="float">
            <text:p>0.984404</text:p>
          </table:table-cell>
          <table:table-cell table:number-columns-repeated="4"/>
        </table:table-row>
        <table:table-row table:style-name="ro1">
          <table:table-cell office:value-type="float" office:value="7266.67" calcext:value-type="float">
            <text:p>7266.67</text:p>
          </table:table-cell>
          <table:table-cell office:value-type="float" office:value="0.991381" calcext:value-type="float">
            <text:p>0.991381</text:p>
          </table:table-cell>
          <table:table-cell office:value-type="float" office:value="0.991757" calcext:value-type="float">
            <text:p>0.991757</text:p>
          </table:table-cell>
          <table:table-cell office:value-type="float" office:value="0.987615" calcext:value-type="float">
            <text:p>0.987615</text:p>
          </table:table-cell>
          <table:table-cell office:value-type="float" office:value="0.983735" calcext:value-type="float">
            <text:p>0.983735</text:p>
          </table:table-cell>
          <table:table-cell office:value-type="float" office:value="0.988332" calcext:value-type="float">
            <text:p>0.988332</text:p>
          </table:table-cell>
          <table:table-cell office:value-type="float" office:value="0.98437" calcext:value-type="float">
            <text:p>0.98437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991185" calcext:value-type="float">
            <text:p>0.991185</text:p>
          </table:table-cell>
          <table:table-cell office:value-type="float" office:value="0.991723" calcext:value-type="float">
            <text:p>0.991723</text:p>
          </table:table-cell>
          <table:table-cell office:value-type="float" office:value="0.987602" calcext:value-type="float">
            <text:p>0.987602</text:p>
          </table:table-cell>
          <table:table-cell office:value-type="float" office:value="0.983726" calcext:value-type="float">
            <text:p>0.983726</text:p>
          </table:table-cell>
          <table:table-cell office:value-type="float" office:value="0.988323" calcext:value-type="float">
            <text:p>0.988323</text:p>
          </table:table-cell>
          <table:table-cell office:value-type="float" office:value="0.984365" calcext:value-type="float">
            <text:p>0.984365</text:p>
          </table:table-cell>
          <table:table-cell table:number-columns-repeated="4"/>
        </table:table-row>
        <table:table-row table:style-name="ro1">
          <table:table-cell office:value-type="float" office:value="733.33" calcext:value-type="float">
            <text:p>733.33</text:p>
          </table:table-cell>
          <table:table-cell office:value-type="float" office:value="0.994304" calcext:value-type="float">
            <text:p>0.994304</text:p>
          </table:table-cell>
          <table:table-cell office:value-type="float" office:value="0.994472" calcext:value-type="float">
            <text:p>0.994472</text:p>
          </table:table-cell>
          <table:table-cell office:value-type="float" office:value="0.992978" calcext:value-type="float">
            <text:p>0.992978</text:p>
          </table:table-cell>
          <table:table-cell office:value-type="float" office:value="0.991337" calcext:value-type="float">
            <text:p>0.991337</text:p>
          </table:table-cell>
          <table:table-cell office:value-type="float" office:value="0.993085" calcext:value-type="float">
            <text:p>0.993085</text:p>
          </table:table-cell>
          <table:table-cell office:value-type="float" office:value="0.991441" calcext:value-type="float">
            <text:p>0.991441</text:p>
          </table:table-cell>
          <table:table-cell table:number-columns-repeated="4"/>
        </table:table-row>
        <table:table-row table:style-name="ro1">
          <table:table-cell office:value-type="float" office:value="7333.33" calcext:value-type="float">
            <text:p>7333.33</text:p>
          </table:table-cell>
          <table:table-cell office:value-type="float" office:value="0.990772" calcext:value-type="float">
            <text:p>0.990772</text:p>
          </table:table-cell>
          <table:table-cell office:value-type="float" office:value="0.991626" calcext:value-type="float">
            <text:p>0.991626</text:p>
          </table:table-cell>
          <table:table-cell office:value-type="float" office:value="0.98761" calcext:value-type="float">
            <text:p>0.98761</text:p>
          </table:table-cell>
          <table:table-cell office:value-type="float" office:value="0.983746" calcext:value-type="float">
            <text:p>0.983746</text:p>
          </table:table-cell>
          <table:table-cell office:value-type="float" office:value="0.988331" calcext:value-type="float">
            <text:p>0.988331</text:p>
          </table:table-cell>
          <table:table-cell office:value-type="float" office:value="0.984385" calcext:value-type="float">
            <text:p>0.984385</text:p>
          </table:table-cell>
          <table:table-cell table:number-columns-repeated="4"/>
        </table:table-row>
        <table:table-row table:style-name="ro1">
          <table:table-cell office:value-type="float" office:value="7366.67" calcext:value-type="float">
            <text:p>7366.67</text:p>
          </table:table-cell>
          <table:table-cell office:value-type="float" office:value="0.99083" calcext:value-type="float">
            <text:p>0.99083</text:p>
          </table:table-cell>
          <table:table-cell office:value-type="float" office:value="0.991902" calcext:value-type="float">
            <text:p>0.991902</text:p>
          </table:table-cell>
          <table:table-cell office:value-type="float" office:value="0.98757" calcext:value-type="float">
            <text:p>0.98757</text:p>
          </table:table-cell>
          <table:table-cell office:value-type="float" office:value="0.983704" calcext:value-type="float">
            <text:p>0.983704</text:p>
          </table:table-cell>
          <table:table-cell office:value-type="float" office:value="0.98831" calcext:value-type="float">
            <text:p>0.98831</text:p>
          </table:table-cell>
          <table:table-cell office:value-type="float" office:value="0.984356" calcext:value-type="float">
            <text:p>0.984356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991418" calcext:value-type="float">
            <text:p>0.991418</text:p>
          </table:table-cell>
          <table:table-cell office:value-type="float" office:value="0.991963" calcext:value-type="float">
            <text:p>0.991963</text:p>
          </table:table-cell>
          <table:table-cell office:value-type="float" office:value="0.987561" calcext:value-type="float">
            <text:p>0.987561</text:p>
          </table:table-cell>
          <table:table-cell office:value-type="float" office:value="0.983697" calcext:value-type="float">
            <text:p>0.983697</text:p>
          </table:table-cell>
          <table:table-cell office:value-type="float" office:value="0.988307" calcext:value-type="float">
            <text:p>0.988307</text:p>
          </table:table-cell>
          <table:table-cell office:value-type="float" office:value="0.984354" calcext:value-type="float">
            <text:p>0.984354</text:p>
          </table:table-cell>
          <table:table-cell table:number-columns-repeated="4"/>
        </table:table-row>
        <table:table-row table:style-name="ro1">
          <table:table-cell office:value-type="float" office:value="7433.33" calcext:value-type="float">
            <text:p>7433.33</text:p>
          </table:table-cell>
          <table:table-cell office:value-type="float" office:value="0.991217" calcext:value-type="float">
            <text:p>0.991217</text:p>
          </table:table-cell>
          <table:table-cell office:value-type="float" office:value="0.992158" calcext:value-type="float">
            <text:p>0.992158</text:p>
          </table:table-cell>
          <table:table-cell office:value-type="float" office:value="0.987573" calcext:value-type="float">
            <text:p>0.987573</text:p>
          </table:table-cell>
          <table:table-cell office:value-type="float" office:value="0.983722" calcext:value-type="float">
            <text:p>0.983722</text:p>
          </table:table-cell>
          <table:table-cell office:value-type="float" office:value="0.988319" calcext:value-type="float">
            <text:p>0.988319</text:p>
          </table:table-cell>
          <table:table-cell office:value-type="float" office:value="0.984378" calcext:value-type="float">
            <text:p>0.984378</text:p>
          </table:table-cell>
          <table:table-cell table:number-columns-repeated="4"/>
        </table:table-row>
        <table:table-row table:style-name="ro1">
          <table:table-cell office:value-type="float" office:value="7466.67" calcext:value-type="float">
            <text:p>7466.67</text:p>
          </table:table-cell>
          <table:table-cell office:value-type="float" office:value="0.991595" calcext:value-type="float">
            <text:p>0.991595</text:p>
          </table:table-cell>
          <table:table-cell office:value-type="float" office:value="0.99177" calcext:value-type="float">
            <text:p>0.99177</text:p>
          </table:table-cell>
          <table:table-cell office:value-type="float" office:value="0.987544" calcext:value-type="float">
            <text:p>0.987544</text:p>
          </table:table-cell>
          <table:table-cell office:value-type="float" office:value="0.983685" calcext:value-type="float">
            <text:p>0.983685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84349" calcext:value-type="float">
            <text:p>0.98434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991644" calcext:value-type="float">
            <text:p>0.991644</text:p>
          </table:table-cell>
          <table:table-cell office:value-type="float" office:value="0.991589" calcext:value-type="float">
            <text:p>0.991589</text:p>
          </table:table-cell>
          <table:table-cell office:value-type="float" office:value="0.987537" calcext:value-type="float">
            <text:p>0.987537</text:p>
          </table:table-cell>
          <table:table-cell office:value-type="float" office:value="0.98368" calcext:value-type="float">
            <text:p>0.98368</text:p>
          </table:table-cell>
          <table:table-cell office:value-type="float" office:value="0.988295" calcext:value-type="float">
            <text:p>0.988295</text:p>
          </table:table-cell>
          <table:table-cell office:value-type="float" office:value="0.984345" calcext:value-type="float">
            <text:p>0.984345</text:p>
          </table:table-cell>
          <table:table-cell table:number-columns-repeated="4"/>
        </table:table-row>
        <table:table-row table:style-name="ro1">
          <table:table-cell office:value-type="float" office:value="7533.33" calcext:value-type="float">
            <text:p>7533.33</text:p>
          </table:table-cell>
          <table:table-cell office:value-type="float" office:value="0.991711" calcext:value-type="float">
            <text:p>0.991711</text:p>
          </table:table-cell>
          <table:table-cell office:value-type="float" office:value="0.992363" calcext:value-type="float">
            <text:p>0.992363</text:p>
          </table:table-cell>
          <table:table-cell office:value-type="float" office:value="0.987552" calcext:value-type="float">
            <text:p>0.987552</text:p>
          </table:table-cell>
          <table:table-cell office:value-type="float" office:value="0.983708" calcext:value-type="float">
            <text:p>0.983708</text:p>
          </table:table-cell>
          <table:table-cell office:value-type="float" office:value="0.988309" calcext:value-type="float">
            <text:p>0.988309</text:p>
          </table:table-cell>
          <table:table-cell office:value-type="float" office:value="0.984371" calcext:value-type="float">
            <text:p>0.984371</text:p>
          </table:table-cell>
          <table:table-cell table:number-columns-repeated="4"/>
        </table:table-row>
        <table:table-row table:style-name="ro1">
          <table:table-cell office:value-type="float" office:value="7566.67" calcext:value-type="float">
            <text:p>7566.67</text:p>
          </table:table-cell>
          <table:table-cell office:value-type="float" office:value="0.991659" calcext:value-type="float">
            <text:p>0.991659</text:p>
          </table:table-cell>
          <table:table-cell office:value-type="float" office:value="0.992787" calcext:value-type="float">
            <text:p>0.992787</text:p>
          </table:table-cell>
          <table:table-cell office:value-type="float" office:value="0.987524" calcext:value-type="float">
            <text:p>0.987524</text:p>
          </table:table-cell>
          <table:table-cell office:value-type="float" office:value="0.983671" calcext:value-type="float">
            <text:p>0.983671</text:p>
          </table:table-cell>
          <table:table-cell office:value-type="float" office:value="0.988289" calcext:value-type="float">
            <text:p>0.988289</text:p>
          </table:table-cell>
          <table:table-cell office:value-type="float" office:value="0.984341" calcext:value-type="float">
            <text:p>0.984341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991376" calcext:value-type="float">
            <text:p>0.991376</text:p>
          </table:table-cell>
          <table:table-cell office:value-type="float" office:value="0.992219" calcext:value-type="float">
            <text:p>0.992219</text:p>
          </table:table-cell>
          <table:table-cell office:value-type="float" office:value="0.987516" calcext:value-type="float">
            <text:p>0.987516</text:p>
          </table:table-cell>
          <table:table-cell office:value-type="float" office:value="0.983665" calcext:value-type="float">
            <text:p>0.983665</text:p>
          </table:table-cell>
          <table:table-cell office:value-type="float" office:value="0.988283" calcext:value-type="float">
            <text:p>0.988283</text:p>
          </table:table-cell>
          <table:table-cell office:value-type="float" office:value="0.984337" calcext:value-type="float">
            <text:p>0.984337</text:p>
          </table:table-cell>
          <table:table-cell table:number-columns-repeated="4"/>
        </table:table-row>
        <table:table-row table:style-name="ro1">
          <table:table-cell office:value-type="float" office:value="7633.33" calcext:value-type="float">
            <text:p>7633.33</text:p>
          </table:table-cell>
          <table:table-cell office:value-type="float" office:value="0.991392" calcext:value-type="float">
            <text:p>0.991392</text:p>
          </table:table-cell>
          <table:table-cell office:value-type="float" office:value="0.992355" calcext:value-type="float">
            <text:p>0.992355</text:p>
          </table:table-cell>
          <table:table-cell office:value-type="float" office:value="0.987529" calcext:value-type="float">
            <text:p>0.987529</text:p>
          </table:table-cell>
          <table:table-cell office:value-type="float" office:value="0.983691" calcext:value-type="float">
            <text:p>0.983691</text:p>
          </table:table-cell>
          <table:table-cell office:value-type="float" office:value="0.988297" calcext:value-type="float">
            <text:p>0.988297</text:p>
          </table:table-cell>
          <table:table-cell office:value-type="float" office:value="0.984363" calcext:value-type="float">
            <text:p>0.984363</text:p>
          </table:table-cell>
          <table:table-cell table:number-columns-repeated="4"/>
        </table:table-row>
        <table:table-row table:style-name="ro1">
          <table:table-cell office:value-type="float" office:value="766.67" calcext:value-type="float">
            <text:p>766.67</text:p>
          </table:table-cell>
          <table:table-cell office:value-type="float" office:value="0.994375" calcext:value-type="float">
            <text:p>0.994375</text:p>
          </table:table-cell>
          <table:table-cell office:value-type="float" office:value="0.994318" calcext:value-type="float">
            <text:p>0.994318</text:p>
          </table:table-cell>
          <table:table-cell office:value-type="float" office:value="0.993006" calcext:value-type="float">
            <text:p>0.993006</text:p>
          </table:table-cell>
          <table:table-cell office:value-type="float" office:value="0.991403" calcext:value-type="float">
            <text:p>0.991403</text:p>
          </table:table-cell>
          <table:table-cell office:value-type="float" office:value="0.993105" calcext:value-type="float">
            <text:p>0.993105</text:p>
          </table:table-cell>
          <table:table-cell office:value-type="float" office:value="0.991499" calcext:value-type="float">
            <text:p>0.991499</text:p>
          </table:table-cell>
          <table:table-cell table:number-columns-repeated="4"/>
        </table:table-row>
        <table:table-row table:style-name="ro1">
          <table:table-cell office:value-type="float" office:value="7666.67" calcext:value-type="float">
            <text:p>7666.67</text:p>
          </table:table-cell>
          <table:table-cell office:value-type="float" office:value="0.991513" calcext:value-type="float">
            <text:p>0.991513</text:p>
          </table:table-cell>
          <table:table-cell office:value-type="float" office:value="0.992397" calcext:value-type="float">
            <text:p>0.99239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83654" calcext:value-type="float">
            <text:p>0.983654</text:p>
          </table:table-cell>
          <table:table-cell office:value-type="float" office:value="0.98828" calcext:value-type="float">
            <text:p>0.98828</text:p>
          </table:table-cell>
          <table:table-cell office:value-type="float" office:value="0.984334" calcext:value-type="float">
            <text:p>0.984334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99132" calcext:value-type="float">
            <text:p>0.99132</text:p>
          </table:table-cell>
          <table:table-cell office:value-type="float" office:value="0.991849" calcext:value-type="float">
            <text:p>0.991849</text:p>
          </table:table-cell>
          <table:table-cell office:value-type="float" office:value="0.98749" calcext:value-type="float">
            <text:p>0.98749</text:p>
          </table:table-cell>
          <table:table-cell office:value-type="float" office:value="0.983647" calcext:value-type="float">
            <text:p>0.983647</text:p>
          </table:table-cell>
          <table:table-cell office:value-type="float" office:value="0.988272" calcext:value-type="float">
            <text:p>0.988272</text:p>
          </table:table-cell>
          <table:table-cell office:value-type="float" office:value="0.984329" calcext:value-type="float">
            <text:p>0.984329</text:p>
          </table:table-cell>
          <table:table-cell table:number-columns-repeated="4"/>
        </table:table-row>
        <table:table-row table:style-name="ro1">
          <table:table-cell office:value-type="float" office:value="7733.33" calcext:value-type="float">
            <text:p>7733.33</text:p>
          </table:table-cell>
          <table:table-cell office:value-type="float" office:value="0.991488" calcext:value-type="float">
            <text:p>0.991488</text:p>
          </table:table-cell>
          <table:table-cell office:value-type="float" office:value="0.992447" calcext:value-type="float">
            <text:p>0.992447</text:p>
          </table:table-cell>
          <table:table-cell office:value-type="float" office:value="0.987504" calcext:value-type="float">
            <text:p>0.987504</text:p>
          </table:table-cell>
          <table:table-cell office:value-type="float" office:value="0.983674" calcext:value-type="float">
            <text:p>0.983674</text:p>
          </table:table-cell>
          <table:table-cell office:value-type="float" office:value="0.988286" calcext:value-type="float">
            <text:p>0.988286</text:p>
          </table:table-cell>
          <table:table-cell office:value-type="float" office:value="0.984355" calcext:value-type="float">
            <text:p>0.984355</text:p>
          </table:table-cell>
          <table:table-cell table:number-columns-repeated="4"/>
        </table:table-row>
        <table:table-row table:style-name="ro1">
          <table:table-cell office:value-type="float" office:value="7766.67" calcext:value-type="float">
            <text:p>7766.67</text:p>
          </table:table-cell>
          <table:table-cell office:value-type="float" office:value="0.991368" calcext:value-type="float">
            <text:p>0.991368</text:p>
          </table:table-cell>
          <table:table-cell office:value-type="float" office:value="0.992437" calcext:value-type="float">
            <text:p>0.992437</text:p>
          </table:table-cell>
          <table:table-cell office:value-type="float" office:value="0.987474" calcext:value-type="float">
            <text:p>0.987474</text:p>
          </table:table-cell>
          <table:table-cell office:value-type="float" office:value="0.983636" calcext:value-type="float">
            <text:p>0.983636</text:p>
          </table:table-cell>
          <table:table-cell office:value-type="float" office:value="0.988265" calcext:value-type="float">
            <text:p>0.988265</text:p>
          </table:table-cell>
          <table:table-cell office:value-type="float" office:value="0.984324" calcext:value-type="float">
            <text:p>0.984324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991421" calcext:value-type="float">
            <text:p>0.991421</text:p>
          </table:table-cell>
          <table:table-cell office:value-type="float" office:value="0.992413" calcext:value-type="float">
            <text:p>0.992413</text:p>
          </table:table-cell>
          <table:table-cell office:value-type="float" office:value="0.987467" calcext:value-type="float">
            <text:p>0.987467</text:p>
          </table:table-cell>
          <table:table-cell office:value-type="float" office:value="0.983631" calcext:value-type="float">
            <text:p>0.983631</text:p>
          </table:table-cell>
          <table:table-cell office:value-type="float" office:value="0.988264" calcext:value-type="float">
            <text:p>0.988264</text:p>
          </table:table-cell>
          <table:table-cell office:value-type="float" office:value="0.984323" calcext:value-type="float">
            <text:p>0.984323</text:p>
          </table:table-cell>
          <table:table-cell table:number-columns-repeated="4"/>
        </table:table-row>
        <table:table-row table:style-name="ro1">
          <table:table-cell office:value-type="float" office:value="7833.33" calcext:value-type="float">
            <text:p>7833.33</text:p>
          </table:table-cell>
          <table:table-cell office:value-type="float" office:value="0.991385" calcext:value-type="float">
            <text:p>0.991385</text:p>
          </table:table-cell>
          <table:table-cell office:value-type="float" office:value="0.992235" calcext:value-type="float">
            <text:p>0.992235</text:p>
          </table:table-cell>
          <table:table-cell office:value-type="float" office:value="0.987481" calcext:value-type="float">
            <text:p>0.987481</text:p>
          </table:table-cell>
          <table:table-cell office:value-type="float" office:value="0.983657" calcext:value-type="float">
            <text:p>0.983657</text:p>
          </table:table-cell>
          <table:table-cell office:value-type="float" office:value="0.988277" calcext:value-type="float">
            <text:p>0.988277</text:p>
          </table:table-cell>
          <table:table-cell office:value-type="float" office:value="0.984348" calcext:value-type="float">
            <text:p>0.984348</text:p>
          </table:table-cell>
          <table:table-cell table:number-columns-repeated="4"/>
        </table:table-row>
        <table:table-row table:style-name="ro1">
          <table:table-cell office:value-type="float" office:value="7866.67" calcext:value-type="float">
            <text:p>7866.67</text:p>
          </table:table-cell>
          <table:table-cell office:value-type="float" office:value="0.991423" calcext:value-type="float">
            <text:p>0.991423</text:p>
          </table:table-cell>
          <table:table-cell office:value-type="float" office:value="0.992691" calcext:value-type="float">
            <text:p>0.992691</text:p>
          </table:table-cell>
          <table:table-cell office:value-type="float" office:value="0.987451" calcext:value-type="float">
            <text:p>0.987451</text:p>
          </table:table-cell>
          <table:table-cell office:value-type="float" office:value="0.98362" calcext:value-type="float">
            <text:p>0.98362</text:p>
          </table:table-cell>
          <table:table-cell office:value-type="float" office:value="0.988264" calcext:value-type="float">
            <text:p>0.988264</text:p>
          </table:table-cell>
          <table:table-cell office:value-type="float" office:value="0.984323" calcext:value-type="float">
            <text:p>0.984323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990991" calcext:value-type="float">
            <text:p>0.990991</text:p>
          </table:table-cell>
          <table:table-cell office:value-type="float" office:value="0.992269" calcext:value-type="float">
            <text:p>0.992269</text:p>
          </table:table-cell>
          <table:table-cell office:value-type="float" office:value="0.987439" calcext:value-type="float">
            <text:p>0.987439</text:p>
          </table:table-cell>
          <table:table-cell office:value-type="float" office:value="0.983611" calcext:value-type="float">
            <text:p>0.983611</text:p>
          </table:table-cell>
          <table:table-cell office:value-type="float" office:value="0.988266" calcext:value-type="float">
            <text:p>0.988266</text:p>
          </table:table-cell>
          <table:table-cell office:value-type="float" office:value="0.984324" calcext:value-type="float">
            <text:p>0.984324</text:p>
          </table:table-cell>
          <table:table-cell table:number-columns-repeated="4"/>
        </table:table-row>
        <table:table-row table:style-name="ro1">
          <table:table-cell office:value-type="float" office:value="7933.33" calcext:value-type="float">
            <text:p>7933.33</text:p>
          </table:table-cell>
          <table:table-cell office:value-type="float" office:value="0.991492" calcext:value-type="float">
            <text:p>0.991492</text:p>
          </table:table-cell>
          <table:table-cell office:value-type="float" office:value="0.992547" calcext:value-type="float">
            <text:p>0.992547</text:p>
          </table:table-cell>
          <table:table-cell office:value-type="float" office:value="0.987453" calcext:value-type="float">
            <text:p>0.987453</text:p>
          </table:table-cell>
          <table:table-cell office:value-type="float" office:value="0.983638" calcext:value-type="float">
            <text:p>0.983638</text:p>
          </table:table-cell>
          <table:table-cell office:value-type="float" office:value="0.98828" calcext:value-type="float">
            <text:p>0.98828</text:p>
          </table:table-cell>
          <table:table-cell office:value-type="float" office:value="0.984351" calcext:value-type="float">
            <text:p>0.984351</text:p>
          </table:table-cell>
          <table:table-cell table:number-columns-repeated="4"/>
        </table:table-row>
        <table:table-row table:style-name="ro1">
          <table:table-cell office:value-type="float" office:value="7966.67" calcext:value-type="float">
            <text:p>7966.67</text:p>
          </table:table-cell>
          <table:table-cell office:value-type="float" office:value="0.991669" calcext:value-type="float">
            <text:p>0.991669</text:p>
          </table:table-cell>
          <table:table-cell office:value-type="float" office:value="0.992484" calcext:value-type="float">
            <text:p>0.992484</text:p>
          </table:table-cell>
          <table:table-cell office:value-type="float" office:value="0.987422" calcext:value-type="float">
            <text:p>0.987422</text:p>
          </table:table-cell>
          <table:table-cell office:value-type="float" office:value="0.983603" calcext:value-type="float">
            <text:p>0.983603</text:p>
          </table:table-cell>
          <table:table-cell office:value-type="float" office:value="0.988268" calcext:value-type="float">
            <text:p>0.988268</text:p>
          </table:table-cell>
          <table:table-cell office:value-type="float" office:value="0.984328" calcext:value-type="float">
            <text:p>0.984328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94306" calcext:value-type="float">
            <text:p>0.994306</text:p>
          </table:table-cell>
          <table:table-cell office:value-type="float" office:value="0.994014" calcext:value-type="float">
            <text:p>0.994014</text:p>
          </table:table-cell>
          <table:table-cell office:value-type="float" office:value="0.993027" calcext:value-type="float">
            <text:p>0.993027</text:p>
          </table:table-cell>
          <table:table-cell office:value-type="float" office:value="0.991461" calcext:value-type="float">
            <text:p>0.991461</text:p>
          </table:table-cell>
          <table:table-cell office:value-type="float" office:value="0.99311" calcext:value-type="float">
            <text:p>0.99311</text:p>
          </table:table-cell>
          <table:table-cell office:value-type="float" office:value="0.991541" calcext:value-type="float">
            <text:p>0.991541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991151" calcext:value-type="float">
            <text:p>0.991151</text:p>
          </table:table-cell>
          <table:table-cell office:value-type="float" office:value="0.992236" calcext:value-type="float">
            <text:p>0.992236</text:p>
          </table:table-cell>
          <table:table-cell office:value-type="float" office:value="0.987703" calcext:value-type="float">
            <text:p>0.987703</text:p>
          </table:table-cell>
          <table:table-cell office:value-type="float" office:value="0.984068" calcext:value-type="float">
            <text:p>0.984068</text:p>
          </table:table-cell>
          <table:table-cell office:value-type="float" office:value="0.988506" calcext:value-type="float">
            <text:p>0.988506</text:p>
          </table:table-cell>
          <table:table-cell office:value-type="float" office:value="0.984758" calcext:value-type="float">
            <text:p>0.984758</text:p>
          </table:table-cell>
          <table:table-cell table:number-columns-repeated="4"/>
        </table:table-row>
        <table:table-row table:style-name="ro1">
          <table:table-cell office:value-type="float" office:value="8033.33" calcext:value-type="float">
            <text:p>8033.33</text:p>
          </table:table-cell>
          <table:table-cell office:value-type="float" office:value="0.991047" calcext:value-type="float">
            <text:p>0.991047</text:p>
          </table:table-cell>
          <table:table-cell office:value-type="float" office:value="0.99225" calcext:value-type="float">
            <text:p>0.99225</text:p>
          </table:table-cell>
          <table:table-cell office:value-type="float" office:value="0.987713" calcext:value-type="float">
            <text:p>0.987713</text:p>
          </table:table-cell>
          <table:table-cell office:value-type="float" office:value="0.98409" calcext:value-type="float">
            <text:p>0.98409</text:p>
          </table:table-cell>
          <table:table-cell office:value-type="float" office:value="0.988517" calcext:value-type="float">
            <text:p>0.988517</text:p>
          </table:table-cell>
          <table:table-cell office:value-type="float" office:value="0.98478" calcext:value-type="float">
            <text:p>0.98478</text:p>
          </table:table-cell>
          <table:table-cell table:number-columns-repeated="4"/>
        </table:table-row>
        <table:table-row table:style-name="ro1">
          <table:table-cell office:value-type="float" office:value="8066.67" calcext:value-type="float">
            <text:p>8066.67</text:p>
          </table:table-cell>
          <table:table-cell office:value-type="float" office:value="0.990732" calcext:value-type="float">
            <text:p>0.990732</text:p>
          </table:table-cell>
          <table:table-cell office:value-type="float" office:value="0.993074" calcext:value-type="float">
            <text:p>0.993074</text:p>
          </table:table-cell>
          <table:table-cell office:value-type="float" office:value="0.988384" calcext:value-type="float">
            <text:p>0.988384</text:p>
          </table:table-cell>
          <table:table-cell office:value-type="float" office:value="0.985229" calcext:value-type="float">
            <text:p>0.985229</text:p>
          </table:table-cell>
          <table:table-cell office:value-type="float" office:value="0.989092" calcext:value-type="float">
            <text:p>0.989092</text:p>
          </table:table-cell>
          <table:table-cell office:value-type="float" office:value="0.985835" calcext:value-type="float">
            <text:p>0.985835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990871" calcext:value-type="float">
            <text:p>0.990871</text:p>
          </table:table-cell>
          <table:table-cell office:value-type="float" office:value="0.992901" calcext:value-type="float">
            <text:p>0.992901</text:p>
          </table:table-cell>
          <table:table-cell office:value-type="float" office:value="0.988759" calcext:value-type="float">
            <text:p>0.988759</text:p>
          </table:table-cell>
          <table:table-cell office:value-type="float" office:value="0.985877" calcext:value-type="float">
            <text:p>0.985877</text:p>
          </table:table-cell>
          <table:table-cell office:value-type="float" office:value="0.989414" calcext:value-type="float">
            <text:p>0.989414</text:p>
          </table:table-cell>
          <table:table-cell office:value-type="float" office:value="0.986436" calcext:value-type="float">
            <text:p>0.986436</text:p>
          </table:table-cell>
          <table:table-cell table:number-columns-repeated="4"/>
        </table:table-row>
        <table:table-row table:style-name="ro1">
          <table:table-cell office:value-type="float" office:value="8133.33" calcext:value-type="float">
            <text:p>8133.33</text:p>
          </table:table-cell>
          <table:table-cell office:value-type="float" office:value="0.99097" calcext:value-type="float">
            <text:p>0.99097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8763" calcext:value-type="float">
            <text:p>0.988763</text:p>
          </table:table-cell>
          <table:table-cell office:value-type="float" office:value="0.985891" calcext:value-type="float">
            <text:p>0.985891</text:p>
          </table:table-cell>
          <table:table-cell office:value-type="float" office:value="0.989425" calcext:value-type="float">
            <text:p>0.989425</text:p>
          </table:table-cell>
          <table:table-cell office:value-type="float" office:value="0.986454" calcext:value-type="float">
            <text:p>0.986454</text:p>
          </table:table-cell>
          <table:table-cell table:number-columns-repeated="4"/>
        </table:table-row>
        <table:table-row table:style-name="ro1">
          <table:table-cell office:value-type="float" office:value="8166.67" calcext:value-type="float">
            <text:p>8166.67</text:p>
          </table:table-cell>
          <table:table-cell office:value-type="float" office:value="0.991231" calcext:value-type="float">
            <text:p>0.991231</text:p>
          </table:table-cell>
          <table:table-cell office:value-type="float" office:value="0.993379" calcext:value-type="float">
            <text:p>0.993379</text:p>
          </table:table-cell>
          <table:table-cell office:value-type="float" office:value="0.988784" calcext:value-type="float">
            <text:p>0.988784</text:p>
          </table:table-cell>
          <table:table-cell office:value-type="float" office:value="0.98591" calcext:value-type="float">
            <text:p>0.98591</text:p>
          </table:table-cell>
          <table:table-cell office:value-type="float" office:value="0.989459" calcext:value-type="float">
            <text:p>0.989459</text:p>
          </table:table-cell>
          <table:table-cell office:value-type="float" office:value="0.986482" calcext:value-type="float">
            <text:p>0.986482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991307" calcext:value-type="float">
            <text:p>0.991307</text:p>
          </table:table-cell>
          <table:table-cell office:value-type="float" office:value="0.992644" calcext:value-type="float">
            <text:p>0.992644</text:p>
          </table:table-cell>
          <table:table-cell office:value-type="float" office:value="0.988775" calcext:value-type="float">
            <text:p>0.988775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989462" calcext:value-type="float">
            <text:p>0.989462</text:p>
          </table:table-cell>
          <table:table-cell office:value-type="float" office:value="0.986482" calcext:value-type="float">
            <text:p>0.986482</text:p>
          </table:table-cell>
          <table:table-cell table:number-columns-repeated="4"/>
        </table:table-row>
        <table:table-row table:style-name="ro1">
          <table:table-cell office:value-type="float" office:value="8233.33" calcext:value-type="float">
            <text:p>8233.33</text:p>
          </table:table-cell>
          <table:table-cell office:value-type="float" office:value="0.991478" calcext:value-type="float">
            <text:p>0.991478</text:p>
          </table:table-cell>
          <table:table-cell office:value-type="float" office:value="0.992507" calcext:value-type="float">
            <text:p>0.992507</text:p>
          </table:table-cell>
          <table:table-cell office:value-type="float" office:value="0.988767" calcext:value-type="float">
            <text:p>0.988767</text:p>
          </table:table-cell>
          <table:table-cell office:value-type="float" office:value="0.985897" calcext:value-type="float">
            <text:p>0.985897</text:p>
          </table:table-cell>
          <table:table-cell office:value-type="float" office:value="0.989463" calcext:value-type="float">
            <text:p>0.989463</text:p>
          </table:table-cell>
          <table:table-cell office:value-type="float" office:value="0.986482" calcext:value-type="float">
            <text:p>0.986482</text:p>
          </table:table-cell>
          <table:table-cell table:number-columns-repeated="4"/>
        </table:table-row>
        <table:table-row table:style-name="ro1">
          <table:table-cell office:value-type="float" office:value="8266.67" calcext:value-type="float">
            <text:p>8266.67</text:p>
          </table:table-cell>
          <table:table-cell office:value-type="float" office:value="0.991474" calcext:value-type="float">
            <text:p>0.991474</text:p>
          </table:table-cell>
          <table:table-cell office:value-type="float" office:value="0.992602" calcext:value-type="float">
            <text:p>0.992602</text:p>
          </table:table-cell>
          <table:table-cell office:value-type="float" office:value="0.988775" calcext:value-type="float">
            <text:p>0.988775</text:p>
          </table:table-cell>
          <table:table-cell office:value-type="float" office:value="0.985915" calcext:value-type="float">
            <text:p>0.985915</text:p>
          </table:table-cell>
          <table:table-cell office:value-type="float" office:value="0.989473" calcext:value-type="float">
            <text:p>0.989473</text:p>
          </table:table-cell>
          <table:table-cell office:value-type="float" office:value="0.9865" calcext:value-type="float">
            <text:p>0.9865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2569" calcext:value-type="float">
            <text:p>0.992569</text:p>
          </table:table-cell>
          <table:table-cell office:value-type="float" office:value="0.988749" calcext:value-type="float">
            <text:p>0.988749</text:p>
          </table:table-cell>
          <table:table-cell office:value-type="float" office:value="0.985886" calcext:value-type="float">
            <text:p>0.985886</text:p>
          </table:table-cell>
          <table:table-cell office:value-type="float" office:value="0.98947" calcext:value-type="float">
            <text:p>0.98947</text:p>
          </table:table-cell>
          <table:table-cell office:value-type="float" office:value="0.986485" calcext:value-type="float">
            <text:p>0.986485</text:p>
          </table:table-cell>
          <table:table-cell table:number-columns-repeated="4"/>
        </table:table-row>
        <table:table-row table:style-name="ro1">
          <table:table-cell office:value-type="float" office:value="833.33" calcext:value-type="float">
            <text:p>833.33</text:p>
          </table:table-cell>
          <table:table-cell office:value-type="float" office:value="0.993897" calcext:value-type="float">
            <text:p>0.993897</text:p>
          </table:table-cell>
          <table:table-cell office:value-type="float" office:value="0.994241" calcext:value-type="float">
            <text:p>0.994241</text:p>
          </table:table-cell>
          <table:table-cell office:value-type="float" office:value="0.993025" calcext:value-type="float">
            <text:p>0.993025</text:p>
          </table:table-cell>
          <table:table-cell office:value-type="float" office:value="0.991486" calcext:value-type="float">
            <text:p>0.991486</text:p>
          </table:table-cell>
          <table:table-cell office:value-type="float" office:value="0.993118" calcext:value-type="float">
            <text:p>0.993118</text:p>
          </table:table-cell>
          <table:table-cell office:value-type="float" office:value="0.991576" calcext:value-type="float">
            <text:p>0.991576</text:p>
          </table:table-cell>
          <table:table-cell table:number-columns-repeated="4"/>
        </table:table-row>
        <table:table-row table:style-name="ro1">
          <table:table-cell office:value-type="float" office:value="8333.33" calcext:value-type="float">
            <text:p>8333.33</text:p>
          </table:table-cell>
          <table:table-cell office:value-type="float" office:value="0.99169" calcext:value-type="float">
            <text:p>0.99169</text:p>
          </table:table-cell>
          <table:table-cell office:value-type="float" office:value="0.993054" calcext:value-type="float">
            <text:p>0.993054</text:p>
          </table:table-cell>
          <table:table-cell office:value-type="float" office:value="0.988741" calcext:value-type="float">
            <text:p>0.988741</text:p>
          </table:table-cell>
          <table:table-cell office:value-type="float" office:value="0.985882" calcext:value-type="float">
            <text:p>0.985882</text:p>
          </table:table-cell>
          <table:table-cell office:value-type="float" office:value="0.989475" calcext:value-type="float">
            <text:p>0.989475</text:p>
          </table:table-cell>
          <table:table-cell office:value-type="float" office:value="0.986489" calcext:value-type="float">
            <text:p>0.986489</text:p>
          </table:table-cell>
          <table:table-cell table:number-columns-repeated="4"/>
        </table:table-row>
        <table:table-row table:style-name="ro1">
          <table:table-cell office:value-type="float" office:value="8366.67" calcext:value-type="float">
            <text:p>8366.67</text:p>
          </table:table-cell>
          <table:table-cell office:value-type="float" office:value="0.99196" calcext:value-type="float">
            <text:p>0.99196</text:p>
          </table:table-cell>
          <table:table-cell office:value-type="float" office:value="0.992201" calcext:value-type="float">
            <text:p>0.992201</text:p>
          </table:table-cell>
          <table:table-cell office:value-type="float" office:value="0.988753" calcext:value-type="float">
            <text:p>0.988753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989483" calcext:value-type="float">
            <text:p>0.989483</text:p>
          </table:table-cell>
          <table:table-cell office:value-type="float" office:value="0.986508" calcext:value-type="float">
            <text:p>0.986508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991087" calcext:value-type="float">
            <text:p>0.991087</text:p>
          </table:table-cell>
          <table:table-cell office:value-type="float" office:value="0.992094" calcext:value-type="float">
            <text:p>0.992094</text:p>
          </table:table-cell>
          <table:table-cell office:value-type="float" office:value="0.988722" calcext:value-type="float">
            <text:p>0.988722</text:p>
          </table:table-cell>
          <table:table-cell office:value-type="float" office:value="0.985872" calcext:value-type="float">
            <text:p>0.985872</text:p>
          </table:table-cell>
          <table:table-cell office:value-type="float" office:value="0.989474" calcext:value-type="float">
            <text:p>0.989474</text:p>
          </table:table-cell>
          <table:table-cell office:value-type="float" office:value="0.986489" calcext:value-type="float">
            <text:p>0.986489</text:p>
          </table:table-cell>
          <table:table-cell table:number-columns-repeated="4"/>
        </table:table-row>
        <table:table-row table:style-name="ro1">
          <table:table-cell office:value-type="float" office:value="8433.33" calcext:value-type="float">
            <text:p>8433.33</text:p>
          </table:table-cell>
          <table:table-cell office:value-type="float" office:value="0.99147" calcext:value-type="float">
            <text:p>0.99147</text:p>
          </table:table-cell>
          <table:table-cell office:value-type="float" office:value="0.992092" calcext:value-type="float">
            <text:p>0.992092</text:p>
          </table:table-cell>
          <table:table-cell office:value-type="float" office:value="0.988713" calcext:value-type="float">
            <text:p>0.988713</text:p>
          </table:table-cell>
          <table:table-cell office:value-type="float" office:value="0.985868" calcext:value-type="float">
            <text:p>0.985868</text:p>
          </table:table-cell>
          <table:table-cell office:value-type="float" office:value="0.989474" calcext:value-type="float">
            <text:p>0.989474</text:p>
          </table:table-cell>
          <table:table-cell office:value-type="float" office:value="0.98649" calcext:value-type="float">
            <text:p>0.98649</text:p>
          </table:table-cell>
          <table:table-cell table:number-columns-repeated="4"/>
        </table:table-row>
        <table:table-row table:style-name="ro1">
          <table:table-cell office:value-type="float" office:value="8466.67" calcext:value-type="float">
            <text:p>8466.67</text:p>
          </table:table-cell>
          <table:table-cell office:value-type="float" office:value="0.991382" calcext:value-type="float">
            <text:p>0.991382</text:p>
          </table:table-cell>
          <table:table-cell office:value-type="float" office:value="0.992359" calcext:value-type="float">
            <text:p>0.992359</text:p>
          </table:table-cell>
          <table:table-cell office:value-type="float" office:value="0.988721" calcext:value-type="float">
            <text:p>0.988721</text:p>
          </table:table-cell>
          <table:table-cell office:value-type="float" office:value="0.985885" calcext:value-type="float">
            <text:p>0.985885</text:p>
          </table:table-cell>
          <table:table-cell office:value-type="float" office:value="0.989482" calcext:value-type="float">
            <text:p>0.989482</text:p>
          </table:table-cell>
          <table:table-cell office:value-type="float" office:value="0.986507" calcext:value-type="float">
            <text:p>0.986507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991116" calcext:value-type="float">
            <text:p>0.991116</text:p>
          </table:table-cell>
          <table:table-cell office:value-type="float" office:value="0.991944" calcext:value-type="float">
            <text:p>0.991944</text:p>
          </table:table-cell>
          <table:table-cell office:value-type="float" office:value="0.988693" calcext:value-type="float">
            <text:p>0.988693</text:p>
          </table:table-cell>
          <table:table-cell office:value-type="float" office:value="0.985854" calcext:value-type="float">
            <text:p>0.985854</text:p>
          </table:table-cell>
          <table:table-cell office:value-type="float" office:value="0.989472" calcext:value-type="float">
            <text:p>0.989472</text:p>
          </table:table-cell>
          <table:table-cell office:value-type="float" office:value="0.986485" calcext:value-type="float">
            <text:p>0.986485</text:p>
          </table:table-cell>
          <table:table-cell table:number-columns-repeated="4"/>
        </table:table-row>
        <table:table-row table:style-name="ro1">
          <table:table-cell office:value-type="float" office:value="8533.33" calcext:value-type="float">
            <text:p>8533.33</text:p>
          </table:table-cell>
          <table:table-cell office:value-type="float" office:value="0.99089" calcext:value-type="float">
            <text:p>0.99089</text:p>
          </table:table-cell>
          <table:table-cell office:value-type="float" office:value="0.992093" calcext:value-type="float">
            <text:p>0.992093</text:p>
          </table:table-cell>
          <table:table-cell office:value-type="float" office:value="0.988681" calcext:value-type="float">
            <text:p>0.988681</text:p>
          </table:table-cell>
          <table:table-cell office:value-type="float" office:value="0.985844" calcext:value-type="float">
            <text:p>0.985844</text:p>
          </table:table-cell>
          <table:table-cell office:value-type="float" office:value="0.989472" calcext:value-type="float">
            <text:p>0.989472</text:p>
          </table:table-cell>
          <table:table-cell office:value-type="float" office:value="0.986482" calcext:value-type="float">
            <text:p>0.986482</text:p>
          </table:table-cell>
          <table:table-cell table:number-columns-repeated="4"/>
        </table:table-row>
        <table:table-row table:style-name="ro1">
          <table:table-cell office:value-type="float" office:value="8566.67" calcext:value-type="float">
            <text:p>8566.67</text:p>
          </table:table-cell>
          <table:table-cell office:value-type="float" office:value="0.990859" calcext:value-type="float">
            <text:p>0.990859</text:p>
          </table:table-cell>
          <table:table-cell office:value-type="float" office:value="0.992206" calcext:value-type="float">
            <text:p>0.992206</text:p>
          </table:table-cell>
          <table:table-cell office:value-type="float" office:value="0.988685" calcext:value-type="float">
            <text:p>0.988685</text:p>
          </table:table-cell>
          <table:table-cell office:value-type="float" office:value="0.985858" calcext:value-type="float">
            <text:p>0.985858</text:p>
          </table:table-cell>
          <table:table-cell office:value-type="float" office:value="0.989478" calcext:value-type="float">
            <text:p>0.989478</text:p>
          </table:table-cell>
          <table:table-cell office:value-type="float" office:value="0.986496" calcext:value-type="float">
            <text:p>0.986496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990648" calcext:value-type="float">
            <text:p>0.990648</text:p>
          </table:table-cell>
          <table:table-cell office:value-type="float" office:value="0.992006" calcext:value-type="float">
            <text:p>0.992006</text:p>
          </table:table-cell>
          <table:table-cell office:value-type="float" office:value="0.988653" calcext:value-type="float">
            <text:p>0.988653</text:p>
          </table:table-cell>
          <table:table-cell office:value-type="float" office:value="0.985823" calcext:value-type="float">
            <text:p>0.985823</text:p>
          </table:table-cell>
          <table:table-cell office:value-type="float" office:value="0.989464" calcext:value-type="float">
            <text:p>0.989464</text:p>
          </table:table-cell>
          <table:table-cell office:value-type="float" office:value="0.986471" calcext:value-type="float">
            <text:p>0.986471</text:p>
          </table:table-cell>
          <table:table-cell table:number-columns-repeated="4"/>
        </table:table-row>
        <table:table-row table:style-name="ro1">
          <table:table-cell office:value-type="float" office:value="8633.33" calcext:value-type="float">
            <text:p>8633.33</text:p>
          </table:table-cell>
          <table:table-cell office:value-type="float" office:value="0.990896" calcext:value-type="float">
            <text:p>0.990896</text:p>
          </table:table-cell>
          <table:table-cell office:value-type="float" office:value="0.991801" calcext:value-type="float">
            <text:p>0.991801</text:p>
          </table:table-cell>
          <table:table-cell office:value-type="float" office:value="0.98864" calcext:value-type="float">
            <text:p>0.98864</text:p>
          </table:table-cell>
          <table:table-cell office:value-type="float" office:value="0.985814" calcext:value-type="float">
            <text:p>0.985814</text:p>
          </table:table-cell>
          <table:table-cell office:value-type="float" office:value="0.989454" calcext:value-type="float">
            <text:p>0.989454</text:p>
          </table:table-cell>
          <table:table-cell office:value-type="float" office:value="0.986463" calcext:value-type="float">
            <text:p>0.986463</text:p>
          </table:table-cell>
          <table:table-cell table:number-columns-repeated="4"/>
        </table:table-row>
        <table:table-row table:style-name="ro1">
          <table:table-cell office:value-type="float" office:value="866.67" calcext:value-type="float">
            <text:p>866.67</text:p>
          </table:table-cell>
          <table:table-cell office:value-type="float" office:value="0.993887" calcext:value-type="float">
            <text:p>0.993887</text:p>
          </table:table-cell>
          <table:table-cell office:value-type="float" office:value="0.993928" calcext:value-type="float">
            <text:p>0.993928</text:p>
          </table:table-cell>
          <table:table-cell office:value-type="float" office:value="0.993023" calcext:value-type="float">
            <text:p>0.993023</text:p>
          </table:table-cell>
          <table:table-cell office:value-type="float" office:value="0.99151" calcext:value-type="float">
            <text:p>0.99151</text:p>
          </table:table-cell>
          <table:table-cell office:value-type="float" office:value="0.993114" calcext:value-type="float">
            <text:p>0.993114</text:p>
          </table:table-cell>
          <table:table-cell office:value-type="float" office:value="0.991598" calcext:value-type="float">
            <text:p>0.991598</text:p>
          </table:table-cell>
          <table:table-cell table:number-columns-repeated="4"/>
        </table:table-row>
        <table:table-row table:style-name="ro1">
          <table:table-cell office:value-type="float" office:value="8666.67" calcext:value-type="float">
            <text:p>8666.67</text:p>
          </table:table-cell>
          <table:table-cell office:value-type="float" office:value="0.990743" calcext:value-type="float">
            <text:p>0.990743</text:p>
          </table:table-cell>
          <table:table-cell office:value-type="float" office:value="0.992269" calcext:value-type="float">
            <text:p>0.992269</text:p>
          </table:table-cell>
          <table:table-cell office:value-type="float" office:value="0.988644" calcext:value-type="float">
            <text:p>0.988644</text:p>
          </table:table-cell>
          <table:table-cell office:value-type="float" office:value="0.985827" calcext:value-type="float">
            <text:p>0.985827</text:p>
          </table:table-cell>
          <table:table-cell office:value-type="float" office:value="0.98946" calcext:value-type="float">
            <text:p>0.98946</text:p>
          </table:table-cell>
          <table:table-cell office:value-type="float" office:value="0.986476" calcext:value-type="float">
            <text:p>0.986476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990993" calcext:value-type="float">
            <text:p>0.990993</text:p>
          </table:table-cell>
          <table:table-cell office:value-type="float" office:value="0.992519" calcext:value-type="float">
            <text:p>0.992519</text:p>
          </table:table-cell>
          <table:table-cell office:value-type="float" office:value="0.988614" calcext:value-type="float">
            <text:p>0.988614</text:p>
          </table:table-cell>
          <table:table-cell office:value-type="float" office:value="0.985797" calcext:value-type="float">
            <text:p>0.985797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6453" calcext:value-type="float">
            <text:p>0.986453</text:p>
          </table:table-cell>
          <table:table-cell table:number-columns-repeated="4"/>
        </table:table-row>
        <table:table-row table:style-name="ro1">
          <table:table-cell office:value-type="float" office:value="8733.33" calcext:value-type="float">
            <text:p>8733.33</text:p>
          </table:table-cell>
          <table:table-cell office:value-type="float" office:value="0.99087" calcext:value-type="float">
            <text:p>0.99087</text:p>
          </table:table-cell>
          <table:table-cell office:value-type="float" office:value="0.992607" calcext:value-type="float">
            <text:p>0.992607</text:p>
          </table:table-cell>
          <table:table-cell office:value-type="float" office:value="0.988601" calcext:value-type="float">
            <text:p>0.988601</text:p>
          </table:table-cell>
          <table:table-cell office:value-type="float" office:value="0.985789" calcext:value-type="float">
            <text:p>0.985789</text:p>
          </table:table-cell>
          <table:table-cell office:value-type="float" office:value="0.989437" calcext:value-type="float">
            <text:p>0.989437</text:p>
          </table:table-cell>
          <table:table-cell office:value-type="float" office:value="0.986448" calcext:value-type="float">
            <text:p>0.986448</text:p>
          </table:table-cell>
          <table:table-cell table:number-columns-repeated="4"/>
        </table:table-row>
        <table:table-row table:style-name="ro1">
          <table:table-cell office:value-type="float" office:value="8766.67" calcext:value-type="float">
            <text:p>8766.67</text:p>
          </table:table-cell>
          <table:table-cell office:value-type="float" office:value="0.991711" calcext:value-type="float">
            <text:p>0.991711</text:p>
          </table:table-cell>
          <table:table-cell office:value-type="float" office:value="0.993269" calcext:value-type="float">
            <text:p>0.993269</text:p>
          </table:table-cell>
          <table:table-cell office:value-type="float" office:value="0.988613" calcext:value-type="float">
            <text:p>0.988613</text:p>
          </table:table-cell>
          <table:table-cell office:value-type="float" office:value="0.985809" calcext:value-type="float">
            <text:p>0.985809</text:p>
          </table:table-cell>
          <table:table-cell office:value-type="float" office:value="0.98945" calcext:value-type="float">
            <text:p>0.98945</text:p>
          </table:table-cell>
          <table:table-cell office:value-type="float" office:value="0.986468" calcext:value-type="float">
            <text:p>0.986468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991953" calcext:value-type="float">
            <text:p>0.991953</text:p>
          </table:table-cell>
          <table:table-cell office:value-type="float" office:value="0.993253" calcext:value-type="float">
            <text:p>0.993253</text:p>
          </table:table-cell>
          <table:table-cell office:value-type="float" office:value="0.988589" calcext:value-type="float">
            <text:p>0.988589</text:p>
          </table:table-cell>
          <table:table-cell office:value-type="float" office:value="0.985788" calcext:value-type="float">
            <text:p>0.985788</text:p>
          </table:table-cell>
          <table:table-cell office:value-type="float" office:value="0.989439" calcext:value-type="float">
            <text:p>0.989439</text:p>
          </table:table-cell>
          <table:table-cell office:value-type="float" office:value="0.986453" calcext:value-type="float">
            <text:p>0.986453</text:p>
          </table:table-cell>
          <table:table-cell table:number-columns-repeated="4"/>
        </table:table-row>
        <table:table-row table:style-name="ro1">
          <table:table-cell office:value-type="float" office:value="8833.33" calcext:value-type="float">
            <text:p>8833.33</text:p>
          </table:table-cell>
          <table:table-cell office:value-type="float" office:value="0.992334" calcext:value-type="float">
            <text:p>0.992334</text:p>
          </table:table-cell>
          <table:table-cell office:value-type="float" office:value="0.992756" calcext:value-type="float">
            <text:p>0.992756</text:p>
          </table:table-cell>
          <table:table-cell office:value-type="float" office:value="0.988585" calcext:value-type="float">
            <text:p>0.988585</text:p>
          </table:table-cell>
          <table:table-cell office:value-type="float" office:value="0.98579" calcext:value-type="float">
            <text:p>0.98579</text:p>
          </table:table-cell>
          <table:table-cell office:value-type="float" office:value="0.989441" calcext:value-type="float">
            <text:p>0.989441</text:p>
          </table:table-cell>
          <table:table-cell office:value-type="float" office:value="0.986457" calcext:value-type="float">
            <text:p>0.986457</text:p>
          </table:table-cell>
          <table:table-cell table:number-columns-repeated="4"/>
        </table:table-row>
        <table:table-row table:style-name="ro1">
          <table:table-cell office:value-type="float" office:value="8866.67" calcext:value-type="float">
            <text:p>8866.67</text:p>
          </table:table-cell>
          <table:table-cell office:value-type="float" office:value="0.992101" calcext:value-type="float">
            <text:p>0.992101</text:p>
          </table:table-cell>
          <table:table-cell office:value-type="float" office:value="0.992465" calcext:value-type="float">
            <text:p>0.992465</text:p>
          </table:table-cell>
          <table:table-cell office:value-type="float" office:value="0.988598" calcext:value-type="float">
            <text:p>0.988598</text:p>
          </table:table-cell>
          <table:table-cell office:value-type="float" office:value="0.985812" calcext:value-type="float">
            <text:p>0.985812</text:p>
          </table:table-cell>
          <table:table-cell office:value-type="float" office:value="0.989451" calcext:value-type="float">
            <text:p>0.989451</text:p>
          </table:table-cell>
          <table:table-cell office:value-type="float" office:value="0.986477" calcext:value-type="float">
            <text:p>0.986477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992638" calcext:value-type="float">
            <text:p>0.992638</text:p>
          </table:table-cell>
          <table:table-cell office:value-type="float" office:value="0.992255" calcext:value-type="float">
            <text:p>0.992255</text:p>
          </table:table-cell>
          <table:table-cell office:value-type="float" office:value="0.988577" calcext:value-type="float">
            <text:p>0.988577</text:p>
          </table:table-cell>
          <table:table-cell office:value-type="float" office:value="0.985794" calcext:value-type="float">
            <text:p>0.985794</text:p>
          </table:table-cell>
          <table:table-cell office:value-type="float" office:value="0.989443" calcext:value-type="float">
            <text:p>0.989443</text:p>
          </table:table-cell>
          <table:table-cell office:value-type="float" office:value="0.986465" calcext:value-type="float">
            <text:p>0.986465</text:p>
          </table:table-cell>
          <table:table-cell table:number-columns-repeated="4"/>
        </table:table-row>
        <table:table-row table:style-name="ro1">
          <table:table-cell office:value-type="float" office:value="8933.33" calcext:value-type="float">
            <text:p>8933.33</text:p>
          </table:table-cell>
          <table:table-cell office:value-type="float" office:value="0.992545" calcext:value-type="float">
            <text:p>0.992545</text:p>
          </table:table-cell>
          <table:table-cell office:value-type="float" office:value="0.992298" calcext:value-type="float">
            <text:p>0.992298</text:p>
          </table:table-cell>
          <table:table-cell office:value-type="float" office:value="0.988574" calcext:value-type="float">
            <text:p>0.988574</text:p>
          </table:table-cell>
          <table:table-cell office:value-type="float" office:value="0.985797" calcext:value-type="float">
            <text:p>0.985797</text:p>
          </table:table-cell>
          <table:table-cell office:value-type="float" office:value="0.989441" calcext:value-type="float">
            <text:p>0.989441</text:p>
          </table:table-cell>
          <table:table-cell office:value-type="float" office:value="0.986468" calcext:value-type="float">
            <text:p>0.986468</text:p>
          </table:table-cell>
          <table:table-cell table:number-columns-repeated="4"/>
        </table:table-row>
        <table:table-row table:style-name="ro1">
          <table:table-cell office:value-type="float" office:value="8966.67" calcext:value-type="float">
            <text:p>8966.67</text:p>
          </table:table-cell>
          <table:table-cell office:value-type="float" office:value="0.992158" calcext:value-type="float">
            <text:p>0.992158</text:p>
          </table:table-cell>
          <table:table-cell office:value-type="float" office:value="0.992501" calcext:value-type="float">
            <text:p>0.992501</text:p>
          </table:table-cell>
          <table:table-cell office:value-type="float" office:value="0.988588" calcext:value-type="float">
            <text:p>0.988588</text:p>
          </table:table-cell>
          <table:table-cell office:value-type="float" office:value="0.98582" calcext:value-type="float">
            <text:p>0.98582</text:p>
          </table:table-cell>
          <table:table-cell office:value-type="float" office:value="0.989452" calcext:value-type="float">
            <text:p>0.989452</text:p>
          </table:table-cell>
          <table:table-cell office:value-type="float" office:value="0.986488" calcext:value-type="float">
            <text:p>0.986488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94172" calcext:value-type="float">
            <text:p>0.994172</text:p>
          </table:table-cell>
          <table:table-cell office:value-type="float" office:value="0.993736" calcext:value-type="float">
            <text:p>0.993736</text:p>
          </table:table-cell>
          <table:table-cell office:value-type="float" office:value="0.993037" calcext:value-type="float">
            <text:p>0.993037</text:p>
          </table:table-cell>
          <table:table-cell office:value-type="float" office:value="0.991554" calcext:value-type="float">
            <text:p>0.991554</text:p>
          </table:table-cell>
          <table:table-cell office:value-type="float" office:value="0.993108" calcext:value-type="float">
            <text:p>0.993108</text:p>
          </table:table-cell>
          <table:table-cell office:value-type="float" office:value="0.991623" calcext:value-type="float">
            <text:p>0.991623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992094" calcext:value-type="float">
            <text:p>0.992094</text:p>
          </table:table-cell>
          <table:table-cell office:value-type="float" office:value="0.992429" calcext:value-type="float">
            <text:p>0.992429</text:p>
          </table:table-cell>
          <table:table-cell office:value-type="float" office:value="0.988565" calcext:value-type="float">
            <text:p>0.988565</text:p>
          </table:table-cell>
          <table:table-cell office:value-type="float" office:value="0.985799" calcext:value-type="float">
            <text:p>0.985799</text:p>
          </table:table-cell>
          <table:table-cell office:value-type="float" office:value="0.989439" calcext:value-type="float">
            <text:p>0.989439</text:p>
          </table:table-cell>
          <table:table-cell office:value-type="float" office:value="0.986472" calcext:value-type="float">
            <text:p>0.986472</text:p>
          </table:table-cell>
          <table:table-cell table:number-columns-repeated="4"/>
        </table:table-row>
        <table:table-row table:style-name="ro1">
          <table:table-cell office:value-type="float" office:value="9033.33" calcext:value-type="float">
            <text:p>9033.33</text:p>
          </table:table-cell>
          <table:table-cell office:value-type="float" office:value="0.992516" calcext:value-type="float">
            <text:p>0.992516</text:p>
          </table:table-cell>
          <table:table-cell office:value-type="float" office:value="0.992436" calcext:value-type="float">
            <text:p>0.992436</text:p>
          </table:table-cell>
          <table:table-cell office:value-type="float" office:value="0.988562" calcext:value-type="float">
            <text:p>0.988562</text:p>
          </table:table-cell>
          <table:table-cell office:value-type="float" office:value="0.985801" calcext:value-type="float">
            <text:p>0.985801</text:p>
          </table:table-cell>
          <table:table-cell office:value-type="float" office:value="0.989439" calcext:value-type="float">
            <text:p>0.989439</text:p>
          </table:table-cell>
          <table:table-cell office:value-type="float" office:value="0.986474" calcext:value-type="float">
            <text:p>0.986474</text:p>
          </table:table-cell>
          <table:table-cell table:number-columns-repeated="4"/>
        </table:table-row>
        <table:table-row table:style-name="ro1">
          <table:table-cell office:value-type="float" office:value="9066.67" calcext:value-type="float">
            <text:p>9066.67</text:p>
          </table:table-cell>
          <table:table-cell office:value-type="float" office:value="0.992477" calcext:value-type="float">
            <text:p>0.992477</text:p>
          </table:table-cell>
          <table:table-cell office:value-type="float" office:value="0.992926" calcext:value-type="float">
            <text:p>0.992926</text:p>
          </table:table-cell>
          <table:table-cell office:value-type="float" office:value="0.988578" calcext:value-type="float">
            <text:p>0.988578</text:p>
          </table:table-cell>
          <table:table-cell office:value-type="float" office:value="0.985824" calcext:value-type="float">
            <text:p>0.985824</text:p>
          </table:table-cell>
          <table:table-cell office:value-type="float" office:value="0.989451" calcext:value-type="float">
            <text:p>0.989451</text:p>
          </table:table-cell>
          <table:table-cell office:value-type="float" office:value="0.986494" calcext:value-type="float">
            <text:p>0.986494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992653" calcext:value-type="float">
            <text:p>0.992653</text:p>
          </table:table-cell>
          <table:table-cell office:value-type="float" office:value="0.992787" calcext:value-type="float">
            <text:p>0.992787</text:p>
          </table:table-cell>
          <table:table-cell office:value-type="float" office:value="0.988558" calcext:value-type="float">
            <text:p>0.988558</text:p>
          </table:table-cell>
          <table:table-cell office:value-type="float" office:value="0.985803" calcext:value-type="float">
            <text:p>0.985803</text:p>
          </table:table-cell>
          <table:table-cell office:value-type="float" office:value="0.989435" calcext:value-type="float">
            <text:p>0.989435</text:p>
          </table:table-cell>
          <table:table-cell office:value-type="float" office:value="0.986475" calcext:value-type="float">
            <text:p>0.986475</text:p>
          </table:table-cell>
          <table:table-cell table:number-columns-repeated="4"/>
        </table:table-row>
        <table:table-row table:style-name="ro1">
          <table:table-cell office:value-type="float" office:value="9133.33" calcext:value-type="float">
            <text:p>9133.33</text:p>
          </table:table-cell>
          <table:table-cell office:value-type="float" office:value="0.992749" calcext:value-type="float">
            <text:p>0.992749</text:p>
          </table:table-cell>
          <table:table-cell office:value-type="float" office:value="0.992248" calcext:value-type="float">
            <text:p>0.992248</text:p>
          </table:table-cell>
          <table:table-cell office:value-type="float" office:value="0.988557" calcext:value-type="float">
            <text:p>0.988557</text:p>
          </table:table-cell>
          <table:table-cell office:value-type="float" office:value="0.985803" calcext:value-type="float">
            <text:p>0.985803</text:p>
          </table:table-cell>
          <table:table-cell office:value-type="float" office:value="0.989432" calcext:value-type="float">
            <text:p>0.989432</text:p>
          </table:table-cell>
          <table:table-cell office:value-type="float" office:value="0.986474" calcext:value-type="float">
            <text:p>0.986474</text:p>
          </table:table-cell>
          <table:table-cell table:number-columns-repeated="4"/>
        </table:table-row>
        <table:table-row table:style-name="ro1">
          <table:table-cell office:value-type="float" office:value="9166.67" calcext:value-type="float">
            <text:p>9166.67</text:p>
          </table:table-cell>
          <table:table-cell office:value-type="float" office:value="0.991905" calcext:value-type="float">
            <text:p>0.991905</text:p>
          </table:table-cell>
          <table:table-cell office:value-type="float" office:value="0.992507" calcext:value-type="float">
            <text:p>0.992507</text:p>
          </table:table-cell>
          <table:table-cell office:value-type="float" office:value="0.98857" calcext:value-type="float">
            <text:p>0.98857</text:p>
          </table:table-cell>
          <table:table-cell office:value-type="float" office:value="0.985824" calcext:value-type="float">
            <text:p>0.985824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6493" calcext:value-type="float">
            <text:p>0.986493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0.992521" calcext:value-type="float">
            <text:p>0.992521</text:p>
          </table:table-cell>
          <table:table-cell office:value-type="float" office:value="0.988548" calcext:value-type="float">
            <text:p>0.988548</text:p>
          </table:table-cell>
          <table:table-cell office:value-type="float" office:value="0.985802" calcext:value-type="float">
            <text:p>0.985802</text:p>
          </table:table-cell>
          <table:table-cell office:value-type="float" office:value="0.989428" calcext:value-type="float">
            <text:p>0.989428</text:p>
          </table:table-cell>
          <table:table-cell office:value-type="float" office:value="0.986474" calcext:value-type="float">
            <text:p>0.986474</text:p>
          </table:table-cell>
          <table:table-cell table:number-columns-repeated="4"/>
        </table:table-row>
        <table:table-row table:style-name="ro1">
          <table:table-cell office:value-type="float" office:value="9233.33" calcext:value-type="float">
            <text:p>9233.33</text:p>
          </table:table-cell>
          <table:table-cell office:value-type="float" office:value="0.992454" calcext:value-type="float">
            <text:p>0.992454</text:p>
          </table:table-cell>
          <table:table-cell office:value-type="float" office:value="0.993692" calcext:value-type="float">
            <text:p>0.993692</text:p>
          </table:table-cell>
          <table:table-cell office:value-type="float" office:value="0.988545" calcext:value-type="float">
            <text:p>0.988545</text:p>
          </table:table-cell>
          <table:table-cell office:value-type="float" office:value="0.985804" calcext:value-type="float">
            <text:p>0.985804</text:p>
          </table:table-cell>
          <table:table-cell office:value-type="float" office:value="0.989433" calcext:value-type="float">
            <text:p>0.989433</text:p>
          </table:table-cell>
          <table:table-cell office:value-type="float" office:value="0.986479" calcext:value-type="float">
            <text:p>0.986479</text:p>
          </table:table-cell>
          <table:table-cell table:number-columns-repeated="4"/>
        </table:table-row>
        <table:table-row table:style-name="ro1">
          <table:table-cell office:value-type="float" office:value="9266.67" calcext:value-type="float">
            <text:p>9266.67</text:p>
          </table:table-cell>
          <table:table-cell office:value-type="float" office:value="0.992109" calcext:value-type="float">
            <text:p>0.992109</text:p>
          </table:table-cell>
          <table:table-cell office:value-type="float" office:value="0.993961" calcext:value-type="float">
            <text:p>0.993961</text:p>
          </table:table-cell>
          <table:table-cell office:value-type="float" office:value="0.988559" calcext:value-type="float">
            <text:p>0.988559</text:p>
          </table:table-cell>
          <table:table-cell office:value-type="float" office:value="0.985826" calcext:value-type="float">
            <text:p>0.985826</text:p>
          </table:table-cell>
          <table:table-cell office:value-type="float" office:value="0.989449" calcext:value-type="float">
            <text:p>0.989449</text:p>
          </table:table-cell>
          <table:table-cell office:value-type="float" office:value="0.986501" calcext:value-type="float">
            <text:p>0.986501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992373" calcext:value-type="float">
            <text:p>0.992373</text:p>
          </table:table-cell>
          <table:table-cell office:value-type="float" office:value="0.994061" calcext:value-type="float">
            <text:p>0.994061</text:p>
          </table:table-cell>
          <table:table-cell office:value-type="float" office:value="0.988538" calcext:value-type="float">
            <text:p>0.988538</text:p>
          </table:table-cell>
          <table:table-cell office:value-type="float" office:value="0.985809" calcext:value-type="float">
            <text:p>0.985809</text:p>
          </table:table-cell>
          <table:table-cell office:value-type="float" office:value="0.989444" calcext:value-type="float">
            <text:p>0.989444</text:p>
          </table:table-cell>
          <table:table-cell office:value-type="float" office:value="0.98649" calcext:value-type="float">
            <text:p>0.98649</text:p>
          </table:table-cell>
          <table:table-cell table:number-columns-repeated="4"/>
        </table:table-row>
        <table:table-row table:style-name="ro1">
          <table:table-cell office:value-type="float" office:value="933.33" calcext:value-type="float">
            <text:p>933.33</text:p>
          </table:table-cell>
          <table:table-cell office:value-type="float" office:value="0.994162" calcext:value-type="float">
            <text:p>0.994162</text:p>
          </table:table-cell>
          <table:table-cell office:value-type="float" office:value="0.993595" calcext:value-type="float">
            <text:p>0.993595</text:p>
          </table:table-cell>
          <table:table-cell office:value-type="float" office:value="0.993051" calcext:value-type="float">
            <text:p>0.993051</text:p>
          </table:table-cell>
          <table:table-cell office:value-type="float" office:value="0.991594" calcext:value-type="float">
            <text:p>0.991594</text:p>
          </table:table-cell>
          <table:table-cell office:value-type="float" office:value="0.993098" calcext:value-type="float">
            <text:p>0.993098</text:p>
          </table:table-cell>
          <table:table-cell office:value-type="float" office:value="0.991641" calcext:value-type="float">
            <text:p>0.991641</text:p>
          </table:table-cell>
          <table:table-cell table:number-columns-repeated="4"/>
        </table:table-row>
        <table:table-row table:style-name="ro1">
          <table:table-cell office:value-type="float" office:value="9333.33" calcext:value-type="float">
            <text:p>9333.33</text:p>
          </table:table-cell>
          <table:table-cell office:value-type="float" office:value="0.992468" calcext:value-type="float">
            <text:p>0.992468</text:p>
          </table:table-cell>
          <table:table-cell office:value-type="float" office:value="0.994021" calcext:value-type="float">
            <text:p>0.994021</text:p>
          </table:table-cell>
          <table:table-cell office:value-type="float" office:value="0.988535" calcext:value-type="float">
            <text:p>0.988535</text:p>
          </table:table-cell>
          <table:table-cell office:value-type="float" office:value="0.985813" calcext:value-type="float">
            <text:p>0.985813</text:p>
          </table:table-cell>
          <table:table-cell office:value-type="float" office:value="0.989449" calcext:value-type="float">
            <text:p>0.989449</text:p>
          </table:table-cell>
          <table:table-cell office:value-type="float" office:value="0.986496" calcext:value-type="float">
            <text:p>0.986496</text:p>
          </table:table-cell>
          <table:table-cell table:number-columns-repeated="4"/>
        </table:table-row>
        <table:table-row table:style-name="ro1">
          <table:table-cell office:value-type="float" office:value="9366.67" calcext:value-type="float">
            <text:p>9366.67</text:p>
          </table:table-cell>
          <table:table-cell office:value-type="float" office:value="0.992589" calcext:value-type="float">
            <text:p>0.992589</text:p>
          </table:table-cell>
          <table:table-cell office:value-type="float" office:value="0.993604" calcext:value-type="float">
            <text:p>0.993604</text:p>
          </table:table-cell>
          <table:table-cell office:value-type="float" office:value="0.988551" calcext:value-type="float">
            <text:p>0.988551</text:p>
          </table:table-cell>
          <table:table-cell office:value-type="float" office:value="0.985836" calcext:value-type="float">
            <text:p>0.985836</text:p>
          </table:table-cell>
          <table:table-cell office:value-type="float" office:value="0.989463" calcext:value-type="float">
            <text:p>0.989463</text:p>
          </table:table-cell>
          <table:table-cell office:value-type="float" office:value="0.986517" calcext:value-type="float">
            <text:p>0.986517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992622" calcext:value-type="float">
            <text:p>0.992622</text:p>
          </table:table-cell>
          <table:table-cell office:value-type="float" office:value="0.993142" calcext:value-type="float">
            <text:p>0.993142</text:p>
          </table:table-cell>
          <table:table-cell office:value-type="float" office:value="0.988532" calcext:value-type="float">
            <text:p>0.988532</text:p>
          </table:table-cell>
          <table:table-cell office:value-type="float" office:value="0.985818" calcext:value-type="float">
            <text:p>0.985818</text:p>
          </table:table-cell>
          <table:table-cell office:value-type="float" office:value="0.989451" calcext:value-type="float">
            <text:p>0.989451</text:p>
          </table:table-cell>
          <table:table-cell office:value-type="float" office:value="0.986501" calcext:value-type="float">
            <text:p>0.986501</text:p>
          </table:table-cell>
          <table:table-cell table:number-columns-repeated="4"/>
        </table:table-row>
        <table:table-row table:style-name="ro1">
          <table:table-cell office:value-type="float" office:value="9433.33" calcext:value-type="float">
            <text:p>9433.33</text:p>
          </table:table-cell>
          <table:table-cell office:value-type="float" office:value="0.991932" calcext:value-type="float">
            <text:p>0.991932</text:p>
          </table:table-cell>
          <table:table-cell office:value-type="float" office:value="0.993544" calcext:value-type="float">
            <text:p>0.993544</text:p>
          </table:table-cell>
          <table:table-cell office:value-type="float" office:value="0.988545" calcext:value-type="float">
            <text:p>0.988545</text:p>
          </table:table-cell>
          <table:table-cell office:value-type="float" office:value="0.985839" calcext:value-type="float">
            <text:p>0.985839</text:p>
          </table:table-cell>
          <table:table-cell office:value-type="float" office:value="0.989465" calcext:value-type="float">
            <text:p>0.989465</text:p>
          </table:table-cell>
          <table:table-cell office:value-type="float" office:value="0.986522" calcext:value-type="float">
            <text:p>0.986522</text:p>
          </table:table-cell>
          <table:table-cell table:number-columns-repeated="4"/>
        </table:table-row>
        <table:table-row table:style-name="ro1">
          <table:table-cell office:value-type="float" office:value="9466.67" calcext:value-type="float">
            <text:p>9466.67</text:p>
          </table:table-cell>
          <table:table-cell office:value-type="float" office:value="0.991899" calcext:value-type="float">
            <text:p>0.991899</text:p>
          </table:table-cell>
          <table:table-cell office:value-type="float" office:value="0.993071" calcext:value-type="float">
            <text:p>0.993071</text:p>
          </table:table-cell>
          <table:table-cell office:value-type="float" office:value="0.988557" calcext:value-type="float">
            <text:p>0.988557</text:p>
          </table:table-cell>
          <table:table-cell office:value-type="float" office:value="0.98586" calcext:value-type="float">
            <text:p>0.98586</text:p>
          </table:table-cell>
          <table:table-cell office:value-type="float" office:value="0.989477" calcext:value-type="float">
            <text:p>0.989477</text:p>
          </table:table-cell>
          <table:table-cell office:value-type="float" office:value="0.986542" calcext:value-type="float">
            <text:p>0.986542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992176" calcext:value-type="float">
            <text:p>0.992176</text:p>
          </table:table-cell>
          <table:table-cell office:value-type="float" office:value="0.993639" calcext:value-type="float">
            <text:p>0.993639</text:p>
          </table:table-cell>
          <table:table-cell office:value-type="float" office:value="0.988537" calcext:value-type="float">
            <text:p>0.988537</text:p>
          </table:table-cell>
          <table:table-cell office:value-type="float" office:value="0.985839" calcext:value-type="float">
            <text:p>0.985839</text:p>
          </table:table-cell>
          <table:table-cell office:value-type="float" office:value="0.989463" calcext:value-type="float">
            <text:p>0.989463</text:p>
          </table:table-cell>
          <table:table-cell office:value-type="float" office:value="0.986523" calcext:value-type="float">
            <text:p>0.986523</text:p>
          </table:table-cell>
          <table:table-cell table:number-columns-repeated="4"/>
        </table:table-row>
        <table:table-row table:style-name="ro1">
          <table:table-cell office:value-type="float" office:value="9533.33" calcext:value-type="float">
            <text:p>9533.33</text:p>
          </table:table-cell>
          <table:table-cell office:value-type="float" office:value="0.992386" calcext:value-type="float">
            <text:p>0.992386</text:p>
          </table:table-cell>
          <table:table-cell office:value-type="float" office:value="0.993417" calcext:value-type="float">
            <text:p>0.993417</text:p>
          </table:table-cell>
          <table:table-cell office:value-type="float" office:value="0.988535" calcext:value-type="float">
            <text:p>0.988535</text:p>
          </table:table-cell>
          <table:table-cell office:value-type="float" office:value="0.985839" calcext:value-type="float">
            <text:p>0.985839</text:p>
          </table:table-cell>
          <table:table-cell office:value-type="float" office:value="0.989464" calcext:value-type="float">
            <text:p>0.989464</text:p>
          </table:table-cell>
          <table:table-cell office:value-type="float" office:value="0.986524" calcext:value-type="float">
            <text:p>0.986524</text:p>
          </table:table-cell>
          <table:table-cell table:number-columns-repeated="4"/>
        </table:table-row>
        <table:table-row table:style-name="ro1">
          <table:table-cell office:value-type="float" office:value="9566.67" calcext:value-type="float">
            <text:p>9566.67</text:p>
          </table:table-cell>
          <table:table-cell office:value-type="float" office:value="0.992155" calcext:value-type="float">
            <text:p>0.992155</text:p>
          </table:table-cell>
          <table:table-cell office:value-type="float" office:value="0.993816" calcext:value-type="float">
            <text:p>0.993816</text:p>
          </table:table-cell>
          <table:table-cell office:value-type="float" office:value="0.988549" calcext:value-type="float">
            <text:p>0.988549</text:p>
          </table:table-cell>
          <table:table-cell office:value-type="float" office:value="0.985861" calcext:value-type="float">
            <text:p>0.985861</text:p>
          </table:table-cell>
          <table:table-cell office:value-type="float" office:value="0.989479" calcext:value-type="float">
            <text:p>0.989479</text:p>
          </table:table-cell>
          <table:table-cell office:value-type="float" office:value="0.986545" calcext:value-type="float">
            <text:p>0.986545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992168" calcext:value-type="float">
            <text:p>0.992168</text:p>
          </table:table-cell>
          <table:table-cell office:value-type="float" office:value="0.99404" calcext:value-type="float">
            <text:p>0.99404</text:p>
          </table:table-cell>
          <table:table-cell office:value-type="float" office:value="0.988529" calcext:value-type="float">
            <text:p>0.988529</text:p>
          </table:table-cell>
          <table:table-cell office:value-type="float" office:value="0.98584" calcext:value-type="float">
            <text:p>0.98584</text:p>
          </table:table-cell>
          <table:table-cell office:value-type="float" office:value="0.989467" calcext:value-type="float">
            <text:p>0.989467</text:p>
          </table:table-cell>
          <table:table-cell office:value-type="float" office:value="0.986527" calcext:value-type="float">
            <text:p>0.986527</text:p>
          </table:table-cell>
          <table:table-cell table:number-columns-repeated="4"/>
        </table:table-row>
        <table:table-row table:style-name="ro1">
          <table:table-cell office:value-type="float" office:value="9633.33" calcext:value-type="float">
            <text:p>9633.33</text:p>
          </table:table-cell>
          <table:table-cell office:value-type="float" office:value="0.992361" calcext:value-type="float">
            <text:p>0.992361</text:p>
          </table:table-cell>
          <table:table-cell office:value-type="float" office:value="0.993723" calcext:value-type="float">
            <text:p>0.993723</text:p>
          </table:table-cell>
          <table:table-cell office:value-type="float" office:value="0.988527" calcext:value-type="float">
            <text:p>0.988527</text:p>
          </table:table-cell>
          <table:table-cell office:value-type="float" office:value="0.985841" calcext:value-type="float">
            <text:p>0.985841</text:p>
          </table:table-cell>
          <table:table-cell office:value-type="float" office:value="0.989467" calcext:value-type="float">
            <text:p>0.989467</text:p>
          </table:table-cell>
          <table:table-cell office:value-type="float" office:value="0.986528" calcext:value-type="float">
            <text:p>0.986528</text:p>
          </table:table-cell>
          <table:table-cell table:number-columns-repeated="4"/>
        </table:table-row>
        <table:table-row table:style-name="ro1">
          <table:table-cell office:value-type="float" office:value="966.67" calcext:value-type="float">
            <text:p>966.67</text:p>
          </table:table-cell>
          <table:table-cell office:value-type="float" office:value="0.994139" calcext:value-type="float">
            <text:p>0.994139</text:p>
          </table:table-cell>
          <table:table-cell office:value-type="float" office:value="0.994536" calcext:value-type="float">
            <text:p>0.994536</text:p>
          </table:table-cell>
          <table:table-cell office:value-type="float" office:value="0.993063" calcext:value-type="float">
            <text:p>0.993063</text:p>
          </table:table-cell>
          <table:table-cell office:value-type="float" office:value="0.991632" calcext:value-type="float">
            <text:p>0.991632</text:p>
          </table:table-cell>
          <table:table-cell office:value-type="float" office:value="0.993122" calcext:value-type="float">
            <text:p>0.993122</text:p>
          </table:table-cell>
          <table:table-cell office:value-type="float" office:value="0.99169" calcext:value-type="float">
            <text:p>0.99169</text:p>
          </table:table-cell>
          <table:table-cell table:number-columns-repeated="4"/>
        </table:table-row>
        <table:table-row table:style-name="ro1">
          <table:table-cell office:value-type="float" office:value="9666.67" calcext:value-type="float">
            <text:p>9666.67</text:p>
          </table:table-cell>
          <table:table-cell office:value-type="float" office:value="0.992185" calcext:value-type="float">
            <text:p>0.992185</text:p>
          </table:table-cell>
          <table:table-cell office:value-type="float" office:value="0.993318" calcext:value-type="float">
            <text:p>0.993318</text:p>
          </table:table-cell>
          <table:table-cell office:value-type="float" office:value="0.988541" calcext:value-type="float">
            <text:p>0.988541</text:p>
          </table:table-cell>
          <table:table-cell office:value-type="float" office:value="0.985863" calcext:value-type="float">
            <text:p>0.985863</text:p>
          </table:table-cell>
          <table:table-cell office:value-type="float" office:value="0.989481" calcext:value-type="float">
            <text:p>0.989481</text:p>
          </table:table-cell>
          <table:table-cell office:value-type="float" office:value="0.986549" calcext:value-type="float">
            <text:p>0.98654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992783" calcext:value-type="float">
            <text:p>0.992783</text:p>
          </table:table-cell>
          <table:table-cell office:value-type="float" office:value="0.993093" calcext:value-type="float">
            <text:p>0.993093</text:p>
          </table:table-cell>
          <table:table-cell office:value-type="float" office:value="0.988524" calcext:value-type="float">
            <text:p>0.988524</text:p>
          </table:table-cell>
          <table:table-cell office:value-type="float" office:value="0.985842" calcext:value-type="float">
            <text:p>0.985842</text:p>
          </table:table-cell>
          <table:table-cell office:value-type="float" office:value="0.989462" calcext:value-type="float">
            <text:p>0.989462</text:p>
          </table:table-cell>
          <table:table-cell office:value-type="float" office:value="0.986528" calcext:value-type="float">
            <text:p>0.986528</text:p>
          </table:table-cell>
          <table:table-cell table:number-columns-repeated="4"/>
        </table:table-row>
        <table:table-row table:style-name="ro1">
          <table:table-cell office:value-type="float" office:value="9733.33" calcext:value-type="float">
            <text:p>9733.33</text:p>
          </table:table-cell>
          <table:table-cell office:value-type="float" office:value="0.992668" calcext:value-type="float">
            <text:p>0.992668</text:p>
          </table:table-cell>
          <table:table-cell office:value-type="float" office:value="0.993172" calcext:value-type="float">
            <text:p>0.993172</text:p>
          </table:table-cell>
          <table:table-cell office:value-type="float" office:value="0.988522" calcext:value-type="float">
            <text:p>0.988522</text:p>
          </table:table-cell>
          <table:table-cell office:value-type="float" office:value="0.985843" calcext:value-type="float">
            <text:p>0.985843</text:p>
          </table:table-cell>
          <table:table-cell office:value-type="float" office:value="0.989461" calcext:value-type="float">
            <text:p>0.989461</text:p>
          </table:table-cell>
          <table:table-cell office:value-type="float" office:value="0.986529" calcext:value-type="float">
            <text:p>0.986529</text:p>
          </table:table-cell>
          <table:table-cell table:number-columns-repeated="4"/>
        </table:table-row>
        <table:table-row table:style-name="ro1">
          <table:table-cell office:value-type="float" office:value="9766.67" calcext:value-type="float">
            <text:p>9766.67</text:p>
          </table:table-cell>
          <table:table-cell office:value-type="float" office:value="0.991449" calcext:value-type="float">
            <text:p>0.991449</text:p>
          </table:table-cell>
          <table:table-cell office:value-type="float" office:value="0.993087" calcext:value-type="float">
            <text:p>0.993087</text:p>
          </table:table-cell>
          <table:table-cell office:value-type="float" office:value="0.988533" calcext:value-type="float">
            <text:p>0.988533</text:p>
          </table:table-cell>
          <table:table-cell office:value-type="float" office:value="0.985863" calcext:value-type="float">
            <text:p>0.985863</text:p>
          </table:table-cell>
          <table:table-cell office:value-type="float" office:value="0.989472" calcext:value-type="float">
            <text:p>0.989472</text:p>
          </table:table-cell>
          <table:table-cell office:value-type="float" office:value="0.986547" calcext:value-type="float">
            <text:p>0.986547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991421" calcext:value-type="float">
            <text:p>0.991421</text:p>
          </table:table-cell>
          <table:table-cell office:value-type="float" office:value="0.993479" calcext:value-type="float">
            <text:p>0.993479</text:p>
          </table:table-cell>
          <table:table-cell office:value-type="float" office:value="0.98851" calcext:value-type="float">
            <text:p>0.98851</text:p>
          </table:table-cell>
          <table:table-cell office:value-type="float" office:value="0.985839" calcext:value-type="float">
            <text:p>0.985839</text:p>
          </table:table-cell>
          <table:table-cell office:value-type="float" office:value="0.989462" calcext:value-type="float">
            <text:p>0.989462</text:p>
          </table:table-cell>
          <table:table-cell office:value-type="float" office:value="0.986528" calcext:value-type="float">
            <text:p>0.986528</text:p>
          </table:table-cell>
          <table:table-cell table:number-columns-repeated="4"/>
        </table:table-row>
        <table:table-row table:style-name="ro1">
          <table:table-cell office:value-type="float" office:value="9833.33" calcext:value-type="float">
            <text:p>9833.33</text:p>
          </table:table-cell>
          <table:table-cell office:value-type="float" office:value="0.991893" calcext:value-type="float">
            <text:p>0.991893</text:p>
          </table:table-cell>
          <table:table-cell office:value-type="float" office:value="0.993184" calcext:value-type="float">
            <text:p>0.993184</text:p>
          </table:table-cell>
          <table:table-cell office:value-type="float" office:value="0.988508" calcext:value-type="float">
            <text:p>0.988508</text:p>
          </table:table-cell>
          <table:table-cell office:value-type="float" office:value="0.985838" calcext:value-type="float">
            <text:p>0.985838</text:p>
          </table:table-cell>
          <table:table-cell office:value-type="float" office:value="0.989465" calcext:value-type="float">
            <text:p>0.989465</text:p>
          </table:table-cell>
          <table:table-cell office:value-type="float" office:value="0.986528" calcext:value-type="float">
            <text:p>0.986528</text:p>
          </table:table-cell>
          <table:table-cell table:number-columns-repeated="4"/>
        </table:table-row>
        <table:table-row table:style-name="ro1">
          <table:table-cell office:value-type="float" office:value="9866.67" calcext:value-type="float">
            <text:p>9866.67</text:p>
          </table:table-cell>
          <table:table-cell office:value-type="float" office:value="0.991748" calcext:value-type="float">
            <text:p>0.991748</text:p>
          </table:table-cell>
          <table:table-cell office:value-type="float" office:value="0.993431" calcext:value-type="float">
            <text:p>0.993431</text:p>
          </table:table-cell>
          <table:table-cell office:value-type="float" office:value="0.988521" calcext:value-type="float">
            <text:p>0.988521</text:p>
          </table:table-cell>
          <table:table-cell office:value-type="float" office:value="0.985859" calcext:value-type="float">
            <text:p>0.985859</text:p>
          </table:table-cell>
          <table:table-cell office:value-type="float" office:value="0.989478" calcext:value-type="float">
            <text:p>0.989478</text:p>
          </table:table-cell>
          <table:table-cell office:value-type="float" office:value="0.986547" calcext:value-type="float">
            <text:p>0.986547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984972" calcext:value-type="float">
            <text:p>0.984972</text:p>
          </table:table-cell>
          <table:table-cell office:value-type="float" office:value="0.990739" calcext:value-type="float">
            <text:p>0.990739</text:p>
          </table:table-cell>
          <table:table-cell office:value-type="float" office:value="0.988408" calcext:value-type="float">
            <text:p>0.988408</text:p>
          </table:table-cell>
          <table:table-cell office:value-type="float" office:value="0.985698" calcext:value-type="float">
            <text:p>0.985698</text:p>
          </table:table-cell>
          <table:table-cell office:value-type="float" office:value="0.989389" calcext:value-type="float">
            <text:p>0.989389</text:p>
          </table:table-cell>
          <table:table-cell office:value-type="float" office:value="0.9864" calcext:value-type="float">
            <text:p>0.98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33.33" calcext:value-type="float">
            <text:p>9933.33</text:p>
          </table:table-cell>
          <table:table-cell office:value-type="float" office:value="0.985141" calcext:value-type="float">
            <text:p>0.985141</text:p>
          </table:table-cell>
          <table:table-cell office:value-type="float" office:value="0.990358" calcext:value-type="float">
            <text:p>0.990358</text:p>
          </table:table-cell>
          <table:table-cell office:value-type="float" office:value="0.988318" calcext:value-type="float">
            <text:p>0.988318</text:p>
          </table:table-cell>
          <table:table-cell office:value-type="float" office:value="0.985567" calcext:value-type="float">
            <text:p>0.985567</text:p>
          </table:table-cell>
          <table:table-cell office:value-type="float" office:value="0.989321" calcext:value-type="float">
            <text:p>0.989321</text:p>
          </table:table-cell>
          <table:table-cell office:value-type="float" office:value="0.986282" calcext:value-type="float">
            <text:p>0.986282</text:p>
          </table:table-cell>
          <table:table-cell table:number-columns-repeated="4"/>
        </table:table-row>
        <table:table-row table:style-name="ro1">
          <table:table-cell office:value-type="float" office:value="9966.67" calcext:value-type="float">
            <text:p>9966.67</text:p>
          </table:table-cell>
          <table:table-cell office:value-type="float" office:value="0.970941" calcext:value-type="float">
            <text:p>0.970941</text:p>
          </table:table-cell>
          <table:table-cell office:value-type="float" office:value="0.985012" calcext:value-type="float">
            <text:p>0.985012</text:p>
          </table:table-cell>
          <table:table-cell office:value-type="float" office:value="0.987745" calcext:value-type="float">
            <text:p>0.987745</text:p>
          </table:table-cell>
          <table:table-cell office:value-type="float" office:value="0.984553" calcext:value-type="float">
            <text:p>0.984553</text:p>
          </table:table-cell>
          <table:table-cell office:value-type="float" office:value="0.988836" calcext:value-type="float">
            <text:p>0.988836</text:p>
          </table:table-cell>
          <table:table-cell office:value-type="float" office:value="0.985361" calcext:value-type="float">
            <text:p>0.985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table table:name="outdata3" table:style-name="ta1">
        <table:table-column table:style-name="co6" table:number-columns-repeated="7" table:default-cell-style-name="Default"/>
        <table:table-row table:style-name="ro1">
          <table:table-cell office:value-type="float" office:value="566.67" calcext:value-type="float">
            <text:p>566.67</text:p>
          </table:table-cell>
          <table:table-cell office:value-type="float" office:value="0.993782" calcext:value-type="float">
            <text:p>0.993782</text:p>
          </table:table-cell>
          <table:table-cell office:value-type="float" office:value="0.993963" calcext:value-type="float">
            <text:p>0.993963</text:p>
          </table:table-cell>
          <table:table-cell office:value-type="float" office:value="0.99292" calcext:value-type="float">
            <text:p>0.99292</text:p>
          </table:table-cell>
          <table:table-cell office:value-type="float" office:value="0.991056" calcext:value-type="float">
            <text:p>0.991056</text:p>
          </table:table-cell>
          <table:table-cell office:value-type="float" office:value="0.993153" calcext:value-type="float">
            <text:p>0.993153</text:p>
          </table:table-cell>
          <table:table-cell office:value-type="float" office:value="0.991273" calcext:value-type="float">
            <text:p>0.99127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993597" calcext:value-type="float">
            <text:p>0.993597</text:p>
          </table:table-cell>
          <table:table-cell office:value-type="float" office:value="0.992904" calcext:value-type="float">
            <text:p>0.992904</text:p>
          </table:table-cell>
          <table:table-cell office:value-type="float" office:value="0.991085" calcext:value-type="float">
            <text:p>0.991085</text:p>
          </table:table-cell>
          <table:table-cell office:value-type="float" office:value="0.993111" calcext:value-type="float">
            <text:p>0.993111</text:p>
          </table:table-cell>
          <table:table-cell office:value-type="float" office:value="0.991278" calcext:value-type="float">
            <text:p>0.991278</text:p>
          </table:table-cell>
        </table:table-row>
        <table:table-row table:style-name="ro1">
          <table:table-cell office:value-type="float" office:value="633.33" calcext:value-type="float">
            <text:p>633.33</text:p>
          </table:table-cell>
          <table:table-cell office:value-type="float" office:value="0.994319" calcext:value-type="float">
            <text:p>0.994319</text:p>
          </table:table-cell>
          <table:table-cell office:value-type="float" office:value="0.993359" calcext:value-type="float">
            <text:p>0.993359</text:p>
          </table:table-cell>
          <table:table-cell office:value-type="float" office:value="0.992932" calcext:value-type="float">
            <text:p>0.992932</text:p>
          </table:table-cell>
          <table:table-cell office:value-type="float" office:value="0.991165" calcext:value-type="float">
            <text:p>0.991165</text:p>
          </table:table-cell>
          <table:table-cell office:value-type="float" office:value="0.993076" calcext:value-type="float">
            <text:p>0.993076</text:p>
          </table:table-cell>
          <table:table-cell office:value-type="float" office:value="0.991302" calcext:value-type="float">
            <text:p>0.991302</text:p>
          </table:table-cell>
        </table:table-row>
        <table:table-row table:style-name="ro1">
          <table:table-cell office:value-type="float" office:value="666.67" calcext:value-type="float">
            <text:p>666.67</text:p>
          </table:table-cell>
          <table:table-cell office:value-type="float" office:value="0.993967" calcext:value-type="float">
            <text:p>0.993967</text:p>
          </table:table-cell>
          <table:table-cell office:value-type="float" office:value="0.993187" calcext:value-type="float">
            <text:p>0.993187</text:p>
          </table:table-cell>
          <table:table-cell office:value-type="float" office:value="0.992933" calcext:value-type="float">
            <text:p>0.992933</text:p>
          </table:table-cell>
          <table:table-cell office:value-type="float" office:value="0.991207" calcext:value-type="float">
            <text:p>0.991207</text:p>
          </table:table-cell>
          <table:table-cell office:value-type="float" office:value="0.993029" calcext:value-type="float">
            <text:p>0.993029</text:p>
          </table:table-cell>
          <table:table-cell office:value-type="float" office:value="0.9913" calcext:value-type="float">
            <text:p>0.99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94239" calcext:value-type="float">
            <text:p>0.994239</text:p>
          </table:table-cell>
          <table:table-cell office:value-type="float" office:value="0.994503" calcext:value-type="float">
            <text:p>0.994503</text:p>
          </table:table-cell>
          <table:table-cell office:value-type="float" office:value="0.992954" calcext:value-type="float">
            <text:p>0.992954</text:p>
          </table:table-cell>
          <table:table-cell office:value-type="float" office:value="0.991272" calcext:value-type="float">
            <text:p>0.991272</text:p>
          </table:table-cell>
          <table:table-cell office:value-type="float" office:value="0.993058" calcext:value-type="float">
            <text:p>0.993058</text:p>
          </table:table-cell>
          <table:table-cell office:value-type="float" office:value="0.991373" calcext:value-type="float">
            <text:p>0.991373</text:p>
          </table:table-cell>
        </table:table-row>
        <table:table-row table:style-name="ro1">
          <table:table-cell office:value-type="float" office:value="733.33" calcext:value-type="float">
            <text:p>733.33</text:p>
          </table:table-cell>
          <table:table-cell office:value-type="float" office:value="0.994304" calcext:value-type="float">
            <text:p>0.994304</text:p>
          </table:table-cell>
          <table:table-cell office:value-type="float" office:value="0.994472" calcext:value-type="float">
            <text:p>0.994472</text:p>
          </table:table-cell>
          <table:table-cell office:value-type="float" office:value="0.992978" calcext:value-type="float">
            <text:p>0.992978</text:p>
          </table:table-cell>
          <table:table-cell office:value-type="float" office:value="0.991337" calcext:value-type="float">
            <text:p>0.991337</text:p>
          </table:table-cell>
          <table:table-cell office:value-type="float" office:value="0.993085" calcext:value-type="float">
            <text:p>0.993085</text:p>
          </table:table-cell>
          <table:table-cell office:value-type="float" office:value="0.991441" calcext:value-type="float">
            <text:p>0.991441</text:p>
          </table:table-cell>
        </table:table-row>
        <table:table-row table:style-name="ro1">
          <table:table-cell office:value-type="float" office:value="766.67" calcext:value-type="float">
            <text:p>766.67</text:p>
          </table:table-cell>
          <table:table-cell office:value-type="float" office:value="0.994375" calcext:value-type="float">
            <text:p>0.994375</text:p>
          </table:table-cell>
          <table:table-cell office:value-type="float" office:value="0.994318" calcext:value-type="float">
            <text:p>0.994318</text:p>
          </table:table-cell>
          <table:table-cell office:value-type="float" office:value="0.993006" calcext:value-type="float">
            <text:p>0.993006</text:p>
          </table:table-cell>
          <table:table-cell office:value-type="float" office:value="0.991403" calcext:value-type="float">
            <text:p>0.991403</text:p>
          </table:table-cell>
          <table:table-cell office:value-type="float" office:value="0.993105" calcext:value-type="float">
            <text:p>0.993105</text:p>
          </table:table-cell>
          <table:table-cell office:value-type="float" office:value="0.991499" calcext:value-type="float">
            <text:p>0.9914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94306" calcext:value-type="float">
            <text:p>0.994306</text:p>
          </table:table-cell>
          <table:table-cell office:value-type="float" office:value="0.994014" calcext:value-type="float">
            <text:p>0.994014</text:p>
          </table:table-cell>
          <table:table-cell office:value-type="float" office:value="0.993027" calcext:value-type="float">
            <text:p>0.993027</text:p>
          </table:table-cell>
          <table:table-cell office:value-type="float" office:value="0.991461" calcext:value-type="float">
            <text:p>0.991461</text:p>
          </table:table-cell>
          <table:table-cell office:value-type="float" office:value="0.99311" calcext:value-type="float">
            <text:p>0.99311</text:p>
          </table:table-cell>
          <table:table-cell office:value-type="float" office:value="0.991541" calcext:value-type="float">
            <text:p>0.991541</text:p>
          </table:table-cell>
        </table:table-row>
        <table:table-row table:style-name="ro1">
          <table:table-cell office:value-type="float" office:value="833.33" calcext:value-type="float">
            <text:p>833.33</text:p>
          </table:table-cell>
          <table:table-cell office:value-type="float" office:value="0.993897" calcext:value-type="float">
            <text:p>0.993897</text:p>
          </table:table-cell>
          <table:table-cell office:value-type="float" office:value="0.994241" calcext:value-type="float">
            <text:p>0.994241</text:p>
          </table:table-cell>
          <table:table-cell office:value-type="float" office:value="0.993025" calcext:value-type="float">
            <text:p>0.993025</text:p>
          </table:table-cell>
          <table:table-cell office:value-type="float" office:value="0.991486" calcext:value-type="float">
            <text:p>0.991486</text:p>
          </table:table-cell>
          <table:table-cell office:value-type="float" office:value="0.993118" calcext:value-type="float">
            <text:p>0.993118</text:p>
          </table:table-cell>
          <table:table-cell office:value-type="float" office:value="0.991576" calcext:value-type="float">
            <text:p>0.991576</text:p>
          </table:table-cell>
        </table:table-row>
        <table:table-row table:style-name="ro1">
          <table:table-cell office:value-type="float" office:value="866.67" calcext:value-type="float">
            <text:p>866.67</text:p>
          </table:table-cell>
          <table:table-cell office:value-type="float" office:value="0.993887" calcext:value-type="float">
            <text:p>0.993887</text:p>
          </table:table-cell>
          <table:table-cell office:value-type="float" office:value="0.993928" calcext:value-type="float">
            <text:p>0.993928</text:p>
          </table:table-cell>
          <table:table-cell office:value-type="float" office:value="0.993023" calcext:value-type="float">
            <text:p>0.993023</text:p>
          </table:table-cell>
          <table:table-cell office:value-type="float" office:value="0.99151" calcext:value-type="float">
            <text:p>0.99151</text:p>
          </table:table-cell>
          <table:table-cell office:value-type="float" office:value="0.993114" calcext:value-type="float">
            <text:p>0.993114</text:p>
          </table:table-cell>
          <table:table-cell office:value-type="float" office:value="0.991598" calcext:value-type="float">
            <text:p>0.9915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94172" calcext:value-type="float">
            <text:p>0.994172</text:p>
          </table:table-cell>
          <table:table-cell office:value-type="float" office:value="0.993736" calcext:value-type="float">
            <text:p>0.993736</text:p>
          </table:table-cell>
          <table:table-cell office:value-type="float" office:value="0.993037" calcext:value-type="float">
            <text:p>0.993037</text:p>
          </table:table-cell>
          <table:table-cell office:value-type="float" office:value="0.991554" calcext:value-type="float">
            <text:p>0.991554</text:p>
          </table:table-cell>
          <table:table-cell office:value-type="float" office:value="0.993108" calcext:value-type="float">
            <text:p>0.993108</text:p>
          </table:table-cell>
          <table:table-cell office:value-type="float" office:value="0.991623" calcext:value-type="float">
            <text:p>0.991623</text:p>
          </table:table-cell>
        </table:table-row>
        <table:table-row table:style-name="ro1">
          <table:table-cell office:value-type="float" office:value="933.33" calcext:value-type="float">
            <text:p>933.33</text:p>
          </table:table-cell>
          <table:table-cell office:value-type="float" office:value="0.994162" calcext:value-type="float">
            <text:p>0.994162</text:p>
          </table:table-cell>
          <table:table-cell office:value-type="float" office:value="0.993595" calcext:value-type="float">
            <text:p>0.993595</text:p>
          </table:table-cell>
          <table:table-cell office:value-type="float" office:value="0.993051" calcext:value-type="float">
            <text:p>0.993051</text:p>
          </table:table-cell>
          <table:table-cell office:value-type="float" office:value="0.991594" calcext:value-type="float">
            <text:p>0.991594</text:p>
          </table:table-cell>
          <table:table-cell office:value-type="float" office:value="0.993098" calcext:value-type="float">
            <text:p>0.993098</text:p>
          </table:table-cell>
          <table:table-cell office:value-type="float" office:value="0.991641" calcext:value-type="float">
            <text:p>0.991641</text:p>
          </table:table-cell>
        </table:table-row>
        <table:table-row table:style-name="ro1">
          <table:table-cell office:value-type="float" office:value="966.67" calcext:value-type="float">
            <text:p>966.67</text:p>
          </table:table-cell>
          <table:table-cell office:value-type="float" office:value="0.994139" calcext:value-type="float">
            <text:p>0.994139</text:p>
          </table:table-cell>
          <table:table-cell office:value-type="float" office:value="0.994536" calcext:value-type="float">
            <text:p>0.994536</text:p>
          </table:table-cell>
          <table:table-cell office:value-type="float" office:value="0.993063" calcext:value-type="float">
            <text:p>0.993063</text:p>
          </table:table-cell>
          <table:table-cell office:value-type="float" office:value="0.991632" calcext:value-type="float">
            <text:p>0.991632</text:p>
          </table:table-cell>
          <table:table-cell office:value-type="float" office:value="0.993122" calcext:value-type="float">
            <text:p>0.993122</text:p>
          </table:table-cell>
          <table:table-cell office:value-type="float" office:value="0.99169" calcext:value-type="float">
            <text:p>0.991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4185" calcext:value-type="float">
            <text:p>0.994185</text:p>
          </table:table-cell>
          <table:table-cell office:value-type="float" office:value="0.994485" calcext:value-type="float">
            <text:p>0.994485</text:p>
          </table:table-cell>
          <table:table-cell office:value-type="float" office:value="0.993076" calcext:value-type="float">
            <text:p>0.993076</text:p>
          </table:table-cell>
          <table:table-cell office:value-type="float" office:value="0.99167" calcext:value-type="float">
            <text:p>0.99167</text:p>
          </table:table-cell>
          <table:table-cell office:value-type="float" office:value="0.993144" calcext:value-type="float">
            <text:p>0.993144</text:p>
          </table:table-cell>
          <table:table-cell office:value-type="float" office:value="0.991736" calcext:value-type="float">
            <text:p>0.991736</text:p>
          </table:table-cell>
        </table:table-row>
        <table:table-row table:style-name="ro1">
          <table:table-cell office:value-type="float" office:value="1033.33" calcext:value-type="float">
            <text:p>1033.33</text:p>
          </table:table-cell>
          <table:table-cell office:value-type="float" office:value="0.99406" calcext:value-type="float">
            <text:p>0.99406</text:p>
          </table:table-cell>
          <table:table-cell office:value-type="float" office:value="0.994251" calcext:value-type="float">
            <text:p>0.994251</text:p>
          </table:table-cell>
          <table:table-cell office:value-type="float" office:value="0.993084" calcext:value-type="float">
            <text:p>0.993084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993156" calcext:value-type="float">
            <text:p>0.993156</text:p>
          </table:table-cell>
          <table:table-cell office:value-type="float" office:value="0.99177" calcext:value-type="float">
            <text:p>0.99177</text:p>
          </table:table-cell>
        </table:table-row>
        <table:table-row table:style-name="ro1">
          <table:table-cell office:value-type="float" office:value="1066.67" calcext:value-type="float">
            <text:p>1066.67</text:p>
          </table:table-cell>
          <table:table-cell office:value-type="float" office:value="0.993882" calcext:value-type="float">
            <text:p>0.993882</text:p>
          </table:table-cell>
          <table:table-cell office:value-type="float" office:value="0.993853" calcext:value-type="float">
            <text:p>0.993853</text:p>
          </table:table-cell>
          <table:table-cell office:value-type="float" office:value="0.993084" calcext:value-type="float">
            <text:p>0.993084</text:p>
          </table:table-cell>
          <table:table-cell office:value-type="float" office:value="0.991719" calcext:value-type="float">
            <text:p>0.991719</text:p>
          </table:table-cell>
          <table:table-cell office:value-type="float" office:value="0.993152" calcext:value-type="float">
            <text:p>0.993152</text:p>
          </table:table-cell>
          <table:table-cell office:value-type="float" office:value="0.991785" calcext:value-type="float">
            <text:p>0.99178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993803" calcext:value-type="float">
            <text:p>0.993803</text:p>
          </table:table-cell>
          <table:table-cell office:value-type="float" office:value="0.99383" calcext:value-type="float">
            <text:p>0.99383</text:p>
          </table:table-cell>
          <table:table-cell office:value-type="float" office:value="0.99308" calcext:value-type="float">
            <text:p>0.99308</text:p>
          </table:table-cell>
          <table:table-cell office:value-type="float" office:value="0.991733" calcext:value-type="float">
            <text:p>0.991733</text:p>
          </table:table-cell>
          <table:table-cell office:value-type="float" office:value="0.993147" calcext:value-type="float">
            <text:p>0.993147</text:p>
          </table:table-cell>
          <table:table-cell office:value-type="float" office:value="0.991798" calcext:value-type="float">
            <text:p>0.991798</text:p>
          </table:table-cell>
        </table:table-row>
        <table:table-row table:style-name="ro1">
          <table:table-cell office:value-type="float" office:value="1133.33" calcext:value-type="float">
            <text:p>1133.33</text:p>
          </table:table-cell>
          <table:table-cell office:value-type="float" office:value="0.99373" calcext:value-type="float">
            <text:p>0.99373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3074" calcext:value-type="float">
            <text:p>0.993074</text:p>
          </table:table-cell>
          <table:table-cell office:value-type="float" office:value="0.991742" calcext:value-type="float">
            <text:p>0.991742</text:p>
          </table:table-cell>
          <table:table-cell office:value-type="float" office:value="0.993138" calcext:value-type="float">
            <text:p>0.993138</text:p>
          </table:table-cell>
          <table:table-cell office:value-type="float" office:value="0.991805" calcext:value-type="float">
            <text:p>0.991805</text:p>
          </table:table-cell>
        </table:table-row>
        <table:table-row table:style-name="ro1">
          <table:table-cell office:value-type="float" office:value="1166.67" calcext:value-type="float">
            <text:p>1166.67</text:p>
          </table:table-cell>
          <table:table-cell office:value-type="float" office:value="0.99361" calcext:value-type="float">
            <text:p>0.99361</text:p>
          </table:table-cell>
          <table:table-cell office:value-type="float" office:value="0.993703" calcext:value-type="float">
            <text:p>0.993703</text:p>
          </table:table-cell>
          <table:table-cell office:value-type="float" office:value="0.993063" calcext:value-type="float">
            <text:p>0.993063</text:p>
          </table:table-cell>
          <table:table-cell office:value-type="float" office:value="0.991745" calcext:value-type="float">
            <text:p>0.991745</text:p>
          </table:table-cell>
          <table:table-cell office:value-type="float" office:value="0.993128" calcext:value-type="float">
            <text:p>0.993128</text:p>
          </table:table-cell>
          <table:table-cell office:value-type="float" office:value="0.991808" calcext:value-type="float">
            <text:p>0.9918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993475" calcext:value-type="float">
            <text:p>0.993475</text:p>
          </table:table-cell>
          <table:table-cell office:value-type="float" office:value="0.993579" calcext:value-type="float">
            <text:p>0.993579</text:p>
          </table:table-cell>
          <table:table-cell office:value-type="float" office:value="0.993047" calcext:value-type="float">
            <text:p>0.993047</text:p>
          </table:table-cell>
          <table:table-cell office:value-type="float" office:value="0.991739" calcext:value-type="float">
            <text:p>0.991739</text:p>
          </table:table-cell>
          <table:table-cell office:value-type="float" office:value="0.993113" calcext:value-type="float">
            <text:p>0.993113</text:p>
          </table:table-cell>
          <table:table-cell office:value-type="float" office:value="0.991803" calcext:value-type="float">
            <text:p>0.991803</text:p>
          </table:table-cell>
        </table:table-row>
        <table:table-row table:style-name="ro1">
          <table:table-cell office:value-type="float" office:value="1233.33" calcext:value-type="float">
            <text:p>1233.33</text:p>
          </table:table-cell>
          <table:table-cell office:value-type="float" office:value="0.993581" calcext:value-type="float">
            <text:p>0.993581</text:p>
          </table:table-cell>
          <table:table-cell office:value-type="float" office:value="0.994019" calcext:value-type="float">
            <text:p>0.994019</text:p>
          </table:table-cell>
          <table:table-cell office:value-type="float" office:value="0.993037" calcext:value-type="float">
            <text:p>0.993037</text:p>
          </table:table-cell>
          <table:table-cell office:value-type="float" office:value="0.991742" calcext:value-type="float">
            <text:p>0.991742</text:p>
          </table:table-cell>
          <table:table-cell office:value-type="float" office:value="0.993113" calcext:value-type="float">
            <text:p>0.993113</text:p>
          </table:table-cell>
          <table:table-cell office:value-type="float" office:value="0.991815" calcext:value-type="float">
            <text:p>0.991815</text:p>
          </table:table-cell>
        </table:table-row>
        <table:table-row table:style-name="ro1">
          <table:table-cell office:value-type="float" office:value="1266.67" calcext:value-type="float">
            <text:p>1266.67</text:p>
          </table:table-cell>
          <table:table-cell office:value-type="float" office:value="0.993452" calcext:value-type="float">
            <text:p>0.993452</text:p>
          </table:table-cell>
          <table:table-cell office:value-type="float" office:value="0.994217" calcext:value-type="float">
            <text:p>0.994217</text:p>
          </table:table-cell>
          <table:table-cell office:value-type="float" office:value="0.993023" calcext:value-type="float">
            <text:p>0.993023</text:p>
          </table:table-cell>
          <table:table-cell office:value-type="float" office:value="0.991737" calcext:value-type="float">
            <text:p>0.991737</text:p>
          </table:table-cell>
          <table:table-cell office:value-type="float" office:value="0.993116" calcext:value-type="float">
            <text:p>0.993116</text:p>
          </table:table-cell>
          <table:table-cell office:value-type="float" office:value="0.991827" calcext:value-type="float">
            <text:p>0.99182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994361" calcext:value-type="float">
            <text:p>0.994361</text:p>
          </table:table-cell>
          <table:table-cell office:value-type="float" office:value="0.993772" calcext:value-type="float">
            <text:p>0.993772</text:p>
          </table:table-cell>
          <table:table-cell office:value-type="float" office:value="0.993042" calcext:value-type="float">
            <text:p>0.993042</text:p>
          </table:table-cell>
          <table:table-cell office:value-type="float" office:value="0.991773" calcext:value-type="float">
            <text:p>0.991773</text:p>
          </table:table-cell>
          <table:table-cell office:value-type="float" office:value="0.993118" calcext:value-type="float">
            <text:p>0.993118</text:p>
          </table:table-cell>
          <table:table-cell office:value-type="float" office:value="0.991847" calcext:value-type="float">
            <text:p>0.991847</text:p>
          </table:table-cell>
        </table:table-row>
        <table:table-row table:style-name="ro1">
          <table:table-cell office:value-type="float" office:value="1333.33" calcext:value-type="float">
            <text:p>1333.33</text:p>
          </table:table-cell>
          <table:table-cell office:value-type="float" office:value="0.994448" calcext:value-type="float">
            <text:p>0.994448</text:p>
          </table:table-cell>
          <table:table-cell office:value-type="float" office:value="0.993566" calcext:value-type="float">
            <text:p>0.993566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99181" calcext:value-type="float">
            <text:p>0.99181</text:p>
          </table:table-cell>
          <table:table-cell office:value-type="float" office:value="0.993114" calcext:value-type="float">
            <text:p>0.993114</text:p>
          </table:table-cell>
          <table:table-cell office:value-type="float" office:value="0.991861" calcext:value-type="float">
            <text:p>0.991861</text:p>
          </table:table-cell>
        </table:table-row>
        <table:table-row table:style-name="ro1">
          <table:table-cell office:value-type="float" office:value="1366.67" calcext:value-type="float">
            <text:p>1366.67</text:p>
          </table:table-cell>
          <table:table-cell office:value-type="float" office:value="0.993862" calcext:value-type="float">
            <text:p>0.993862</text:p>
          </table:table-cell>
          <table:table-cell office:value-type="float" office:value="0.993972" calcext:value-type="float">
            <text:p>0.993972</text:p>
          </table:table-cell>
          <table:table-cell office:value-type="float" office:value="0.993064" calcext:value-type="float">
            <text:p>0.993064</text:p>
          </table:table-cell>
          <table:table-cell office:value-type="float" office:value="0.991827" calcext:value-type="float">
            <text:p>0.991827</text:p>
          </table:table-cell>
          <table:table-cell office:value-type="float" office:value="0.993118" calcext:value-type="float">
            <text:p>0.993118</text:p>
          </table:table-cell>
          <table:table-cell office:value-type="float" office:value="0.991879" calcext:value-type="float">
            <text:p>0.99187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993707" calcext:value-type="float">
            <text:p>0.993707</text:p>
          </table:table-cell>
          <table:table-cell office:value-type="float" office:value="0.994093" calcext:value-type="float">
            <text:p>0.994093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991836" calcext:value-type="float">
            <text:p>0.991836</text:p>
          </table:table-cell>
          <table:table-cell office:value-type="float" office:value="0.993123" calcext:value-type="float">
            <text:p>0.993123</text:p>
          </table:table-cell>
          <table:table-cell office:value-type="float" office:value="0.991896" calcext:value-type="float">
            <text:p>0.991896</text:p>
          </table:table-cell>
        </table:table-row>
        <table:table-row table:style-name="ro1">
          <table:table-cell office:value-type="float" office:value="1433.33" calcext:value-type="float">
            <text:p>1433.33</text:p>
          </table:table-cell>
          <table:table-cell office:value-type="float" office:value="0.994177" calcext:value-type="float">
            <text:p>0.994177</text:p>
          </table:table-cell>
          <table:table-cell office:value-type="float" office:value="0.994298" calcext:value-type="float">
            <text:p>0.994298</text:p>
          </table:table-cell>
          <table:table-cell office:value-type="float" office:value="0.993074" calcext:value-type="float">
            <text:p>0.993074</text:p>
          </table:table-cell>
          <table:table-cell office:value-type="float" office:value="0.991863" calcext:value-type="float">
            <text:p>0.991863</text:p>
          </table:table-cell>
          <table:table-cell office:value-type="float" office:value="0.993137" calcext:value-type="float">
            <text:p>0.993137</text:p>
          </table:table-cell>
          <table:table-cell office:value-type="float" office:value="0.991924" calcext:value-type="float">
            <text:p>0.991924</text:p>
          </table:table-cell>
        </table:table-row>
        <table:table-row table:style-name="ro1">
          <table:table-cell office:value-type="float" office:value="1466.67" calcext:value-type="float">
            <text:p>1466.67</text:p>
          </table:table-cell>
          <table:table-cell office:value-type="float" office:value="0.994152" calcext:value-type="float">
            <text:p>0.994152</text:p>
          </table:table-cell>
          <table:table-cell office:value-type="float" office:value="0.99462" calcext:value-type="float">
            <text:p>0.99462</text:p>
          </table:table-cell>
          <table:table-cell office:value-type="float" office:value="0.993085" calcext:value-type="float">
            <text:p>0.993085</text:p>
          </table:table-cell>
          <table:table-cell office:value-type="float" office:value="0.991889" calcext:value-type="float">
            <text:p>0.991889</text:p>
          </table:table-cell>
          <table:table-cell office:value-type="float" office:value="0.993157" calcext:value-type="float">
            <text:p>0.993157</text:p>
          </table:table-cell>
          <table:table-cell office:value-type="float" office:value="0.991958" calcext:value-type="float">
            <text:p>0.9919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994451" calcext:value-type="float">
            <text:p>0.994451</text:p>
          </table:table-cell>
          <table:table-cell office:value-type="float" office:value="0.994405" calcext:value-type="float">
            <text:p>0.994405</text:p>
          </table:table-cell>
          <table:table-cell office:value-type="float" office:value="0.993103" calcext:value-type="float">
            <text:p>0.993103</text:p>
          </table:table-cell>
          <table:table-cell office:value-type="float" office:value="0.99192" calcext:value-type="float">
            <text:p>0.99192</text:p>
          </table:table-cell>
          <table:table-cell office:value-type="float" office:value="0.993172" calcext:value-type="float">
            <text:p>0.993172</text:p>
          </table:table-cell>
          <table:table-cell office:value-type="float" office:value="0.991987" calcext:value-type="float">
            <text:p>0.991987</text:p>
          </table:table-cell>
        </table:table-row>
        <table:table-row table:style-name="ro1">
          <table:table-cell office:value-type="float" office:value="1533.33" calcext:value-type="float">
            <text:p>1533.33</text:p>
          </table:table-cell>
          <table:table-cell office:value-type="float" office:value="0.994542" calcext:value-type="float">
            <text:p>0.994542</text:p>
          </table:table-cell>
          <table:table-cell office:value-type="float" office:value="0.994358" calcext:value-type="float">
            <text:p>0.994358</text:p>
          </table:table-cell>
          <table:table-cell office:value-type="float" office:value="0.993121" calcext:value-type="float">
            <text:p>0.993121</text:p>
          </table:table-cell>
          <table:table-cell office:value-type="float" office:value="0.991952" calcext:value-type="float">
            <text:p>0.991952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0.992014" calcext:value-type="float">
            <text:p>0.992014</text:p>
          </table:table-cell>
        </table:table-row>
        <table:table-row table:style-name="ro1">
          <table:table-cell office:value-type="float" office:value="1566.67" calcext:value-type="float">
            <text:p>1566.67</text:p>
          </table:table-cell>
          <table:table-cell office:value-type="float" office:value="0.994351" calcext:value-type="float">
            <text:p>0.994351</text:p>
          </table:table-cell>
          <table:table-cell office:value-type="float" office:value="0.993741" calcext:value-type="float">
            <text:p>0.993741</text:p>
          </table:table-cell>
          <table:table-cell office:value-type="float" office:value="0.993136" calcext:value-type="float">
            <text:p>0.993136</text:p>
          </table:table-cell>
          <table:table-cell office:value-type="float" office:value="0.991979" calcext:value-type="float">
            <text:p>0.991979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0.992027" calcext:value-type="float">
            <text:p>0.9920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994157" calcext:value-type="float">
            <text:p>0.994157</text:p>
          </table:table-cell>
          <table:table-cell office:value-type="float" office:value="0.993657" calcext:value-type="float">
            <text:p>0.993657</text:p>
          </table:table-cell>
          <table:table-cell office:value-type="float" office:value="0.993145" calcext:value-type="float">
            <text:p>0.993145</text:p>
          </table:table-cell>
          <table:table-cell office:value-type="float" office:value="0.992001" calcext:value-type="float">
            <text:p>0.992001</text:p>
          </table:table-cell>
          <table:table-cell office:value-type="float" office:value="0.993183" calcext:value-type="float">
            <text:p>0.993183</text:p>
          </table:table-cell>
          <table:table-cell office:value-type="float" office:value="0.992038" calcext:value-type="float">
            <text:p>0.992038</text:p>
          </table:table-cell>
        </table:table-row>
        <table:table-row table:style-name="ro1">
          <table:table-cell office:value-type="float" office:value="1633.33" calcext:value-type="float">
            <text:p>1633.33</text:p>
          </table:table-cell>
          <table:table-cell office:value-type="float" office:value="0.994262" calcext:value-type="float">
            <text:p>0.994262</text:p>
          </table:table-cell>
          <table:table-cell office:value-type="float" office:value="0.994067" calcext:value-type="float">
            <text:p>0.994067</text:p>
          </table:table-cell>
          <table:table-cell office:value-type="float" office:value="0.993157" calcext:value-type="float">
            <text:p>0.993157</text:p>
          </table:table-cell>
          <table:table-cell office:value-type="float" office:value="0.992025" calcext:value-type="float">
            <text:p>0.992025</text:p>
          </table:table-cell>
          <table:table-cell office:value-type="float" office:value="0.99319" calcext:value-type="float">
            <text:p>0.99319</text:p>
          </table:table-cell>
          <table:table-cell office:value-type="float" office:value="0.992058" calcext:value-type="float">
            <text:p>0.992058</text:p>
          </table:table-cell>
        </table:table-row>
        <table:table-row table:style-name="ro1">
          <table:table-cell office:value-type="float" office:value="1666.67" calcext:value-type="float">
            <text:p>1666.67</text:p>
          </table:table-cell>
          <table:table-cell office:value-type="float" office:value="0.99427" calcext:value-type="float">
            <text:p>0.99427</text:p>
          </table:table-cell>
          <table:table-cell office:value-type="float" office:value="0.993799" calcext:value-type="float">
            <text:p>0.993799</text:p>
          </table:table-cell>
          <table:table-cell office:value-type="float" office:value="0.993168" calcext:value-type="float">
            <text:p>0.993168</text:p>
          </table:table-cell>
          <table:table-cell office:value-type="float" office:value="0.992048" calcext:value-type="float">
            <text:p>0.992048</text:p>
          </table:table-cell>
          <table:table-cell office:value-type="float" office:value="0.993191" calcext:value-type="float">
            <text:p>0.993191</text:p>
          </table:table-cell>
          <table:table-cell office:value-type="float" office:value="0.992071" calcext:value-type="float">
            <text:p>0.99207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99417" calcext:value-type="float">
            <text:p>0.99417</text:p>
          </table:table-cell>
          <table:table-cell office:value-type="float" office:value="0.993461" calcext:value-type="float">
            <text:p>0.993461</text:p>
          </table:table-cell>
          <table:table-cell office:value-type="float" office:value="0.993177" calcext:value-type="float">
            <text:p>0.993177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0.993186" calcext:value-type="float">
            <text:p>0.993186</text:p>
          </table:table-cell>
          <table:table-cell office:value-type="float" office:value="0.992077" calcext:value-type="float">
            <text:p>0.992077</text:p>
          </table:table-cell>
        </table:table-row>
        <table:table-row table:style-name="ro1">
          <table:table-cell office:value-type="float" office:value="1733.33" calcext:value-type="float">
            <text:p>1733.33</text:p>
          </table:table-cell>
          <table:table-cell office:value-type="float" office:value="0.994109" calcext:value-type="float">
            <text:p>0.994109</text:p>
          </table:table-cell>
          <table:table-cell office:value-type="float" office:value="0.993381" calcext:value-type="float">
            <text:p>0.993381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0.992087" calcext:value-type="float">
            <text:p>0.992087</text:p>
          </table:table-cell>
          <table:table-cell office:value-type="float" office:value="0.993178" calcext:value-type="float">
            <text:p>0.993178</text:p>
          </table:table-cell>
          <table:table-cell office:value-type="float" office:value="0.99208" calcext:value-type="float">
            <text:p>0.99208</text:p>
          </table:table-cell>
        </table:table-row>
        <table:table-row table:style-name="ro1">
          <table:table-cell office:value-type="float" office:value="1766.67" calcext:value-type="float">
            <text:p>1766.67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994242" calcext:value-type="float">
            <text:p>0.994242</text:p>
          </table:table-cell>
          <table:table-cell office:value-type="float" office:value="0.99319" calcext:value-type="float">
            <text:p>0.99319</text:p>
          </table:table-cell>
          <table:table-cell office:value-type="float" office:value="0.992103" calcext:value-type="float">
            <text:p>0.992103</text:p>
          </table:table-cell>
          <table:table-cell office:value-type="float" office:value="0.993188" calcext:value-type="float">
            <text:p>0.993188</text:p>
          </table:table-cell>
          <table:table-cell office:value-type="float" office:value="0.9921" calcext:value-type="float">
            <text:p>0.992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994024" calcext:value-type="float">
            <text:p>0.994024</text:p>
          </table:table-cell>
          <table:table-cell office:value-type="float" office:value="0.994394" calcext:value-type="float">
            <text:p>0.994394</text:p>
          </table:table-cell>
          <table:table-cell office:value-type="float" office:value="0.993195" calcext:value-type="float">
            <text:p>0.993195</text:p>
          </table:table-cell>
          <table:table-cell office:value-type="float" office:value="0.992118" calcext:value-type="float">
            <text:p>0.992118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2122" calcext:value-type="float">
            <text:p>0.992122</text:p>
          </table:table-cell>
        </table:table-row>
        <table:table-row table:style-name="ro1">
          <table:table-cell office:value-type="float" office:value="1833.33" calcext:value-type="float">
            <text:p>1833.33</text:p>
          </table:table-cell>
          <table:table-cell office:value-type="float" office:value="0.994099" calcext:value-type="float">
            <text:p>0.994099</text:p>
          </table:table-cell>
          <table:table-cell office:value-type="float" office:value="0.994397" calcext:value-type="float">
            <text:p>0.994397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0.992134" calcext:value-type="float">
            <text:p>0.992134</text:p>
          </table:table-cell>
          <table:table-cell office:value-type="float" office:value="0.993212" calcext:value-type="float">
            <text:p>0.993212</text:p>
          </table:table-cell>
          <table:table-cell office:value-type="float" office:value="0.992144" calcext:value-type="float">
            <text:p>0.992144</text:p>
          </table:table-cell>
        </table:table-row>
        <table:table-row table:style-name="ro1">
          <table:table-cell office:value-type="float" office:value="1866.67" calcext:value-type="float">
            <text:p>1866.67</text:p>
          </table:table-cell>
          <table:table-cell office:value-type="float" office:value="0.994063" calcext:value-type="float">
            <text:p>0.994063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993208" calcext:value-type="float">
            <text:p>0.993208</text:p>
          </table:table-cell>
          <table:table-cell office:value-type="float" office:value="0.99215" calcext:value-type="float">
            <text:p>0.99215</text:p>
          </table:table-cell>
          <table:table-cell office:value-type="float" office:value="0.993224" calcext:value-type="float">
            <text:p>0.993224</text:p>
          </table:table-cell>
          <table:table-cell office:value-type="float" office:value="0.992166" calcext:value-type="float">
            <text:p>0.9921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993734" calcext:value-type="float">
            <text:p>0.993734</text:p>
          </table:table-cell>
          <table:table-cell office:value-type="float" office:value="0.994464" calcext:value-type="float">
            <text:p>0.994464</text:p>
          </table:table-cell>
          <table:table-cell office:value-type="float" office:value="0.993205" calcext:value-type="float">
            <text:p>0.993205</text:p>
          </table:table-cell>
          <table:table-cell office:value-type="float" office:value="0.992155" calcext:value-type="float">
            <text:p>0.992155</text:p>
          </table:table-cell>
          <table:table-cell office:value-type="float" office:value="0.993234" calcext:value-type="float">
            <text:p>0.993234</text:p>
          </table:table-cell>
          <table:table-cell office:value-type="float" office:value="0.992183" calcext:value-type="float">
            <text:p>0.992183</text:p>
          </table:table-cell>
        </table:table-row>
        <table:table-row table:style-name="ro1">
          <table:table-cell office:value-type="float" office:value="1933.33" calcext:value-type="float">
            <text:p>1933.33</text:p>
          </table:table-cell>
          <table:table-cell office:value-type="float" office:value="0.99355" calcext:value-type="float">
            <text:p>0.99355</text:p>
          </table:table-cell>
          <table:table-cell office:value-type="float" office:value="0.994091" calcext:value-type="float">
            <text:p>0.994091</text:p>
          </table:table-cell>
          <table:table-cell office:value-type="float" office:value="0.993198" calcext:value-type="float">
            <text:p>0.993198</text:p>
          </table:table-cell>
          <table:table-cell office:value-type="float" office:value="0.992152" calcext:value-type="float">
            <text:p>0.992152</text:p>
          </table:table-cell>
          <table:table-cell office:value-type="float" office:value="0.993236" calcext:value-type="float">
            <text:p>0.993236</text:p>
          </table:table-cell>
          <table:table-cell office:value-type="float" office:value="0.992189" calcext:value-type="float">
            <text:p>0.992189</text:p>
          </table:table-cell>
        </table:table-row>
        <table:table-row table:style-name="ro1">
          <table:table-cell office:value-type="float" office:value="1966.67" calcext:value-type="float">
            <text:p>1966.67</text:p>
          </table:table-cell>
          <table:table-cell office:value-type="float" office:value="0.993463" calcext:value-type="float">
            <text:p>0.993463</text:p>
          </table:table-cell>
          <table:table-cell office:value-type="float" office:value="0.994275" calcext:value-type="float">
            <text:p>0.994275</text:p>
          </table:table-cell>
          <table:table-cell office:value-type="float" office:value="0.993189" calcext:value-type="float">
            <text:p>0.993189</text:p>
          </table:table-cell>
          <table:table-cell office:value-type="float" office:value="0.992147" calcext:value-type="float">
            <text:p>0.992147</text:p>
          </table:table-cell>
          <table:table-cell office:value-type="float" office:value="0.993239" calcext:value-type="float">
            <text:p>0.993239</text:p>
          </table:table-cell>
          <table:table-cell office:value-type="float" office:value="0.992196" calcext:value-type="float">
            <text:p>0.9921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93287" calcext:value-type="float">
            <text:p>0.993287</text:p>
          </table:table-cell>
          <table:table-cell office:value-type="float" office:value="0.994161" calcext:value-type="float">
            <text:p>0.994161</text:p>
          </table:table-cell>
          <table:table-cell office:value-type="float" office:value="0.993174" calcext:value-type="float">
            <text:p>0.993174</text:p>
          </table:table-cell>
          <table:table-cell office:value-type="float" office:value="0.992134" calcext:value-type="float">
            <text:p>0.992134</text:p>
          </table:table-cell>
          <table:table-cell office:value-type="float" office:value="0.993238" calcext:value-type="float">
            <text:p>0.993238</text:p>
          </table:table-cell>
          <table:table-cell office:value-type="float" office:value="0.992196" calcext:value-type="float">
            <text:p>0.992196</text:p>
          </table:table-cell>
        </table:table-row>
        <table:table-row table:style-name="ro1">
          <table:table-cell office:value-type="float" office:value="2033.33" calcext:value-type="float">
            <text:p>2033.33</text:p>
          </table:table-cell>
          <table:table-cell office:value-type="float" office:value="0.993626" calcext:value-type="float">
            <text:p>0.993626</text:p>
          </table:table-cell>
          <table:table-cell office:value-type="float" office:value="0.994012" calcext:value-type="float">
            <text:p>0.994012</text:p>
          </table:table-cell>
          <table:table-cell office:value-type="float" office:value="0.99317" calcext:value-type="float">
            <text:p>0.99317</text:p>
          </table:table-cell>
          <table:table-cell office:value-type="float" office:value="0.992137" calcext:value-type="float">
            <text:p>0.992137</text:p>
          </table:table-cell>
          <table:table-cell office:value-type="float" office:value="0.993239" calcext:value-type="float">
            <text:p>0.993239</text:p>
          </table:table-cell>
          <table:table-cell office:value-type="float" office:value="0.992203" calcext:value-type="float">
            <text:p>0.992203</text:p>
          </table:table-cell>
        </table:table-row>
        <table:table-row table:style-name="ro1">
          <table:table-cell office:value-type="float" office:value="2066.67" calcext:value-type="float">
            <text:p>2066.67</text:p>
          </table:table-cell>
          <table:table-cell office:value-type="float" office:value="0.993419" calcext:value-type="float">
            <text:p>0.993419</text:p>
          </table:table-cell>
          <table:table-cell office:value-type="float" office:value="0.994061" calcext:value-type="float">
            <text:p>0.994061</text:p>
          </table:table-cell>
          <table:table-cell office:value-type="float" office:value="0.993161" calcext:value-type="float">
            <text:p>0.993161</text:p>
          </table:table-cell>
          <table:table-cell office:value-type="float" office:value="0.992131" calcext:value-type="float">
            <text:p>0.992131</text:p>
          </table:table-cell>
          <table:table-cell office:value-type="float" office:value="0.993238" calcext:value-type="float">
            <text:p>0.993238</text:p>
          </table:table-cell>
          <table:table-cell office:value-type="float" office:value="0.992205" calcext:value-type="float">
            <text:p>0.99220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993776" calcext:value-type="float">
            <text:p>0.993776</text:p>
          </table:table-cell>
          <table:table-cell office:value-type="float" office:value="0.99464" calcext:value-type="float">
            <text:p>0.99464</text:p>
          </table:table-cell>
          <table:table-cell office:value-type="float" office:value="0.993161" calcext:value-type="float">
            <text:p>0.993161</text:p>
          </table:table-cell>
          <table:table-cell office:value-type="float" office:value="0.992138" calcext:value-type="float">
            <text:p>0.992138</text:p>
          </table:table-cell>
          <table:table-cell office:value-type="float" office:value="0.993251" calcext:value-type="float">
            <text:p>0.993251</text:p>
          </table:table-cell>
          <table:table-cell office:value-type="float" office:value="0.992223" calcext:value-type="float">
            <text:p>0.992223</text:p>
          </table:table-cell>
        </table:table-row>
        <table:table-row table:style-name="ro1">
          <table:table-cell office:value-type="float" office:value="2133.33" calcext:value-type="float">
            <text:p>2133.33</text:p>
          </table:table-cell>
          <table:table-cell office:value-type="float" office:value="0.993923" calcext:value-type="float">
            <text:p>0.993923</text:p>
          </table:table-cell>
          <table:table-cell office:value-type="float" office:value="0.994506" calcext:value-type="float">
            <text:p>0.994506</text:p>
          </table:table-cell>
          <table:table-cell office:value-type="float" office:value="0.993165" calcext:value-type="float">
            <text:p>0.993165</text:p>
          </table:table-cell>
          <table:table-cell office:value-type="float" office:value="0.99215" calcext:value-type="float">
            <text:p>0.99215</text:p>
          </table:table-cell>
          <table:table-cell office:value-type="float" office:value="0.993261" calcext:value-type="float">
            <text:p>0.993261</text:p>
          </table:table-cell>
          <table:table-cell office:value-type="float" office:value="0.992241" calcext:value-type="float">
            <text:p>0.992241</text:p>
          </table:table-cell>
        </table:table-row>
        <table:table-row table:style-name="ro1">
          <table:table-cell office:value-type="float" office:value="2166.67" calcext:value-type="float">
            <text:p>2166.67</text:p>
          </table:table-cell>
          <table:table-cell office:value-type="float" office:value="0.993937" calcext:value-type="float">
            <text:p>0.993937</text:p>
          </table:table-cell>
          <table:table-cell office:value-type="float" office:value="0.994494" calcext:value-type="float">
            <text:p>0.994494</text:p>
          </table:table-cell>
          <table:table-cell office:value-type="float" office:value="0.993168" calcext:value-type="float">
            <text:p>0.993168</text:p>
          </table:table-cell>
          <table:table-cell office:value-type="float" office:value="0.992161" calcext:value-type="float">
            <text:p>0.992161</text:p>
          </table:table-cell>
          <table:table-cell office:value-type="float" office:value="0.993271" calcext:value-type="float">
            <text:p>0.993271</text:p>
          </table:table-cell>
          <table:table-cell office:value-type="float" office:value="0.992258" calcext:value-type="float">
            <text:p>0.99225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993875" calcext:value-type="float">
            <text:p>0.993875</text:p>
          </table:table-cell>
          <table:table-cell office:value-type="float" office:value="0.993992" calcext:value-type="float">
            <text:p>0.993992</text:p>
          </table:table-cell>
          <table:table-cell office:value-type="float" office:value="0.993171" calcext:value-type="float">
            <text:p>0.993171</text:p>
          </table:table-cell>
          <table:table-cell office:value-type="float" office:value="0.992171" calcext:value-type="float">
            <text:p>0.992171</text:p>
          </table:table-cell>
          <table:table-cell office:value-type="float" office:value="0.993274" calcext:value-type="float">
            <text:p>0.993274</text:p>
          </table:table-cell>
          <table:table-cell office:value-type="float" office:value="0.992268" calcext:value-type="float">
            <text:p>0.992268</text:p>
          </table:table-cell>
        </table:table-row>
        <table:table-row table:style-name="ro1">
          <table:table-cell office:value-type="float" office:value="2233.33" calcext:value-type="float">
            <text:p>2233.33</text:p>
          </table:table-cell>
          <table:table-cell office:value-type="float" office:value="0.993573" calcext:value-type="float">
            <text:p>0.993573</text:p>
          </table:table-cell>
          <table:table-cell office:value-type="float" office:value="0.99417" calcext:value-type="float">
            <text:p>0.99417</text:p>
          </table:table-cell>
          <table:table-cell office:value-type="float" office:value="0.993167" calcext:value-type="float">
            <text:p>0.993167</text:p>
          </table:table-cell>
          <table:table-cell office:value-type="float" office:value="0.992172" calcext:value-type="float">
            <text:p>0.992172</text:p>
          </table:table-cell>
          <table:table-cell office:value-type="float" office:value="0.993276" calcext:value-type="float">
            <text:p>0.993276</text:p>
          </table:table-cell>
          <table:table-cell office:value-type="float" office:value="0.992274" calcext:value-type="float">
            <text:p>0.992274</text:p>
          </table:table-cell>
        </table:table-row>
        <table:table-row table:style-name="ro1">
          <table:table-cell office:value-type="float" office:value="2266.67" calcext:value-type="float">
            <text:p>2266.67</text:p>
          </table:table-cell>
          <table:table-cell office:value-type="float" office:value="0.99381" calcext:value-type="float">
            <text:p>0.99381</text:p>
          </table:table-cell>
          <table:table-cell office:value-type="float" office:value="0.993145" calcext:value-type="float">
            <text:p>0.993145</text:p>
          </table:table-cell>
          <table:table-cell office:value-type="float" office:value="0.993168" calcext:value-type="float">
            <text:p>0.993168</text:p>
          </table:table-cell>
          <table:table-cell office:value-type="float" office:value="0.992179" calcext:value-type="float">
            <text:p>0.992179</text:p>
          </table:table-cell>
          <table:table-cell office:value-type="float" office:value="0.993267" calcext:value-type="float">
            <text:p>0.993267</text:p>
          </table:table-cell>
          <table:table-cell office:value-type="float" office:value="0.992273" calcext:value-type="float">
            <text:p>0.99227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993723" calcext:value-type="float">
            <text:p>0.993723</text:p>
          </table:table-cell>
          <table:table-cell office:value-type="float" office:value="0.993384" calcext:value-type="float">
            <text:p>0.993384</text:p>
          </table:table-cell>
          <table:table-cell office:value-type="float" office:value="0.993168" calcext:value-type="float">
            <text:p>0.993168</text:p>
          </table:table-cell>
          <table:table-cell office:value-type="float" office:value="0.992185" calcext:value-type="float">
            <text:p>0.992185</text:p>
          </table:table-cell>
          <table:table-cell office:value-type="float" office:value="0.993261" calcext:value-type="float">
            <text:p>0.993261</text:p>
          </table:table-cell>
          <table:table-cell office:value-type="float" office:value="0.992273" calcext:value-type="float">
            <text:p>0.992273</text:p>
          </table:table-cell>
        </table:table-row>
        <table:table-row table:style-name="ro1">
          <table:table-cell office:value-type="float" office:value="2333.33" calcext:value-type="float">
            <text:p>2333.33</text:p>
          </table:table-cell>
          <table:table-cell office:value-type="float" office:value="0.993928" calcext:value-type="float">
            <text:p>0.993928</text:p>
          </table:table-cell>
          <table:table-cell office:value-type="float" office:value="0.993097" calcext:value-type="float">
            <text:p>0.993097</text:p>
          </table:table-cell>
          <table:table-cell office:value-type="float" office:value="0.993171" calcext:value-type="float">
            <text:p>0.993171</text:p>
          </table:table-cell>
          <table:table-cell office:value-type="float" office:value="0.992195" calcext:value-type="float">
            <text:p>0.992195</text:p>
          </table:table-cell>
          <table:table-cell office:value-type="float" office:value="0.993252" calcext:value-type="float">
            <text:p>0.993252</text:p>
          </table:table-cell>
          <table:table-cell office:value-type="float" office:value="0.992273" calcext:value-type="float">
            <text:p>0.992273</text:p>
          </table:table-cell>
        </table:table-row>
        <table:table-row table:style-name="ro1">
          <table:table-cell office:value-type="float" office:value="2366.67" calcext:value-type="float">
            <text:p>2366.67</text:p>
          </table:table-cell>
          <table:table-cell office:value-type="float" office:value="0.993983" calcext:value-type="float">
            <text:p>0.993983</text:p>
          </table:table-cell>
          <table:table-cell office:value-type="float" office:value="0.99319" calcext:value-type="float">
            <text:p>0.99319</text:p>
          </table:table-cell>
          <table:table-cell office:value-type="float" office:value="0.993176" calcext:value-type="float">
            <text:p>0.993176</text:p>
          </table:table-cell>
          <table:table-cell office:value-type="float" office:value="0.992207" calcext:value-type="float">
            <text:p>0.992207</text:p>
          </table:table-cell>
          <table:table-cell office:value-type="float" office:value="0.993245" calcext:value-type="float">
            <text:p>0.993245</text:p>
          </table:table-cell>
          <table:table-cell office:value-type="float" office:value="0.992273" calcext:value-type="float">
            <text:p>0.99227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993017" calcext:value-type="float">
            <text:p>0.993017</text:p>
          </table:table-cell>
          <table:table-cell office:value-type="float" office:value="0.992401" calcext:value-type="float">
            <text:p>0.992401</text:p>
          </table:table-cell>
          <table:table-cell office:value-type="float" office:value="0.993157" calcext:value-type="float">
            <text:p>0.993157</text:p>
          </table:table-cell>
          <table:table-cell office:value-type="float" office:value="0.992186" calcext:value-type="float">
            <text:p>0.992186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992244" calcext:value-type="float">
            <text:p>0.992244</text:p>
          </table:table-cell>
        </table:table-row>
        <table:table-row table:style-name="ro1">
          <table:table-cell office:value-type="float" office:value="2433.33" calcext:value-type="float">
            <text:p>2433.33</text:p>
          </table:table-cell>
          <table:table-cell office:value-type="float" office:value="0.992954" calcext:value-type="float">
            <text:p>0.992954</text:p>
          </table:table-cell>
          <table:table-cell office:value-type="float" office:value="0.992535" calcext:value-type="float">
            <text:p>0.992535</text:p>
          </table:table-cell>
          <table:table-cell office:value-type="float" office:value="0.993138" calcext:value-type="float">
            <text:p>0.993138</text:p>
          </table:table-cell>
          <table:table-cell office:value-type="float" office:value="0.992164" calcext:value-type="float">
            <text:p>0.992164</text:p>
          </table:table-cell>
          <table:table-cell office:value-type="float" office:value="0.993191" calcext:value-type="float">
            <text:p>0.993191</text:p>
          </table:table-cell>
          <table:table-cell office:value-type="float" office:value="0.992216" calcext:value-type="float">
            <text:p>0.992216</text:p>
          </table:table-cell>
        </table:table-row>
        <table:table-row table:style-name="ro1">
          <table:table-cell office:value-type="float" office:value="2466.67" calcext:value-type="float">
            <text:p>2466.67</text:p>
          </table:table-cell>
          <table:table-cell office:value-type="float" office:value="0.993066" calcext:value-type="float">
            <text:p>0.993066</text:p>
          </table:table-cell>
          <table:table-cell office:value-type="float" office:value="0.992686" calcext:value-type="float">
            <text:p>0.992686</text:p>
          </table:table-cell>
          <table:table-cell office:value-type="float" office:value="0.993122" calcext:value-type="float">
            <text:p>0.993122</text:p>
          </table:table-cell>
          <table:table-cell office:value-type="float" office:value="0.992147" calcext:value-type="float">
            <text:p>0.992147</text:p>
          </table:table-cell>
          <table:table-cell office:value-type="float" office:value="0.99317" calcext:value-type="float">
            <text:p>0.99317</text:p>
          </table:table-cell>
          <table:table-cell office:value-type="float" office:value="0.992194" calcext:value-type="float">
            <text:p>0.99219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993021" calcext:value-type="float">
            <text:p>0.993021</text:p>
          </table:table-cell>
          <table:table-cell office:value-type="float" office:value="0.992612" calcext:value-type="float">
            <text:p>0.992612</text:p>
          </table:table-cell>
          <table:table-cell office:value-type="float" office:value="0.993106" calcext:value-type="float">
            <text:p>0.993106</text:p>
          </table:table-cell>
          <table:table-cell office:value-type="float" office:value="0.99213" calcext:value-type="float">
            <text:p>0.99213</text:p>
          </table:table-cell>
          <table:table-cell office:value-type="float" office:value="0.993148" calcext:value-type="float">
            <text:p>0.993148</text:p>
          </table:table-cell>
          <table:table-cell office:value-type="float" office:value="0.992171" calcext:value-type="float">
            <text:p>0.992171</text:p>
          </table:table-cell>
        </table:table-row>
        <table:table-row table:style-name="ro1">
          <table:table-cell office:value-type="float" office:value="2533.33" calcext:value-type="float">
            <text:p>2533.33</text:p>
          </table:table-cell>
          <table:table-cell office:value-type="float" office:value="0.992961" calcext:value-type="float">
            <text:p>0.992961</text:p>
          </table:table-cell>
          <table:table-cell office:value-type="float" office:value="0.993117" calcext:value-type="float">
            <text:p>0.993117</text:p>
          </table:table-cell>
          <table:table-cell office:value-type="float" office:value="0.993089" calcext:value-type="float">
            <text:p>0.993089</text:p>
          </table:table-cell>
          <table:table-cell office:value-type="float" office:value="0.992111" calcext:value-type="float">
            <text:p>0.992111</text:p>
          </table:table-cell>
          <table:table-cell office:value-type="float" office:value="0.993132" calcext:value-type="float">
            <text:p>0.993132</text:p>
          </table:table-cell>
          <table:table-cell office:value-type="float" office:value="0.992153" calcext:value-type="float">
            <text:p>0.992153</text:p>
          </table:table-cell>
        </table:table-row>
        <table:table-row table:style-name="ro1">
          <table:table-cell office:value-type="float" office:value="2566.67" calcext:value-type="float">
            <text:p>2566.67</text:p>
          </table:table-cell>
          <table:table-cell office:value-type="float" office:value="0.99291" calcext:value-type="float">
            <text:p>0.99291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3071" calcext:value-type="float">
            <text:p>0.993071</text:p>
          </table:table-cell>
          <table:table-cell office:value-type="float" office:value="0.99209" calcext:value-type="float">
            <text:p>0.99209</text:p>
          </table:table-cell>
          <table:table-cell office:value-type="float" office:value="0.993119" calcext:value-type="float">
            <text:p>0.993119</text:p>
          </table:table-cell>
          <table:table-cell office:value-type="float" office:value="0.992137" calcext:value-type="float">
            <text:p>0.99213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992969" calcext:value-type="float">
            <text:p>0.992969</text:p>
          </table:table-cell>
          <table:table-cell office:value-type="float" office:value="0.993188" calcext:value-type="float">
            <text:p>0.993188</text:p>
          </table:table-cell>
          <table:table-cell office:value-type="float" office:value="0.993056" calcext:value-type="float">
            <text:p>0.993056</text:p>
          </table:table-cell>
          <table:table-cell office:value-type="float" office:value="0.992073" calcext:value-type="float">
            <text:p>0.992073</text:p>
          </table:table-cell>
          <table:table-cell office:value-type="float" office:value="0.993105" calcext:value-type="float">
            <text:p>0.993105</text:p>
          </table:table-cell>
          <table:table-cell office:value-type="float" office:value="0.992122" calcext:value-type="float">
            <text:p>0.992122</text:p>
          </table:table-cell>
        </table:table-row>
        <table:table-row table:style-name="ro1">
          <table:table-cell office:value-type="float" office:value="2633.33" calcext:value-type="float">
            <text:p>2633.33</text:p>
          </table:table-cell>
          <table:table-cell office:value-type="float" office:value="0.992865" calcext:value-type="float">
            <text:p>0.992865</text:p>
          </table:table-cell>
          <table:table-cell office:value-type="float" office:value="0.992557" calcext:value-type="float">
            <text:p>0.992557</text:p>
          </table:table-cell>
          <table:table-cell office:value-type="float" office:value="0.993038" calcext:value-type="float">
            <text:p>0.993038</text:p>
          </table:table-cell>
          <table:table-cell office:value-type="float" office:value="0.992053" calcext:value-type="float">
            <text:p>0.992053</text:p>
          </table:table-cell>
          <table:table-cell office:value-type="float" office:value="0.993083" calcext:value-type="float">
            <text:p>0.993083</text:p>
          </table:table-cell>
          <table:table-cell office:value-type="float" office:value="0.992097" calcext:value-type="float">
            <text:p>0.992097</text:p>
          </table:table-cell>
        </table:table-row>
        <table:table-row table:style-name="ro1">
          <table:table-cell office:value-type="float" office:value="2666.67" calcext:value-type="float">
            <text:p>2666.67</text:p>
          </table:table-cell>
          <table:table-cell office:value-type="float" office:value="0.993174" calcext:value-type="float">
            <text:p>0.993174</text:p>
          </table:table-cell>
          <table:table-cell office:value-type="float" office:value="0.992922" calcext:value-type="float">
            <text:p>0.992922</text:p>
          </table:table-cell>
          <table:table-cell office:value-type="float" office:value="0.993029" calcext:value-type="float">
            <text:p>0.993029</text:p>
          </table:table-cell>
          <table:table-cell office:value-type="float" office:value="0.992045" calcext:value-type="float">
            <text:p>0.992045</text:p>
          </table:table-cell>
          <table:table-cell office:value-type="float" office:value="0.99307" calcext:value-type="float">
            <text:p>0.99307</text:p>
          </table:table-cell>
          <table:table-cell office:value-type="float" office:value="0.992086" calcext:value-type="float">
            <text:p>0.99208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993279" calcext:value-type="float">
            <text:p>0.993279</text:p>
          </table:table-cell>
          <table:table-cell office:value-type="float" office:value="0.993413" calcext:value-type="float">
            <text:p>0.993413</text:p>
          </table:table-cell>
          <table:table-cell office:value-type="float" office:value="0.993022" calcext:value-type="float">
            <text:p>0.993022</text:p>
          </table:table-cell>
          <table:table-cell office:value-type="float" office:value="0.992042" calcext:value-type="float">
            <text:p>0.992042</text:p>
          </table:table-cell>
          <table:table-cell office:value-type="float" office:value="0.993065" calcext:value-type="float">
            <text:p>0.993065</text:p>
          </table:table-cell>
          <table:table-cell office:value-type="float" office:value="0.992084" calcext:value-type="float">
            <text:p>0.992084</text:p>
          </table:table-cell>
        </table:table-row>
        <table:table-row table:style-name="ro1">
          <table:table-cell office:value-type="float" office:value="2733.33" calcext:value-type="float">
            <text:p>2733.33</text:p>
          </table:table-cell>
          <table:table-cell office:value-type="float" office:value="0.992969" calcext:value-type="float">
            <text:p>0.992969</text:p>
          </table:table-cell>
          <table:table-cell office:value-type="float" office:value="0.993066" calcext:value-type="float">
            <text:p>0.993066</text:p>
          </table:table-cell>
          <table:table-cell office:value-type="float" office:value="0.993009" calcext:value-type="float">
            <text:p>0.993009</text:p>
          </table:table-cell>
          <table:table-cell office:value-type="float" office:value="0.992028" calcext:value-type="float">
            <text:p>0.992028</text:p>
          </table:table-cell>
          <table:table-cell office:value-type="float" office:value="0.993052" calcext:value-type="float">
            <text:p>0.993052</text:p>
          </table:table-cell>
          <table:table-cell office:value-type="float" office:value="0.99207" calcext:value-type="float">
            <text:p>0.99207</text:p>
          </table:table-cell>
        </table:table-row>
        <table:table-row table:style-name="ro1">
          <table:table-cell office:value-type="float" office:value="2766.67" calcext:value-type="float">
            <text:p>2766.67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3038" calcext:value-type="float">
            <text:p>0.993038</text:p>
          </table:table-cell>
          <table:table-cell office:value-type="float" office:value="0.992994" calcext:value-type="float">
            <text:p>0.992994</text:p>
          </table:table-cell>
          <table:table-cell office:value-type="float" office:value="0.992012" calcext:value-type="float">
            <text:p>0.992012</text:p>
          </table:table-cell>
          <table:table-cell office:value-type="float" office:value="0.993038" calcext:value-type="float">
            <text:p>0.993038</text:p>
          </table:table-cell>
          <table:table-cell office:value-type="float" office:value="0.992055" calcext:value-type="float">
            <text:p>0.9920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992633" calcext:value-type="float">
            <text:p>0.992633</text:p>
          </table:table-cell>
          <table:table-cell office:value-type="float" office:value="0.992626" calcext:value-type="float">
            <text:p>0.992626</text:p>
          </table:table-cell>
          <table:table-cell office:value-type="float" office:value="0.992972" calcext:value-type="float">
            <text:p>0.992972</text:p>
          </table:table-cell>
          <table:table-cell office:value-type="float" office:value="0.991985" calcext:value-type="float">
            <text:p>0.991985</text:p>
          </table:table-cell>
          <table:table-cell office:value-type="float" office:value="0.993016" calcext:value-type="float">
            <text:p>0.993016</text:p>
          </table:table-cell>
          <table:table-cell office:value-type="float" office:value="0.992028" calcext:value-type="float">
            <text:p>0.992028</text:p>
          </table:table-cell>
        </table:table-row>
        <table:table-row table:style-name="ro1">
          <table:table-cell office:value-type="float" office:value="2833.33" calcext:value-type="float">
            <text:p>2833.33</text:p>
          </table:table-cell>
          <table:table-cell office:value-type="float" office:value="0.992817" calcext:value-type="float">
            <text:p>0.992817</text:p>
          </table:table-cell>
          <table:table-cell office:value-type="float" office:value="0.992739" calcext:value-type="float">
            <text:p>0.992739</text:p>
          </table:table-cell>
          <table:table-cell office:value-type="float" office:value="0.992957" calcext:value-type="float">
            <text:p>0.992957</text:p>
          </table:table-cell>
          <table:table-cell office:value-type="float" office:value="0.991967" calcext:value-type="float">
            <text:p>0.991967</text:p>
          </table:table-cell>
          <table:table-cell office:value-type="float" office:value="0.992999" calcext:value-type="float">
            <text:p>0.992999</text:p>
          </table:table-cell>
          <table:table-cell office:value-type="float" office:value="0.992009" calcext:value-type="float">
            <text:p>0.992009</text:p>
          </table:table-cell>
        </table:table-row>
        <table:table-row table:style-name="ro1">
          <table:table-cell office:value-type="float" office:value="2866.67" calcext:value-type="float">
            <text:p>2866.67</text:p>
          </table:table-cell>
          <table:table-cell office:value-type="float" office:value="0.993325" calcext:value-type="float">
            <text:p>0.993325</text:p>
          </table:table-cell>
          <table:table-cell office:value-type="float" office:value="0.992153" calcext:value-type="float">
            <text:p>0.992153</text:p>
          </table:table-cell>
          <table:table-cell office:value-type="float" office:value="0.992953" calcext:value-type="float">
            <text:p>0.992953</text:p>
          </table:table-cell>
          <table:table-cell office:value-type="float" office:value="0.991967" calcext:value-type="float">
            <text:p>0.991967</text:p>
          </table:table-cell>
          <table:table-cell office:value-type="float" office:value="0.992981" calcext:value-type="float">
            <text:p>0.992981</text:p>
          </table:table-cell>
          <table:table-cell office:value-type="float" office:value="0.991995" calcext:value-type="float">
            <text:p>0.99199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993268" calcext:value-type="float">
            <text:p>0.993268</text:p>
          </table:table-cell>
          <table:table-cell office:value-type="float" office:value="0.991919" calcext:value-type="float">
            <text:p>0.991919</text:p>
          </table:table-cell>
          <table:table-cell office:value-type="float" office:value="0.992948" calcext:value-type="float">
            <text:p>0.992948</text:p>
          </table:table-cell>
          <table:table-cell office:value-type="float" office:value="0.991966" calcext:value-type="float">
            <text:p>0.991966</text:p>
          </table:table-cell>
          <table:table-cell office:value-type="float" office:value="0.992961" calcext:value-type="float">
            <text:p>0.992961</text:p>
          </table:table-cell>
          <table:table-cell office:value-type="float" office:value="0.991978" calcext:value-type="float">
            <text:p>0.991978</text:p>
          </table:table-cell>
        </table:table-row>
        <table:table-row table:style-name="ro1">
          <table:table-cell office:value-type="float" office:value="2933.33" calcext:value-type="float">
            <text:p>2933.33</text:p>
          </table:table-cell>
          <table:table-cell office:value-type="float" office:value="0.993505" calcext:value-type="float">
            <text:p>0.993505</text:p>
          </table:table-cell>
          <table:table-cell office:value-type="float" office:value="0.992476" calcext:value-type="float">
            <text:p>0.992476</text:p>
          </table:table-cell>
          <table:table-cell office:value-type="float" office:value="0.992948" calcext:value-type="float">
            <text:p>0.992948</text:p>
          </table:table-cell>
          <table:table-cell office:value-type="float" office:value="0.99197" calcext:value-type="float">
            <text:p>0.99197</text:p>
          </table:table-cell>
          <table:table-cell office:value-type="float" office:value="0.992949" calcext:value-type="float">
            <text:p>0.992949</text:p>
          </table:table-cell>
          <table:table-cell office:value-type="float" office:value="0.991971" calcext:value-type="float">
            <text:p>0.991971</text:p>
          </table:table-cell>
        </table:table-row>
        <table:table-row table:style-name="ro1">
          <table:table-cell office:value-type="float" office:value="2966.67" calcext:value-type="float">
            <text:p>2966.67</text:p>
          </table:table-cell>
          <table:table-cell office:value-type="float" office:value="0.99332" calcext:value-type="float">
            <text:p>0.99332</text:p>
          </table:table-cell>
          <table:table-cell office:value-type="float" office:value="0.992475" calcext:value-type="float">
            <text:p>0.992475</text:p>
          </table:table-cell>
          <table:table-cell office:value-type="float" office:value="0.992944" calcext:value-type="float">
            <text:p>0.992944</text:p>
          </table:table-cell>
          <table:table-cell office:value-type="float" office:value="0.99197" calcext:value-type="float">
            <text:p>0.99197</text:p>
          </table:table-cell>
          <table:table-cell office:value-type="float" office:value="0.992935" calcext:value-type="float">
            <text:p>0.992935</text:p>
          </table:table-cell>
          <table:table-cell office:value-type="float" office:value="0.991961" calcext:value-type="float">
            <text:p>0.9919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76948" calcext:value-type="float">
            <text:p>0.976948</text:p>
          </table:table-cell>
          <table:table-cell office:value-type="float" office:value="0.985281" calcext:value-type="float">
            <text:p>0.985281</text:p>
          </table:table-cell>
          <table:table-cell office:value-type="float" office:value="0.991683" calcext:value-type="float">
            <text:p>0.991683</text:p>
          </table:table-cell>
          <table:table-cell office:value-type="float" office:value="0.98964" calcext:value-type="float">
            <text:p>0.98964</text:p>
          </table:table-cell>
          <table:table-cell office:value-type="float" office:value="0.991767" calcext:value-type="float">
            <text:p>0.991767</text:p>
          </table:table-cell>
          <table:table-cell office:value-type="float" office:value="0.989722" calcext:value-type="float">
            <text:p>0.989722</text:p>
          </table:table-cell>
        </table:table-row>
        <table:table-row table:style-name="ro1">
          <table:table-cell office:value-type="float" office:value="3033.33" calcext:value-type="float">
            <text:p>3033.33</text:p>
          </table:table-cell>
          <table:table-cell office:value-type="float" office:value="0.976453" calcext:value-type="float">
            <text:p>0.976453</text:p>
          </table:table-cell>
          <table:table-cell office:value-type="float" office:value="0.985353" calcext:value-type="float">
            <text:p>0.985353</text:p>
          </table:table-cell>
          <table:table-cell office:value-type="float" office:value="0.990804" calcext:value-type="float">
            <text:p>0.990804</text:p>
          </table:table-cell>
          <table:table-cell office:value-type="float" office:value="0.988076" calcext:value-type="float">
            <text:p>0.988076</text:p>
          </table:table-cell>
          <table:table-cell office:value-type="float" office:value="0.990982" calcext:value-type="float">
            <text:p>0.990982</text:p>
          </table:table-cell>
          <table:table-cell office:value-type="float" office:value="0.988248" calcext:value-type="float">
            <text:p>0.988248</text:p>
          </table:table-cell>
        </table:table-row>
        <table:table-row table:style-name="ro1">
          <table:table-cell office:value-type="float" office:value="3066.67" calcext:value-type="float">
            <text:p>3066.67</text:p>
          </table:table-cell>
          <table:table-cell office:value-type="float" office:value="0.975268" calcext:value-type="float">
            <text:p>0.975268</text:p>
          </table:table-cell>
          <table:table-cell office:value-type="float" office:value="0.985939" calcext:value-type="float">
            <text:p>0.985939</text:p>
          </table:table-cell>
          <table:table-cell office:value-type="float" office:value="0.990009" calcext:value-type="float">
            <text:p>0.990009</text:p>
          </table:table-cell>
          <table:table-cell office:value-type="float" office:value="0.986688" calcext:value-type="float">
            <text:p>0.986688</text:p>
          </table:table-cell>
          <table:table-cell office:value-type="float" office:value="0.990296" calcext:value-type="float">
            <text:p>0.990296</text:p>
          </table:table-cell>
          <table:table-cell office:value-type="float" office:value="0.986962" calcext:value-type="float">
            <text:p>0.98696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975883" calcext:value-type="float">
            <text:p>0.975883</text:p>
          </table:table-cell>
          <table:table-cell office:value-type="float" office:value="0.986504" calcext:value-type="float">
            <text:p>0.986504</text:p>
          </table:table-cell>
          <table:table-cell office:value-type="float" office:value="0.989367" calcext:value-type="float">
            <text:p>0.989367</text:p>
          </table:table-cell>
          <table:table-cell office:value-type="float" office:value="0.985598" calcext:value-type="float">
            <text:p>0.985598</text:p>
          </table:table-cell>
          <table:table-cell office:value-type="float" office:value="0.989759" calcext:value-type="float">
            <text:p>0.989759</text:p>
          </table:table-cell>
          <table:table-cell office:value-type="float" office:value="0.985967" calcext:value-type="float">
            <text:p>0.985967</text:p>
          </table:table-cell>
        </table:table-row>
        <table:table-row table:style-name="ro1">
          <table:table-cell office:value-type="float" office:value="3133.33" calcext:value-type="float">
            <text:p>3133.33</text:p>
          </table:table-cell>
          <table:table-cell office:value-type="float" office:value="0.989677" calcext:value-type="float">
            <text:p>0.989677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989333" calcext:value-type="float">
            <text:p>0.989333</text:p>
          </table:table-cell>
          <table:table-cell office:value-type="float" office:value="0.985567" calcext:value-type="float">
            <text:p>0.985567</text:p>
          </table:table-cell>
          <table:table-cell office:value-type="float" office:value="0.989724" calcext:value-type="float">
            <text:p>0.989724</text:p>
          </table:table-cell>
          <table:table-cell office:value-type="float" office:value="0.985935" calcext:value-type="float">
            <text:p>0.985935</text:p>
          </table:table-cell>
        </table:table-row>
        <table:table-row table:style-name="ro1">
          <table:table-cell office:value-type="float" office:value="3166.67" calcext:value-type="float">
            <text:p>3166.67</text:p>
          </table:table-cell>
          <table:table-cell office:value-type="float" office:value="0.989857" calcext:value-type="float">
            <text:p>0.989857</text:p>
          </table:table-cell>
          <table:table-cell office:value-type="float" office:value="0.98987" calcext:value-type="float">
            <text:p>0.98987</text:p>
          </table:table-cell>
          <table:table-cell office:value-type="float" office:value="0.989304" calcext:value-type="float">
            <text:p>0.989304</text:p>
          </table:table-cell>
          <table:table-cell office:value-type="float" office:value="0.985543" calcext:value-type="float">
            <text:p>0.985543</text:p>
          </table:table-cell>
          <table:table-cell office:value-type="float" office:value="0.98969" calcext:value-type="float">
            <text:p>0.98969</text:p>
          </table:table-cell>
          <table:table-cell office:value-type="float" office:value="0.985907" calcext:value-type="float">
            <text:p>0.98590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99295" calcext:value-type="float">
            <text:p>0.99295</text:p>
          </table:table-cell>
          <table:table-cell office:value-type="float" office:value="0.991746" calcext:value-type="float">
            <text:p>0.991746</text:p>
          </table:table-cell>
          <table:table-cell office:value-type="float" office:value="0.989323" calcext:value-type="float">
            <text:p>0.989323</text:p>
          </table:table-cell>
          <table:table-cell office:value-type="float" office:value="0.985582" calcext:value-type="float">
            <text:p>0.985582</text:p>
          </table:table-cell>
          <table:table-cell office:value-type="float" office:value="0.989694" calcext:value-type="float">
            <text:p>0.989694</text:p>
          </table:table-cell>
          <table:table-cell office:value-type="float" office:value="0.985932" calcext:value-type="float">
            <text:p>0.985932</text:p>
          </table:table-cell>
        </table:table-row>
        <table:table-row table:style-name="ro1">
          <table:table-cell office:value-type="float" office:value="3233.33" calcext:value-type="float">
            <text:p>3233.33</text:p>
          </table:table-cell>
          <table:table-cell office:value-type="float" office:value="0.993019" calcext:value-type="float">
            <text:p>0.993019</text:p>
          </table:table-cell>
          <table:table-cell office:value-type="float" office:value="0.992207" calcext:value-type="float">
            <text:p>0.992207</text:p>
          </table:table-cell>
          <table:table-cell office:value-type="float" office:value="0.989342" calcext:value-type="float">
            <text:p>0.989342</text:p>
          </table:table-cell>
          <table:table-cell office:value-type="float" office:value="0.985621" calcext:value-type="float">
            <text:p>0.985621</text:p>
          </table:table-cell>
          <table:table-cell office:value-type="float" office:value="0.989701" calcext:value-type="float">
            <text:p>0.989701</text:p>
          </table:table-cell>
          <table:table-cell office:value-type="float" office:value="0.985961" calcext:value-type="float">
            <text:p>0.985961</text:p>
          </table:table-cell>
        </table:table-row>
        <table:table-row table:style-name="ro1">
          <table:table-cell office:value-type="float" office:value="3266.67" calcext:value-type="float">
            <text:p>3266.67</text:p>
          </table:table-cell>
          <table:table-cell office:value-type="float" office:value="0.993344" calcext:value-type="float">
            <text:p>0.993344</text:p>
          </table:table-cell>
          <table:table-cell office:value-type="float" office:value="0.991861" calcext:value-type="float">
            <text:p>0.991861</text:p>
          </table:table-cell>
          <table:table-cell office:value-type="float" office:value="0.989364" calcext:value-type="float">
            <text:p>0.989364</text:p>
          </table:table-cell>
          <table:table-cell office:value-type="float" office:value="0.985662" calcext:value-type="float">
            <text:p>0.985662</text:p>
          </table:table-cell>
          <table:table-cell office:value-type="float" office:value="0.989706" calcext:value-type="float">
            <text:p>0.989706</text:p>
          </table:table-cell>
          <table:table-cell office:value-type="float" office:value="0.985987" calcext:value-type="float">
            <text:p>0.98598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993282" calcext:value-type="float">
            <text:p>0.993282</text:p>
          </table:table-cell>
          <table:table-cell office:value-type="float" office:value="0.991847" calcext:value-type="float">
            <text:p>0.991847</text:p>
          </table:table-cell>
          <table:table-cell office:value-type="float" office:value="0.989385" calcext:value-type="float">
            <text:p>0.989385</text:p>
          </table:table-cell>
          <table:table-cell office:value-type="float" office:value="0.985703" calcext:value-type="float">
            <text:p>0.985703</text:p>
          </table:table-cell>
          <table:table-cell office:value-type="float" office:value="0.989711" calcext:value-type="float">
            <text:p>0.989711</text:p>
          </table:table-cell>
          <table:table-cell office:value-type="float" office:value="0.986012" calcext:value-type="float">
            <text:p>0.986012</text:p>
          </table:table-cell>
        </table:table-row>
        <table:table-row table:style-name="ro1">
          <table:table-cell office:value-type="float" office:value="3333.33" calcext:value-type="float">
            <text:p>3333.33</text:p>
          </table:table-cell>
          <table:table-cell office:value-type="float" office:value="0.993419" calcext:value-type="float">
            <text:p>0.993419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89408" calcext:value-type="float">
            <text:p>0.989408</text:p>
          </table:table-cell>
          <table:table-cell office:value-type="float" office:value="0.985744" calcext:value-type="float">
            <text:p>0.985744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0.986039" calcext:value-type="float">
            <text:p>0.986039</text:p>
          </table:table-cell>
        </table:table-row>
        <table:table-row table:style-name="ro1">
          <table:table-cell office:value-type="float" office:value="3366.67" calcext:value-type="float">
            <text:p>3366.67</text:p>
          </table:table-cell>
          <table:table-cell office:value-type="float" office:value="0.993559" calcext:value-type="float">
            <text:p>0.993559</text:p>
          </table:table-cell>
          <table:table-cell office:value-type="float" office:value="0.991878" calcext:value-type="float">
            <text:p>0.991878</text:p>
          </table:table-cell>
          <table:table-cell office:value-type="float" office:value="0.989431" calcext:value-type="float">
            <text:p>0.989431</text:p>
          </table:table-cell>
          <table:table-cell office:value-type="float" office:value="0.985785" calcext:value-type="float">
            <text:p>0.985785</text:p>
          </table:table-cell>
          <table:table-cell office:value-type="float" office:value="0.989722" calcext:value-type="float">
            <text:p>0.989722</text:p>
          </table:table-cell>
          <table:table-cell office:value-type="float" office:value="0.986064" calcext:value-type="float">
            <text:p>0.98606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993566" calcext:value-type="float">
            <text:p>0.993566</text:p>
          </table:table-cell>
          <table:table-cell office:value-type="float" office:value="0.992497" calcext:value-type="float">
            <text:p>0.992497</text:p>
          </table:table-cell>
          <table:table-cell office:value-type="float" office:value="0.989454" calcext:value-type="float">
            <text:p>0.989454</text:p>
          </table:table-cell>
          <table:table-cell office:value-type="float" office:value="0.985826" calcext:value-type="float">
            <text:p>0.985826</text:p>
          </table:table-cell>
          <table:table-cell office:value-type="float" office:value="0.989732" calcext:value-type="float">
            <text:p>0.989732</text:p>
          </table:table-cell>
          <table:table-cell office:value-type="float" office:value="0.986093" calcext:value-type="float">
            <text:p>0.986093</text:p>
          </table:table-cell>
        </table:table-row>
        <table:table-row table:style-name="ro1">
          <table:table-cell office:value-type="float" office:value="3433.33" calcext:value-type="float">
            <text:p>3433.33</text:p>
          </table:table-cell>
          <table:table-cell office:value-type="float" office:value="0.993641" calcext:value-type="float">
            <text:p>0.993641</text:p>
          </table:table-cell>
          <table:table-cell office:value-type="float" office:value="0.992295" calcext:value-type="float">
            <text:p>0.992295</text:p>
          </table:table-cell>
          <table:table-cell office:value-type="float" office:value="0.989477" calcext:value-type="float">
            <text:p>0.989477</text:p>
          </table:table-cell>
          <table:table-cell office:value-type="float" office:value="0.985866" calcext:value-type="float">
            <text:p>0.985866</text:p>
          </table:table-cell>
          <table:table-cell office:value-type="float" office:value="0.98974" calcext:value-type="float">
            <text:p>0.98974</text:p>
          </table:table-cell>
          <table:table-cell office:value-type="float" office:value="0.98612" calcext:value-type="float">
            <text:p>0.98612</text:p>
          </table:table-cell>
        </table:table-row>
        <table:table-row table:style-name="ro1">
          <table:table-cell office:value-type="float" office:value="3466.67" calcext:value-type="float">
            <text:p>3466.67</text:p>
          </table:table-cell>
          <table:table-cell office:value-type="float" office:value="0.993267" calcext:value-type="float">
            <text:p>0.993267</text:p>
          </table:table-cell>
          <table:table-cell office:value-type="float" office:value="0.992252" calcext:value-type="float">
            <text:p>0.992252</text:p>
          </table:table-cell>
          <table:table-cell office:value-type="float" office:value="0.989496" calcext:value-type="float">
            <text:p>0.989496</text:p>
          </table:table-cell>
          <table:table-cell office:value-type="float" office:value="0.985904" calcext:value-type="float">
            <text:p>0.985904</text:p>
          </table:table-cell>
          <table:table-cell office:value-type="float" office:value="0.989748" calcext:value-type="float">
            <text:p>0.989748</text:p>
          </table:table-cell>
          <table:table-cell office:value-type="float" office:value="0.986146" calcext:value-type="float">
            <text:p>0.98614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992942" calcext:value-type="float">
            <text:p>0.992942</text:p>
          </table:table-cell>
          <table:table-cell office:value-type="float" office:value="0.991977" calcext:value-type="float">
            <text:p>0.991977</text:p>
          </table:table-cell>
          <table:table-cell office:value-type="float" office:value="0.989512" calcext:value-type="float">
            <text:p>0.989512</text:p>
          </table:table-cell>
          <table:table-cell office:value-type="float" office:value="0.985937" calcext:value-type="float">
            <text:p>0.985937</text:p>
          </table:table-cell>
          <table:table-cell office:value-type="float" office:value="0.989753" calcext:value-type="float">
            <text:p>0.989753</text:p>
          </table:table-cell>
          <table:table-cell office:value-type="float" office:value="0.986169" calcext:value-type="float">
            <text:p>0.986169</text:p>
          </table:table-cell>
        </table:table-row>
        <table:table-row table:style-name="ro1">
          <table:table-cell office:value-type="float" office:value="3533.33" calcext:value-type="float">
            <text:p>3533.33</text:p>
          </table:table-cell>
          <table:table-cell office:value-type="float" office:value="0.993325" calcext:value-type="float">
            <text:p>0.993325</text:p>
          </table:table-cell>
          <table:table-cell office:value-type="float" office:value="0.991726" calcext:value-type="float">
            <text:p>0.991726</text:p>
          </table:table-cell>
          <table:table-cell office:value-type="float" office:value="0.989532" calcext:value-type="float">
            <text:p>0.989532</text:p>
          </table:table-cell>
          <table:table-cell office:value-type="float" office:value="0.985974" calcext:value-type="float">
            <text:p>0.985974</text:p>
          </table:table-cell>
          <table:table-cell office:value-type="float" office:value="0.989756" calcext:value-type="float">
            <text:p>0.989756</text:p>
          </table:table-cell>
          <table:table-cell office:value-type="float" office:value="0.98619" calcext:value-type="float">
            <text:p>0.98619</text:p>
          </table:table-cell>
        </table:table-row>
        <table:table-row table:style-name="ro1">
          <table:table-cell office:value-type="float" office:value="3566.67" calcext:value-type="float">
            <text:p>3566.67</text:p>
          </table:table-cell>
          <table:table-cell office:value-type="float" office:value="0.99315" calcext:value-type="float">
            <text:p>0.99315</text:p>
          </table:table-cell>
          <table:table-cell office:value-type="float" office:value="0.991972" calcext:value-type="float">
            <text:p>0.991972</text:p>
          </table:table-cell>
          <table:table-cell office:value-type="float" office:value="0.989549" calcext:value-type="float">
            <text:p>0.989549</text:p>
          </table:table-cell>
          <table:table-cell office:value-type="float" office:value="0.986008" calcext:value-type="float">
            <text:p>0.986008</text:p>
          </table:table-cell>
          <table:table-cell office:value-type="float" office:value="0.989761" calcext:value-type="float">
            <text:p>0.989761</text:p>
          </table:table-cell>
          <table:table-cell office:value-type="float" office:value="0.986213" calcext:value-type="float">
            <text:p>0.98621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992889" calcext:value-type="float">
            <text:p>0.992889</text:p>
          </table:table-cell>
          <table:table-cell office:value-type="float" office:value="0.98957" calcext:value-type="float">
            <text:p>0.98957</text:p>
          </table:table-cell>
          <table:table-cell office:value-type="float" office:value="0.986045" calcext:value-type="float">
            <text:p>0.986045</text:p>
          </table:table-cell>
          <table:table-cell office:value-type="float" office:value="0.989774" calcext:value-type="float">
            <text:p>0.989774</text:p>
          </table:table-cell>
          <table:table-cell office:value-type="float" office:value="0.986243" calcext:value-type="float">
            <text:p>0.986243</text:p>
          </table:table-cell>
        </table:table-row>
        <table:table-row table:style-name="ro1">
          <table:table-cell office:value-type="float" office:value="3633.33" calcext:value-type="float">
            <text:p>3633.33</text:p>
          </table:table-cell>
          <table:table-cell office:value-type="float" office:value="0.993124" calcext:value-type="float">
            <text:p>0.993124</text:p>
          </table:table-cell>
          <table:table-cell office:value-type="float" office:value="0.993517" calcext:value-type="float">
            <text:p>0.993517</text:p>
          </table:table-cell>
          <table:table-cell office:value-type="float" office:value="0.989587" calcext:value-type="float">
            <text:p>0.989587</text:p>
          </table:table-cell>
          <table:table-cell office:value-type="float" office:value="0.986079" calcext:value-type="float">
            <text:p>0.986079</text:p>
          </table:table-cell>
          <table:table-cell office:value-type="float" office:value="0.989792" calcext:value-type="float">
            <text:p>0.989792</text:p>
          </table:table-cell>
          <table:table-cell office:value-type="float" office:value="0.986278" calcext:value-type="float">
            <text:p>0.986278</text:p>
          </table:table-cell>
        </table:table-row>
        <table:table-row table:style-name="ro1">
          <table:table-cell office:value-type="float" office:value="3666.67" calcext:value-type="float">
            <text:p>3666.67</text:p>
          </table:table-cell>
          <table:table-cell office:value-type="float" office:value="0.993599" calcext:value-type="float">
            <text:p>0.993599</text:p>
          </table:table-cell>
          <table:table-cell office:value-type="float" office:value="0.993441" calcext:value-type="float">
            <text:p>0.993441</text:p>
          </table:table-cell>
          <table:table-cell office:value-type="float" office:value="0.989607" calcext:value-type="float">
            <text:p>0.989607</text:p>
          </table:table-cell>
          <table:table-cell office:value-type="float" office:value="0.986115" calcext:value-type="float">
            <text:p>0.986115</text:p>
          </table:table-cell>
          <table:table-cell office:value-type="float" office:value="0.989809" calcext:value-type="float">
            <text:p>0.989809</text:p>
          </table:table-cell>
          <table:table-cell office:value-type="float" office:value="0.986311" calcext:value-type="float">
            <text:p>0.98631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993456" calcext:value-type="float">
            <text:p>0.993456</text:p>
          </table:table-cell>
          <table:table-cell office:value-type="float" office:value="0.993347" calcext:value-type="float">
            <text:p>0.993347</text:p>
          </table:table-cell>
          <table:table-cell office:value-type="float" office:value="0.989626" calcext:value-type="float">
            <text:p>0.989626</text:p>
          </table:table-cell>
          <table:table-cell office:value-type="float" office:value="0.98615" calcext:value-type="float">
            <text:p>0.98615</text:p>
          </table:table-cell>
          <table:table-cell office:value-type="float" office:value="0.989826" calcext:value-type="float">
            <text:p>0.989826</text:p>
          </table:table-cell>
          <table:table-cell office:value-type="float" office:value="0.986344" calcext:value-type="float">
            <text:p>0.986344</text:p>
          </table:table-cell>
        </table:table-row>
        <table:table-row table:style-name="ro1">
          <table:table-cell office:value-type="float" office:value="3733.33" calcext:value-type="float">
            <text:p>3733.33</text:p>
          </table:table-cell>
          <table:table-cell office:value-type="float" office:value="0.993481" calcext:value-type="float">
            <text:p>0.993481</text:p>
          </table:table-cell>
          <table:table-cell office:value-type="float" office:value="0.99344" calcext:value-type="float">
            <text:p>0.99344</text:p>
          </table:table-cell>
          <table:table-cell office:value-type="float" office:value="0.989646" calcext:value-type="float">
            <text:p>0.989646</text:p>
          </table:table-cell>
          <table:table-cell office:value-type="float" office:value="0.986185" calcext:value-type="float">
            <text:p>0.986185</text:p>
          </table:table-cell>
          <table:table-cell office:value-type="float" office:value="0.989843" calcext:value-type="float">
            <text:p>0.989843</text:p>
          </table:table-cell>
          <table:table-cell office:value-type="float" office:value="0.986376" calcext:value-type="float">
            <text:p>0.986376</text:p>
          </table:table-cell>
        </table:table-row>
        <table:table-row table:style-name="ro1">
          <table:table-cell office:value-type="float" office:value="3766.67" calcext:value-type="float">
            <text:p>3766.67</text:p>
          </table:table-cell>
          <table:table-cell office:value-type="float" office:value="0.993578" calcext:value-type="float">
            <text:p>0.993578</text:p>
          </table:table-cell>
          <table:table-cell office:value-type="float" office:value="0.993161" calcext:value-type="float">
            <text:p>0.993161</text:p>
          </table:table-cell>
          <table:table-cell office:value-type="float" office:value="0.989665" calcext:value-type="float">
            <text:p>0.989665</text:p>
          </table:table-cell>
          <table:table-cell office:value-type="float" office:value="0.98622" calcext:value-type="float">
            <text:p>0.98622</text:p>
          </table:table-cell>
          <table:table-cell office:value-type="float" office:value="0.989857" calcext:value-type="float">
            <text:p>0.989857</text:p>
          </table:table-cell>
          <table:table-cell office:value-type="float" office:value="0.986406" calcext:value-type="float">
            <text:p>0.98640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993703" calcext:value-type="float">
            <text:p>0.993703</text:p>
          </table:table-cell>
          <table:table-cell office:value-type="float" office:value="0.993422" calcext:value-type="float">
            <text:p>0.993422</text:p>
          </table:table-cell>
          <table:table-cell office:value-type="float" office:value="0.989685" calcext:value-type="float">
            <text:p>0.989685</text:p>
          </table:table-cell>
          <table:table-cell office:value-type="float" office:value="0.986255" calcext:value-type="float">
            <text:p>0.986255</text:p>
          </table:table-cell>
          <table:table-cell office:value-type="float" office:value="0.989873" calcext:value-type="float">
            <text:p>0.989873</text:p>
          </table:table-cell>
          <table:table-cell office:value-type="float" office:value="0.986438" calcext:value-type="float">
            <text:p>0.986438</text:p>
          </table:table-cell>
        </table:table-row>
        <table:table-row table:style-name="ro1">
          <table:table-cell office:value-type="float" office:value="3833.33" calcext:value-type="float">
            <text:p>3833.33</text:p>
          </table:table-cell>
          <table:table-cell office:value-type="float" office:value="0.993836" calcext:value-type="float">
            <text:p>0.993836</text:p>
          </table:table-cell>
          <table:table-cell office:value-type="float" office:value="0.99282" calcext:value-type="float">
            <text:p>0.99282</text:p>
          </table:table-cell>
          <table:table-cell office:value-type="float" office:value="0.989706" calcext:value-type="float">
            <text:p>0.989706</text:p>
          </table:table-cell>
          <table:table-cell office:value-type="float" office:value="0.986291" calcext:value-type="float">
            <text:p>0.986291</text:p>
          </table:table-cell>
          <table:table-cell office:value-type="float" office:value="0.989884" calcext:value-type="float">
            <text:p>0.989884</text:p>
          </table:table-cell>
          <table:table-cell office:value-type="float" office:value="0.986463" calcext:value-type="float">
            <text:p>0.986463</text:p>
          </table:table-cell>
        </table:table-row>
        <table:table-row table:style-name="ro1">
          <table:table-cell office:value-type="float" office:value="3866.67" calcext:value-type="float">
            <text:p>3866.67</text:p>
          </table:table-cell>
          <table:table-cell office:value-type="float" office:value="0.993855" calcext:value-type="float">
            <text:p>0.993855</text:p>
          </table:table-cell>
          <table:table-cell office:value-type="float" office:value="0.99255" calcext:value-type="float">
            <text:p>0.99255</text:p>
          </table:table-cell>
          <table:table-cell office:value-type="float" office:value="0.989727" calcext:value-type="float">
            <text:p>0.989727</text:p>
          </table:table-cell>
          <table:table-cell office:value-type="float" office:value="0.986326" calcext:value-type="float">
            <text:p>0.986326</text:p>
          </table:table-cell>
          <table:table-cell office:value-type="float" office:value="0.989892" calcext:value-type="float">
            <text:p>0.989892</text:p>
          </table:table-cell>
          <table:table-cell office:value-type="float" office:value="0.986487" calcext:value-type="float">
            <text:p>0.98648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993878" calcext:value-type="float">
            <text:p>0.993878</text:p>
          </table:table-cell>
          <table:table-cell office:value-type="float" office:value="0.992715" calcext:value-type="float">
            <text:p>0.992715</text:p>
          </table:table-cell>
          <table:table-cell office:value-type="float" office:value="0.989748" calcext:value-type="float">
            <text:p>0.989748</text:p>
          </table:table-cell>
          <table:table-cell office:value-type="float" office:value="0.98636" calcext:value-type="float">
            <text:p>0.98636</text:p>
          </table:table-cell>
          <table:table-cell office:value-type="float" office:value="0.989902" calcext:value-type="float">
            <text:p>0.989902</text:p>
          </table:table-cell>
          <table:table-cell office:value-type="float" office:value="0.986511" calcext:value-type="float">
            <text:p>0.986511</text:p>
          </table:table-cell>
        </table:table-row>
        <table:table-row table:style-name="ro1">
          <table:table-cell office:value-type="float" office:value="3933.33" calcext:value-type="float">
            <text:p>3933.33</text:p>
          </table:table-cell>
          <table:table-cell office:value-type="float" office:value="0.993864" calcext:value-type="float">
            <text:p>0.993864</text:p>
          </table:table-cell>
          <table:table-cell office:value-type="float" office:value="0.993278" calcext:value-type="float">
            <text:p>0.993278</text:p>
          </table:table-cell>
          <table:table-cell office:value-type="float" office:value="0.989768" calcext:value-type="float">
            <text:p>0.989768</text:p>
          </table:table-cell>
          <table:table-cell office:value-type="float" office:value="0.986395" calcext:value-type="float">
            <text:p>0.986395</text:p>
          </table:table-cell>
          <table:table-cell office:value-type="float" office:value="0.989916" calcext:value-type="float">
            <text:p>0.989916</text:p>
          </table:table-cell>
          <table:table-cell office:value-type="float" office:value="0.986539" calcext:value-type="float">
            <text:p>0.986539</text:p>
          </table:table-cell>
        </table:table-row>
        <table:table-row table:style-name="ro1">
          <table:table-cell office:value-type="float" office:value="3966.67" calcext:value-type="float">
            <text:p>3966.67</text:p>
          </table:table-cell>
          <table:table-cell office:value-type="float" office:value="0.993614" calcext:value-type="float">
            <text:p>0.993614</text:p>
          </table:table-cell>
          <table:table-cell office:value-type="float" office:value="0.993004" calcext:value-type="float">
            <text:p>0.993004</text:p>
          </table:table-cell>
          <table:table-cell office:value-type="float" office:value="0.989786" calcext:value-type="float">
            <text:p>0.989786</text:p>
          </table:table-cell>
          <table:table-cell office:value-type="float" office:value="0.986427" calcext:value-type="float">
            <text:p>0.986427</text:p>
          </table:table-cell>
          <table:table-cell office:value-type="float" office:value="0.989928" calcext:value-type="float">
            <text:p>0.989928</text:p>
          </table:table-cell>
          <table:table-cell office:value-type="float" office:value="0.986566" calcext:value-type="float">
            <text:p>0.98656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993617" calcext:value-type="float">
            <text:p>0.993617</text:p>
          </table:table-cell>
          <table:table-cell office:value-type="float" office:value="0.993132" calcext:value-type="float">
            <text:p>0.993132</text:p>
          </table:table-cell>
          <table:table-cell office:value-type="float" office:value="0.989804" calcext:value-type="float">
            <text:p>0.989804</text:p>
          </table:table-cell>
          <table:table-cell office:value-type="float" office:value="0.986459" calcext:value-type="float">
            <text:p>0.986459</text:p>
          </table:table-cell>
          <table:table-cell office:value-type="float" office:value="0.989941" calcext:value-type="float">
            <text:p>0.989941</text:p>
          </table:table-cell>
          <table:table-cell office:value-type="float" office:value="0.986593" calcext:value-type="float">
            <text:p>0.986593</text:p>
          </table:table-cell>
        </table:table-row>
        <table:table-row table:style-name="ro1">
          <table:table-cell office:value-type="float" office:value="4033.33" calcext:value-type="float">
            <text:p>4033.33</text:p>
          </table:table-cell>
          <table:table-cell office:value-type="float" office:value="0.993486" calcext:value-type="float">
            <text:p>0.993486</text:p>
          </table:table-cell>
          <table:table-cell office:value-type="float" office:value="0.992805" calcext:value-type="float">
            <text:p>0.992805</text:p>
          </table:table-cell>
          <table:table-cell office:value-type="float" office:value="0.989821" calcext:value-type="float">
            <text:p>0.989821</text:p>
          </table:table-cell>
          <table:table-cell office:value-type="float" office:value="0.98649" calcext:value-type="float">
            <text:p>0.98649</text:p>
          </table:table-cell>
          <table:table-cell office:value-type="float" office:value="0.989951" calcext:value-type="float">
            <text:p>0.989951</text:p>
          </table:table-cell>
          <table:table-cell office:value-type="float" office:value="0.986617" calcext:value-type="float">
            <text:p>0.986617</text:p>
          </table:table-cell>
        </table:table-row>
        <table:table-row table:style-name="ro1">
          <table:table-cell office:value-type="float" office:value="4066.67" calcext:value-type="float">
            <text:p>4066.67</text:p>
          </table:table-cell>
          <table:table-cell office:value-type="float" office:value="0.993401" calcext:value-type="float">
            <text:p>0.993401</text:p>
          </table:table-cell>
          <table:table-cell office:value-type="float" office:value="0.993699" calcext:value-type="float">
            <text:p>0.993699</text:p>
          </table:table-cell>
          <table:table-cell office:value-type="float" office:value="0.989837" calcext:value-type="float">
            <text:p>0.989837</text:p>
          </table:table-cell>
          <table:table-cell office:value-type="float" office:value="0.986519" calcext:value-type="float">
            <text:p>0.986519</text:p>
          </table:table-cell>
          <table:table-cell office:value-type="float" office:value="0.989968" calcext:value-type="float">
            <text:p>0.989968</text:p>
          </table:table-cell>
          <table:table-cell office:value-type="float" office:value="0.986648" calcext:value-type="float">
            <text:p>0.98664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993243" calcext:value-type="float">
            <text:p>0.993243</text:p>
          </table:table-cell>
          <table:table-cell office:value-type="float" office:value="0.993521" calcext:value-type="float">
            <text:p>0.993521</text:p>
          </table:table-cell>
          <table:table-cell office:value-type="float" office:value="0.989851" calcext:value-type="float">
            <text:p>0.989851</text:p>
          </table:table-cell>
          <table:table-cell office:value-type="float" office:value="0.986548" calcext:value-type="float">
            <text:p>0.986548</text:p>
          </table:table-cell>
          <table:table-cell office:value-type="float" office:value="0.989984" calcext:value-type="float">
            <text:p>0.989984</text:p>
          </table:table-cell>
          <table:table-cell office:value-type="float" office:value="0.986677" calcext:value-type="float">
            <text:p>0.986677</text:p>
          </table:table-cell>
        </table:table-row>
        <table:table-row table:style-name="ro1">
          <table:table-cell office:value-type="float" office:value="4133.33" calcext:value-type="float">
            <text:p>4133.33</text:p>
          </table:table-cell>
          <table:table-cell office:value-type="float" office:value="0.993078" calcext:value-type="float">
            <text:p>0.993078</text:p>
          </table:table-cell>
          <table:table-cell office:value-type="float" office:value="0.992995" calcext:value-type="float">
            <text:p>0.992995</text:p>
          </table:table-cell>
          <table:table-cell office:value-type="float" office:value="0.989864" calcext:value-type="float">
            <text:p>0.989864</text:p>
          </table:table-cell>
          <table:table-cell office:value-type="float" office:value="0.986574" calcext:value-type="float">
            <text:p>0.986574</text:p>
          </table:table-cell>
          <table:table-cell office:value-type="float" office:value="0.989995" calcext:value-type="float">
            <text:p>0.989995</text:p>
          </table:table-cell>
          <table:table-cell office:value-type="float" office:value="0.986702" calcext:value-type="float">
            <text:p>0.986702</text:p>
          </table:table-cell>
        </table:table-row>
        <table:table-row table:style-name="ro1">
          <table:table-cell office:value-type="float" office:value="4166.67" calcext:value-type="float">
            <text:p>4166.67</text:p>
          </table:table-cell>
          <table:table-cell office:value-type="float" office:value="0.993101" calcext:value-type="float">
            <text:p>0.993101</text:p>
          </table:table-cell>
          <table:table-cell office:value-type="float" office:value="0.993056" calcext:value-type="float">
            <text:p>0.993056</text:p>
          </table:table-cell>
          <table:table-cell office:value-type="float" office:value="0.989877" calcext:value-type="float">
            <text:p>0.989877</text:p>
          </table:table-cell>
          <table:table-cell office:value-type="float" office:value="0.986601" calcext:value-type="float">
            <text:p>0.986601</text:p>
          </table:table-cell>
          <table:table-cell office:value-type="float" office:value="0.990007" calcext:value-type="float">
            <text:p>0.990007</text:p>
          </table:table-cell>
          <table:table-cell office:value-type="float" office:value="0.986727" calcext:value-type="float">
            <text:p>0.98672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993282" calcext:value-type="float">
            <text:p>0.993282</text:p>
          </table:table-cell>
          <table:table-cell office:value-type="float" office:value="0.993021" calcext:value-type="float">
            <text:p>0.993021</text:p>
          </table:table-cell>
          <table:table-cell office:value-type="float" office:value="0.989891" calcext:value-type="float">
            <text:p>0.989891</text:p>
          </table:table-cell>
          <table:table-cell office:value-type="float" office:value="0.986628" calcext:value-type="float">
            <text:p>0.986628</text:p>
          </table:table-cell>
          <table:table-cell office:value-type="float" office:value="0.990018" calcext:value-type="float">
            <text:p>0.990018</text:p>
          </table:table-cell>
          <table:table-cell office:value-type="float" office:value="0.986752" calcext:value-type="float">
            <text:p>0.986752</text:p>
          </table:table-cell>
        </table:table-row>
        <table:table-row table:style-name="ro1">
          <table:table-cell office:value-type="float" office:value="4233.33" calcext:value-type="float">
            <text:p>4233.33</text:p>
          </table:table-cell>
          <table:table-cell office:value-type="float" office:value="0.993647" calcext:value-type="float">
            <text:p>0.993647</text:p>
          </table:table-cell>
          <table:table-cell office:value-type="float" office:value="0.992992" calcext:value-type="float">
            <text:p>0.992992</text:p>
          </table:table-cell>
          <table:table-cell office:value-type="float" office:value="0.989908" calcext:value-type="float">
            <text:p>0.989908</text:p>
          </table:table-cell>
          <table:table-cell office:value-type="float" office:value="0.986657" calcext:value-type="float">
            <text:p>0.986657</text:p>
          </table:table-cell>
          <table:table-cell office:value-type="float" office:value="0.990028" calcext:value-type="float">
            <text:p>0.990028</text:p>
          </table:table-cell>
          <table:table-cell office:value-type="float" office:value="0.986775" calcext:value-type="float">
            <text:p>0.986775</text:p>
          </table:table-cell>
        </table:table-row>
        <table:table-row table:style-name="ro1">
          <table:table-cell office:value-type="float" office:value="4266.67" calcext:value-type="float">
            <text:p>4266.67</text:p>
          </table:table-cell>
          <table:table-cell office:value-type="float" office:value="0.993786" calcext:value-type="float">
            <text:p>0.993786</text:p>
          </table:table-cell>
          <table:table-cell office:value-type="float" office:value="0.993092" calcext:value-type="float">
            <text:p>0.993092</text:p>
          </table:table-cell>
          <table:table-cell office:value-type="float" office:value="0.989926" calcext:value-type="float">
            <text:p>0.989926</text:p>
          </table:table-cell>
          <table:table-cell office:value-type="float" office:value="0.986687" calcext:value-type="float">
            <text:p>0.986687</text:p>
          </table:table-cell>
          <table:table-cell office:value-type="float" office:value="0.99004" calcext:value-type="float">
            <text:p>0.99004</text:p>
          </table:table-cell>
          <table:table-cell office:value-type="float" office:value="0.986799" calcext:value-type="float">
            <text:p>0.98679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993655" calcext:value-type="float">
            <text:p>0.993655</text:p>
          </table:table-cell>
          <table:table-cell office:value-type="float" office:value="0.993163" calcext:value-type="float">
            <text:p>0.993163</text:p>
          </table:table-cell>
          <table:table-cell office:value-type="float" office:value="0.989942" calcext:value-type="float">
            <text:p>0.989942</text:p>
          </table:table-cell>
          <table:table-cell office:value-type="float" office:value="0.986716" calcext:value-type="float">
            <text:p>0.986716</text:p>
          </table:table-cell>
          <table:table-cell office:value-type="float" office:value="0.990051" calcext:value-type="float">
            <text:p>0.990051</text:p>
          </table:table-cell>
          <table:table-cell office:value-type="float" office:value="0.986824" calcext:value-type="float">
            <text:p>0.986824</text:p>
          </table:table-cell>
        </table:table-row>
        <table:table-row table:style-name="ro1">
          <table:table-cell office:value-type="float" office:value="4333.33" calcext:value-type="float">
            <text:p>4333.33</text:p>
          </table:table-cell>
          <table:table-cell office:value-type="float" office:value="0.993984" calcext:value-type="float">
            <text:p>0.993984</text:p>
          </table:table-cell>
          <table:table-cell office:value-type="float" office:value="0.993671" calcext:value-type="float">
            <text:p>0.993671</text:p>
          </table:table-cell>
          <table:table-cell office:value-type="float" office:value="0.98996" calcext:value-type="float">
            <text:p>0.98996</text:p>
          </table:table-cell>
          <table:table-cell office:value-type="float" office:value="0.986746" calcext:value-type="float">
            <text:p>0.986746</text:p>
          </table:table-cell>
          <table:table-cell office:value-type="float" office:value="0.990066" calcext:value-type="float">
            <text:p>0.990066</text:p>
          </table:table-cell>
          <table:table-cell office:value-type="float" office:value="0.986851" calcext:value-type="float">
            <text:p>0.986851</text:p>
          </table:table-cell>
        </table:table-row>
        <table:table-row table:style-name="ro1">
          <table:table-cell office:value-type="float" office:value="4366.67" calcext:value-type="float">
            <text:p>4366.67</text:p>
          </table:table-cell>
          <table:table-cell office:value-type="float" office:value="0.993917" calcext:value-type="float">
            <text:p>0.993917</text:p>
          </table:table-cell>
          <table:table-cell office:value-type="float" office:value="0.993644" calcext:value-type="float">
            <text:p>0.993644</text:p>
          </table:table-cell>
          <table:table-cell office:value-type="float" office:value="0.989978" calcext:value-type="float">
            <text:p>0.989978</text:p>
          </table:table-cell>
          <table:table-cell office:value-type="float" office:value="0.986776" calcext:value-type="float">
            <text:p>0.986776</text:p>
          </table:table-cell>
          <table:table-cell office:value-type="float" office:value="0.990081" calcext:value-type="float">
            <text:p>0.990081</text:p>
          </table:table-cell>
          <table:table-cell office:value-type="float" office:value="0.986877" calcext:value-type="float">
            <text:p>0.98687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992997" calcext:value-type="float">
            <text:p>0.992997</text:p>
          </table:table-cell>
          <table:table-cell office:value-type="float" office:value="0.993362" calcext:value-type="float">
            <text:p>0.993362</text:p>
          </table:table-cell>
          <table:table-cell office:value-type="float" office:value="0.989989" calcext:value-type="float">
            <text:p>0.989989</text:p>
          </table:table-cell>
          <table:table-cell office:value-type="float" office:value="0.986799" calcext:value-type="float">
            <text:p>0.986799</text:p>
          </table:table-cell>
          <table:table-cell office:value-type="float" office:value="0.990094" calcext:value-type="float">
            <text:p>0.990094</text:p>
          </table:table-cell>
          <table:table-cell office:value-type="float" office:value="0.986902" calcext:value-type="float">
            <text:p>0.986902</text:p>
          </table:table-cell>
        </table:table-row>
        <table:table-row table:style-name="ro1">
          <table:table-cell office:value-type="float" office:value="4466.67" calcext:value-type="float">
            <text:p>4466.67</text:p>
          </table:table-cell>
          <table:table-cell office:value-type="float" office:value="0.993208" calcext:value-type="float">
            <text:p>0.993208</text:p>
          </table:table-cell>
          <table:table-cell office:value-type="float" office:value="0.99351" calcext:value-type="float">
            <text:p>0.99351</text:p>
          </table:table-cell>
          <table:table-cell office:value-type="float" office:value="0.990001" calcext:value-type="float">
            <text:p>0.990001</text:p>
          </table:table-cell>
          <table:table-cell office:value-type="float" office:value="0.986823" calcext:value-type="float">
            <text:p>0.986823</text:p>
          </table:table-cell>
          <table:table-cell office:value-type="float" office:value="0.990108" calcext:value-type="float">
            <text:p>0.990108</text:p>
          </table:table-cell>
          <table:table-cell office:value-type="float" office:value="0.986928" calcext:value-type="float">
            <text:p>0.98692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993119" calcext:value-type="float">
            <text:p>0.993119</text:p>
          </table:table-cell>
          <table:table-cell office:value-type="float" office:value="0.993772" calcext:value-type="float">
            <text:p>0.993772</text:p>
          </table:table-cell>
          <table:table-cell office:value-type="float" office:value="0.990013" calcext:value-type="float">
            <text:p>0.990013</text:p>
          </table:table-cell>
          <table:table-cell office:value-type="float" office:value="0.986847" calcext:value-type="float">
            <text:p>0.986847</text:p>
          </table:table-cell>
          <table:table-cell office:value-type="float" office:value="0.990123" calcext:value-type="float">
            <text:p>0.990123</text:p>
          </table:table-cell>
          <table:table-cell office:value-type="float" office:value="0.986956" calcext:value-type="float">
            <text:p>0.986956</text:p>
          </table:table-cell>
        </table:table-row>
        <table:table-row table:style-name="ro1">
          <table:table-cell office:value-type="float" office:value="4533.33" calcext:value-type="float">
            <text:p>4533.33</text:p>
          </table:table-cell>
          <table:table-cell office:value-type="float" office:value="0.992931" calcext:value-type="float">
            <text:p>0.992931</text:p>
          </table:table-cell>
          <table:table-cell office:value-type="float" office:value="0.993434" calcext:value-type="float">
            <text:p>0.993434</text:p>
          </table:table-cell>
          <table:table-cell office:value-type="float" office:value="0.990023" calcext:value-type="float">
            <text:p>0.990023</text:p>
          </table:table-cell>
          <table:table-cell office:value-type="float" office:value="0.986869" calcext:value-type="float">
            <text:p>0.986869</text:p>
          </table:table-cell>
          <table:table-cell office:value-type="float" office:value="0.990136" calcext:value-type="float">
            <text:p>0.990136</text:p>
          </table:table-cell>
          <table:table-cell office:value-type="float" office:value="0.98698" calcext:value-type="float">
            <text:p>0.98698</text:p>
          </table:table-cell>
        </table:table-row>
        <table:table-row table:style-name="ro1">
          <table:table-cell office:value-type="float" office:value="4566.67" calcext:value-type="float">
            <text:p>4566.67</text:p>
          </table:table-cell>
          <table:table-cell office:value-type="float" office:value="0.993094" calcext:value-type="float">
            <text:p>0.993094</text:p>
          </table:table-cell>
          <table:table-cell office:value-type="float" office:value="0.993406" calcext:value-type="float">
            <text:p>0.993406</text:p>
          </table:table-cell>
          <table:table-cell office:value-type="float" office:value="0.990034" calcext:value-type="float">
            <text:p>0.990034</text:p>
          </table:table-cell>
          <table:table-cell office:value-type="float" office:value="0.986892" calcext:value-type="float">
            <text:p>0.986892</text:p>
          </table:table-cell>
          <table:table-cell office:value-type="float" office:value="0.990149" calcext:value-type="float">
            <text:p>0.990149</text:p>
          </table:table-cell>
          <table:table-cell office:value-type="float" office:value="0.987005" calcext:value-type="float">
            <text:p>0.98700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993218" calcext:value-type="float">
            <text:p>0.993218</text:p>
          </table:table-cell>
          <table:table-cell office:value-type="float" office:value="0.99387" calcext:value-type="float">
            <text:p>0.99387</text:p>
          </table:table-cell>
          <table:table-cell office:value-type="float" office:value="0.990046" calcext:value-type="float">
            <text:p>0.990046</text:p>
          </table:table-cell>
          <table:table-cell office:value-type="float" office:value="0.986915" calcext:value-type="float">
            <text:p>0.986915</text:p>
          </table:table-cell>
          <table:table-cell office:value-type="float" office:value="0.990164" calcext:value-type="float">
            <text:p>0.990164</text:p>
          </table:table-cell>
          <table:table-cell office:value-type="float" office:value="0.987032" calcext:value-type="float">
            <text:p>0.987032</text:p>
          </table:table-cell>
        </table:table-row>
        <table:table-row table:style-name="ro1">
          <table:table-cell office:value-type="float" office:value="4633.33" calcext:value-type="float">
            <text:p>4633.33</text:p>
          </table:table-cell>
          <table:table-cell office:value-type="float" office:value="0.993151" calcext:value-type="float">
            <text:p>0.993151</text:p>
          </table:table-cell>
          <table:table-cell office:value-type="float" office:value="0.99385" calcext:value-type="float">
            <text:p>0.99385</text:p>
          </table:table-cell>
          <table:table-cell office:value-type="float" office:value="0.990057" calcext:value-type="float">
            <text:p>0.990057</text:p>
          </table:table-cell>
          <table:table-cell office:value-type="float" office:value="0.986938" calcext:value-type="float">
            <text:p>0.986938</text:p>
          </table:table-cell>
          <table:table-cell office:value-type="float" office:value="0.99018" calcext:value-type="float">
            <text:p>0.99018</text:p>
          </table:table-cell>
          <table:table-cell office:value-type="float" office:value="0.987059" calcext:value-type="float">
            <text:p>0.987059</text:p>
          </table:table-cell>
        </table:table-row>
        <table:table-row table:style-name="ro1">
          <table:table-cell office:value-type="float" office:value="4666.67" calcext:value-type="float">
            <text:p>4666.67</text:p>
          </table:table-cell>
          <table:table-cell office:value-type="float" office:value="0.992975" calcext:value-type="float">
            <text:p>0.992975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990067" calcext:value-type="float">
            <text:p>0.990067</text:p>
          </table:table-cell>
          <table:table-cell office:value-type="float" office:value="0.98696" calcext:value-type="float">
            <text:p>0.98696</text:p>
          </table:table-cell>
          <table:table-cell office:value-type="float" office:value="0.990196" calcext:value-type="float">
            <text:p>0.990196</text:p>
          </table:table-cell>
          <table:table-cell office:value-type="float" office:value="0.987086" calcext:value-type="float">
            <text:p>0.98708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99313" calcext:value-type="float">
            <text:p>0.99313</text:p>
          </table:table-cell>
          <table:table-cell office:value-type="float" office:value="0.993787" calcext:value-type="float">
            <text:p>0.993787</text:p>
          </table:table-cell>
          <table:table-cell office:value-type="float" office:value="0.990078" calcext:value-type="float">
            <text:p>0.990078</text:p>
          </table:table-cell>
          <table:table-cell office:value-type="float" office:value="0.986982" calcext:value-type="float">
            <text:p>0.986982</text:p>
          </table:table-cell>
          <table:table-cell office:value-type="float" office:value="0.990211" calcext:value-type="float">
            <text:p>0.990211</text:p>
          </table:table-cell>
          <table:table-cell office:value-type="float" office:value="0.987112" calcext:value-type="float">
            <text:p>0.987112</text:p>
          </table:table-cell>
        </table:table-row>
        <table:table-row table:style-name="ro1">
          <table:table-cell office:value-type="float" office:value="4733.33" calcext:value-type="float">
            <text:p>4733.33</text:p>
          </table:table-cell>
          <table:table-cell office:value-type="float" office:value="0.993344" calcext:value-type="float">
            <text:p>0.993344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009" calcext:value-type="float">
            <text:p>0.99009</text:p>
          </table:table-cell>
          <table:table-cell office:value-type="float" office:value="0.987005" calcext:value-type="float">
            <text:p>0.987005</text:p>
          </table:table-cell>
          <table:table-cell office:value-type="float" office:value="0.990226" calcext:value-type="float">
            <text:p>0.990226</text:p>
          </table:table-cell>
          <table:table-cell office:value-type="float" office:value="0.987137" calcext:value-type="float">
            <text:p>0.987137</text:p>
          </table:table-cell>
        </table:table-row>
        <table:table-row table:style-name="ro1">
          <table:table-cell office:value-type="float" office:value="4766.67" calcext:value-type="float">
            <text:p>4766.67</text:p>
          </table:table-cell>
          <table:table-cell office:value-type="float" office:value="0.993332" calcext:value-type="float">
            <text:p>0.993332</text:p>
          </table:table-cell>
          <table:table-cell office:value-type="float" office:value="0.993275" calcext:value-type="float">
            <text:p>0.993275</text:p>
          </table:table-cell>
          <table:table-cell office:value-type="float" office:value="0.990102" calcext:value-type="float">
            <text:p>0.990102</text:p>
          </table:table-cell>
          <table:table-cell office:value-type="float" office:value="0.987028" calcext:value-type="float">
            <text:p>0.987028</text:p>
          </table:table-cell>
          <table:table-cell office:value-type="float" office:value="0.990236" calcext:value-type="float">
            <text:p>0.990236</text:p>
          </table:table-cell>
          <table:table-cell office:value-type="float" office:value="0.987159" calcext:value-type="float">
            <text:p>0.98715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992555" calcext:value-type="float">
            <text:p>0.992555</text:p>
          </table:table-cell>
          <table:table-cell office:value-type="float" office:value="0.992723" calcext:value-type="float">
            <text:p>0.992723</text:p>
          </table:table-cell>
          <table:table-cell office:value-type="float" office:value="0.990108" calcext:value-type="float">
            <text:p>0.990108</text:p>
          </table:table-cell>
          <table:table-cell office:value-type="float" office:value="0.987045" calcext:value-type="float">
            <text:p>0.987045</text:p>
          </table:table-cell>
          <table:table-cell office:value-type="float" office:value="0.990243" calcext:value-type="float">
            <text:p>0.990243</text:p>
          </table:table-cell>
          <table:table-cell office:value-type="float" office:value="0.987176" calcext:value-type="float">
            <text:p>0.987176</text:p>
          </table:table-cell>
        </table:table-row>
        <table:table-row table:style-name="ro1">
          <table:table-cell office:value-type="float" office:value="4833.33" calcext:value-type="float">
            <text:p>4833.33</text:p>
          </table:table-cell>
          <table:table-cell office:value-type="float" office:value="0.992201" calcext:value-type="float">
            <text:p>0.992201</text:p>
          </table:table-cell>
          <table:table-cell office:value-type="float" office:value="0.992481" calcext:value-type="float">
            <text:p>0.992481</text:p>
          </table:table-cell>
          <table:table-cell office:value-type="float" office:value="0.990111" calcext:value-type="float">
            <text:p>0.990111</text:p>
          </table:table-cell>
          <table:table-cell office:value-type="float" office:value="0.987058" calcext:value-type="float">
            <text:p>0.987058</text:p>
          </table:table-cell>
          <table:table-cell office:value-type="float" office:value="0.990246" calcext:value-type="float">
            <text:p>0.990246</text:p>
          </table:table-cell>
          <table:table-cell office:value-type="float" office:value="0.98719" calcext:value-type="float">
            <text:p>0.98719</text:p>
          </table:table-cell>
        </table:table-row>
        <table:table-row table:style-name="ro1">
          <table:table-cell office:value-type="float" office:value="4866.67" calcext:value-type="float">
            <text:p>4866.67</text:p>
          </table:table-cell>
          <table:table-cell office:value-type="float" office:value="0.992956" calcext:value-type="float">
            <text:p>0.992956</text:p>
          </table:table-cell>
          <table:table-cell office:value-type="float" office:value="0.993716" calcext:value-type="float">
            <text:p>0.993716</text:p>
          </table:table-cell>
          <table:table-cell office:value-type="float" office:value="0.990121" calcext:value-type="float">
            <text:p>0.990121</text:p>
          </table:table-cell>
          <table:table-cell office:value-type="float" office:value="0.987077" calcext:value-type="float">
            <text:p>0.987077</text:p>
          </table:table-cell>
          <table:table-cell office:value-type="float" office:value="0.99026" calcext:value-type="float">
            <text:p>0.99026</text:p>
          </table:table-cell>
          <table:table-cell office:value-type="float" office:value="0.987213" calcext:value-type="float">
            <text:p>0.98721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992755" calcext:value-type="float">
            <text:p>0.992755</text:p>
          </table:table-cell>
          <table:table-cell office:value-type="float" office:value="0.993932" calcext:value-type="float">
            <text:p>0.993932</text:p>
          </table:table-cell>
          <table:table-cell office:value-type="float" office:value="0.990128" calcext:value-type="float">
            <text:p>0.990128</text:p>
          </table:table-cell>
          <table:table-cell office:value-type="float" office:value="0.987095" calcext:value-type="float">
            <text:p>0.987095</text:p>
          </table:table-cell>
          <table:table-cell office:value-type="float" office:value="0.990274" calcext:value-type="float">
            <text:p>0.990274</text:p>
          </table:table-cell>
          <table:table-cell office:value-type="float" office:value="0.987238" calcext:value-type="float">
            <text:p>0.987238</text:p>
          </table:table-cell>
        </table:table-row>
        <table:table-row table:style-name="ro1">
          <table:table-cell office:value-type="float" office:value="4933.33" calcext:value-type="float">
            <text:p>4933.33</text:p>
          </table:table-cell>
          <table:table-cell office:value-type="float" office:value="0.992417" calcext:value-type="float">
            <text:p>0.992417</text:p>
          </table:table-cell>
          <table:table-cell office:value-type="float" office:value="0.993149" calcext:value-type="float">
            <text:p>0.993149</text:p>
          </table:table-cell>
          <table:table-cell office:value-type="float" office:value="0.990133" calcext:value-type="float">
            <text:p>0.990133</text:p>
          </table:table-cell>
          <table:table-cell office:value-type="float" office:value="0.98711" calcext:value-type="float">
            <text:p>0.98711</text:p>
          </table:table-cell>
          <table:table-cell office:value-type="float" office:value="0.990283" calcext:value-type="float">
            <text:p>0.990283</text:p>
          </table:table-cell>
          <table:table-cell office:value-type="float" office:value="0.987256" calcext:value-type="float">
            <text:p>0.987256</text:p>
          </table:table-cell>
        </table:table-row>
        <table:table-row table:style-name="ro1">
          <table:table-cell office:value-type="float" office:value="4966.67" calcext:value-type="float">
            <text:p>4966.67</text:p>
          </table:table-cell>
          <table:table-cell office:value-type="float" office:value="0.992074" calcext:value-type="float">
            <text:p>0.992074</text:p>
          </table:table-cell>
          <table:table-cell office:value-type="float" office:value="0.992602" calcext:value-type="float">
            <text:p>0.992602</text:p>
          </table:table-cell>
          <table:table-cell office:value-type="float" office:value="0.990134" calcext:value-type="float">
            <text:p>0.990134</text:p>
          </table:table-cell>
          <table:table-cell office:value-type="float" office:value="0.987121" calcext:value-type="float">
            <text:p>0.987121</text:p>
          </table:table-cell>
          <table:table-cell office:value-type="float" office:value="0.990287" calcext:value-type="float">
            <text:p>0.990287</text:p>
          </table:table-cell>
          <table:table-cell office:value-type="float" office:value="0.987269" calcext:value-type="float">
            <text:p>0.98726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991848" calcext:value-type="float">
            <text:p>0.991848</text:p>
          </table:table-cell>
          <table:table-cell office:value-type="float" office:value="0.992584" calcext:value-type="float">
            <text:p>0.992584</text:p>
          </table:table-cell>
          <table:table-cell office:value-type="float" office:value="0.990134" calcext:value-type="float">
            <text:p>0.990134</text:p>
          </table:table-cell>
          <table:table-cell office:value-type="float" office:value="0.987129" calcext:value-type="float">
            <text:p>0.987129</text:p>
          </table:table-cell>
          <table:table-cell office:value-type="float" office:value="0.99029" calcext:value-type="float">
            <text:p>0.99029</text:p>
          </table:table-cell>
          <table:table-cell office:value-type="float" office:value="0.98728" calcext:value-type="float">
            <text:p>0.98728</text:p>
          </table:table-cell>
        </table:table-row>
        <table:table-row table:style-name="ro1">
          <table:table-cell office:value-type="float" office:value="5033.33" calcext:value-type="float">
            <text:p>5033.33</text:p>
          </table:table-cell>
          <table:table-cell office:value-type="float" office:value="0.992149" calcext:value-type="float">
            <text:p>0.992149</text:p>
          </table:table-cell>
          <table:table-cell office:value-type="float" office:value="0.992245" calcext:value-type="float">
            <text:p>0.992245</text:p>
          </table:table-cell>
          <table:table-cell office:value-type="float" office:value="0.990136" calcext:value-type="float">
            <text:p>0.990136</text:p>
          </table:table-cell>
          <table:table-cell office:value-type="float" office:value="0.98714" calcext:value-type="float">
            <text:p>0.98714</text:p>
          </table:table-cell>
          <table:table-cell office:value-type="float" office:value="0.990292" calcext:value-type="float">
            <text:p>0.990292</text:p>
          </table:table-cell>
          <table:table-cell office:value-type="float" office:value="0.987291" calcext:value-type="float">
            <text:p>0.987291</text:p>
          </table:table-cell>
        </table:table-row>
        <table:table-row table:style-name="ro1">
          <table:table-cell office:value-type="float" office:value="5066.67" calcext:value-type="float">
            <text:p>5066.67</text:p>
          </table:table-cell>
          <table:table-cell office:value-type="float" office:value="0.992679" calcext:value-type="float">
            <text:p>0.992679</text:p>
          </table:table-cell>
          <table:table-cell office:value-type="float" office:value="0.99248" calcext:value-type="float">
            <text:p>0.99248</text:p>
          </table:table-cell>
          <table:table-cell office:value-type="float" office:value="0.990138" calcext:value-type="float">
            <text:p>0.990138</text:p>
          </table:table-cell>
          <table:table-cell office:value-type="float" office:value="0.987191" calcext:value-type="float">
            <text:p>0.987191</text:p>
          </table:table-cell>
          <table:table-cell office:value-type="float" office:value="0.990293" calcext:value-type="float">
            <text:p>0.990293</text:p>
          </table:table-cell>
          <table:table-cell office:value-type="float" office:value="0.987342" calcext:value-type="float">
            <text:p>0.98734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992886" calcext:value-type="float">
            <text:p>0.992886</text:p>
          </table:table-cell>
          <table:table-cell office:value-type="float" office:value="0.992334" calcext:value-type="float">
            <text:p>0.992334</text:p>
          </table:table-cell>
          <table:table-cell office:value-type="float" office:value="0.990147" calcext:value-type="float">
            <text:p>0.990147</text:p>
          </table:table-cell>
          <table:table-cell office:value-type="float" office:value="0.98721" calcext:value-type="float">
            <text:p>0.98721</text:p>
          </table:table-cell>
          <table:table-cell office:value-type="float" office:value="0.990297" calcext:value-type="float">
            <text:p>0.990297</text:p>
          </table:table-cell>
          <table:table-cell office:value-type="float" office:value="0.987356" calcext:value-type="float">
            <text:p>0.987356</text:p>
          </table:table-cell>
        </table:table-row>
        <table:table-row table:style-name="ro1">
          <table:table-cell office:value-type="float" office:value="5133.33" calcext:value-type="float">
            <text:p>5133.33</text:p>
          </table:table-cell>
          <table:table-cell office:value-type="float" office:value="0.992107" calcext:value-type="float">
            <text:p>0.992107</text:p>
          </table:table-cell>
          <table:table-cell office:value-type="float" office:value="0.992544" calcext:value-type="float">
            <text:p>0.992544</text:p>
          </table:table-cell>
          <table:table-cell office:value-type="float" office:value="0.990149" calcext:value-type="float">
            <text:p>0.990149</text:p>
          </table:table-cell>
          <table:table-cell office:value-type="float" office:value="0.987221" calcext:value-type="float">
            <text:p>0.987221</text:p>
          </table:table-cell>
          <table:table-cell office:value-type="float" office:value="0.990301" calcext:value-type="float">
            <text:p>0.990301</text:p>
          </table:table-cell>
          <table:table-cell office:value-type="float" office:value="0.987368" calcext:value-type="float">
            <text:p>0.987368</text:p>
          </table:table-cell>
        </table:table-row>
        <table:table-row table:style-name="ro1">
          <table:table-cell office:value-type="float" office:value="5166.67" calcext:value-type="float">
            <text:p>5166.67</text:p>
          </table:table-cell>
          <table:table-cell office:value-type="float" office:value="0.992112" calcext:value-type="float">
            <text:p>0.992112</text:p>
          </table:table-cell>
          <table:table-cell office:value-type="float" office:value="0.992624" calcext:value-type="float">
            <text:p>0.992624</text:p>
          </table:table-cell>
          <table:table-cell office:value-type="float" office:value="0.990125" calcext:value-type="float">
            <text:p>0.990125</text:p>
          </table:table-cell>
          <table:table-cell office:value-type="float" office:value="0.987234" calcext:value-type="float">
            <text:p>0.987234</text:p>
          </table:table-cell>
          <table:table-cell office:value-type="float" office:value="0.990277" calcext:value-type="float">
            <text:p>0.990277</text:p>
          </table:table-cell>
          <table:table-cell office:value-type="float" office:value="0.987382" calcext:value-type="float">
            <text:p>0.98738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992059" calcext:value-type="float">
            <text:p>0.992059</text:p>
          </table:table-cell>
          <table:table-cell office:value-type="float" office:value="0.993319" calcext:value-type="float">
            <text:p>0.993319</text:p>
          </table:table-cell>
          <table:table-cell office:value-type="float" office:value="0.99011" calcext:value-type="float">
            <text:p>0.99011</text:p>
          </table:table-cell>
          <table:table-cell office:value-type="float" office:value="0.987221" calcext:value-type="float">
            <text:p>0.987221</text:p>
          </table:table-cell>
          <table:table-cell office:value-type="float" office:value="0.990267" calcext:value-type="float">
            <text:p>0.990267</text:p>
          </table:table-cell>
          <table:table-cell office:value-type="float" office:value="0.987373" calcext:value-type="float">
            <text:p>0.987373</text:p>
          </table:table-cell>
        </table:table-row>
        <table:table-row table:style-name="ro1">
          <table:table-cell office:value-type="float" office:value="5233.33" calcext:value-type="float">
            <text:p>5233.33</text:p>
          </table:table-cell>
          <table:table-cell office:value-type="float" office:value="0.992055" calcext:value-type="float">
            <text:p>0.992055</text:p>
          </table:table-cell>
          <table:table-cell office:value-type="float" office:value="0.993539" calcext:value-type="float">
            <text:p>0.993539</text:p>
          </table:table-cell>
          <table:table-cell office:value-type="float" office:value="0.990112" calcext:value-type="float">
            <text:p>0.990112</text:p>
          </table:table-cell>
          <table:table-cell office:value-type="float" office:value="0.987231" calcext:value-type="float">
            <text:p>0.987231</text:p>
          </table:table-cell>
          <table:table-cell office:value-type="float" office:value="0.990278" calcext:value-type="float">
            <text:p>0.990278</text:p>
          </table:table-cell>
          <table:table-cell office:value-type="float" office:value="0.987392" calcext:value-type="float">
            <text:p>0.987392</text:p>
          </table:table-cell>
        </table:table-row>
        <table:table-row table:style-name="ro1">
          <table:table-cell office:value-type="float" office:value="5266.67" calcext:value-type="float">
            <text:p>5266.67</text:p>
          </table:table-cell>
          <table:table-cell office:value-type="float" office:value="0.992064" calcext:value-type="float">
            <text:p>0.992064</text:p>
          </table:table-cell>
          <table:table-cell office:value-type="float" office:value="0.992863" calcext:value-type="float">
            <text:p>0.992863</text:p>
          </table:table-cell>
          <table:table-cell office:value-type="float" office:value="0.990083" calcext:value-type="float">
            <text:p>0.990083</text:p>
          </table:table-cell>
          <table:table-cell office:value-type="float" office:value="0.987195" calcext:value-type="float">
            <text:p>0.987195</text:p>
          </table:table-cell>
          <table:table-cell office:value-type="float" office:value="0.990256" calcext:value-type="float">
            <text:p>0.990256</text:p>
          </table:table-cell>
          <table:table-cell office:value-type="float" office:value="0.987362" calcext:value-type="float">
            <text:p>0.98736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992058" calcext:value-type="float">
            <text:p>0.992058</text:p>
          </table:table-cell>
          <table:table-cell office:value-type="float" office:value="0.992414" calcext:value-type="float">
            <text:p>0.992414</text:p>
          </table:table-cell>
          <table:table-cell office:value-type="float" office:value="0.990071" calcext:value-type="float">
            <text:p>0.990071</text:p>
          </table:table-cell>
          <table:table-cell office:value-type="float" office:value="0.987183" calcext:value-type="float">
            <text:p>0.987183</text:p>
          </table:table-cell>
          <table:table-cell office:value-type="float" office:value="0.990245" calcext:value-type="float">
            <text:p>0.990245</text:p>
          </table:table-cell>
          <table:table-cell office:value-type="float" office:value="0.987352" calcext:value-type="float">
            <text:p>0.987352</text:p>
          </table:table-cell>
        </table:table-row>
        <table:table-row table:style-name="ro1">
          <table:table-cell office:value-type="float" office:value="5333.33" calcext:value-type="float">
            <text:p>5333.33</text:p>
          </table:table-cell>
          <table:table-cell office:value-type="float" office:value="0.991246" calcext:value-type="float">
            <text:p>0.991246</text:p>
          </table:table-cell>
          <table:table-cell office:value-type="float" office:value="0.992697" calcext:value-type="float">
            <text:p>0.992697</text:p>
          </table:table-cell>
          <table:table-cell office:value-type="float" office:value="0.990066" calcext:value-type="float">
            <text:p>0.990066</text:p>
          </table:table-cell>
          <table:table-cell office:value-type="float" office:value="0.987184" calcext:value-type="float">
            <text:p>0.987184</text:p>
          </table:table-cell>
          <table:table-cell office:value-type="float" office:value="0.990248" calcext:value-type="float">
            <text:p>0.990248</text:p>
          </table:table-cell>
          <table:table-cell office:value-type="float" office:value="0.98736" calcext:value-type="float">
            <text:p>0.98736</text:p>
          </table:table-cell>
        </table:table-row>
        <table:table-row table:style-name="ro1">
          <table:table-cell office:value-type="float" office:value="5366.67" calcext:value-type="float">
            <text:p>5366.67</text:p>
          </table:table-cell>
          <table:table-cell office:value-type="float" office:value="0.990913" calcext:value-type="float">
            <text:p>0.990913</text:p>
          </table:table-cell>
          <table:table-cell office:value-type="float" office:value="0.992339" calcext:value-type="float">
            <text:p>0.992339</text:p>
          </table:table-cell>
          <table:table-cell office:value-type="float" office:value="0.990029" calcext:value-type="float">
            <text:p>0.990029</text:p>
          </table:table-cell>
          <table:table-cell office:value-type="float" office:value="0.987134" calcext:value-type="float">
            <text:p>0.987134</text:p>
          </table:table-cell>
          <table:table-cell office:value-type="float" office:value="0.990216" calcext:value-type="float">
            <text:p>0.990216</text:p>
          </table:table-cell>
          <table:table-cell office:value-type="float" office:value="0.987315" calcext:value-type="float">
            <text:p>0.98731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99191" calcext:value-type="float">
            <text:p>0.99191</text:p>
          </table:table-cell>
          <table:table-cell office:value-type="float" office:value="0.99294" calcext:value-type="float">
            <text:p>0.99294</text:p>
          </table:table-cell>
          <table:table-cell office:value-type="float" office:value="0.990015" calcext:value-type="float">
            <text:p>0.990015</text:p>
          </table:table-cell>
          <table:table-cell office:value-type="float" office:value="0.98712" calcext:value-type="float">
            <text:p>0.98712</text:p>
          </table:table-cell>
          <table:table-cell office:value-type="float" office:value="0.990207" calcext:value-type="float">
            <text:p>0.990207</text:p>
          </table:table-cell>
          <table:table-cell office:value-type="float" office:value="0.987305" calcext:value-type="float">
            <text:p>0.987305</text:p>
          </table:table-cell>
        </table:table-row>
        <table:table-row table:style-name="ro1">
          <table:table-cell office:value-type="float" office:value="5433.33" calcext:value-type="float">
            <text:p>5433.33</text:p>
          </table:table-cell>
          <table:table-cell office:value-type="float" office:value="0.991878" calcext:value-type="float">
            <text:p>0.991878</text:p>
          </table:table-cell>
          <table:table-cell office:value-type="float" office:value="0.993135" calcext:value-type="float">
            <text:p>0.993135</text:p>
          </table:table-cell>
          <table:table-cell office:value-type="float" office:value="0.990017" calcext:value-type="float">
            <text:p>0.990017</text:p>
          </table:table-cell>
          <table:table-cell office:value-type="float" office:value="0.98713" calcext:value-type="float">
            <text:p>0.98713</text:p>
          </table:table-cell>
          <table:table-cell office:value-type="float" office:value="0.990215" calcext:value-type="float">
            <text:p>0.990215</text:p>
          </table:table-cell>
          <table:table-cell office:value-type="float" office:value="0.987321" calcext:value-type="float">
            <text:p>0.987321</text:p>
          </table:table-cell>
        </table:table-row>
        <table:table-row table:style-name="ro1">
          <table:table-cell office:value-type="float" office:value="5466.67" calcext:value-type="float">
            <text:p>5466.67</text:p>
          </table:table-cell>
          <table:table-cell office:value-type="float" office:value="0.991513" calcext:value-type="float">
            <text:p>0.991513</text:p>
          </table:table-cell>
          <table:table-cell office:value-type="float" office:value="0.992297" calcext:value-type="float">
            <text:p>0.992297</text:p>
          </table:table-cell>
          <table:table-cell office:value-type="float" office:value="0.989985" calcext:value-type="float">
            <text:p>0.989985</text:p>
          </table:table-cell>
          <table:table-cell office:value-type="float" office:value="0.987089" calcext:value-type="float">
            <text:p>0.987089</text:p>
          </table:table-cell>
          <table:table-cell office:value-type="float" office:value="0.990184" calcext:value-type="float">
            <text:p>0.990184</text:p>
          </table:table-cell>
          <table:table-cell office:value-type="float" office:value="0.987281" calcext:value-type="float">
            <text:p>0.98728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0.991883" calcext:value-type="float">
            <text:p>0.991883</text:p>
          </table:table-cell>
          <table:table-cell office:value-type="float" office:value="0.989966" calcext:value-type="float">
            <text:p>0.989966</text:p>
          </table:table-cell>
          <table:table-cell office:value-type="float" office:value="0.98707" calcext:value-type="float">
            <text:p>0.98707</text:p>
          </table:table-cell>
          <table:table-cell office:value-type="float" office:value="0.990167" calcext:value-type="float">
            <text:p>0.990167</text:p>
          </table:table-cell>
          <table:table-cell office:value-type="float" office:value="0.987263" calcext:value-type="float">
            <text:p>0.987263</text:p>
          </table:table-cell>
        </table:table-row>
        <table:table-row table:style-name="ro1">
          <table:table-cell office:value-type="float" office:value="5533.33" calcext:value-type="float">
            <text:p>5533.33</text:p>
          </table:table-cell>
          <table:table-cell office:value-type="float" office:value="0.991803" calcext:value-type="float">
            <text:p>0.991803</text:p>
          </table:table-cell>
          <table:table-cell office:value-type="float" office:value="0.992404" calcext:value-type="float">
            <text:p>0.992404</text:p>
          </table:table-cell>
          <table:table-cell office:value-type="float" office:value="0.989967" calcext:value-type="float">
            <text:p>0.989967</text:p>
          </table:table-cell>
          <table:table-cell office:value-type="float" office:value="0.987079" calcext:value-type="float">
            <text:p>0.987079</text:p>
          </table:table-cell>
          <table:table-cell office:value-type="float" office:value="0.99017" calcext:value-type="float">
            <text:p>0.99017</text:p>
          </table:table-cell>
          <table:table-cell office:value-type="float" office:value="0.987275" calcext:value-type="float">
            <text:p>0.987275</text:p>
          </table:table-cell>
        </table:table-row>
        <table:table-row table:style-name="ro1">
          <table:table-cell office:value-type="float" office:value="5566.67" calcext:value-type="float">
            <text:p>5566.67</text:p>
          </table:table-cell>
          <table:table-cell office:value-type="float" office:value="0.99172" calcext:value-type="float">
            <text:p>0.99172</text:p>
          </table:table-cell>
          <table:table-cell office:value-type="float" office:value="0.992156" calcext:value-type="float">
            <text:p>0.992156</text:p>
          </table:table-cell>
          <table:table-cell office:value-type="float" office:value="0.989938" calcext:value-type="float">
            <text:p>0.989938</text:p>
          </table:table-cell>
          <table:table-cell office:value-type="float" office:value="0.987041" calcext:value-type="float">
            <text:p>0.987041</text:p>
          </table:table-cell>
          <table:table-cell office:value-type="float" office:value="0.990141" calcext:value-type="float">
            <text:p>0.990141</text:p>
          </table:table-cell>
          <table:table-cell office:value-type="float" office:value="0.987236" calcext:value-type="float">
            <text:p>0.98723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99133" calcext:value-type="float">
            <text:p>0.99133</text:p>
          </table:table-cell>
          <table:table-cell office:value-type="float" office:value="0.992688" calcext:value-type="float">
            <text:p>0.992688</text:p>
          </table:table-cell>
          <table:table-cell office:value-type="float" office:value="0.989919" calcext:value-type="float">
            <text:p>0.989919</text:p>
          </table:table-cell>
          <table:table-cell office:value-type="float" office:value="0.987021" calcext:value-type="float">
            <text:p>0.987021</text:p>
          </table:table-cell>
          <table:table-cell office:value-type="float" office:value="0.990133" calcext:value-type="float">
            <text:p>0.990133</text:p>
          </table:table-cell>
          <table:table-cell office:value-type="float" office:value="0.987226" calcext:value-type="float">
            <text:p>0.987226</text:p>
          </table:table-cell>
        </table:table-row>
        <table:table-row table:style-name="ro1">
          <table:table-cell office:value-type="float" office:value="5633.33" calcext:value-type="float">
            <text:p>5633.33</text:p>
          </table:table-cell>
          <table:table-cell office:value-type="float" office:value="0.991146" calcext:value-type="float">
            <text:p>0.991146</text:p>
          </table:table-cell>
          <table:table-cell office:value-type="float" office:value="0.99289" calcext:value-type="float">
            <text:p>0.99289</text:p>
          </table:table-cell>
          <table:table-cell office:value-type="float" office:value="0.989915" calcext:value-type="float">
            <text:p>0.989915</text:p>
          </table:table-cell>
          <table:table-cell office:value-type="float" office:value="0.987023" calcext:value-type="float">
            <text:p>0.987023</text:p>
          </table:table-cell>
          <table:table-cell office:value-type="float" office:value="0.990137" calcext:value-type="float">
            <text:p>0.990137</text:p>
          </table:table-cell>
          <table:table-cell office:value-type="float" office:value="0.987236" calcext:value-type="float">
            <text:p>0.987236</text:p>
          </table:table-cell>
        </table:table-row>
        <table:table-row table:style-name="ro1">
          <table:table-cell office:value-type="float" office:value="5666.67" calcext:value-type="float">
            <text:p>5666.67</text:p>
          </table:table-cell>
          <table:table-cell office:value-type="float" office:value="0.990839" calcext:value-type="float">
            <text:p>0.990839</text:p>
          </table:table-cell>
          <table:table-cell office:value-type="float" office:value="0.992549" calcext:value-type="float">
            <text:p>0.992549</text:p>
          </table:table-cell>
          <table:table-cell office:value-type="float" office:value="0.989874" calcext:value-type="float">
            <text:p>0.989874</text:p>
          </table:table-cell>
          <table:table-cell office:value-type="float" office:value="0.986972" calcext:value-type="float">
            <text:p>0.986972</text:p>
          </table:table-cell>
          <table:table-cell office:value-type="float" office:value="0.990119" calcext:value-type="float">
            <text:p>0.990119</text:p>
          </table:table-cell>
          <table:table-cell office:value-type="float" office:value="0.987206" calcext:value-type="float">
            <text:p>0.98720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990795" calcext:value-type="float">
            <text:p>0.990795</text:p>
          </table:table-cell>
          <table:table-cell office:value-type="float" office:value="0.992587" calcext:value-type="float">
            <text:p>0.992587</text:p>
          </table:table-cell>
          <table:table-cell office:value-type="float" office:value="0.989849" calcext:value-type="float">
            <text:p>0.989849</text:p>
          </table:table-cell>
          <table:table-cell office:value-type="float" office:value="0.986945" calcext:value-type="float">
            <text:p>0.986945</text:p>
          </table:table-cell>
          <table:table-cell office:value-type="float" office:value="0.990103" calcext:value-type="float">
            <text:p>0.990103</text:p>
          </table:table-cell>
          <table:table-cell office:value-type="float" office:value="0.987187" calcext:value-type="float">
            <text:p>0.987187</text:p>
          </table:table-cell>
        </table:table-row>
        <table:table-row table:style-name="ro1">
          <table:table-cell office:value-type="float" office:value="5733.33" calcext:value-type="float">
            <text:p>5733.33</text:p>
          </table:table-cell>
          <table:table-cell office:value-type="float" office:value="0.99064" calcext:value-type="float">
            <text:p>0.99064</text:p>
          </table:table-cell>
          <table:table-cell office:value-type="float" office:value="0.992533" calcext:value-type="float">
            <text:p>0.992533</text:p>
          </table:table-cell>
          <table:table-cell office:value-type="float" office:value="0.989839" calcext:value-type="float">
            <text:p>0.989839</text:p>
          </table:table-cell>
          <table:table-cell office:value-type="float" office:value="0.98694" calcext:value-type="float">
            <text:p>0.98694</text:p>
          </table:table-cell>
          <table:table-cell office:value-type="float" office:value="0.990104" calcext:value-type="float">
            <text:p>0.990104</text:p>
          </table:table-cell>
          <table:table-cell office:value-type="float" office:value="0.987191" calcext:value-type="float">
            <text:p>0.987191</text:p>
          </table:table-cell>
        </table:table-row>
        <table:table-row table:style-name="ro1">
          <table:table-cell office:value-type="float" office:value="5766.67" calcext:value-type="float">
            <text:p>5766.67</text:p>
          </table:table-cell>
          <table:table-cell office:value-type="float" office:value="0.990669" calcext:value-type="float">
            <text:p>0.990669</text:p>
          </table:table-cell>
          <table:table-cell office:value-type="float" office:value="0.992432" calcext:value-type="float">
            <text:p>0.992432</text:p>
          </table:table-cell>
          <table:table-cell office:value-type="float" office:value="0.989795" calcext:value-type="float">
            <text:p>0.989795</text:p>
          </table:table-cell>
          <table:table-cell office:value-type="float" office:value="0.986888" calcext:value-type="float">
            <text:p>0.986888</text:p>
          </table:table-cell>
          <table:table-cell office:value-type="float" office:value="0.990071" calcext:value-type="float">
            <text:p>0.990071</text:p>
          </table:table-cell>
          <table:table-cell office:value-type="float" office:value="0.987149" calcext:value-type="float">
            <text:p>0.98714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99114" calcext:value-type="float">
            <text:p>0.99114</text:p>
          </table:table-cell>
          <table:table-cell office:value-type="float" office:value="0.992092" calcext:value-type="float">
            <text:p>0.992092</text:p>
          </table:table-cell>
          <table:table-cell office:value-type="float" office:value="0.989774" calcext:value-type="float">
            <text:p>0.989774</text:p>
          </table:table-cell>
          <table:table-cell office:value-type="float" office:value="0.986867" calcext:value-type="float">
            <text:p>0.986867</text:p>
          </table:table-cell>
          <table:table-cell office:value-type="float" office:value="0.990058" calcext:value-type="float">
            <text:p>0.990058</text:p>
          </table:table-cell>
          <table:table-cell office:value-type="float" office:value="0.987135" calcext:value-type="float">
            <text:p>0.987135</text:p>
          </table:table-cell>
        </table:table-row>
        <table:table-row table:style-name="ro1">
          <table:table-cell office:value-type="float" office:value="5833.33" calcext:value-type="float">
            <text:p>5833.33</text:p>
          </table:table-cell>
          <table:table-cell office:value-type="float" office:value="0.991219" calcext:value-type="float">
            <text:p>0.991219</text:p>
          </table:table-cell>
          <table:table-cell office:value-type="float" office:value="0.991885" calcext:value-type="float">
            <text:p>0.991885</text:p>
          </table:table-cell>
          <table:table-cell office:value-type="float" office:value="0.989772" calcext:value-type="float">
            <text:p>0.989772</text:p>
          </table:table-cell>
          <table:table-cell office:value-type="float" office:value="0.986872" calcext:value-type="float">
            <text:p>0.986872</text:p>
          </table:table-cell>
          <table:table-cell office:value-type="float" office:value="0.990057" calcext:value-type="float">
            <text:p>0.990057</text:p>
          </table:table-cell>
          <table:table-cell office:value-type="float" office:value="0.987142" calcext:value-type="float">
            <text:p>0.987142</text:p>
          </table:table-cell>
        </table:table-row>
        <table:table-row table:style-name="ro1">
          <table:table-cell office:value-type="float" office:value="5866.67" calcext:value-type="float">
            <text:p>5866.67</text:p>
          </table:table-cell>
          <table:table-cell office:value-type="float" office:value="0.991411" calcext:value-type="float">
            <text:p>0.991411</text:p>
          </table:table-cell>
          <table:table-cell office:value-type="float" office:value="0.991913" calcext:value-type="float">
            <text:p>0.991913</text:p>
          </table:table-cell>
          <table:table-cell office:value-type="float" office:value="0.989739" calcext:value-type="float">
            <text:p>0.989739</text:p>
          </table:table-cell>
          <table:table-cell office:value-type="float" office:value="0.986831" calcext:value-type="float">
            <text:p>0.986831</text:p>
          </table:table-cell>
          <table:table-cell office:value-type="float" office:value="0.990027" calcext:value-type="float">
            <text:p>0.990027</text:p>
          </table:table-cell>
          <table:table-cell office:value-type="float" office:value="0.987103" calcext:value-type="float">
            <text:p>0.98710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990936" calcext:value-type="float">
            <text:p>0.990936</text:p>
          </table:table-cell>
          <table:table-cell office:value-type="float" office:value="0.991908" calcext:value-type="float">
            <text:p>0.991908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0.986808" calcext:value-type="float">
            <text:p>0.986808</text:p>
          </table:table-cell>
          <table:table-cell office:value-type="float" office:value="0.990013" calcext:value-type="float">
            <text:p>0.990013</text:p>
          </table:table-cell>
          <table:table-cell office:value-type="float" office:value="0.987088" calcext:value-type="float">
            <text:p>0.987088</text:p>
          </table:table-cell>
        </table:table-row>
        <table:table-row table:style-name="ro1">
          <table:table-cell office:value-type="float" office:value="5933.33" calcext:value-type="float">
            <text:p>5933.33</text:p>
          </table:table-cell>
          <table:table-cell office:value-type="float" office:value="0.991121" calcext:value-type="float">
            <text:p>0.991121</text:p>
          </table:table-cell>
          <table:table-cell office:value-type="float" office:value="0.992038" calcext:value-type="float">
            <text:p>0.992038</text:p>
          </table:table-cell>
          <table:table-cell office:value-type="float" office:value="0.989714" calcext:value-type="float">
            <text:p>0.989714</text:p>
          </table:table-cell>
          <table:table-cell office:value-type="float" office:value="0.986812" calcext:value-type="float">
            <text:p>0.986812</text:p>
          </table:table-cell>
          <table:table-cell office:value-type="float" office:value="0.990014" calcext:value-type="float">
            <text:p>0.990014</text:p>
          </table:table-cell>
          <table:table-cell office:value-type="float" office:value="0.987095" calcext:value-type="float">
            <text:p>0.987095</text:p>
          </table:table-cell>
        </table:table-row>
        <table:table-row table:style-name="ro1">
          <table:table-cell office:value-type="float" office:value="5966.67" calcext:value-type="float">
            <text:p>5966.67</text:p>
          </table:table-cell>
          <table:table-cell office:value-type="float" office:value="0.991254" calcext:value-type="float">
            <text:p>0.991254</text:p>
          </table:table-cell>
          <table:table-cell office:value-type="float" office:value="0.992252" calcext:value-type="float">
            <text:p>0.992252</text:p>
          </table:table-cell>
          <table:table-cell office:value-type="float" office:value="0.989678" calcext:value-type="float">
            <text:p>0.989678</text:p>
          </table:table-cell>
          <table:table-cell office:value-type="float" office:value="0.98677" calcext:value-type="float">
            <text:p>0.98677</text:p>
          </table:table-cell>
          <table:table-cell office:value-type="float" office:value="0.989987" calcext:value-type="float">
            <text:p>0.989987</text:p>
          </table:table-cell>
          <table:table-cell office:value-type="float" office:value="0.987061" calcext:value-type="float">
            <text:p>0.98706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9133" calcext:value-type="float">
            <text:p>0.99133</text:p>
          </table:table-cell>
          <table:table-cell office:value-type="float" office:value="0.992449" calcext:value-type="float">
            <text:p>0.992449</text:p>
          </table:table-cell>
          <table:table-cell office:value-type="float" office:value="0.98966" calcext:value-type="float">
            <text:p>0.98966</text:p>
          </table:table-cell>
          <table:table-cell office:value-type="float" office:value="0.986753" calcext:value-type="float">
            <text:p>0.986753</text:p>
          </table:table-cell>
          <table:table-cell office:value-type="float" office:value="0.989974" calcext:value-type="float">
            <text:p>0.989974</text:p>
          </table:table-cell>
          <table:table-cell office:value-type="float" office:value="0.987048" calcext:value-type="float">
            <text:p>0.987048</text:p>
          </table:table-cell>
        </table:table-row>
        <table:table-row table:style-name="ro1">
          <table:table-cell office:value-type="float" office:value="6033.33" calcext:value-type="float">
            <text:p>6033.33</text:p>
          </table:table-cell>
          <table:table-cell office:value-type="float" office:value="0.991463" calcext:value-type="float">
            <text:p>0.991463</text:p>
          </table:table-cell>
          <table:table-cell office:value-type="float" office:value="0.992316" calcext:value-type="float">
            <text:p>0.992316</text:p>
          </table:table-cell>
          <table:table-cell office:value-type="float" office:value="0.989661" calcext:value-type="float">
            <text:p>0.989661</text:p>
          </table:table-cell>
          <table:table-cell office:value-type="float" office:value="0.986762" calcext:value-type="float">
            <text:p>0.986762</text:p>
          </table:table-cell>
          <table:table-cell office:value-type="float" office:value="0.989978" calcext:value-type="float">
            <text:p>0.989978</text:p>
          </table:table-cell>
          <table:table-cell office:value-type="float" office:value="0.98706" calcext:value-type="float">
            <text:p>0.98706</text:p>
          </table:table-cell>
        </table:table-row>
        <table:table-row table:style-name="ro1">
          <table:table-cell office:value-type="float" office:value="6066.67" calcext:value-type="float">
            <text:p>6066.67</text:p>
          </table:table-cell>
          <table:table-cell office:value-type="float" office:value="0.991827" calcext:value-type="float">
            <text:p>0.991827</text:p>
          </table:table-cell>
          <table:table-cell office:value-type="float" office:value="0.991781" calcext:value-type="float">
            <text:p>0.991781</text:p>
          </table:table-cell>
          <table:table-cell office:value-type="float" office:value="0.989631" calcext:value-type="float">
            <text:p>0.989631</text:p>
          </table:table-cell>
          <table:table-cell office:value-type="float" office:value="0.986727" calcext:value-type="float">
            <text:p>0.986727</text:p>
          </table:table-cell>
          <table:table-cell office:value-type="float" office:value="0.989949" calcext:value-type="float">
            <text:p>0.989949</text:p>
          </table:table-cell>
          <table:table-cell office:value-type="float" office:value="0.987026" calcext:value-type="float">
            <text:p>0.98702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1896" calcext:value-type="float">
            <text:p>0.991896</text:p>
          </table:table-cell>
          <table:table-cell office:value-type="float" office:value="0.989617" calcext:value-type="float">
            <text:p>0.989617</text:p>
          </table:table-cell>
          <table:table-cell office:value-type="float" office:value="0.986714" calcext:value-type="float">
            <text:p>0.986714</text:p>
          </table:table-cell>
          <table:table-cell office:value-type="float" office:value="0.989937" calcext:value-type="float">
            <text:p>0.989937</text:p>
          </table:table-cell>
          <table:table-cell office:value-type="float" office:value="0.987014" calcext:value-type="float">
            <text:p>0.987014</text:p>
          </table:table-cell>
        </table:table-row>
        <table:table-row table:style-name="ro1">
          <table:table-cell office:value-type="float" office:value="6133.33" calcext:value-type="float">
            <text:p>6133.33</text:p>
          </table:table-cell>
          <table:table-cell office:value-type="float" office:value="0.991777" calcext:value-type="float">
            <text:p>0.991777</text:p>
          </table:table-cell>
          <table:table-cell office:value-type="float" office:value="0.992516" calcext:value-type="float">
            <text:p>0.992516</text:p>
          </table:table-cell>
          <table:table-cell office:value-type="float" office:value="0.989621" calcext:value-type="float">
            <text:p>0.989621</text:p>
          </table:table-cell>
          <table:table-cell office:value-type="float" office:value="0.986727" calcext:value-type="float">
            <text:p>0.986727</text:p>
          </table:table-cell>
          <table:table-cell office:value-type="float" office:value="0.989943" calcext:value-type="float">
            <text:p>0.989943</text:p>
          </table:table-cell>
          <table:table-cell office:value-type="float" office:value="0.987029" calcext:value-type="float">
            <text:p>0.987029</text:p>
          </table:table-cell>
        </table:table-row>
        <table:table-row table:style-name="ro1">
          <table:table-cell office:value-type="float" office:value="6166.67" calcext:value-type="float">
            <text:p>6166.67</text:p>
          </table:table-cell>
          <table:table-cell office:value-type="float" office:value="0.991987" calcext:value-type="float">
            <text:p>0.991987</text:p>
          </table:table-cell>
          <table:table-cell office:value-type="float" office:value="0.992632" calcext:value-type="float">
            <text:p>0.992632</text:p>
          </table:table-cell>
          <table:table-cell office:value-type="float" office:value="0.989596" calcext:value-type="float">
            <text:p>0.989596</text:p>
          </table:table-cell>
          <table:table-cell office:value-type="float" office:value="0.986695" calcext:value-type="float">
            <text:p>0.986695</text:p>
          </table:table-cell>
          <table:table-cell office:value-type="float" office:value="0.989923" calcext:value-type="float">
            <text:p>0.989923</text:p>
          </table:table-cell>
          <table:table-cell office:value-type="float" office:value="0.987001" calcext:value-type="float">
            <text:p>0.98700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991976" calcext:value-type="float">
            <text:p>0.991976</text:p>
          </table:table-cell>
          <table:table-cell office:value-type="float" office:value="0.991909" calcext:value-type="float">
            <text:p>0.991909</text:p>
          </table:table-cell>
          <table:table-cell office:value-type="float" office:value="0.989586" calcext:value-type="float">
            <text:p>0.989586</text:p>
          </table:table-cell>
          <table:table-cell office:value-type="float" office:value="0.986686" calcext:value-type="float">
            <text:p>0.986686</text:p>
          </table:table-cell>
          <table:table-cell office:value-type="float" office:value="0.989912" calcext:value-type="float">
            <text:p>0.989912</text:p>
          </table:table-cell>
          <table:table-cell office:value-type="float" office:value="0.986992" calcext:value-type="float">
            <text:p>0.986992</text:p>
          </table:table-cell>
        </table:table-row>
        <table:table-row table:style-name="ro1">
          <table:table-cell office:value-type="float" office:value="6233.33" calcext:value-type="float">
            <text:p>6233.33</text:p>
          </table:table-cell>
          <table:table-cell office:value-type="float" office:value="0.99198" calcext:value-type="float">
            <text:p>0.99198</text:p>
          </table:table-cell>
          <table:table-cell office:value-type="float" office:value="0.992075" calcext:value-type="float">
            <text:p>0.992075</text:p>
          </table:table-cell>
          <table:table-cell office:value-type="float" office:value="0.989592" calcext:value-type="float">
            <text:p>0.989592</text:p>
          </table:table-cell>
          <table:table-cell office:value-type="float" office:value="0.986702" calcext:value-type="float">
            <text:p>0.986702</text:p>
          </table:table-cell>
          <table:table-cell office:value-type="float" office:value="0.989917" calcext:value-type="float">
            <text:p>0.989917</text:p>
          </table:table-cell>
          <table:table-cell office:value-type="float" office:value="0.987006" calcext:value-type="float">
            <text:p>0.987006</text:p>
          </table:table-cell>
        </table:table-row>
        <table:table-row table:style-name="ro1">
          <table:table-cell office:value-type="float" office:value="6266.67" calcext:value-type="float">
            <text:p>6266.67</text:p>
          </table:table-cell>
          <table:table-cell office:value-type="float" office:value="0.991582" calcext:value-type="float">
            <text:p>0.991582</text:p>
          </table:table-cell>
          <table:table-cell office:value-type="float" office:value="0.992092" calcext:value-type="float">
            <text:p>0.992092</text:p>
          </table:table-cell>
          <table:table-cell office:value-type="float" office:value="0.989564" calcext:value-type="float">
            <text:p>0.989564</text:p>
          </table:table-cell>
          <table:table-cell office:value-type="float" office:value="0.986666" calcext:value-type="float">
            <text:p>0.986666</text:p>
          </table:table-cell>
          <table:table-cell office:value-type="float" office:value="0.989887" calcext:value-type="float">
            <text:p>0.989887</text:p>
          </table:table-cell>
          <table:table-cell office:value-type="float" office:value="0.986968" calcext:value-type="float">
            <text:p>0.98696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991631" calcext:value-type="float">
            <text:p>0.991631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989549" calcext:value-type="float">
            <text:p>0.989549</text:p>
          </table:table-cell>
          <table:table-cell office:value-type="float" office:value="0.986654" calcext:value-type="float">
            <text:p>0.986654</text:p>
          </table:table-cell>
          <table:table-cell office:value-type="float" office:value="0.989878" calcext:value-type="float">
            <text:p>0.989878</text:p>
          </table:table-cell>
          <table:table-cell office:value-type="float" office:value="0.986962" calcext:value-type="float">
            <text:p>0.986962</text:p>
          </table:table-cell>
        </table:table-row>
        <table:table-row table:style-name="ro1">
          <table:table-cell office:value-type="float" office:value="6333.33" calcext:value-type="float">
            <text:p>6333.33</text:p>
          </table:table-cell>
          <table:table-cell office:value-type="float" office:value="0.974465" calcext:value-type="float">
            <text:p>0.974465</text:p>
          </table:table-cell>
          <table:table-cell office:value-type="float" office:value="0.98757" calcext:value-type="float">
            <text:p>0.98757</text:p>
          </table:table-cell>
          <table:table-cell office:value-type="float" office:value="0.989089" calcext:value-type="float">
            <text:p>0.989089</text:p>
          </table:table-cell>
          <table:table-cell office:value-type="float" office:value="0.985854" calcext:value-type="float">
            <text:p>0.985854</text:p>
          </table:table-cell>
          <table:table-cell office:value-type="float" office:value="0.989495" calcext:value-type="float">
            <text:p>0.989495</text:p>
          </table:table-cell>
          <table:table-cell office:value-type="float" office:value="0.986231" calcext:value-type="float">
            <text:p>0.986231</text:p>
          </table:table-cell>
        </table:table-row>
        <table:table-row table:style-name="ro1">
          <table:table-cell office:value-type="float" office:value="6366.67" calcext:value-type="float">
            <text:p>6366.67</text:p>
          </table:table-cell>
          <table:table-cell office:value-type="float" office:value="0.974308" calcext:value-type="float">
            <text:p>0.974308</text:p>
          </table:table-cell>
          <table:table-cell office:value-type="float" office:value="0.987845" calcext:value-type="float">
            <text:p>0.987845</text:p>
          </table:table-cell>
          <table:table-cell office:value-type="float" office:value="0.988623" calcext:value-type="float">
            <text:p>0.988623</text:p>
          </table:table-cell>
          <table:table-cell office:value-type="float" office:value="0.985066" calcext:value-type="float">
            <text:p>0.985066</text:p>
          </table:table-cell>
          <table:table-cell office:value-type="float" office:value="0.989117" calcext:value-type="float">
            <text:p>0.989117</text:p>
          </table:table-cell>
          <table:table-cell office:value-type="float" office:value="0.98552" calcext:value-type="float">
            <text:p>0.9855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976168" calcext:value-type="float">
            <text:p>0.976168</text:p>
          </table:table-cell>
          <table:table-cell office:value-type="float" office:value="0.988455" calcext:value-type="float">
            <text:p>0.988455</text:p>
          </table:table-cell>
          <table:table-cell office:value-type="float" office:value="0.988275" calcext:value-type="float">
            <text:p>0.988275</text:p>
          </table:table-cell>
          <table:table-cell office:value-type="float" office:value="0.984488" calcext:value-type="float">
            <text:p>0.984488</text:p>
          </table:table-cell>
          <table:table-cell office:value-type="float" office:value="0.988839" calcext:value-type="float">
            <text:p>0.988839</text:p>
          </table:table-cell>
          <table:table-cell office:value-type="float" office:value="0.985003" calcext:value-type="float">
            <text:p>0.985003</text:p>
          </table:table-cell>
        </table:table-row>
        <table:table-row table:style-name="ro1">
          <table:table-cell office:value-type="float" office:value="6433.33" calcext:value-type="float">
            <text:p>6433.33</text:p>
          </table:table-cell>
          <table:table-cell office:value-type="float" office:value="0.97692" calcext:value-type="float">
            <text:p>0.97692</text:p>
          </table:table-cell>
          <table:table-cell office:value-type="float" office:value="0.988367" calcext:value-type="float">
            <text:p>0.988367</text:p>
          </table:table-cell>
          <table:table-cell office:value-type="float" office:value="0.98799" calcext:value-type="float">
            <text:p>0.98799</text:p>
          </table:table-cell>
          <table:table-cell office:value-type="float" office:value="0.98402" calcext:value-type="float">
            <text:p>0.98402</text:p>
          </table:table-cell>
          <table:table-cell office:value-type="float" office:value="0.988617" calcext:value-type="float">
            <text:p>0.988617</text:p>
          </table:table-cell>
          <table:table-cell office:value-type="float" office:value="0.984588" calcext:value-type="float">
            <text:p>0.984588</text:p>
          </table:table-cell>
        </table:table-row>
        <table:table-row table:style-name="ro1">
          <table:table-cell office:value-type="float" office:value="6466.67" calcext:value-type="float">
            <text:p>6466.67</text:p>
          </table:table-cell>
          <table:table-cell office:value-type="float" office:value="0.990013" calcext:value-type="float">
            <text:p>0.990013</text:p>
          </table:table-cell>
          <table:table-cell office:value-type="float" office:value="0.991252" calcext:value-type="float">
            <text:p>0.991252</text:p>
          </table:table-cell>
          <table:table-cell office:value-type="float" office:value="0.98794" calcext:value-type="float">
            <text:p>0.98794</text:p>
          </table:table-cell>
          <table:table-cell office:value-type="float" office:value="0.983961" calcext:value-type="float">
            <text:p>0.983961</text:p>
          </table:table-cell>
          <table:table-cell office:value-type="float" office:value="0.988574" calcext:value-type="float">
            <text:p>0.988574</text:p>
          </table:table-cell>
          <table:table-cell office:value-type="float" office:value="0.984536" calcext:value-type="float">
            <text:p>0.98453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990259" calcext:value-type="float">
            <text:p>0.990259</text:p>
          </table:table-cell>
          <table:table-cell office:value-type="float" office:value="0.991653" calcext:value-type="float">
            <text:p>0.991653</text:p>
          </table:table-cell>
          <table:table-cell office:value-type="float" office:value="0.987915" calcext:value-type="float">
            <text:p>0.987915</text:p>
          </table:table-cell>
          <table:table-cell office:value-type="float" office:value="0.98394" calcext:value-type="float">
            <text:p>0.98394</text:p>
          </table:table-cell>
          <table:table-cell office:value-type="float" office:value="0.988557" calcext:value-type="float">
            <text:p>0.988557</text:p>
          </table:table-cell>
          <table:table-cell office:value-type="float" office:value="0.98452" calcext:value-type="float">
            <text:p>0.98452</text:p>
          </table:table-cell>
        </table:table-row>
        <table:table-row table:style-name="ro1">
          <table:table-cell office:value-type="float" office:value="6533.33" calcext:value-type="float">
            <text:p>6533.33</text:p>
          </table:table-cell>
          <table:table-cell office:value-type="float" office:value="0.991668" calcext:value-type="float">
            <text:p>0.991668</text:p>
          </table:table-cell>
          <table:table-cell office:value-type="float" office:value="0.991833" calcext:value-type="float">
            <text:p>0.991833</text:p>
          </table:table-cell>
          <table:table-cell office:value-type="float" office:value="0.987926" calcext:value-type="float">
            <text:p>0.987926</text:p>
          </table:table-cell>
          <table:table-cell office:value-type="float" office:value="0.983965" calcext:value-type="float">
            <text:p>0.983965</text:p>
          </table:table-cell>
          <table:table-cell office:value-type="float" office:value="0.988566" calcext:value-type="float">
            <text:p>0.988566</text:p>
          </table:table-cell>
          <table:table-cell office:value-type="float" office:value="0.984542" calcext:value-type="float">
            <text:p>0.984542</text:p>
          </table:table-cell>
        </table:table-row>
        <table:table-row table:style-name="ro1">
          <table:table-cell office:value-type="float" office:value="6566.67" calcext:value-type="float">
            <text:p>6566.67</text:p>
          </table:table-cell>
          <table:table-cell office:value-type="float" office:value="0.991923" calcext:value-type="float">
            <text:p>0.991923</text:p>
          </table:table-cell>
          <table:table-cell office:value-type="float" office:value="0.991752" calcext:value-type="float">
            <text:p>0.991752</text:p>
          </table:table-cell>
          <table:table-cell office:value-type="float" office:value="0.98789" calcext:value-type="float">
            <text:p>0.98789</text:p>
          </table:table-cell>
          <table:table-cell office:value-type="float" office:value="0.983926" calcext:value-type="float">
            <text:p>0.983926</text:p>
          </table:table-cell>
          <table:table-cell office:value-type="float" office:value="0.988537" calcext:value-type="float">
            <text:p>0.988537</text:p>
          </table:table-cell>
          <table:table-cell office:value-type="float" office:value="0.98451" calcext:value-type="float">
            <text:p>0.98451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991524" calcext:value-type="float">
            <text:p>0.991524</text:p>
          </table:table-cell>
          <table:table-cell office:value-type="float" office:value="0.992603" calcext:value-type="float">
            <text:p>0.992603</text:p>
          </table:table-cell>
          <table:table-cell office:value-type="float" office:value="0.987877" calcext:value-type="float">
            <text:p>0.987877</text:p>
          </table:table-cell>
          <table:table-cell office:value-type="float" office:value="0.983918" calcext:value-type="float">
            <text:p>0.983918</text:p>
          </table:table-cell>
          <table:table-cell office:value-type="float" office:value="0.988532" calcext:value-type="float">
            <text:p>0.988532</text:p>
          </table:table-cell>
          <table:table-cell office:value-type="float" office:value="0.984508" calcext:value-type="float">
            <text:p>0.984508</text:p>
          </table:table-cell>
        </table:table-row>
        <table:table-row table:style-name="ro1">
          <table:table-cell office:value-type="float" office:value="6633.33" calcext:value-type="float">
            <text:p>6633.33</text:p>
          </table:table-cell>
          <table:table-cell office:value-type="float" office:value="0.991432" calcext:value-type="float">
            <text:p>0.991432</text:p>
          </table:table-cell>
          <table:table-cell office:value-type="float" office:value="0.992692" calcext:value-type="float">
            <text:p>0.992692</text:p>
          </table:table-cell>
          <table:table-cell office:value-type="float" office:value="0.987887" calcext:value-type="float">
            <text:p>0.987887</text:p>
          </table:table-cell>
          <table:table-cell office:value-type="float" office:value="0.983941" calcext:value-type="float">
            <text:p>0.983941</text:p>
          </table:table-cell>
          <table:table-cell office:value-type="float" office:value="0.988546" calcext:value-type="float">
            <text:p>0.988546</text:p>
          </table:table-cell>
          <table:table-cell office:value-type="float" office:value="0.984533" calcext:value-type="float">
            <text:p>0.984533</text:p>
          </table:table-cell>
        </table:table-row>
        <table:table-row table:style-name="ro1">
          <table:table-cell office:value-type="float" office:value="6666.67" calcext:value-type="float">
            <text:p>6666.67</text:p>
          </table:table-cell>
          <table:table-cell office:value-type="float" office:value="0.991029" calcext:value-type="float">
            <text:p>0.991029</text:p>
          </table:table-cell>
          <table:table-cell office:value-type="float" office:value="0.992859" calcext:value-type="float">
            <text:p>0.992859</text:p>
          </table:table-cell>
          <table:table-cell office:value-type="float" office:value="0.987846" calcext:value-type="float">
            <text:p>0.987846</text:p>
          </table:table-cell>
          <table:table-cell office:value-type="float" office:value="0.983896" calcext:value-type="float">
            <text:p>0.983896</text:p>
          </table:table-cell>
          <table:table-cell office:value-type="float" office:value="0.988522" calcext:value-type="float">
            <text:p>0.988522</text:p>
          </table:table-cell>
          <table:table-cell office:value-type="float" office:value="0.984502" calcext:value-type="float">
            <text:p>0.98450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990806" calcext:value-type="float">
            <text:p>0.990806</text:p>
          </table:table-cell>
          <table:table-cell office:value-type="float" office:value="0.992264" calcext:value-type="float">
            <text:p>0.992264</text:p>
          </table:table-cell>
          <table:table-cell office:value-type="float" office:value="0.987827" calcext:value-type="float">
            <text:p>0.987827</text:p>
          </table:table-cell>
          <table:table-cell office:value-type="float" office:value="0.983881" calcext:value-type="float">
            <text:p>0.983881</text:p>
          </table:table-cell>
          <table:table-cell office:value-type="float" office:value="0.988515" calcext:value-type="float">
            <text:p>0.988515</text:p>
          </table:table-cell>
          <table:table-cell office:value-type="float" office:value="0.984496" calcext:value-type="float">
            <text:p>0.984496</text:p>
          </table:table-cell>
        </table:table-row>
        <table:table-row table:style-name="ro1">
          <table:table-cell office:value-type="float" office:value="6733.33" calcext:value-type="float">
            <text:p>6733.33</text:p>
          </table:table-cell>
          <table:table-cell office:value-type="float" office:value="0.991557" calcext:value-type="float">
            <text:p>0.991557</text:p>
          </table:table-cell>
          <table:table-cell office:value-type="float" office:value="0.991643" calcext:value-type="float">
            <text:p>0.991643</text:p>
          </table:table-cell>
          <table:table-cell office:value-type="float" office:value="0.987839" calcext:value-type="float">
            <text:p>0.987839</text:p>
          </table:table-cell>
          <table:table-cell office:value-type="float" office:value="0.983906" calcext:value-type="float">
            <text:p>0.983906</text:p>
          </table:table-cell>
          <table:table-cell office:value-type="float" office:value="0.988523" calcext:value-type="float">
            <text:p>0.988523</text:p>
          </table:table-cell>
          <table:table-cell office:value-type="float" office:value="0.984518" calcext:value-type="float">
            <text:p>0.984518</text:p>
          </table:table-cell>
        </table:table-row>
        <table:table-row table:style-name="ro1">
          <table:table-cell office:value-type="float" office:value="6766.67" calcext:value-type="float">
            <text:p>6766.67</text:p>
          </table:table-cell>
          <table:table-cell office:value-type="float" office:value="0.991555" calcext:value-type="float">
            <text:p>0.991555</text:p>
          </table:table-cell>
          <table:table-cell office:value-type="float" office:value="0.991161" calcext:value-type="float">
            <text:p>0.991161</text:p>
          </table:table-cell>
          <table:table-cell office:value-type="float" office:value="0.987803" calcext:value-type="float">
            <text:p>0.987803</text:p>
          </table:table-cell>
          <table:table-cell office:value-type="float" office:value="0.983866" calcext:value-type="float">
            <text:p>0.983866</text:p>
          </table:table-cell>
          <table:table-cell office:value-type="float" office:value="0.988491" calcext:value-type="float">
            <text:p>0.988491</text:p>
          </table:table-cell>
          <table:table-cell office:value-type="float" office:value="0.984481" calcext:value-type="float">
            <text:p>0.984481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991278" calcext:value-type="float">
            <text:p>0.991278</text:p>
          </table:table-cell>
          <table:table-cell office:value-type="float" office:value="0.992553" calcext:value-type="float">
            <text:p>0.992553</text:p>
          </table:table-cell>
          <table:table-cell office:value-type="float" office:value="0.987788" calcext:value-type="float">
            <text:p>0.987788</text:p>
          </table:table-cell>
          <table:table-cell office:value-type="float" office:value="0.983856" calcext:value-type="float">
            <text:p>0.983856</text:p>
          </table:table-cell>
          <table:table-cell office:value-type="float" office:value="0.988482" calcext:value-type="float">
            <text:p>0.988482</text:p>
          </table:table-cell>
          <table:table-cell office:value-type="float" office:value="0.984475" calcext:value-type="float">
            <text:p>0.984475</text:p>
          </table:table-cell>
        </table:table-row>
        <table:table-row table:style-name="ro1">
          <table:table-cell office:value-type="float" office:value="6833.33" calcext:value-type="float">
            <text:p>6833.33</text:p>
          </table:table-cell>
          <table:table-cell office:value-type="float" office:value="0.991295" calcext:value-type="float">
            <text:p>0.991295</text:p>
          </table:table-cell>
          <table:table-cell office:value-type="float" office:value="0.992498" calcext:value-type="float">
            <text:p>0.992498</text:p>
          </table:table-cell>
          <table:table-cell office:value-type="float" office:value="0.987799" calcext:value-type="float">
            <text:p>0.987799</text:p>
          </table:table-cell>
          <table:table-cell office:value-type="float" office:value="0.983879" calcext:value-type="float">
            <text:p>0.983879</text:p>
          </table:table-cell>
          <table:table-cell office:value-type="float" office:value="0.988494" calcext:value-type="float">
            <text:p>0.988494</text:p>
          </table:table-cell>
          <table:table-cell office:value-type="float" office:value="0.9845" calcext:value-type="float">
            <text:p>0.9845</text:p>
          </table:table-cell>
        </table:table-row>
        <table:table-row table:style-name="ro1">
          <table:table-cell office:value-type="float" office:value="6866.67" calcext:value-type="float">
            <text:p>6866.67</text:p>
          </table:table-cell>
          <table:table-cell office:value-type="float" office:value="0.991243" calcext:value-type="float">
            <text:p>0.991243</text:p>
          </table:table-cell>
          <table:table-cell office:value-type="float" office:value="0.991999" calcext:value-type="float">
            <text:p>0.991999</text:p>
          </table:table-cell>
          <table:table-cell office:value-type="float" office:value="0.98776" calcext:value-type="float">
            <text:p>0.98776</text:p>
          </table:table-cell>
          <table:table-cell office:value-type="float" office:value="0.983837" calcext:value-type="float">
            <text:p>0.983837</text:p>
          </table:table-cell>
          <table:table-cell office:value-type="float" office:value="0.988461" calcext:value-type="float">
            <text:p>0.988461</text:p>
          </table:table-cell>
          <table:table-cell office:value-type="float" office:value="0.984461" calcext:value-type="float">
            <text:p>0.98446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991497" calcext:value-type="float">
            <text:p>0.991497</text:p>
          </table:table-cell>
          <table:table-cell office:value-type="float" office:value="0.992078" calcext:value-type="float">
            <text:p>0.992078</text:p>
          </table:table-cell>
          <table:table-cell office:value-type="float" office:value="0.987749" calcext:value-type="float">
            <text:p>0.987749</text:p>
          </table:table-cell>
          <table:table-cell office:value-type="float" office:value="0.983829" calcext:value-type="float">
            <text:p>0.983829</text:p>
          </table:table-cell>
          <table:table-cell office:value-type="float" office:value="0.988448" calcext:value-type="float">
            <text:p>0.988448</text:p>
          </table:table-cell>
          <table:table-cell office:value-type="float" office:value="0.984453" calcext:value-type="float">
            <text:p>0.984453</text:p>
          </table:table-cell>
        </table:table-row>
        <table:table-row table:style-name="ro1">
          <table:table-cell office:value-type="float" office:value="6933.33" calcext:value-type="float">
            <text:p>6933.33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992618" calcext:value-type="float">
            <text:p>0.992618</text:p>
          </table:table-cell>
          <table:table-cell office:value-type="float" office:value="0.987758" calcext:value-type="float">
            <text:p>0.987758</text:p>
          </table:table-cell>
          <table:table-cell office:value-type="float" office:value="0.983851" calcext:value-type="float">
            <text:p>0.983851</text:p>
          </table:table-cell>
          <table:table-cell office:value-type="float" office:value="0.988461" calcext:value-type="float">
            <text:p>0.988461</text:p>
          </table:table-cell>
          <table:table-cell office:value-type="float" office:value="0.984477" calcext:value-type="float">
            <text:p>0.984477</text:p>
          </table:table-cell>
        </table:table-row>
        <table:table-row table:style-name="ro1">
          <table:table-cell office:value-type="float" office:value="6966.67" calcext:value-type="float">
            <text:p>6966.67</text:p>
          </table:table-cell>
          <table:table-cell office:value-type="float" office:value="0.99067" calcext:value-type="float">
            <text:p>0.99067</text:p>
          </table:table-cell>
          <table:table-cell office:value-type="float" office:value="0.992246" calcext:value-type="float">
            <text:p>0.992246</text:p>
          </table:table-cell>
          <table:table-cell office:value-type="float" office:value="0.987718" calcext:value-type="float">
            <text:p>0.987718</text:p>
          </table:table-cell>
          <table:table-cell office:value-type="float" office:value="0.983803" calcext:value-type="float">
            <text:p>0.983803</text:p>
          </table:table-cell>
          <table:table-cell office:value-type="float" office:value="0.988427" calcext:value-type="float">
            <text:p>0.988427</text:p>
          </table:table-cell>
          <table:table-cell office:value-type="float" office:value="0.984434" calcext:value-type="float">
            <text:p>0.9844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990994" calcext:value-type="float">
            <text:p>0.990994</text:p>
          </table:table-cell>
          <table:table-cell office:value-type="float" office:value="0.992604" calcext:value-type="float">
            <text:p>0.992604</text:p>
          </table:table-cell>
          <table:table-cell office:value-type="float" office:value="0.987705" calcext:value-type="float">
            <text:p>0.987705</text:p>
          </table:table-cell>
          <table:table-cell office:value-type="float" office:value="0.983792" calcext:value-type="float">
            <text:p>0.983792</text:p>
          </table:table-cell>
          <table:table-cell office:value-type="float" office:value="0.988418" calcext:value-type="float">
            <text:p>0.988418</text:p>
          </table:table-cell>
          <table:table-cell office:value-type="float" office:value="0.984426" calcext:value-type="float">
            <text:p>0.984426</text:p>
          </table:table-cell>
        </table:table-row>
        <table:table-row table:style-name="ro1">
          <table:table-cell office:value-type="float" office:value="7033.33" calcext:value-type="float">
            <text:p>7033.33</text:p>
          </table:table-cell>
          <table:table-cell office:value-type="float" office:value="0.991046" calcext:value-type="float">
            <text:p>0.991046</text:p>
          </table:table-cell>
          <table:table-cell office:value-type="float" office:value="0.992093" calcext:value-type="float">
            <text:p>0.992093</text:p>
          </table:table-cell>
          <table:table-cell office:value-type="float" office:value="0.987714" calcext:value-type="float">
            <text:p>0.987714</text:p>
          </table:table-cell>
          <table:table-cell office:value-type="float" office:value="0.983814" calcext:value-type="float">
            <text:p>0.983814</text:p>
          </table:table-cell>
          <table:table-cell office:value-type="float" office:value="0.988428" calcext:value-type="float">
            <text:p>0.988428</text:p>
          </table:table-cell>
          <table:table-cell office:value-type="float" office:value="0.984448" calcext:value-type="float">
            <text:p>0.984448</text:p>
          </table:table-cell>
        </table:table-row>
        <table:table-row table:style-name="ro1">
          <table:table-cell office:value-type="float" office:value="7066.67" calcext:value-type="float">
            <text:p>7066.67</text:p>
          </table:table-cell>
          <table:table-cell office:value-type="float" office:value="0.991838" calcext:value-type="float">
            <text:p>0.991838</text:p>
          </table:table-cell>
          <table:table-cell office:value-type="float" office:value="0.992007" calcext:value-type="float">
            <text:p>0.992007</text:p>
          </table:table-cell>
          <table:table-cell office:value-type="float" office:value="0.987683" calcext:value-type="float">
            <text:p>0.987683</text:p>
          </table:table-cell>
          <table:table-cell office:value-type="float" office:value="0.983776" calcext:value-type="float">
            <text:p>0.983776</text:p>
          </table:table-cell>
          <table:table-cell office:value-type="float" office:value="0.988397" calcext:value-type="float">
            <text:p>0.988397</text:p>
          </table:table-cell>
          <table:table-cell office:value-type="float" office:value="0.98441" calcext:value-type="float">
            <text:p>0.98441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991899" calcext:value-type="float">
            <text:p>0.991899</text:p>
          </table:table-cell>
          <table:table-cell office:value-type="float" office:value="0.991944" calcext:value-type="float">
            <text:p>0.991944</text:p>
          </table:table-cell>
          <table:table-cell office:value-type="float" office:value="0.987674" calcext:value-type="float">
            <text:p>0.987674</text:p>
          </table:table-cell>
          <table:table-cell office:value-type="float" office:value="0.983772" calcext:value-type="float">
            <text:p>0.983772</text:p>
          </table:table-cell>
          <table:table-cell office:value-type="float" office:value="0.988384" calcext:value-type="float">
            <text:p>0.988384</text:p>
          </table:table-cell>
          <table:table-cell office:value-type="float" office:value="0.984402" calcext:value-type="float">
            <text:p>0.984402</text:p>
          </table:table-cell>
        </table:table-row>
        <table:table-row table:style-name="ro1">
          <table:table-cell office:value-type="float" office:value="7133.33" calcext:value-type="float">
            <text:p>7133.33</text:p>
          </table:table-cell>
          <table:table-cell office:value-type="float" office:value="0.991599" calcext:value-type="float">
            <text:p>0.991599</text:p>
          </table:table-cell>
          <table:table-cell office:value-type="float" office:value="0.992056" calcext:value-type="float">
            <text:p>0.992056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983798" calcext:value-type="float">
            <text:p>0.983798</text:p>
          </table:table-cell>
          <table:table-cell office:value-type="float" office:value="0.988395" calcext:value-type="float">
            <text:p>0.988395</text:p>
          </table:table-cell>
          <table:table-cell office:value-type="float" office:value="0.984427" calcext:value-type="float">
            <text:p>0.984427</text:p>
          </table:table-cell>
        </table:table-row>
        <table:table-row table:style-name="ro1">
          <table:table-cell office:value-type="float" office:value="7166.67" calcext:value-type="float">
            <text:p>7166.67</text:p>
          </table:table-cell>
          <table:table-cell office:value-type="float" office:value="0.991195" calcext:value-type="float">
            <text:p>0.991195</text:p>
          </table:table-cell>
          <table:table-cell office:value-type="float" office:value="0.99217" calcext:value-type="float">
            <text:p>0.99217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83757" calcext:value-type="float">
            <text:p>0.983757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984388" calcext:value-type="float">
            <text:p>0.98438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991478" calcext:value-type="float">
            <text:p>0.991478</text:p>
          </table:table-cell>
          <table:table-cell office:value-type="float" office:value="0.991837" calcext:value-type="float">
            <text:p>0.991837</text:p>
          </table:table-cell>
          <table:table-cell office:value-type="float" office:value="0.987639" calcext:value-type="float">
            <text:p>0.987639</text:p>
          </table:table-cell>
          <table:table-cell office:value-type="float" office:value="0.98375" calcext:value-type="float">
            <text:p>0.98375</text:p>
          </table:table-cell>
          <table:table-cell office:value-type="float" office:value="0.988351" calcext:value-type="float">
            <text:p>0.988351</text:p>
          </table:table-cell>
          <table:table-cell office:value-type="float" office:value="0.984382" calcext:value-type="float">
            <text:p>0.984382</text:p>
          </table:table-cell>
        </table:table-row>
        <table:table-row table:style-name="ro1">
          <table:table-cell office:value-type="float" office:value="7233.33" calcext:value-type="float">
            <text:p>7233.33</text:p>
          </table:table-cell>
          <table:table-cell office:value-type="float" office:value="0.991246" calcext:value-type="float">
            <text:p>0.991246</text:p>
          </table:table-cell>
          <table:table-cell office:value-type="float" office:value="0.991718" calcext:value-type="float">
            <text:p>0.99171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83774" calcext:value-type="float">
            <text:p>0.983774</text:p>
          </table:table-cell>
          <table:table-cell office:value-type="float" office:value="0.98836" calcext:value-type="float">
            <text:p>0.98836</text:p>
          </table:table-cell>
          <table:table-cell office:value-type="float" office:value="0.984404" calcext:value-type="float">
            <text:p>0.984404</text:p>
          </table:table-cell>
        </table:table-row>
        <table:table-row table:style-name="ro1">
          <table:table-cell office:value-type="float" office:value="7266.67" calcext:value-type="float">
            <text:p>7266.67</text:p>
          </table:table-cell>
          <table:table-cell office:value-type="float" office:value="0.991381" calcext:value-type="float">
            <text:p>0.991381</text:p>
          </table:table-cell>
          <table:table-cell office:value-type="float" office:value="0.991757" calcext:value-type="float">
            <text:p>0.991757</text:p>
          </table:table-cell>
          <table:table-cell office:value-type="float" office:value="0.987615" calcext:value-type="float">
            <text:p>0.987615</text:p>
          </table:table-cell>
          <table:table-cell office:value-type="float" office:value="0.983735" calcext:value-type="float">
            <text:p>0.983735</text:p>
          </table:table-cell>
          <table:table-cell office:value-type="float" office:value="0.988332" calcext:value-type="float">
            <text:p>0.988332</text:p>
          </table:table-cell>
          <table:table-cell office:value-type="float" office:value="0.98437" calcext:value-type="float">
            <text:p>0.98437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991185" calcext:value-type="float">
            <text:p>0.991185</text:p>
          </table:table-cell>
          <table:table-cell office:value-type="float" office:value="0.991723" calcext:value-type="float">
            <text:p>0.991723</text:p>
          </table:table-cell>
          <table:table-cell office:value-type="float" office:value="0.987602" calcext:value-type="float">
            <text:p>0.987602</text:p>
          </table:table-cell>
          <table:table-cell office:value-type="float" office:value="0.983726" calcext:value-type="float">
            <text:p>0.983726</text:p>
          </table:table-cell>
          <table:table-cell office:value-type="float" office:value="0.988323" calcext:value-type="float">
            <text:p>0.988323</text:p>
          </table:table-cell>
          <table:table-cell office:value-type="float" office:value="0.984365" calcext:value-type="float">
            <text:p>0.984365</text:p>
          </table:table-cell>
        </table:table-row>
        <table:table-row table:style-name="ro1">
          <table:table-cell office:value-type="float" office:value="7333.33" calcext:value-type="float">
            <text:p>7333.33</text:p>
          </table:table-cell>
          <table:table-cell office:value-type="float" office:value="0.990772" calcext:value-type="float">
            <text:p>0.990772</text:p>
          </table:table-cell>
          <table:table-cell office:value-type="float" office:value="0.991626" calcext:value-type="float">
            <text:p>0.991626</text:p>
          </table:table-cell>
          <table:table-cell office:value-type="float" office:value="0.98761" calcext:value-type="float">
            <text:p>0.98761</text:p>
          </table:table-cell>
          <table:table-cell office:value-type="float" office:value="0.983746" calcext:value-type="float">
            <text:p>0.983746</text:p>
          </table:table-cell>
          <table:table-cell office:value-type="float" office:value="0.988331" calcext:value-type="float">
            <text:p>0.988331</text:p>
          </table:table-cell>
          <table:table-cell office:value-type="float" office:value="0.984385" calcext:value-type="float">
            <text:p>0.984385</text:p>
          </table:table-cell>
        </table:table-row>
        <table:table-row table:style-name="ro1">
          <table:table-cell office:value-type="float" office:value="7366.67" calcext:value-type="float">
            <text:p>7366.67</text:p>
          </table:table-cell>
          <table:table-cell office:value-type="float" office:value="0.99083" calcext:value-type="float">
            <text:p>0.99083</text:p>
          </table:table-cell>
          <table:table-cell office:value-type="float" office:value="0.991902" calcext:value-type="float">
            <text:p>0.991902</text:p>
          </table:table-cell>
          <table:table-cell office:value-type="float" office:value="0.98757" calcext:value-type="float">
            <text:p>0.98757</text:p>
          </table:table-cell>
          <table:table-cell office:value-type="float" office:value="0.983704" calcext:value-type="float">
            <text:p>0.983704</text:p>
          </table:table-cell>
          <table:table-cell office:value-type="float" office:value="0.98831" calcext:value-type="float">
            <text:p>0.98831</text:p>
          </table:table-cell>
          <table:table-cell office:value-type="float" office:value="0.984356" calcext:value-type="float">
            <text:p>0.984356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991418" calcext:value-type="float">
            <text:p>0.991418</text:p>
          </table:table-cell>
          <table:table-cell office:value-type="float" office:value="0.991963" calcext:value-type="float">
            <text:p>0.991963</text:p>
          </table:table-cell>
          <table:table-cell office:value-type="float" office:value="0.987561" calcext:value-type="float">
            <text:p>0.987561</text:p>
          </table:table-cell>
          <table:table-cell office:value-type="float" office:value="0.983697" calcext:value-type="float">
            <text:p>0.983697</text:p>
          </table:table-cell>
          <table:table-cell office:value-type="float" office:value="0.988307" calcext:value-type="float">
            <text:p>0.988307</text:p>
          </table:table-cell>
          <table:table-cell office:value-type="float" office:value="0.984354" calcext:value-type="float">
            <text:p>0.984354</text:p>
          </table:table-cell>
        </table:table-row>
        <table:table-row table:style-name="ro1">
          <table:table-cell office:value-type="float" office:value="7433.33" calcext:value-type="float">
            <text:p>7433.33</text:p>
          </table:table-cell>
          <table:table-cell office:value-type="float" office:value="0.991217" calcext:value-type="float">
            <text:p>0.991217</text:p>
          </table:table-cell>
          <table:table-cell office:value-type="float" office:value="0.992158" calcext:value-type="float">
            <text:p>0.992158</text:p>
          </table:table-cell>
          <table:table-cell office:value-type="float" office:value="0.987573" calcext:value-type="float">
            <text:p>0.987573</text:p>
          </table:table-cell>
          <table:table-cell office:value-type="float" office:value="0.983722" calcext:value-type="float">
            <text:p>0.983722</text:p>
          </table:table-cell>
          <table:table-cell office:value-type="float" office:value="0.988319" calcext:value-type="float">
            <text:p>0.988319</text:p>
          </table:table-cell>
          <table:table-cell office:value-type="float" office:value="0.984378" calcext:value-type="float">
            <text:p>0.984378</text:p>
          </table:table-cell>
        </table:table-row>
        <table:table-row table:style-name="ro1">
          <table:table-cell office:value-type="float" office:value="7466.67" calcext:value-type="float">
            <text:p>7466.67</text:p>
          </table:table-cell>
          <table:table-cell office:value-type="float" office:value="0.991595" calcext:value-type="float">
            <text:p>0.991595</text:p>
          </table:table-cell>
          <table:table-cell office:value-type="float" office:value="0.99177" calcext:value-type="float">
            <text:p>0.99177</text:p>
          </table:table-cell>
          <table:table-cell office:value-type="float" office:value="0.987544" calcext:value-type="float">
            <text:p>0.987544</text:p>
          </table:table-cell>
          <table:table-cell office:value-type="float" office:value="0.983685" calcext:value-type="float">
            <text:p>0.983685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84349" calcext:value-type="float">
            <text:p>0.98434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991644" calcext:value-type="float">
            <text:p>0.991644</text:p>
          </table:table-cell>
          <table:table-cell office:value-type="float" office:value="0.991589" calcext:value-type="float">
            <text:p>0.991589</text:p>
          </table:table-cell>
          <table:table-cell office:value-type="float" office:value="0.987537" calcext:value-type="float">
            <text:p>0.987537</text:p>
          </table:table-cell>
          <table:table-cell office:value-type="float" office:value="0.98368" calcext:value-type="float">
            <text:p>0.98368</text:p>
          </table:table-cell>
          <table:table-cell office:value-type="float" office:value="0.988295" calcext:value-type="float">
            <text:p>0.988295</text:p>
          </table:table-cell>
          <table:table-cell office:value-type="float" office:value="0.984345" calcext:value-type="float">
            <text:p>0.984345</text:p>
          </table:table-cell>
        </table:table-row>
        <table:table-row table:style-name="ro1">
          <table:table-cell office:value-type="float" office:value="7533.33" calcext:value-type="float">
            <text:p>7533.33</text:p>
          </table:table-cell>
          <table:table-cell office:value-type="float" office:value="0.991711" calcext:value-type="float">
            <text:p>0.991711</text:p>
          </table:table-cell>
          <table:table-cell office:value-type="float" office:value="0.992363" calcext:value-type="float">
            <text:p>0.992363</text:p>
          </table:table-cell>
          <table:table-cell office:value-type="float" office:value="0.987552" calcext:value-type="float">
            <text:p>0.987552</text:p>
          </table:table-cell>
          <table:table-cell office:value-type="float" office:value="0.983708" calcext:value-type="float">
            <text:p>0.983708</text:p>
          </table:table-cell>
          <table:table-cell office:value-type="float" office:value="0.988309" calcext:value-type="float">
            <text:p>0.988309</text:p>
          </table:table-cell>
          <table:table-cell office:value-type="float" office:value="0.984371" calcext:value-type="float">
            <text:p>0.984371</text:p>
          </table:table-cell>
        </table:table-row>
        <table:table-row table:style-name="ro1">
          <table:table-cell office:value-type="float" office:value="7566.67" calcext:value-type="float">
            <text:p>7566.67</text:p>
          </table:table-cell>
          <table:table-cell office:value-type="float" office:value="0.991659" calcext:value-type="float">
            <text:p>0.991659</text:p>
          </table:table-cell>
          <table:table-cell office:value-type="float" office:value="0.992787" calcext:value-type="float">
            <text:p>0.992787</text:p>
          </table:table-cell>
          <table:table-cell office:value-type="float" office:value="0.987524" calcext:value-type="float">
            <text:p>0.987524</text:p>
          </table:table-cell>
          <table:table-cell office:value-type="float" office:value="0.983671" calcext:value-type="float">
            <text:p>0.983671</text:p>
          </table:table-cell>
          <table:table-cell office:value-type="float" office:value="0.988289" calcext:value-type="float">
            <text:p>0.988289</text:p>
          </table:table-cell>
          <table:table-cell office:value-type="float" office:value="0.984341" calcext:value-type="float">
            <text:p>0.98434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991376" calcext:value-type="float">
            <text:p>0.991376</text:p>
          </table:table-cell>
          <table:table-cell office:value-type="float" office:value="0.992219" calcext:value-type="float">
            <text:p>0.992219</text:p>
          </table:table-cell>
          <table:table-cell office:value-type="float" office:value="0.987516" calcext:value-type="float">
            <text:p>0.987516</text:p>
          </table:table-cell>
          <table:table-cell office:value-type="float" office:value="0.983665" calcext:value-type="float">
            <text:p>0.983665</text:p>
          </table:table-cell>
          <table:table-cell office:value-type="float" office:value="0.988283" calcext:value-type="float">
            <text:p>0.988283</text:p>
          </table:table-cell>
          <table:table-cell office:value-type="float" office:value="0.984337" calcext:value-type="float">
            <text:p>0.984337</text:p>
          </table:table-cell>
        </table:table-row>
        <table:table-row table:style-name="ro1">
          <table:table-cell office:value-type="float" office:value="7633.33" calcext:value-type="float">
            <text:p>7633.33</text:p>
          </table:table-cell>
          <table:table-cell office:value-type="float" office:value="0.991392" calcext:value-type="float">
            <text:p>0.991392</text:p>
          </table:table-cell>
          <table:table-cell office:value-type="float" office:value="0.992355" calcext:value-type="float">
            <text:p>0.992355</text:p>
          </table:table-cell>
          <table:table-cell office:value-type="float" office:value="0.987529" calcext:value-type="float">
            <text:p>0.987529</text:p>
          </table:table-cell>
          <table:table-cell office:value-type="float" office:value="0.983691" calcext:value-type="float">
            <text:p>0.983691</text:p>
          </table:table-cell>
          <table:table-cell office:value-type="float" office:value="0.988297" calcext:value-type="float">
            <text:p>0.988297</text:p>
          </table:table-cell>
          <table:table-cell office:value-type="float" office:value="0.984363" calcext:value-type="float">
            <text:p>0.984363</text:p>
          </table:table-cell>
        </table:table-row>
        <table:table-row table:style-name="ro1">
          <table:table-cell office:value-type="float" office:value="7666.67" calcext:value-type="float">
            <text:p>7666.67</text:p>
          </table:table-cell>
          <table:table-cell office:value-type="float" office:value="0.991513" calcext:value-type="float">
            <text:p>0.991513</text:p>
          </table:table-cell>
          <table:table-cell office:value-type="float" office:value="0.992397" calcext:value-type="float">
            <text:p>0.99239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83654" calcext:value-type="float">
            <text:p>0.983654</text:p>
          </table:table-cell>
          <table:table-cell office:value-type="float" office:value="0.98828" calcext:value-type="float">
            <text:p>0.98828</text:p>
          </table:table-cell>
          <table:table-cell office:value-type="float" office:value="0.984334" calcext:value-type="float">
            <text:p>0.984334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99132" calcext:value-type="float">
            <text:p>0.99132</text:p>
          </table:table-cell>
          <table:table-cell office:value-type="float" office:value="0.991849" calcext:value-type="float">
            <text:p>0.991849</text:p>
          </table:table-cell>
          <table:table-cell office:value-type="float" office:value="0.98749" calcext:value-type="float">
            <text:p>0.98749</text:p>
          </table:table-cell>
          <table:table-cell office:value-type="float" office:value="0.983647" calcext:value-type="float">
            <text:p>0.983647</text:p>
          </table:table-cell>
          <table:table-cell office:value-type="float" office:value="0.988272" calcext:value-type="float">
            <text:p>0.988272</text:p>
          </table:table-cell>
          <table:table-cell office:value-type="float" office:value="0.984329" calcext:value-type="float">
            <text:p>0.984329</text:p>
          </table:table-cell>
        </table:table-row>
        <table:table-row table:style-name="ro1">
          <table:table-cell office:value-type="float" office:value="7733.33" calcext:value-type="float">
            <text:p>7733.33</text:p>
          </table:table-cell>
          <table:table-cell office:value-type="float" office:value="0.991488" calcext:value-type="float">
            <text:p>0.991488</text:p>
          </table:table-cell>
          <table:table-cell office:value-type="float" office:value="0.992447" calcext:value-type="float">
            <text:p>0.992447</text:p>
          </table:table-cell>
          <table:table-cell office:value-type="float" office:value="0.987504" calcext:value-type="float">
            <text:p>0.987504</text:p>
          </table:table-cell>
          <table:table-cell office:value-type="float" office:value="0.983674" calcext:value-type="float">
            <text:p>0.983674</text:p>
          </table:table-cell>
          <table:table-cell office:value-type="float" office:value="0.988286" calcext:value-type="float">
            <text:p>0.988286</text:p>
          </table:table-cell>
          <table:table-cell office:value-type="float" office:value="0.984355" calcext:value-type="float">
            <text:p>0.984355</text:p>
          </table:table-cell>
        </table:table-row>
        <table:table-row table:style-name="ro1">
          <table:table-cell office:value-type="float" office:value="7766.67" calcext:value-type="float">
            <text:p>7766.67</text:p>
          </table:table-cell>
          <table:table-cell office:value-type="float" office:value="0.991368" calcext:value-type="float">
            <text:p>0.991368</text:p>
          </table:table-cell>
          <table:table-cell office:value-type="float" office:value="0.992437" calcext:value-type="float">
            <text:p>0.992437</text:p>
          </table:table-cell>
          <table:table-cell office:value-type="float" office:value="0.987474" calcext:value-type="float">
            <text:p>0.987474</text:p>
          </table:table-cell>
          <table:table-cell office:value-type="float" office:value="0.983636" calcext:value-type="float">
            <text:p>0.983636</text:p>
          </table:table-cell>
          <table:table-cell office:value-type="float" office:value="0.988265" calcext:value-type="float">
            <text:p>0.988265</text:p>
          </table:table-cell>
          <table:table-cell office:value-type="float" office:value="0.984324" calcext:value-type="float">
            <text:p>0.98432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991421" calcext:value-type="float">
            <text:p>0.991421</text:p>
          </table:table-cell>
          <table:table-cell office:value-type="float" office:value="0.992413" calcext:value-type="float">
            <text:p>0.992413</text:p>
          </table:table-cell>
          <table:table-cell office:value-type="float" office:value="0.987467" calcext:value-type="float">
            <text:p>0.987467</text:p>
          </table:table-cell>
          <table:table-cell office:value-type="float" office:value="0.983631" calcext:value-type="float">
            <text:p>0.983631</text:p>
          </table:table-cell>
          <table:table-cell office:value-type="float" office:value="0.988264" calcext:value-type="float">
            <text:p>0.988264</text:p>
          </table:table-cell>
          <table:table-cell office:value-type="float" office:value="0.984323" calcext:value-type="float">
            <text:p>0.984323</text:p>
          </table:table-cell>
        </table:table-row>
        <table:table-row table:style-name="ro1">
          <table:table-cell office:value-type="float" office:value="7833.33" calcext:value-type="float">
            <text:p>7833.33</text:p>
          </table:table-cell>
          <table:table-cell office:value-type="float" office:value="0.991385" calcext:value-type="float">
            <text:p>0.991385</text:p>
          </table:table-cell>
          <table:table-cell office:value-type="float" office:value="0.992235" calcext:value-type="float">
            <text:p>0.992235</text:p>
          </table:table-cell>
          <table:table-cell office:value-type="float" office:value="0.987481" calcext:value-type="float">
            <text:p>0.987481</text:p>
          </table:table-cell>
          <table:table-cell office:value-type="float" office:value="0.983657" calcext:value-type="float">
            <text:p>0.983657</text:p>
          </table:table-cell>
          <table:table-cell office:value-type="float" office:value="0.988277" calcext:value-type="float">
            <text:p>0.988277</text:p>
          </table:table-cell>
          <table:table-cell office:value-type="float" office:value="0.984348" calcext:value-type="float">
            <text:p>0.984348</text:p>
          </table:table-cell>
        </table:table-row>
        <table:table-row table:style-name="ro1">
          <table:table-cell office:value-type="float" office:value="7866.67" calcext:value-type="float">
            <text:p>7866.67</text:p>
          </table:table-cell>
          <table:table-cell office:value-type="float" office:value="0.991423" calcext:value-type="float">
            <text:p>0.991423</text:p>
          </table:table-cell>
          <table:table-cell office:value-type="float" office:value="0.992691" calcext:value-type="float">
            <text:p>0.992691</text:p>
          </table:table-cell>
          <table:table-cell office:value-type="float" office:value="0.987451" calcext:value-type="float">
            <text:p>0.987451</text:p>
          </table:table-cell>
          <table:table-cell office:value-type="float" office:value="0.98362" calcext:value-type="float">
            <text:p>0.98362</text:p>
          </table:table-cell>
          <table:table-cell office:value-type="float" office:value="0.988264" calcext:value-type="float">
            <text:p>0.988264</text:p>
          </table:table-cell>
          <table:table-cell office:value-type="float" office:value="0.984323" calcext:value-type="float">
            <text:p>0.98432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990991" calcext:value-type="float">
            <text:p>0.990991</text:p>
          </table:table-cell>
          <table:table-cell office:value-type="float" office:value="0.992269" calcext:value-type="float">
            <text:p>0.992269</text:p>
          </table:table-cell>
          <table:table-cell office:value-type="float" office:value="0.987439" calcext:value-type="float">
            <text:p>0.987439</text:p>
          </table:table-cell>
          <table:table-cell office:value-type="float" office:value="0.983611" calcext:value-type="float">
            <text:p>0.983611</text:p>
          </table:table-cell>
          <table:table-cell office:value-type="float" office:value="0.988266" calcext:value-type="float">
            <text:p>0.988266</text:p>
          </table:table-cell>
          <table:table-cell office:value-type="float" office:value="0.984324" calcext:value-type="float">
            <text:p>0.984324</text:p>
          </table:table-cell>
        </table:table-row>
        <table:table-row table:style-name="ro1">
          <table:table-cell office:value-type="float" office:value="7933.33" calcext:value-type="float">
            <text:p>7933.33</text:p>
          </table:table-cell>
          <table:table-cell office:value-type="float" office:value="0.991492" calcext:value-type="float">
            <text:p>0.991492</text:p>
          </table:table-cell>
          <table:table-cell office:value-type="float" office:value="0.992547" calcext:value-type="float">
            <text:p>0.992547</text:p>
          </table:table-cell>
          <table:table-cell office:value-type="float" office:value="0.987453" calcext:value-type="float">
            <text:p>0.987453</text:p>
          </table:table-cell>
          <table:table-cell office:value-type="float" office:value="0.983638" calcext:value-type="float">
            <text:p>0.983638</text:p>
          </table:table-cell>
          <table:table-cell office:value-type="float" office:value="0.98828" calcext:value-type="float">
            <text:p>0.98828</text:p>
          </table:table-cell>
          <table:table-cell office:value-type="float" office:value="0.984351" calcext:value-type="float">
            <text:p>0.984351</text:p>
          </table:table-cell>
        </table:table-row>
        <table:table-row table:style-name="ro1">
          <table:table-cell office:value-type="float" office:value="7966.67" calcext:value-type="float">
            <text:p>7966.67</text:p>
          </table:table-cell>
          <table:table-cell office:value-type="float" office:value="0.991669" calcext:value-type="float">
            <text:p>0.991669</text:p>
          </table:table-cell>
          <table:table-cell office:value-type="float" office:value="0.992484" calcext:value-type="float">
            <text:p>0.992484</text:p>
          </table:table-cell>
          <table:table-cell office:value-type="float" office:value="0.987422" calcext:value-type="float">
            <text:p>0.987422</text:p>
          </table:table-cell>
          <table:table-cell office:value-type="float" office:value="0.983603" calcext:value-type="float">
            <text:p>0.983603</text:p>
          </table:table-cell>
          <table:table-cell office:value-type="float" office:value="0.988268" calcext:value-type="float">
            <text:p>0.988268</text:p>
          </table:table-cell>
          <table:table-cell office:value-type="float" office:value="0.984328" calcext:value-type="float">
            <text:p>0.9843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991151" calcext:value-type="float">
            <text:p>0.991151</text:p>
          </table:table-cell>
          <table:table-cell office:value-type="float" office:value="0.992236" calcext:value-type="float">
            <text:p>0.992236</text:p>
          </table:table-cell>
          <table:table-cell office:value-type="float" office:value="0.987703" calcext:value-type="float">
            <text:p>0.987703</text:p>
          </table:table-cell>
          <table:table-cell office:value-type="float" office:value="0.984068" calcext:value-type="float">
            <text:p>0.984068</text:p>
          </table:table-cell>
          <table:table-cell office:value-type="float" office:value="0.988506" calcext:value-type="float">
            <text:p>0.988506</text:p>
          </table:table-cell>
          <table:table-cell office:value-type="float" office:value="0.984758" calcext:value-type="float">
            <text:p>0.984758</text:p>
          </table:table-cell>
        </table:table-row>
        <table:table-row table:style-name="ro1">
          <table:table-cell office:value-type="float" office:value="8033.33" calcext:value-type="float">
            <text:p>8033.33</text:p>
          </table:table-cell>
          <table:table-cell office:value-type="float" office:value="0.991047" calcext:value-type="float">
            <text:p>0.991047</text:p>
          </table:table-cell>
          <table:table-cell office:value-type="float" office:value="0.99225" calcext:value-type="float">
            <text:p>0.99225</text:p>
          </table:table-cell>
          <table:table-cell office:value-type="float" office:value="0.987713" calcext:value-type="float">
            <text:p>0.987713</text:p>
          </table:table-cell>
          <table:table-cell office:value-type="float" office:value="0.98409" calcext:value-type="float">
            <text:p>0.98409</text:p>
          </table:table-cell>
          <table:table-cell office:value-type="float" office:value="0.988517" calcext:value-type="float">
            <text:p>0.988517</text:p>
          </table:table-cell>
          <table:table-cell office:value-type="float" office:value="0.98478" calcext:value-type="float">
            <text:p>0.98478</text:p>
          </table:table-cell>
        </table:table-row>
        <table:table-row table:style-name="ro1">
          <table:table-cell office:value-type="float" office:value="8066.67" calcext:value-type="float">
            <text:p>8066.67</text:p>
          </table:table-cell>
          <table:table-cell office:value-type="float" office:value="0.990732" calcext:value-type="float">
            <text:p>0.990732</text:p>
          </table:table-cell>
          <table:table-cell office:value-type="float" office:value="0.993074" calcext:value-type="float">
            <text:p>0.993074</text:p>
          </table:table-cell>
          <table:table-cell office:value-type="float" office:value="0.988384" calcext:value-type="float">
            <text:p>0.988384</text:p>
          </table:table-cell>
          <table:table-cell office:value-type="float" office:value="0.985229" calcext:value-type="float">
            <text:p>0.985229</text:p>
          </table:table-cell>
          <table:table-cell office:value-type="float" office:value="0.989092" calcext:value-type="float">
            <text:p>0.989092</text:p>
          </table:table-cell>
          <table:table-cell office:value-type="float" office:value="0.985835" calcext:value-type="float">
            <text:p>0.98583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990871" calcext:value-type="float">
            <text:p>0.990871</text:p>
          </table:table-cell>
          <table:table-cell office:value-type="float" office:value="0.992901" calcext:value-type="float">
            <text:p>0.992901</text:p>
          </table:table-cell>
          <table:table-cell office:value-type="float" office:value="0.988759" calcext:value-type="float">
            <text:p>0.988759</text:p>
          </table:table-cell>
          <table:table-cell office:value-type="float" office:value="0.985877" calcext:value-type="float">
            <text:p>0.985877</text:p>
          </table:table-cell>
          <table:table-cell office:value-type="float" office:value="0.989414" calcext:value-type="float">
            <text:p>0.989414</text:p>
          </table:table-cell>
          <table:table-cell office:value-type="float" office:value="0.986436" calcext:value-type="float">
            <text:p>0.986436</text:p>
          </table:table-cell>
        </table:table-row>
        <table:table-row table:style-name="ro1">
          <table:table-cell office:value-type="float" office:value="8133.33" calcext:value-type="float">
            <text:p>8133.33</text:p>
          </table:table-cell>
          <table:table-cell office:value-type="float" office:value="0.99097" calcext:value-type="float">
            <text:p>0.99097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8763" calcext:value-type="float">
            <text:p>0.988763</text:p>
          </table:table-cell>
          <table:table-cell office:value-type="float" office:value="0.985891" calcext:value-type="float">
            <text:p>0.985891</text:p>
          </table:table-cell>
          <table:table-cell office:value-type="float" office:value="0.989425" calcext:value-type="float">
            <text:p>0.989425</text:p>
          </table:table-cell>
          <table:table-cell office:value-type="float" office:value="0.986454" calcext:value-type="float">
            <text:p>0.986454</text:p>
          </table:table-cell>
        </table:table-row>
        <table:table-row table:style-name="ro1">
          <table:table-cell office:value-type="float" office:value="8166.67" calcext:value-type="float">
            <text:p>8166.67</text:p>
          </table:table-cell>
          <table:table-cell office:value-type="float" office:value="0.991231" calcext:value-type="float">
            <text:p>0.991231</text:p>
          </table:table-cell>
          <table:table-cell office:value-type="float" office:value="0.993379" calcext:value-type="float">
            <text:p>0.993379</text:p>
          </table:table-cell>
          <table:table-cell office:value-type="float" office:value="0.988784" calcext:value-type="float">
            <text:p>0.988784</text:p>
          </table:table-cell>
          <table:table-cell office:value-type="float" office:value="0.98591" calcext:value-type="float">
            <text:p>0.98591</text:p>
          </table:table-cell>
          <table:table-cell office:value-type="float" office:value="0.989459" calcext:value-type="float">
            <text:p>0.989459</text:p>
          </table:table-cell>
          <table:table-cell office:value-type="float" office:value="0.986482" calcext:value-type="float">
            <text:p>0.986482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991307" calcext:value-type="float">
            <text:p>0.991307</text:p>
          </table:table-cell>
          <table:table-cell office:value-type="float" office:value="0.992644" calcext:value-type="float">
            <text:p>0.992644</text:p>
          </table:table-cell>
          <table:table-cell office:value-type="float" office:value="0.988775" calcext:value-type="float">
            <text:p>0.988775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989462" calcext:value-type="float">
            <text:p>0.989462</text:p>
          </table:table-cell>
          <table:table-cell office:value-type="float" office:value="0.986482" calcext:value-type="float">
            <text:p>0.986482</text:p>
          </table:table-cell>
        </table:table-row>
        <table:table-row table:style-name="ro1">
          <table:table-cell office:value-type="float" office:value="8233.33" calcext:value-type="float">
            <text:p>8233.33</text:p>
          </table:table-cell>
          <table:table-cell office:value-type="float" office:value="0.991478" calcext:value-type="float">
            <text:p>0.991478</text:p>
          </table:table-cell>
          <table:table-cell office:value-type="float" office:value="0.992507" calcext:value-type="float">
            <text:p>0.992507</text:p>
          </table:table-cell>
          <table:table-cell office:value-type="float" office:value="0.988767" calcext:value-type="float">
            <text:p>0.988767</text:p>
          </table:table-cell>
          <table:table-cell office:value-type="float" office:value="0.985897" calcext:value-type="float">
            <text:p>0.985897</text:p>
          </table:table-cell>
          <table:table-cell office:value-type="float" office:value="0.989463" calcext:value-type="float">
            <text:p>0.989463</text:p>
          </table:table-cell>
          <table:table-cell office:value-type="float" office:value="0.986482" calcext:value-type="float">
            <text:p>0.986482</text:p>
          </table:table-cell>
        </table:table-row>
        <table:table-row table:style-name="ro1">
          <table:table-cell office:value-type="float" office:value="8266.67" calcext:value-type="float">
            <text:p>8266.67</text:p>
          </table:table-cell>
          <table:table-cell office:value-type="float" office:value="0.991474" calcext:value-type="float">
            <text:p>0.991474</text:p>
          </table:table-cell>
          <table:table-cell office:value-type="float" office:value="0.992602" calcext:value-type="float">
            <text:p>0.992602</text:p>
          </table:table-cell>
          <table:table-cell office:value-type="float" office:value="0.988775" calcext:value-type="float">
            <text:p>0.988775</text:p>
          </table:table-cell>
          <table:table-cell office:value-type="float" office:value="0.985915" calcext:value-type="float">
            <text:p>0.985915</text:p>
          </table:table-cell>
          <table:table-cell office:value-type="float" office:value="0.989473" calcext:value-type="float">
            <text:p>0.989473</text:p>
          </table:table-cell>
          <table:table-cell office:value-type="float" office:value="0.9865" calcext:value-type="float">
            <text:p>0.9865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2569" calcext:value-type="float">
            <text:p>0.992569</text:p>
          </table:table-cell>
          <table:table-cell office:value-type="float" office:value="0.988749" calcext:value-type="float">
            <text:p>0.988749</text:p>
          </table:table-cell>
          <table:table-cell office:value-type="float" office:value="0.985886" calcext:value-type="float">
            <text:p>0.985886</text:p>
          </table:table-cell>
          <table:table-cell office:value-type="float" office:value="0.98947" calcext:value-type="float">
            <text:p>0.98947</text:p>
          </table:table-cell>
          <table:table-cell office:value-type="float" office:value="0.986485" calcext:value-type="float">
            <text:p>0.986485</text:p>
          </table:table-cell>
        </table:table-row>
        <table:table-row table:style-name="ro1">
          <table:table-cell office:value-type="float" office:value="8333.33" calcext:value-type="float">
            <text:p>8333.33</text:p>
          </table:table-cell>
          <table:table-cell office:value-type="float" office:value="0.99169" calcext:value-type="float">
            <text:p>0.99169</text:p>
          </table:table-cell>
          <table:table-cell office:value-type="float" office:value="0.993054" calcext:value-type="float">
            <text:p>0.993054</text:p>
          </table:table-cell>
          <table:table-cell office:value-type="float" office:value="0.988741" calcext:value-type="float">
            <text:p>0.988741</text:p>
          </table:table-cell>
          <table:table-cell office:value-type="float" office:value="0.985882" calcext:value-type="float">
            <text:p>0.985882</text:p>
          </table:table-cell>
          <table:table-cell office:value-type="float" office:value="0.989475" calcext:value-type="float">
            <text:p>0.989475</text:p>
          </table:table-cell>
          <table:table-cell office:value-type="float" office:value="0.986489" calcext:value-type="float">
            <text:p>0.986489</text:p>
          </table:table-cell>
        </table:table-row>
        <table:table-row table:style-name="ro1">
          <table:table-cell office:value-type="float" office:value="8366.67" calcext:value-type="float">
            <text:p>8366.67</text:p>
          </table:table-cell>
          <table:table-cell office:value-type="float" office:value="0.99196" calcext:value-type="float">
            <text:p>0.99196</text:p>
          </table:table-cell>
          <table:table-cell office:value-type="float" office:value="0.992201" calcext:value-type="float">
            <text:p>0.992201</text:p>
          </table:table-cell>
          <table:table-cell office:value-type="float" office:value="0.988753" calcext:value-type="float">
            <text:p>0.988753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989483" calcext:value-type="float">
            <text:p>0.989483</text:p>
          </table:table-cell>
          <table:table-cell office:value-type="float" office:value="0.986508" calcext:value-type="float">
            <text:p>0.986508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991087" calcext:value-type="float">
            <text:p>0.991087</text:p>
          </table:table-cell>
          <table:table-cell office:value-type="float" office:value="0.992094" calcext:value-type="float">
            <text:p>0.992094</text:p>
          </table:table-cell>
          <table:table-cell office:value-type="float" office:value="0.988722" calcext:value-type="float">
            <text:p>0.988722</text:p>
          </table:table-cell>
          <table:table-cell office:value-type="float" office:value="0.985872" calcext:value-type="float">
            <text:p>0.985872</text:p>
          </table:table-cell>
          <table:table-cell office:value-type="float" office:value="0.989474" calcext:value-type="float">
            <text:p>0.989474</text:p>
          </table:table-cell>
          <table:table-cell office:value-type="float" office:value="0.986489" calcext:value-type="float">
            <text:p>0.986489</text:p>
          </table:table-cell>
        </table:table-row>
        <table:table-row table:style-name="ro1">
          <table:table-cell office:value-type="float" office:value="8433.33" calcext:value-type="float">
            <text:p>8433.33</text:p>
          </table:table-cell>
          <table:table-cell office:value-type="float" office:value="0.99147" calcext:value-type="float">
            <text:p>0.99147</text:p>
          </table:table-cell>
          <table:table-cell office:value-type="float" office:value="0.992092" calcext:value-type="float">
            <text:p>0.992092</text:p>
          </table:table-cell>
          <table:table-cell office:value-type="float" office:value="0.988713" calcext:value-type="float">
            <text:p>0.988713</text:p>
          </table:table-cell>
          <table:table-cell office:value-type="float" office:value="0.985868" calcext:value-type="float">
            <text:p>0.985868</text:p>
          </table:table-cell>
          <table:table-cell office:value-type="float" office:value="0.989474" calcext:value-type="float">
            <text:p>0.989474</text:p>
          </table:table-cell>
          <table:table-cell office:value-type="float" office:value="0.98649" calcext:value-type="float">
            <text:p>0.98649</text:p>
          </table:table-cell>
        </table:table-row>
        <table:table-row table:style-name="ro1">
          <table:table-cell office:value-type="float" office:value="8466.67" calcext:value-type="float">
            <text:p>8466.67</text:p>
          </table:table-cell>
          <table:table-cell office:value-type="float" office:value="0.991382" calcext:value-type="float">
            <text:p>0.991382</text:p>
          </table:table-cell>
          <table:table-cell office:value-type="float" office:value="0.992359" calcext:value-type="float">
            <text:p>0.992359</text:p>
          </table:table-cell>
          <table:table-cell office:value-type="float" office:value="0.988721" calcext:value-type="float">
            <text:p>0.988721</text:p>
          </table:table-cell>
          <table:table-cell office:value-type="float" office:value="0.985885" calcext:value-type="float">
            <text:p>0.985885</text:p>
          </table:table-cell>
          <table:table-cell office:value-type="float" office:value="0.989482" calcext:value-type="float">
            <text:p>0.989482</text:p>
          </table:table-cell>
          <table:table-cell office:value-type="float" office:value="0.986507" calcext:value-type="float">
            <text:p>0.98650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991116" calcext:value-type="float">
            <text:p>0.991116</text:p>
          </table:table-cell>
          <table:table-cell office:value-type="float" office:value="0.991944" calcext:value-type="float">
            <text:p>0.991944</text:p>
          </table:table-cell>
          <table:table-cell office:value-type="float" office:value="0.988693" calcext:value-type="float">
            <text:p>0.988693</text:p>
          </table:table-cell>
          <table:table-cell office:value-type="float" office:value="0.985854" calcext:value-type="float">
            <text:p>0.985854</text:p>
          </table:table-cell>
          <table:table-cell office:value-type="float" office:value="0.989472" calcext:value-type="float">
            <text:p>0.989472</text:p>
          </table:table-cell>
          <table:table-cell office:value-type="float" office:value="0.986485" calcext:value-type="float">
            <text:p>0.986485</text:p>
          </table:table-cell>
        </table:table-row>
        <table:table-row table:style-name="ro1">
          <table:table-cell office:value-type="float" office:value="8533.33" calcext:value-type="float">
            <text:p>8533.33</text:p>
          </table:table-cell>
          <table:table-cell office:value-type="float" office:value="0.99089" calcext:value-type="float">
            <text:p>0.99089</text:p>
          </table:table-cell>
          <table:table-cell office:value-type="float" office:value="0.992093" calcext:value-type="float">
            <text:p>0.992093</text:p>
          </table:table-cell>
          <table:table-cell office:value-type="float" office:value="0.988681" calcext:value-type="float">
            <text:p>0.988681</text:p>
          </table:table-cell>
          <table:table-cell office:value-type="float" office:value="0.985844" calcext:value-type="float">
            <text:p>0.985844</text:p>
          </table:table-cell>
          <table:table-cell office:value-type="float" office:value="0.989472" calcext:value-type="float">
            <text:p>0.989472</text:p>
          </table:table-cell>
          <table:table-cell office:value-type="float" office:value="0.986482" calcext:value-type="float">
            <text:p>0.986482</text:p>
          </table:table-cell>
        </table:table-row>
        <table:table-row table:style-name="ro1">
          <table:table-cell office:value-type="float" office:value="8566.67" calcext:value-type="float">
            <text:p>8566.67</text:p>
          </table:table-cell>
          <table:table-cell office:value-type="float" office:value="0.990859" calcext:value-type="float">
            <text:p>0.990859</text:p>
          </table:table-cell>
          <table:table-cell office:value-type="float" office:value="0.992206" calcext:value-type="float">
            <text:p>0.992206</text:p>
          </table:table-cell>
          <table:table-cell office:value-type="float" office:value="0.988685" calcext:value-type="float">
            <text:p>0.988685</text:p>
          </table:table-cell>
          <table:table-cell office:value-type="float" office:value="0.985858" calcext:value-type="float">
            <text:p>0.985858</text:p>
          </table:table-cell>
          <table:table-cell office:value-type="float" office:value="0.989478" calcext:value-type="float">
            <text:p>0.989478</text:p>
          </table:table-cell>
          <table:table-cell office:value-type="float" office:value="0.986496" calcext:value-type="float">
            <text:p>0.986496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990648" calcext:value-type="float">
            <text:p>0.990648</text:p>
          </table:table-cell>
          <table:table-cell office:value-type="float" office:value="0.992006" calcext:value-type="float">
            <text:p>0.992006</text:p>
          </table:table-cell>
          <table:table-cell office:value-type="float" office:value="0.988653" calcext:value-type="float">
            <text:p>0.988653</text:p>
          </table:table-cell>
          <table:table-cell office:value-type="float" office:value="0.985823" calcext:value-type="float">
            <text:p>0.985823</text:p>
          </table:table-cell>
          <table:table-cell office:value-type="float" office:value="0.989464" calcext:value-type="float">
            <text:p>0.989464</text:p>
          </table:table-cell>
          <table:table-cell office:value-type="float" office:value="0.986471" calcext:value-type="float">
            <text:p>0.986471</text:p>
          </table:table-cell>
        </table:table-row>
        <table:table-row table:style-name="ro1">
          <table:table-cell office:value-type="float" office:value="8633.33" calcext:value-type="float">
            <text:p>8633.33</text:p>
          </table:table-cell>
          <table:table-cell office:value-type="float" office:value="0.990896" calcext:value-type="float">
            <text:p>0.990896</text:p>
          </table:table-cell>
          <table:table-cell office:value-type="float" office:value="0.991801" calcext:value-type="float">
            <text:p>0.991801</text:p>
          </table:table-cell>
          <table:table-cell office:value-type="float" office:value="0.98864" calcext:value-type="float">
            <text:p>0.98864</text:p>
          </table:table-cell>
          <table:table-cell office:value-type="float" office:value="0.985814" calcext:value-type="float">
            <text:p>0.985814</text:p>
          </table:table-cell>
          <table:table-cell office:value-type="float" office:value="0.989454" calcext:value-type="float">
            <text:p>0.989454</text:p>
          </table:table-cell>
          <table:table-cell office:value-type="float" office:value="0.986463" calcext:value-type="float">
            <text:p>0.986463</text:p>
          </table:table-cell>
        </table:table-row>
        <table:table-row table:style-name="ro1">
          <table:table-cell office:value-type="float" office:value="8666.67" calcext:value-type="float">
            <text:p>8666.67</text:p>
          </table:table-cell>
          <table:table-cell office:value-type="float" office:value="0.990743" calcext:value-type="float">
            <text:p>0.990743</text:p>
          </table:table-cell>
          <table:table-cell office:value-type="float" office:value="0.992269" calcext:value-type="float">
            <text:p>0.992269</text:p>
          </table:table-cell>
          <table:table-cell office:value-type="float" office:value="0.988644" calcext:value-type="float">
            <text:p>0.988644</text:p>
          </table:table-cell>
          <table:table-cell office:value-type="float" office:value="0.985827" calcext:value-type="float">
            <text:p>0.985827</text:p>
          </table:table-cell>
          <table:table-cell office:value-type="float" office:value="0.98946" calcext:value-type="float">
            <text:p>0.98946</text:p>
          </table:table-cell>
          <table:table-cell office:value-type="float" office:value="0.986476" calcext:value-type="float">
            <text:p>0.98647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990993" calcext:value-type="float">
            <text:p>0.990993</text:p>
          </table:table-cell>
          <table:table-cell office:value-type="float" office:value="0.992519" calcext:value-type="float">
            <text:p>0.992519</text:p>
          </table:table-cell>
          <table:table-cell office:value-type="float" office:value="0.988614" calcext:value-type="float">
            <text:p>0.988614</text:p>
          </table:table-cell>
          <table:table-cell office:value-type="float" office:value="0.985797" calcext:value-type="float">
            <text:p>0.985797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6453" calcext:value-type="float">
            <text:p>0.986453</text:p>
          </table:table-cell>
        </table:table-row>
        <table:table-row table:style-name="ro1">
          <table:table-cell office:value-type="float" office:value="8733.33" calcext:value-type="float">
            <text:p>8733.33</text:p>
          </table:table-cell>
          <table:table-cell office:value-type="float" office:value="0.99087" calcext:value-type="float">
            <text:p>0.99087</text:p>
          </table:table-cell>
          <table:table-cell office:value-type="float" office:value="0.992607" calcext:value-type="float">
            <text:p>0.992607</text:p>
          </table:table-cell>
          <table:table-cell office:value-type="float" office:value="0.988601" calcext:value-type="float">
            <text:p>0.988601</text:p>
          </table:table-cell>
          <table:table-cell office:value-type="float" office:value="0.985789" calcext:value-type="float">
            <text:p>0.985789</text:p>
          </table:table-cell>
          <table:table-cell office:value-type="float" office:value="0.989437" calcext:value-type="float">
            <text:p>0.989437</text:p>
          </table:table-cell>
          <table:table-cell office:value-type="float" office:value="0.986448" calcext:value-type="float">
            <text:p>0.986448</text:p>
          </table:table-cell>
        </table:table-row>
        <table:table-row table:style-name="ro1">
          <table:table-cell office:value-type="float" office:value="8766.67" calcext:value-type="float">
            <text:p>8766.67</text:p>
          </table:table-cell>
          <table:table-cell office:value-type="float" office:value="0.991711" calcext:value-type="float">
            <text:p>0.991711</text:p>
          </table:table-cell>
          <table:table-cell office:value-type="float" office:value="0.993269" calcext:value-type="float">
            <text:p>0.993269</text:p>
          </table:table-cell>
          <table:table-cell office:value-type="float" office:value="0.988613" calcext:value-type="float">
            <text:p>0.988613</text:p>
          </table:table-cell>
          <table:table-cell office:value-type="float" office:value="0.985809" calcext:value-type="float">
            <text:p>0.985809</text:p>
          </table:table-cell>
          <table:table-cell office:value-type="float" office:value="0.98945" calcext:value-type="float">
            <text:p>0.98945</text:p>
          </table:table-cell>
          <table:table-cell office:value-type="float" office:value="0.986468" calcext:value-type="float">
            <text:p>0.986468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991953" calcext:value-type="float">
            <text:p>0.991953</text:p>
          </table:table-cell>
          <table:table-cell office:value-type="float" office:value="0.993253" calcext:value-type="float">
            <text:p>0.993253</text:p>
          </table:table-cell>
          <table:table-cell office:value-type="float" office:value="0.988589" calcext:value-type="float">
            <text:p>0.988589</text:p>
          </table:table-cell>
          <table:table-cell office:value-type="float" office:value="0.985788" calcext:value-type="float">
            <text:p>0.985788</text:p>
          </table:table-cell>
          <table:table-cell office:value-type="float" office:value="0.989439" calcext:value-type="float">
            <text:p>0.989439</text:p>
          </table:table-cell>
          <table:table-cell office:value-type="float" office:value="0.986453" calcext:value-type="float">
            <text:p>0.986453</text:p>
          </table:table-cell>
        </table:table-row>
        <table:table-row table:style-name="ro1">
          <table:table-cell office:value-type="float" office:value="8833.33" calcext:value-type="float">
            <text:p>8833.33</text:p>
          </table:table-cell>
          <table:table-cell office:value-type="float" office:value="0.992334" calcext:value-type="float">
            <text:p>0.992334</text:p>
          </table:table-cell>
          <table:table-cell office:value-type="float" office:value="0.992756" calcext:value-type="float">
            <text:p>0.992756</text:p>
          </table:table-cell>
          <table:table-cell office:value-type="float" office:value="0.988585" calcext:value-type="float">
            <text:p>0.988585</text:p>
          </table:table-cell>
          <table:table-cell office:value-type="float" office:value="0.98579" calcext:value-type="float">
            <text:p>0.98579</text:p>
          </table:table-cell>
          <table:table-cell office:value-type="float" office:value="0.989441" calcext:value-type="float">
            <text:p>0.989441</text:p>
          </table:table-cell>
          <table:table-cell office:value-type="float" office:value="0.986457" calcext:value-type="float">
            <text:p>0.986457</text:p>
          </table:table-cell>
        </table:table-row>
        <table:table-row table:style-name="ro1">
          <table:table-cell office:value-type="float" office:value="8866.67" calcext:value-type="float">
            <text:p>8866.67</text:p>
          </table:table-cell>
          <table:table-cell office:value-type="float" office:value="0.992101" calcext:value-type="float">
            <text:p>0.992101</text:p>
          </table:table-cell>
          <table:table-cell office:value-type="float" office:value="0.992465" calcext:value-type="float">
            <text:p>0.992465</text:p>
          </table:table-cell>
          <table:table-cell office:value-type="float" office:value="0.988598" calcext:value-type="float">
            <text:p>0.988598</text:p>
          </table:table-cell>
          <table:table-cell office:value-type="float" office:value="0.985812" calcext:value-type="float">
            <text:p>0.985812</text:p>
          </table:table-cell>
          <table:table-cell office:value-type="float" office:value="0.989451" calcext:value-type="float">
            <text:p>0.989451</text:p>
          </table:table-cell>
          <table:table-cell office:value-type="float" office:value="0.986477" calcext:value-type="float">
            <text:p>0.986477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992638" calcext:value-type="float">
            <text:p>0.992638</text:p>
          </table:table-cell>
          <table:table-cell office:value-type="float" office:value="0.992255" calcext:value-type="float">
            <text:p>0.992255</text:p>
          </table:table-cell>
          <table:table-cell office:value-type="float" office:value="0.988577" calcext:value-type="float">
            <text:p>0.988577</text:p>
          </table:table-cell>
          <table:table-cell office:value-type="float" office:value="0.985794" calcext:value-type="float">
            <text:p>0.985794</text:p>
          </table:table-cell>
          <table:table-cell office:value-type="float" office:value="0.989443" calcext:value-type="float">
            <text:p>0.989443</text:p>
          </table:table-cell>
          <table:table-cell office:value-type="float" office:value="0.986465" calcext:value-type="float">
            <text:p>0.986465</text:p>
          </table:table-cell>
        </table:table-row>
        <table:table-row table:style-name="ro1">
          <table:table-cell office:value-type="float" office:value="8933.33" calcext:value-type="float">
            <text:p>8933.33</text:p>
          </table:table-cell>
          <table:table-cell office:value-type="float" office:value="0.992545" calcext:value-type="float">
            <text:p>0.992545</text:p>
          </table:table-cell>
          <table:table-cell office:value-type="float" office:value="0.992298" calcext:value-type="float">
            <text:p>0.992298</text:p>
          </table:table-cell>
          <table:table-cell office:value-type="float" office:value="0.988574" calcext:value-type="float">
            <text:p>0.988574</text:p>
          </table:table-cell>
          <table:table-cell office:value-type="float" office:value="0.985797" calcext:value-type="float">
            <text:p>0.985797</text:p>
          </table:table-cell>
          <table:table-cell office:value-type="float" office:value="0.989441" calcext:value-type="float">
            <text:p>0.989441</text:p>
          </table:table-cell>
          <table:table-cell office:value-type="float" office:value="0.986468" calcext:value-type="float">
            <text:p>0.986468</text:p>
          </table:table-cell>
        </table:table-row>
        <table:table-row table:style-name="ro1">
          <table:table-cell office:value-type="float" office:value="8966.67" calcext:value-type="float">
            <text:p>8966.67</text:p>
          </table:table-cell>
          <table:table-cell office:value-type="float" office:value="0.992158" calcext:value-type="float">
            <text:p>0.992158</text:p>
          </table:table-cell>
          <table:table-cell office:value-type="float" office:value="0.992501" calcext:value-type="float">
            <text:p>0.992501</text:p>
          </table:table-cell>
          <table:table-cell office:value-type="float" office:value="0.988588" calcext:value-type="float">
            <text:p>0.988588</text:p>
          </table:table-cell>
          <table:table-cell office:value-type="float" office:value="0.98582" calcext:value-type="float">
            <text:p>0.98582</text:p>
          </table:table-cell>
          <table:table-cell office:value-type="float" office:value="0.989452" calcext:value-type="float">
            <text:p>0.989452</text:p>
          </table:table-cell>
          <table:table-cell office:value-type="float" office:value="0.986488" calcext:value-type="float">
            <text:p>0.98648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992094" calcext:value-type="float">
            <text:p>0.992094</text:p>
          </table:table-cell>
          <table:table-cell office:value-type="float" office:value="0.992429" calcext:value-type="float">
            <text:p>0.992429</text:p>
          </table:table-cell>
          <table:table-cell office:value-type="float" office:value="0.988565" calcext:value-type="float">
            <text:p>0.988565</text:p>
          </table:table-cell>
          <table:table-cell office:value-type="float" office:value="0.985799" calcext:value-type="float">
            <text:p>0.985799</text:p>
          </table:table-cell>
          <table:table-cell office:value-type="float" office:value="0.989439" calcext:value-type="float">
            <text:p>0.989439</text:p>
          </table:table-cell>
          <table:table-cell office:value-type="float" office:value="0.986472" calcext:value-type="float">
            <text:p>0.986472</text:p>
          </table:table-cell>
        </table:table-row>
        <table:table-row table:style-name="ro1">
          <table:table-cell office:value-type="float" office:value="9033.33" calcext:value-type="float">
            <text:p>9033.33</text:p>
          </table:table-cell>
          <table:table-cell office:value-type="float" office:value="0.992516" calcext:value-type="float">
            <text:p>0.992516</text:p>
          </table:table-cell>
          <table:table-cell office:value-type="float" office:value="0.992436" calcext:value-type="float">
            <text:p>0.992436</text:p>
          </table:table-cell>
          <table:table-cell office:value-type="float" office:value="0.988562" calcext:value-type="float">
            <text:p>0.988562</text:p>
          </table:table-cell>
          <table:table-cell office:value-type="float" office:value="0.985801" calcext:value-type="float">
            <text:p>0.985801</text:p>
          </table:table-cell>
          <table:table-cell office:value-type="float" office:value="0.989439" calcext:value-type="float">
            <text:p>0.989439</text:p>
          </table:table-cell>
          <table:table-cell office:value-type="float" office:value="0.986474" calcext:value-type="float">
            <text:p>0.986474</text:p>
          </table:table-cell>
        </table:table-row>
        <table:table-row table:style-name="ro1">
          <table:table-cell office:value-type="float" office:value="9066.67" calcext:value-type="float">
            <text:p>9066.67</text:p>
          </table:table-cell>
          <table:table-cell office:value-type="float" office:value="0.992477" calcext:value-type="float">
            <text:p>0.992477</text:p>
          </table:table-cell>
          <table:table-cell office:value-type="float" office:value="0.992926" calcext:value-type="float">
            <text:p>0.992926</text:p>
          </table:table-cell>
          <table:table-cell office:value-type="float" office:value="0.988578" calcext:value-type="float">
            <text:p>0.988578</text:p>
          </table:table-cell>
          <table:table-cell office:value-type="float" office:value="0.985824" calcext:value-type="float">
            <text:p>0.985824</text:p>
          </table:table-cell>
          <table:table-cell office:value-type="float" office:value="0.989451" calcext:value-type="float">
            <text:p>0.989451</text:p>
          </table:table-cell>
          <table:table-cell office:value-type="float" office:value="0.986494" calcext:value-type="float">
            <text:p>0.98649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992653" calcext:value-type="float">
            <text:p>0.992653</text:p>
          </table:table-cell>
          <table:table-cell office:value-type="float" office:value="0.992787" calcext:value-type="float">
            <text:p>0.992787</text:p>
          </table:table-cell>
          <table:table-cell office:value-type="float" office:value="0.988558" calcext:value-type="float">
            <text:p>0.988558</text:p>
          </table:table-cell>
          <table:table-cell office:value-type="float" office:value="0.985803" calcext:value-type="float">
            <text:p>0.985803</text:p>
          </table:table-cell>
          <table:table-cell office:value-type="float" office:value="0.989435" calcext:value-type="float">
            <text:p>0.989435</text:p>
          </table:table-cell>
          <table:table-cell office:value-type="float" office:value="0.986475" calcext:value-type="float">
            <text:p>0.986475</text:p>
          </table:table-cell>
        </table:table-row>
        <table:table-row table:style-name="ro1">
          <table:table-cell office:value-type="float" office:value="9133.33" calcext:value-type="float">
            <text:p>9133.33</text:p>
          </table:table-cell>
          <table:table-cell office:value-type="float" office:value="0.992749" calcext:value-type="float">
            <text:p>0.992749</text:p>
          </table:table-cell>
          <table:table-cell office:value-type="float" office:value="0.992248" calcext:value-type="float">
            <text:p>0.992248</text:p>
          </table:table-cell>
          <table:table-cell office:value-type="float" office:value="0.988557" calcext:value-type="float">
            <text:p>0.988557</text:p>
          </table:table-cell>
          <table:table-cell office:value-type="float" office:value="0.985803" calcext:value-type="float">
            <text:p>0.985803</text:p>
          </table:table-cell>
          <table:table-cell office:value-type="float" office:value="0.989432" calcext:value-type="float">
            <text:p>0.989432</text:p>
          </table:table-cell>
          <table:table-cell office:value-type="float" office:value="0.986474" calcext:value-type="float">
            <text:p>0.986474</text:p>
          </table:table-cell>
        </table:table-row>
        <table:table-row table:style-name="ro1">
          <table:table-cell office:value-type="float" office:value="9166.67" calcext:value-type="float">
            <text:p>9166.67</text:p>
          </table:table-cell>
          <table:table-cell office:value-type="float" office:value="0.991905" calcext:value-type="float">
            <text:p>0.991905</text:p>
          </table:table-cell>
          <table:table-cell office:value-type="float" office:value="0.992507" calcext:value-type="float">
            <text:p>0.992507</text:p>
          </table:table-cell>
          <table:table-cell office:value-type="float" office:value="0.98857" calcext:value-type="float">
            <text:p>0.98857</text:p>
          </table:table-cell>
          <table:table-cell office:value-type="float" office:value="0.985824" calcext:value-type="float">
            <text:p>0.985824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6493" calcext:value-type="float">
            <text:p>0.98649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0.992521" calcext:value-type="float">
            <text:p>0.992521</text:p>
          </table:table-cell>
          <table:table-cell office:value-type="float" office:value="0.988548" calcext:value-type="float">
            <text:p>0.988548</text:p>
          </table:table-cell>
          <table:table-cell office:value-type="float" office:value="0.985802" calcext:value-type="float">
            <text:p>0.985802</text:p>
          </table:table-cell>
          <table:table-cell office:value-type="float" office:value="0.989428" calcext:value-type="float">
            <text:p>0.989428</text:p>
          </table:table-cell>
          <table:table-cell office:value-type="float" office:value="0.986474" calcext:value-type="float">
            <text:p>0.986474</text:p>
          </table:table-cell>
        </table:table-row>
        <table:table-row table:style-name="ro1">
          <table:table-cell office:value-type="float" office:value="9233.33" calcext:value-type="float">
            <text:p>9233.33</text:p>
          </table:table-cell>
          <table:table-cell office:value-type="float" office:value="0.992454" calcext:value-type="float">
            <text:p>0.992454</text:p>
          </table:table-cell>
          <table:table-cell office:value-type="float" office:value="0.993692" calcext:value-type="float">
            <text:p>0.993692</text:p>
          </table:table-cell>
          <table:table-cell office:value-type="float" office:value="0.988545" calcext:value-type="float">
            <text:p>0.988545</text:p>
          </table:table-cell>
          <table:table-cell office:value-type="float" office:value="0.985804" calcext:value-type="float">
            <text:p>0.985804</text:p>
          </table:table-cell>
          <table:table-cell office:value-type="float" office:value="0.989433" calcext:value-type="float">
            <text:p>0.989433</text:p>
          </table:table-cell>
          <table:table-cell office:value-type="float" office:value="0.986479" calcext:value-type="float">
            <text:p>0.986479</text:p>
          </table:table-cell>
        </table:table-row>
        <table:table-row table:style-name="ro1">
          <table:table-cell office:value-type="float" office:value="9266.67" calcext:value-type="float">
            <text:p>9266.67</text:p>
          </table:table-cell>
          <table:table-cell office:value-type="float" office:value="0.992109" calcext:value-type="float">
            <text:p>0.992109</text:p>
          </table:table-cell>
          <table:table-cell office:value-type="float" office:value="0.993961" calcext:value-type="float">
            <text:p>0.993961</text:p>
          </table:table-cell>
          <table:table-cell office:value-type="float" office:value="0.988559" calcext:value-type="float">
            <text:p>0.988559</text:p>
          </table:table-cell>
          <table:table-cell office:value-type="float" office:value="0.985826" calcext:value-type="float">
            <text:p>0.985826</text:p>
          </table:table-cell>
          <table:table-cell office:value-type="float" office:value="0.989449" calcext:value-type="float">
            <text:p>0.989449</text:p>
          </table:table-cell>
          <table:table-cell office:value-type="float" office:value="0.986501" calcext:value-type="float">
            <text:p>0.986501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992373" calcext:value-type="float">
            <text:p>0.992373</text:p>
          </table:table-cell>
          <table:table-cell office:value-type="float" office:value="0.994061" calcext:value-type="float">
            <text:p>0.994061</text:p>
          </table:table-cell>
          <table:table-cell office:value-type="float" office:value="0.988538" calcext:value-type="float">
            <text:p>0.988538</text:p>
          </table:table-cell>
          <table:table-cell office:value-type="float" office:value="0.985809" calcext:value-type="float">
            <text:p>0.985809</text:p>
          </table:table-cell>
          <table:table-cell office:value-type="float" office:value="0.989444" calcext:value-type="float">
            <text:p>0.989444</text:p>
          </table:table-cell>
          <table:table-cell office:value-type="float" office:value="0.98649" calcext:value-type="float">
            <text:p>0.98649</text:p>
          </table:table-cell>
        </table:table-row>
        <table:table-row table:style-name="ro1">
          <table:table-cell office:value-type="float" office:value="9333.33" calcext:value-type="float">
            <text:p>9333.33</text:p>
          </table:table-cell>
          <table:table-cell office:value-type="float" office:value="0.992468" calcext:value-type="float">
            <text:p>0.992468</text:p>
          </table:table-cell>
          <table:table-cell office:value-type="float" office:value="0.994021" calcext:value-type="float">
            <text:p>0.994021</text:p>
          </table:table-cell>
          <table:table-cell office:value-type="float" office:value="0.988535" calcext:value-type="float">
            <text:p>0.988535</text:p>
          </table:table-cell>
          <table:table-cell office:value-type="float" office:value="0.985813" calcext:value-type="float">
            <text:p>0.985813</text:p>
          </table:table-cell>
          <table:table-cell office:value-type="float" office:value="0.989449" calcext:value-type="float">
            <text:p>0.989449</text:p>
          </table:table-cell>
          <table:table-cell office:value-type="float" office:value="0.986496" calcext:value-type="float">
            <text:p>0.986496</text:p>
          </table:table-cell>
        </table:table-row>
        <table:table-row table:style-name="ro1">
          <table:table-cell office:value-type="float" office:value="9366.67" calcext:value-type="float">
            <text:p>9366.67</text:p>
          </table:table-cell>
          <table:table-cell office:value-type="float" office:value="0.992589" calcext:value-type="float">
            <text:p>0.992589</text:p>
          </table:table-cell>
          <table:table-cell office:value-type="float" office:value="0.993604" calcext:value-type="float">
            <text:p>0.993604</text:p>
          </table:table-cell>
          <table:table-cell office:value-type="float" office:value="0.988551" calcext:value-type="float">
            <text:p>0.988551</text:p>
          </table:table-cell>
          <table:table-cell office:value-type="float" office:value="0.985836" calcext:value-type="float">
            <text:p>0.985836</text:p>
          </table:table-cell>
          <table:table-cell office:value-type="float" office:value="0.989463" calcext:value-type="float">
            <text:p>0.989463</text:p>
          </table:table-cell>
          <table:table-cell office:value-type="float" office:value="0.986517" calcext:value-type="float">
            <text:p>0.986517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992622" calcext:value-type="float">
            <text:p>0.992622</text:p>
          </table:table-cell>
          <table:table-cell office:value-type="float" office:value="0.993142" calcext:value-type="float">
            <text:p>0.993142</text:p>
          </table:table-cell>
          <table:table-cell office:value-type="float" office:value="0.988532" calcext:value-type="float">
            <text:p>0.988532</text:p>
          </table:table-cell>
          <table:table-cell office:value-type="float" office:value="0.985818" calcext:value-type="float">
            <text:p>0.985818</text:p>
          </table:table-cell>
          <table:table-cell office:value-type="float" office:value="0.989451" calcext:value-type="float">
            <text:p>0.989451</text:p>
          </table:table-cell>
          <table:table-cell office:value-type="float" office:value="0.986501" calcext:value-type="float">
            <text:p>0.986501</text:p>
          </table:table-cell>
        </table:table-row>
        <table:table-row table:style-name="ro1">
          <table:table-cell office:value-type="float" office:value="9433.33" calcext:value-type="float">
            <text:p>9433.33</text:p>
          </table:table-cell>
          <table:table-cell office:value-type="float" office:value="0.991932" calcext:value-type="float">
            <text:p>0.991932</text:p>
          </table:table-cell>
          <table:table-cell office:value-type="float" office:value="0.993544" calcext:value-type="float">
            <text:p>0.993544</text:p>
          </table:table-cell>
          <table:table-cell office:value-type="float" office:value="0.988545" calcext:value-type="float">
            <text:p>0.988545</text:p>
          </table:table-cell>
          <table:table-cell office:value-type="float" office:value="0.985839" calcext:value-type="float">
            <text:p>0.985839</text:p>
          </table:table-cell>
          <table:table-cell office:value-type="float" office:value="0.989465" calcext:value-type="float">
            <text:p>0.989465</text:p>
          </table:table-cell>
          <table:table-cell office:value-type="float" office:value="0.986522" calcext:value-type="float">
            <text:p>0.986522</text:p>
          </table:table-cell>
        </table:table-row>
        <table:table-row table:style-name="ro1">
          <table:table-cell office:value-type="float" office:value="9466.67" calcext:value-type="float">
            <text:p>9466.67</text:p>
          </table:table-cell>
          <table:table-cell office:value-type="float" office:value="0.991899" calcext:value-type="float">
            <text:p>0.991899</text:p>
          </table:table-cell>
          <table:table-cell office:value-type="float" office:value="0.993071" calcext:value-type="float">
            <text:p>0.993071</text:p>
          </table:table-cell>
          <table:table-cell office:value-type="float" office:value="0.988557" calcext:value-type="float">
            <text:p>0.988557</text:p>
          </table:table-cell>
          <table:table-cell office:value-type="float" office:value="0.98586" calcext:value-type="float">
            <text:p>0.98586</text:p>
          </table:table-cell>
          <table:table-cell office:value-type="float" office:value="0.989477" calcext:value-type="float">
            <text:p>0.989477</text:p>
          </table:table-cell>
          <table:table-cell office:value-type="float" office:value="0.986542" calcext:value-type="float">
            <text:p>0.986542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992176" calcext:value-type="float">
            <text:p>0.992176</text:p>
          </table:table-cell>
          <table:table-cell office:value-type="float" office:value="0.993639" calcext:value-type="float">
            <text:p>0.993639</text:p>
          </table:table-cell>
          <table:table-cell office:value-type="float" office:value="0.988537" calcext:value-type="float">
            <text:p>0.988537</text:p>
          </table:table-cell>
          <table:table-cell office:value-type="float" office:value="0.985839" calcext:value-type="float">
            <text:p>0.985839</text:p>
          </table:table-cell>
          <table:table-cell office:value-type="float" office:value="0.989463" calcext:value-type="float">
            <text:p>0.989463</text:p>
          </table:table-cell>
          <table:table-cell office:value-type="float" office:value="0.986523" calcext:value-type="float">
            <text:p>0.986523</text:p>
          </table:table-cell>
        </table:table-row>
        <table:table-row table:style-name="ro1">
          <table:table-cell office:value-type="float" office:value="9533.33" calcext:value-type="float">
            <text:p>9533.33</text:p>
          </table:table-cell>
          <table:table-cell office:value-type="float" office:value="0.992386" calcext:value-type="float">
            <text:p>0.992386</text:p>
          </table:table-cell>
          <table:table-cell office:value-type="float" office:value="0.993417" calcext:value-type="float">
            <text:p>0.993417</text:p>
          </table:table-cell>
          <table:table-cell office:value-type="float" office:value="0.988535" calcext:value-type="float">
            <text:p>0.988535</text:p>
          </table:table-cell>
          <table:table-cell office:value-type="float" office:value="0.985839" calcext:value-type="float">
            <text:p>0.985839</text:p>
          </table:table-cell>
          <table:table-cell office:value-type="float" office:value="0.989464" calcext:value-type="float">
            <text:p>0.989464</text:p>
          </table:table-cell>
          <table:table-cell office:value-type="float" office:value="0.986524" calcext:value-type="float">
            <text:p>0.986524</text:p>
          </table:table-cell>
        </table:table-row>
        <table:table-row table:style-name="ro1">
          <table:table-cell office:value-type="float" office:value="9566.67" calcext:value-type="float">
            <text:p>9566.67</text:p>
          </table:table-cell>
          <table:table-cell office:value-type="float" office:value="0.992155" calcext:value-type="float">
            <text:p>0.992155</text:p>
          </table:table-cell>
          <table:table-cell office:value-type="float" office:value="0.993816" calcext:value-type="float">
            <text:p>0.993816</text:p>
          </table:table-cell>
          <table:table-cell office:value-type="float" office:value="0.988549" calcext:value-type="float">
            <text:p>0.988549</text:p>
          </table:table-cell>
          <table:table-cell office:value-type="float" office:value="0.985861" calcext:value-type="float">
            <text:p>0.985861</text:p>
          </table:table-cell>
          <table:table-cell office:value-type="float" office:value="0.989479" calcext:value-type="float">
            <text:p>0.989479</text:p>
          </table:table-cell>
          <table:table-cell office:value-type="float" office:value="0.986545" calcext:value-type="float">
            <text:p>0.98654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992168" calcext:value-type="float">
            <text:p>0.992168</text:p>
          </table:table-cell>
          <table:table-cell office:value-type="float" office:value="0.99404" calcext:value-type="float">
            <text:p>0.99404</text:p>
          </table:table-cell>
          <table:table-cell office:value-type="float" office:value="0.988529" calcext:value-type="float">
            <text:p>0.988529</text:p>
          </table:table-cell>
          <table:table-cell office:value-type="float" office:value="0.98584" calcext:value-type="float">
            <text:p>0.98584</text:p>
          </table:table-cell>
          <table:table-cell office:value-type="float" office:value="0.989467" calcext:value-type="float">
            <text:p>0.989467</text:p>
          </table:table-cell>
          <table:table-cell office:value-type="float" office:value="0.986527" calcext:value-type="float">
            <text:p>0.986527</text:p>
          </table:table-cell>
        </table:table-row>
        <table:table-row table:style-name="ro1">
          <table:table-cell office:value-type="float" office:value="9633.33" calcext:value-type="float">
            <text:p>9633.33</text:p>
          </table:table-cell>
          <table:table-cell office:value-type="float" office:value="0.992361" calcext:value-type="float">
            <text:p>0.992361</text:p>
          </table:table-cell>
          <table:table-cell office:value-type="float" office:value="0.993723" calcext:value-type="float">
            <text:p>0.993723</text:p>
          </table:table-cell>
          <table:table-cell office:value-type="float" office:value="0.988527" calcext:value-type="float">
            <text:p>0.988527</text:p>
          </table:table-cell>
          <table:table-cell office:value-type="float" office:value="0.985841" calcext:value-type="float">
            <text:p>0.985841</text:p>
          </table:table-cell>
          <table:table-cell office:value-type="float" office:value="0.989467" calcext:value-type="float">
            <text:p>0.989467</text:p>
          </table:table-cell>
          <table:table-cell office:value-type="float" office:value="0.986528" calcext:value-type="float">
            <text:p>0.986528</text:p>
          </table:table-cell>
        </table:table-row>
        <table:table-row table:style-name="ro1">
          <table:table-cell office:value-type="float" office:value="9666.67" calcext:value-type="float">
            <text:p>9666.67</text:p>
          </table:table-cell>
          <table:table-cell office:value-type="float" office:value="0.992185" calcext:value-type="float">
            <text:p>0.992185</text:p>
          </table:table-cell>
          <table:table-cell office:value-type="float" office:value="0.993318" calcext:value-type="float">
            <text:p>0.993318</text:p>
          </table:table-cell>
          <table:table-cell office:value-type="float" office:value="0.988541" calcext:value-type="float">
            <text:p>0.988541</text:p>
          </table:table-cell>
          <table:table-cell office:value-type="float" office:value="0.985863" calcext:value-type="float">
            <text:p>0.985863</text:p>
          </table:table-cell>
          <table:table-cell office:value-type="float" office:value="0.989481" calcext:value-type="float">
            <text:p>0.989481</text:p>
          </table:table-cell>
          <table:table-cell office:value-type="float" office:value="0.986549" calcext:value-type="float">
            <text:p>0.986549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992783" calcext:value-type="float">
            <text:p>0.992783</text:p>
          </table:table-cell>
          <table:table-cell office:value-type="float" office:value="0.993093" calcext:value-type="float">
            <text:p>0.993093</text:p>
          </table:table-cell>
          <table:table-cell office:value-type="float" office:value="0.988524" calcext:value-type="float">
            <text:p>0.988524</text:p>
          </table:table-cell>
          <table:table-cell office:value-type="float" office:value="0.985842" calcext:value-type="float">
            <text:p>0.985842</text:p>
          </table:table-cell>
          <table:table-cell office:value-type="float" office:value="0.989462" calcext:value-type="float">
            <text:p>0.989462</text:p>
          </table:table-cell>
          <table:table-cell office:value-type="float" office:value="0.986528" calcext:value-type="float">
            <text:p>0.986528</text:p>
          </table:table-cell>
        </table:table-row>
        <table:table-row table:style-name="ro1">
          <table:table-cell office:value-type="float" office:value="9733.33" calcext:value-type="float">
            <text:p>9733.33</text:p>
          </table:table-cell>
          <table:table-cell office:value-type="float" office:value="0.992668" calcext:value-type="float">
            <text:p>0.992668</text:p>
          </table:table-cell>
          <table:table-cell office:value-type="float" office:value="0.993172" calcext:value-type="float">
            <text:p>0.993172</text:p>
          </table:table-cell>
          <table:table-cell office:value-type="float" office:value="0.988522" calcext:value-type="float">
            <text:p>0.988522</text:p>
          </table:table-cell>
          <table:table-cell office:value-type="float" office:value="0.985843" calcext:value-type="float">
            <text:p>0.985843</text:p>
          </table:table-cell>
          <table:table-cell office:value-type="float" office:value="0.989461" calcext:value-type="float">
            <text:p>0.989461</text:p>
          </table:table-cell>
          <table:table-cell office:value-type="float" office:value="0.986529" calcext:value-type="float">
            <text:p>0.986529</text:p>
          </table:table-cell>
        </table:table-row>
        <table:table-row table:style-name="ro1">
          <table:table-cell office:value-type="float" office:value="9766.67" calcext:value-type="float">
            <text:p>9766.67</text:p>
          </table:table-cell>
          <table:table-cell office:value-type="float" office:value="0.991449" calcext:value-type="float">
            <text:p>0.991449</text:p>
          </table:table-cell>
          <table:table-cell office:value-type="float" office:value="0.993087" calcext:value-type="float">
            <text:p>0.993087</text:p>
          </table:table-cell>
          <table:table-cell office:value-type="float" office:value="0.988533" calcext:value-type="float">
            <text:p>0.988533</text:p>
          </table:table-cell>
          <table:table-cell office:value-type="float" office:value="0.985863" calcext:value-type="float">
            <text:p>0.985863</text:p>
          </table:table-cell>
          <table:table-cell office:value-type="float" office:value="0.989472" calcext:value-type="float">
            <text:p>0.989472</text:p>
          </table:table-cell>
          <table:table-cell office:value-type="float" office:value="0.986547" calcext:value-type="float">
            <text:p>0.986547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991421" calcext:value-type="float">
            <text:p>0.991421</text:p>
          </table:table-cell>
          <table:table-cell office:value-type="float" office:value="0.993479" calcext:value-type="float">
            <text:p>0.993479</text:p>
          </table:table-cell>
          <table:table-cell office:value-type="float" office:value="0.98851" calcext:value-type="float">
            <text:p>0.98851</text:p>
          </table:table-cell>
          <table:table-cell office:value-type="float" office:value="0.985839" calcext:value-type="float">
            <text:p>0.985839</text:p>
          </table:table-cell>
          <table:table-cell office:value-type="float" office:value="0.989462" calcext:value-type="float">
            <text:p>0.989462</text:p>
          </table:table-cell>
          <table:table-cell office:value-type="float" office:value="0.986528" calcext:value-type="float">
            <text:p>0.986528</text:p>
          </table:table-cell>
        </table:table-row>
        <table:table-row table:style-name="ro1">
          <table:table-cell office:value-type="float" office:value="9833.33" calcext:value-type="float">
            <text:p>9833.33</text:p>
          </table:table-cell>
          <table:table-cell office:value-type="float" office:value="0.991893" calcext:value-type="float">
            <text:p>0.991893</text:p>
          </table:table-cell>
          <table:table-cell office:value-type="float" office:value="0.993184" calcext:value-type="float">
            <text:p>0.993184</text:p>
          </table:table-cell>
          <table:table-cell office:value-type="float" office:value="0.988508" calcext:value-type="float">
            <text:p>0.988508</text:p>
          </table:table-cell>
          <table:table-cell office:value-type="float" office:value="0.985838" calcext:value-type="float">
            <text:p>0.985838</text:p>
          </table:table-cell>
          <table:table-cell office:value-type="float" office:value="0.989465" calcext:value-type="float">
            <text:p>0.989465</text:p>
          </table:table-cell>
          <table:table-cell office:value-type="float" office:value="0.986528" calcext:value-type="float">
            <text:p>0.986528</text:p>
          </table:table-cell>
        </table:table-row>
        <table:table-row table:style-name="ro1">
          <table:table-cell office:value-type="float" office:value="9866.67" calcext:value-type="float">
            <text:p>9866.67</text:p>
          </table:table-cell>
          <table:table-cell office:value-type="float" office:value="0.991748" calcext:value-type="float">
            <text:p>0.991748</text:p>
          </table:table-cell>
          <table:table-cell office:value-type="float" office:value="0.993431" calcext:value-type="float">
            <text:p>0.993431</text:p>
          </table:table-cell>
          <table:table-cell office:value-type="float" office:value="0.988521" calcext:value-type="float">
            <text:p>0.988521</text:p>
          </table:table-cell>
          <table:table-cell office:value-type="float" office:value="0.985859" calcext:value-type="float">
            <text:p>0.985859</text:p>
          </table:table-cell>
          <table:table-cell office:value-type="float" office:value="0.989478" calcext:value-type="float">
            <text:p>0.989478</text:p>
          </table:table-cell>
          <table:table-cell office:value-type="float" office:value="0.986547" calcext:value-type="float">
            <text:p>0.986547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984972" calcext:value-type="float">
            <text:p>0.984972</text:p>
          </table:table-cell>
          <table:table-cell office:value-type="float" office:value="0.990739" calcext:value-type="float">
            <text:p>0.990739</text:p>
          </table:table-cell>
          <table:table-cell office:value-type="float" office:value="0.988408" calcext:value-type="float">
            <text:p>0.988408</text:p>
          </table:table-cell>
          <table:table-cell office:value-type="float" office:value="0.985698" calcext:value-type="float">
            <text:p>0.985698</text:p>
          </table:table-cell>
          <table:table-cell office:value-type="float" office:value="0.989389" calcext:value-type="float">
            <text:p>0.989389</text:p>
          </table:table-cell>
          <table:table-cell office:value-type="float" office:value="0.9864" calcext:value-type="float">
            <text:p>0.9864</text:p>
          </table:table-cell>
        </table:table-row>
        <table:table-row table:style-name="ro1">
          <table:table-cell office:value-type="float" office:value="9933.33" calcext:value-type="float">
            <text:p>9933.33</text:p>
          </table:table-cell>
          <table:table-cell office:value-type="float" office:value="0.985141" calcext:value-type="float">
            <text:p>0.985141</text:p>
          </table:table-cell>
          <table:table-cell office:value-type="float" office:value="0.990358" calcext:value-type="float">
            <text:p>0.990358</text:p>
          </table:table-cell>
          <table:table-cell office:value-type="float" office:value="0.988318" calcext:value-type="float">
            <text:p>0.988318</text:p>
          </table:table-cell>
          <table:table-cell office:value-type="float" office:value="0.985567" calcext:value-type="float">
            <text:p>0.985567</text:p>
          </table:table-cell>
          <table:table-cell office:value-type="float" office:value="0.989321" calcext:value-type="float">
            <text:p>0.989321</text:p>
          </table:table-cell>
          <table:table-cell office:value-type="float" office:value="0.986282" calcext:value-type="float">
            <text:p>0.986282</text:p>
          </table:table-cell>
        </table:table-row>
        <table:table-row table:style-name="ro1">
          <table:table-cell office:value-type="float" office:value="9966.67" calcext:value-type="float">
            <text:p>9966.67</text:p>
          </table:table-cell>
          <table:table-cell office:value-type="float" office:value="0.970941" calcext:value-type="float">
            <text:p>0.970941</text:p>
          </table:table-cell>
          <table:table-cell office:value-type="float" office:value="0.985012" calcext:value-type="float">
            <text:p>0.985012</text:p>
          </table:table-cell>
          <table:table-cell office:value-type="float" office:value="0.987745" calcext:value-type="float">
            <text:p>0.987745</text:p>
          </table:table-cell>
          <table:table-cell office:value-type="float" office:value="0.984553" calcext:value-type="float">
            <text:p>0.984553</text:p>
          </table:table-cell>
          <table:table-cell office:value-type="float" office:value="0.988836" calcext:value-type="float">
            <text:p>0.988836</text:p>
          </table:table-cell>
          <table:table-cell office:value-type="float" office:value="0.985361" calcext:value-type="float">
            <text:p>0.98536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70324" calcext:value-type="float">
            <text:p>0.970324</text:p>
          </table:table-cell>
          <table:table-cell office:value-type="float" office:value="0.985025" calcext:value-type="float">
            <text:p>0.985025</text:p>
          </table:table-cell>
          <table:table-cell office:value-type="float" office:value="0.987173" calcext:value-type="float">
            <text:p>0.987173</text:p>
          </table:table-cell>
          <table:table-cell office:value-type="float" office:value="0.983561" calcext:value-type="float">
            <text:p>0.983561</text:p>
          </table:table-cell>
          <table:table-cell office:value-type="float" office:value="0.988357" calcext:value-type="float">
            <text:p>0.988357</text:p>
          </table:table-cell>
          <table:table-cell office:value-type="float" office:value="0.984456" calcext:value-type="float">
            <text:p>0.984456</text:p>
          </table:table-cell>
        </table:table-row>
        <table:table-row table:style-name="ro1">
          <table:table-cell office:value-type="float" office:value="10033.33" calcext:value-type="float">
            <text:p>10033.33</text:p>
          </table:table-cell>
          <table:table-cell office:value-type="float" office:value="0.978312" calcext:value-type="float">
            <text:p>0.978312</text:p>
          </table:table-cell>
          <table:table-cell office:value-type="float" office:value="0.988753" calcext:value-type="float">
            <text:p>0.988753</text:p>
          </table:table-cell>
          <table:table-cell office:value-type="float" office:value="0.986943" calcext:value-type="float">
            <text:p>0.986943</text:p>
          </table:table-cell>
          <table:table-cell office:value-type="float" office:value="0.983192" calcext:value-type="float">
            <text:p>0.983192</text:p>
          </table:table-cell>
          <table:table-cell office:value-type="float" office:value="0.98818" calcext:value-type="float">
            <text:p>0.98818</text:p>
          </table:table-cell>
          <table:table-cell office:value-type="float" office:value="0.984125" calcext:value-type="float">
            <text:p>0.984125</text:p>
          </table:table-cell>
        </table:table-row>
        <table:table-row table:style-name="ro1">
          <table:table-cell office:value-type="float" office:value="10066.67" calcext:value-type="float">
            <text:p>10066.67</text:p>
          </table:table-cell>
          <table:table-cell office:value-type="float" office:value="0.978107" calcext:value-type="float">
            <text:p>0.978107</text:p>
          </table:table-cell>
          <table:table-cell office:value-type="float" office:value="0.988783" calcext:value-type="float">
            <text:p>0.988783</text:p>
          </table:table-cell>
          <table:table-cell office:value-type="float" office:value="0.986735" calcext:value-type="float">
            <text:p>0.986735</text:p>
          </table:table-cell>
          <table:table-cell office:value-type="float" office:value="0.98286" calcext:value-type="float">
            <text:p>0.98286</text:p>
          </table:table-cell>
          <table:table-cell office:value-type="float" office:value="0.988019" calcext:value-type="float">
            <text:p>0.988019</text:p>
          </table:table-cell>
          <table:table-cell office:value-type="float" office:value="0.983826" calcext:value-type="float">
            <text:p>0.983826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989625" calcext:value-type="float">
            <text:p>0.989625</text:p>
          </table:table-cell>
          <table:table-cell office:value-type="float" office:value="0.992968" calcext:value-type="float">
            <text:p>0.992968</text:p>
          </table:table-cell>
          <table:table-cell office:value-type="float" office:value="0.986694" calcext:value-type="float">
            <text:p>0.986694</text:p>
          </table:table-cell>
          <table:table-cell office:value-type="float" office:value="0.982814" calcext:value-type="float">
            <text:p>0.982814</text:p>
          </table:table-cell>
          <table:table-cell office:value-type="float" office:value="0.988002" calcext:value-type="float">
            <text:p>0.988002</text:p>
          </table:table-cell>
          <table:table-cell office:value-type="float" office:value="0.983789" calcext:value-type="float">
            <text:p>0.983789</text:p>
          </table:table-cell>
        </table:table-row>
        <table:table-row table:style-name="ro1">
          <table:table-cell office:value-type="float" office:value="10133.33" calcext:value-type="float">
            <text:p>10133.33</text:p>
          </table:table-cell>
          <table:table-cell office:value-type="float" office:value="0.989748" calcext:value-type="float">
            <text:p>0.989748</text:p>
          </table:table-cell>
          <table:table-cell office:value-type="float" office:value="0.993043" calcext:value-type="float">
            <text:p>0.993043</text:p>
          </table:table-cell>
          <table:table-cell office:value-type="float" office:value="0.98668" calcext:value-type="float">
            <text:p>0.98668</text:p>
          </table:table-cell>
          <table:table-cell office:value-type="float" office:value="0.982801" calcext:value-type="float">
            <text:p>0.982801</text:p>
          </table:table-cell>
          <table:table-cell office:value-type="float" office:value="0.987999" calcext:value-type="float">
            <text:p>0.987999</text:p>
          </table:table-cell>
          <table:table-cell office:value-type="float" office:value="0.98378" calcext:value-type="float">
            <text:p>0.98378</text:p>
          </table:table-cell>
        </table:table-row>
        <table:table-row table:style-name="ro1">
          <table:table-cell office:value-type="float" office:value="10166.67" calcext:value-type="float">
            <text:p>10166.67</text:p>
          </table:table-cell>
          <table:table-cell office:value-type="float" office:value="0.991728" calcext:value-type="float">
            <text:p>0.991728</text:p>
          </table:table-cell>
          <table:table-cell office:value-type="float" office:value="0.993729" calcext:value-type="float">
            <text:p>0.993729</text:p>
          </table:table-cell>
          <table:table-cell office:value-type="float" office:value="0.986699" calcext:value-type="float">
            <text:p>0.986699</text:p>
          </table:table-cell>
          <table:table-cell office:value-type="float" office:value="0.982832" calcext:value-type="float">
            <text:p>0.982832</text:p>
          </table:table-cell>
          <table:table-cell office:value-type="float" office:value="0.988019" calcext:value-type="float">
            <text:p>0.988019</text:p>
          </table:table-cell>
          <table:table-cell office:value-type="float" office:value="0.98381" calcext:value-type="float">
            <text:p>0.98381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991776" calcext:value-type="float">
            <text:p>0.991776</text:p>
          </table:table-cell>
          <table:table-cell office:value-type="float" office:value="0.99392" calcext:value-type="float">
            <text:p>0.99392</text:p>
          </table:table-cell>
          <table:table-cell office:value-type="float" office:value="0.986677" calcext:value-type="float">
            <text:p>0.986677</text:p>
          </table:table-cell>
          <table:table-cell office:value-type="float" office:value="0.982799" calcext:value-type="float">
            <text:p>0.982799</text:p>
          </table:table-cell>
          <table:table-cell office:value-type="float" office:value="0.988006" calcext:value-type="float">
            <text:p>0.988006</text:p>
          </table:table-cell>
          <table:table-cell office:value-type="float" office:value="0.983782" calcext:value-type="float">
            <text:p>0.983782</text:p>
          </table:table-cell>
        </table:table-row>
      </table:table>
      <table:table table:name="Sheet1" table:style-name="ta1">
        <table:shapes>
          <draw:frame draw:z-index="0" draw:style-name="gr1" draw:text-style-name="P1" svg:width="6.2976in" svg:height="3.5441in" svg:x="7.0358in" svg:y="1.2067in">
            <draw:object draw:notify-on-update-of-ranges="rdata.A1:rdata.A14 rdata.C1:rdata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7063in" svg:y="1.6453in">
            <draw:object draw:notify-on-update-of-ranges="ldata.A2:ldata.A5 ldata.A2:ldata.A5 ldata.B1:ldata.B1 ldata.B2:ldata.B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3291in" svg:height="6.663in" svg:x="0.1091in" svg:y="1.2067in">
            <draw:object draw:notify-on-update-of-ranges="outdata2.A2:outdata2.A17 outdata2.A2:outdata2.A17 outdata2.B1:outdata2.B1 outdata2.B2:outdata2.B17 outdata2.A2:outdata2.A17 outdata2.C1:outdata2.C1 outdata2.C2:outdata2.C17 outdata2.A2:outdata2.A17 outdata2.D1:outdata2.D1 outdata2.D2:outdata2.D17 outdata2.A2:outdata2.A17 outdata2.E1:outdata2.E1 outdata2.E2:outdata2.E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3291in" svg:height="6.663in" svg:x="0.5114in" svg:y="8.1843in">
            <draw:object draw:notify-on-update-of-ranges="outdata2.A2:outdata2.A11 outdata2.A2:outdata2.A11 outdata2.B1:outdata2.B1 outdata2.B2:outdata2.B11 outdata2.A2:outdata2.A11 outdata2.C1:outdata2.C1 outdata2.C2:outdata2.C11 outdata2.A2:outdata2.A11 outdata2.D1:outdata2.D1 outdata2.D2:outdata2.D11 outdata2.A2:outdata2.A11 outdata2.E1:outdata2.E1 outdata2.E2:outdata2.E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4315in" svg:height="9.7098in" svg:x="0.0472in" svg:y="15.098in">
            <draw:object draw:notify-on-update-of-ranges="outdata4.A1:outdata4.A289 outdata4.B1:outdata4.B289 outdata4.C1:outdata4.C289 outdata4.D1:outdata4.D289 outdata4.E1:outdata4.E289 outdata4.F1:outdata4.F289 outdata4.G1:outdata4.G289 outdata4.H1:outdata4.H289 outdata4.I1:outdata4.I289 outdata4.J1:outdata4.J289 outdata4.K1:outdata4.K28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8:09:33.401274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18:59:53.549664630</dc:date>
    <dc:creator>Loj </dc:creator>
    <meta:generator>LibreOffice/4.2.8.2$Linux_X86_64 LibreOffice_project/420m0$Build-2</meta:generator>
    <meta:editing-duration>PT6H13M3S</meta:editing-duration>
    <meta:editing-cycles>5</meta:editing-cycles>
    <meta:document-statistic meta:table-count="8" meta:cell-count="42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3cm" xlink:href=".." xlink:type="simple" chart:class="chart:scatter" chart:style-name="ch1">
        <chart:legend chart:legend-position="end" svg:x="13.087cm" svg:y="4.188cm" style:legend-expansion="high" chart:style-name="ch2"/>
        <chart:plot-area chart:style-name="ch3" table:cell-range-address="rdata.A1:rdata.A14 rdata.C1:rdata.C14" svg:x="0.319cm" svg:y="0.18cm" svg:width="12.449cm" svg:height="8.643cm">
          <chartooo:coordinate-region svg:x="1.558cm" svg:y="0.393cm" svg:width="9.97cm" svg:height="7.7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data.C1:rdata.C14" chart:class="chart:scatter">
            <chart:domain table:cell-range-address="rdata.A1:rdata.A1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3999503367">
                <text:p>1463999503367</text:p>
                <draw:g>
                  <svg:desc>rdata.A1:rdata.A14</svg:desc>
                </draw:g>
              </table:table-cell>
              <table:table-cell office:value-type="float" office:value="32">
                <text:p>32</text:p>
                <draw:g>
                  <svg:desc>rdata.C1:rdata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3999503567">
                <text:p>14639995035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3999504531">
                <text:p>1463999504531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3999519639">
                <text:p>146399951963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3999521335">
                <text:p>14639995213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3999521472">
                <text:p>146399952147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3999522036">
                <text:p>14639995220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3999522235">
                <text:p>1463999522235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3999523635">
                <text:p>146399952363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3999525063">
                <text:p>146399952506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3999525731">
                <text:p>14639995257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3999525995">
                <text:p>14639995259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3999534351">
                <text:p>146399953435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3999536747">
                <text:p>1463999536747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4.465cm" svg:y="4.187cm" style:legend-expansion="high" chart:style-name="ch2"/>
        <chart:plot-area chart:style-name="ch3" table:cell-range-address="ldata.A1:ldata.B5" chart:data-source-has-labels="both" svg:x="0.32cm" svg:y="0.18cm" svg:width="13.825cm" svg:height="8.64cm">
          <chartooo:coordinate-region svg:x="1.058cm" svg:y="0.394cm" svg:width="12.609cm" svg:height="7.752cm"/>
          <chart:axis chart:dimension="x" chart:name="primary-x" chart:style-name="ch4" chartooo:axis-type="auto">
            <chart:categories table:cell-range-address="ldata.A2:ldata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data.B2:ldata.B5" chart:label-cell-address="ldata.B1:ldata.B1" chart:class="chart:scatter">
            <chart:domain table:cell-range-address="ldata.A2:ldata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ldata.B1:ldata.B1</svg:desc>
                </draw:g>
              </table:table-cell>
            </table:table-row>
          </table:table-header-rows>
          <table:table-rows>
            <table:table-row>
              <table:table-cell office:value-type="float" office:value="2733.33">
                <text:p>2730</text:p>
                <draw:g>
                  <svg:desc>ldata.A2:ldata.A5</svg:desc>
                </draw:g>
              </table:table-cell>
              <table:table-cell office:value-type="float" office:value="2733.33">
                <text:p>2733.33</text:p>
                <draw:g>
                  <svg:desc>ldata.A2:ldata.A5</svg:desc>
                </draw:g>
              </table:table-cell>
              <table:table-cell office:value-type="float" office:value="1">
                <text:p>1</text:p>
                <draw:g>
                  <svg:desc>ldata.B2:ldata.B5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33.33">
                <text:p>6330</text:p>
              </table:table-cell>
              <table:table-cell office:value-type="float" office:value="6333.33">
                <text:p>6333.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937cm" svg:height="16.925cm" xlink:href=".." xlink:type="simple" chart:class="chart:scatter" chart:column-mapping="0 1 2 3" chart:style-name="ch1">
        <chart:legend chart:legend-position="end" svg:x="36.616cm" svg:y="7.362cm" style:legend-expansion="high" chart:style-name="ch2"/>
        <chart:plot-area chart:style-name="ch3" table:cell-range-address="outdata2.A1:outdata2.E17" chart:data-source-has-labels="both" svg:x="0.778cm" svg:y="0.338cm" svg:width="35.06cm" svg:height="16.249cm">
          <chartooo:coordinate-region svg:x="1.516cm" svg:y="0.552cm" svg:width="33.844cm" svg:height="15.361cm"/>
          <chart:axis chart:dimension="x" chart:name="primary-x" chart:style-name="ch4" chartooo:axis-type="auto">
            <chart:categories table:cell-range-address="outdata2.A2:outdata2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data2.B2:outdata2.B17" chart:label-cell-address="outdata2.B1:outdata2.B1" chart:class="chart:scatter">
            <chart:domain table:cell-range-address="outdata2.A2:outdata2.A17"/>
            <chart:data-point chart:repeated="16"/>
          </chart:series>
          <chart:series chart:style-name="ch7" chart:values-cell-range-address="outdata2.C2:outdata2.C17" chart:label-cell-address="outdata2.C1:outdata2.C1" chart:class="chart:scatter">
            <chart:data-point chart:repeated="16"/>
          </chart:series>
          <chart:series chart:style-name="ch8" chart:values-cell-range-address="outdata2.D2:outdata2.D17" chart:label-cell-address="outdata2.D1:outdata2.D1" chart:class="chart:scatter">
            <chart:data-point chart:repeated="16"/>
          </chart:series>
          <chart:series chart:style-name="ch9" chart:values-cell-range-address="outdata2.E2:outdata2.E17" chart:label-cell-address="outdata2.E1:outdata2.E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outdata2.B1:outdata2.B1</svg:desc>
                </draw:g>
              </table:table-cell>
              <table:table-cell office:value-type="string">
                <text:p/>
                <draw:g>
                  <svg:desc>outdata2.C1:outdata2.C1</svg:desc>
                </draw:g>
              </table:table-cell>
              <table:table-cell office:value-type="string">
                <text:p>1</text:p>
                <draw:g>
                  <svg:desc>outdata2.D1:outdata2.D1</svg:desc>
                </draw:g>
              </table:table-cell>
              <table:table-cell office:value-type="string">
                <text:p/>
                <draw:g>
                  <svg:desc>outdata2.E1:outdata2.E1</svg:desc>
                </draw:g>
              </table:table-cell>
            </table:table-row>
          </table:table-header-rows>
          <table:table-rows>
            <table:table-row>
              <table:table-cell office:value-type="float" office:value="2400">
                <text:p>2400</text:p>
                <draw:g>
                  <svg:desc>outdata2.A2:outdata2.A17</svg:desc>
                </draw:g>
              </table:table-cell>
              <table:table-cell office:value-type="float" office:value="2400">
                <text:p>2400</text:p>
                <draw:g>
                  <svg:desc>outdata2.A2:outdata2.A17</svg:desc>
                </draw:g>
              </table:table-cell>
              <table:table-cell office:value-type="float" office:value="1">
                <text:p>1</text:p>
                <draw:g>
                  <svg:desc>outdata2.B2:outdata2.B17</svg:desc>
                </draw:g>
              </table:table-cell>
              <table:table-cell office:value-type="float" office:value="NaN">
                <text:p>NaN</text:p>
                <draw:g>
                  <svg:desc>outdata2.C2:outdata2.C17</svg:desc>
                </draw:g>
              </table:table-cell>
              <table:table-cell office:value-type="float" office:value="NaN">
                <text:p>NaN</text:p>
                <draw:g>
                  <svg:desc>outdata2.D2:outdata2.D17</svg:desc>
                </draw:g>
              </table:table-cell>
              <table:table-cell office:value-type="float" office:value="NaN">
                <text:p>NaN</text:p>
                <draw:g>
                  <svg:desc>outdata2.E2:outdata2.E17</svg:desc>
                </draw:g>
              </table:table-cell>
            </table:table-row>
            <table:table-row>
              <table:table-cell office:value-type="float" office:value="2566.67">
                <text:p>2570</text:p>
              </table:table-cell>
              <table:table-cell office:value-type="float" office:value="2566.67">
                <text:p>2566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33.33">
                <text:p>2630</text:p>
              </table:table-cell>
              <table:table-cell office:value-type="float" office:value="2633.33">
                <text:p>2633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66.67">
                <text:p>2670</text:p>
              </table:table-cell>
              <table:table-cell office:value-type="float" office:value="2666.67">
                <text:p>2666.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33.33">
                <text:p>2730</text:p>
              </table:table-cell>
              <table:table-cell office:value-type="float" office:value="2733.33">
                <text:p>2733.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6.67">
                <text:p>2770</text:p>
              </table:table-cell>
              <table:table-cell office:value-type="float" office:value="2766.67">
                <text:p>2766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66.67">
                <text:p>2870</text:p>
              </table:table-cell>
              <table:table-cell office:value-type="float" office:value="2866.67">
                <text:p>2866.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33.33">
                <text:p>3130</text:p>
              </table:table-cell>
              <table:table-cell office:value-type="float" office:value="3133.33">
                <text:p>3133.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33.33">
                <text:p>6330</text:p>
              </table:table-cell>
              <table:table-cell office:value-type="float" office:value="6333.33">
                <text:p>6333.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66.67">
                <text:p>6470</text:p>
              </table:table-cell>
              <table:table-cell office:value-type="float" office:value="6466.67">
                <text:p>6466.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66.67">
                <text:p>9970</text:p>
              </table:table-cell>
              <table:table-cell office:value-type="float" office:value="9966.67">
                <text:p>9966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33.33">
                <text:p>10030</text:p>
              </table:table-cell>
              <table:table-cell office:value-type="float" office:value="10033.33">
                <text:p>10033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0100">
                <text:p>1010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937cm" svg:height="16.925cm" xlink:href=".." xlink:type="simple" chart:class="chart:scatter" chart:column-mapping="0 1 2 3" chart:style-name="ch1">
        <chart:legend chart:legend-position="end" svg:x="36.616cm" svg:y="7.362cm" style:legend-expansion="high" chart:style-name="ch2"/>
        <chart:plot-area chart:style-name="ch3" table:cell-range-address="outdata2.A1:outdata2.E11" chart:data-source-has-labels="both" svg:x="0.778cm" svg:y="0.338cm" svg:width="35.06cm" svg:height="16.249cm">
          <chartooo:coordinate-region svg:x="1.516cm" svg:y="0.552cm" svg:width="33.939cm" svg:height="15.361cm"/>
          <chart:axis chart:dimension="x" chart:name="primary-x" chart:style-name="ch4" chartooo:axis-type="auto">
            <chart:categories table:cell-range-address="outdata2.A2:outdata2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data2.B2:outdata2.B11" chart:label-cell-address="outdata2.B1:outdata2.B1" chart:class="chart:scatter">
            <chart:domain table:cell-range-address="outdata2.A2:outdata2.A11"/>
            <chart:data-point chart:repeated="10"/>
          </chart:series>
          <chart:series chart:style-name="ch7" chart:values-cell-range-address="outdata2.C2:outdata2.C11" chart:label-cell-address="outdata2.C1:outdata2.C1" chart:class="chart:scatter">
            <chart:data-point chart:repeated="10"/>
          </chart:series>
          <chart:series chart:style-name="ch8" chart:values-cell-range-address="outdata2.D2:outdata2.D11" chart:label-cell-address="outdata2.D1:outdata2.D1" chart:class="chart:scatter">
            <chart:data-point chart:repeated="10"/>
          </chart:series>
          <chart:series chart:style-name="ch9" chart:values-cell-range-address="outdata2.E2:outdata2.E11" chart:label-cell-address="outdata2.E1:outdata2.E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outdata2.B1:outdata2.B1</svg:desc>
                </draw:g>
              </table:table-cell>
              <table:table-cell office:value-type="string">
                <text:p/>
                <draw:g>
                  <svg:desc>outdata2.C1:outdata2.C1</svg:desc>
                </draw:g>
              </table:table-cell>
              <table:table-cell office:value-type="string">
                <text:p>1</text:p>
                <draw:g>
                  <svg:desc>outdata2.D1:outdata2.D1</svg:desc>
                </draw:g>
              </table:table-cell>
              <table:table-cell office:value-type="string">
                <text:p/>
                <draw:g>
                  <svg:desc>outdata2.E1:outdata2.E1</svg:desc>
                </draw:g>
              </table:table-cell>
            </table:table-row>
          </table:table-header-rows>
          <table:table-rows>
            <table:table-row>
              <table:table-cell office:value-type="float" office:value="2400">
                <text:p>2400</text:p>
                <draw:g>
                  <svg:desc>outdata2.A2:outdata2.A11</svg:desc>
                </draw:g>
              </table:table-cell>
              <table:table-cell office:value-type="float" office:value="2400">
                <text:p>2400</text:p>
                <draw:g>
                  <svg:desc>outdata2.A2:outdata2.A11</svg:desc>
                </draw:g>
              </table:table-cell>
              <table:table-cell office:value-type="float" office:value="1">
                <text:p>1</text:p>
                <draw:g>
                  <svg:desc>outdata2.B2:outdata2.B11</svg:desc>
                </draw:g>
              </table:table-cell>
              <table:table-cell office:value-type="float" office:value="NaN">
                <text:p>NaN</text:p>
                <draw:g>
                  <svg:desc>outdata2.C2:outdata2.C11</svg:desc>
                </draw:g>
              </table:table-cell>
              <table:table-cell office:value-type="float" office:value="NaN">
                <text:p>NaN</text:p>
                <draw:g>
                  <svg:desc>outdata2.D2:outdata2.D11</svg:desc>
                </draw:g>
              </table:table-cell>
              <table:table-cell office:value-type="float" office:value="NaN">
                <text:p>NaN</text:p>
                <draw:g>
                  <svg:desc>outdata2.E2:outdata2.E11</svg:desc>
                </draw:g>
              </table:table-cell>
            </table:table-row>
            <table:table-row>
              <table:table-cell office:value-type="float" office:value="2566.67">
                <text:p>2570</text:p>
              </table:table-cell>
              <table:table-cell office:value-type="float" office:value="2566.67">
                <text:p>2566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33.33">
                <text:p>2630</text:p>
              </table:table-cell>
              <table:table-cell office:value-type="float" office:value="2633.33">
                <text:p>2633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66.67">
                <text:p>2670</text:p>
              </table:table-cell>
              <table:table-cell office:value-type="float" office:value="2666.67">
                <text:p>2666.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33.33">
                <text:p>2730</text:p>
              </table:table-cell>
              <table:table-cell office:value-type="float" office:value="2733.33">
                <text:p>2733.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6.67">
                <text:p>2770</text:p>
              </table:table-cell>
              <table:table-cell office:value-type="float" office:value="2766.67">
                <text:p>2766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66.67">
                <text:p>2870</text:p>
              </table:table-cell>
              <table:table-cell office:value-type="float" office:value="2866.67">
                <text:p>2866.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33.33">
                <text:p>3130</text:p>
              </table:table-cell>
              <table:table-cell office:value-type="float" office:value="3133.33">
                <text:p>3133.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9.197cm" svg:height="24.664cm" xlink:href=".." xlink:type="simple" chart:class="chart:scatter" chart:style-name="ch1">
        <chart:legend chart:legend-position="end" svg:x="36.854cm" svg:y="9.657cm" style:legend-expansion="high" chart:style-name="ch2"/>
        <chart:plot-area chart:style-name="ch3" table:cell-range-address="outdata4.A1:outdata4.K289" chart:data-source-has-labels="column" svg:x="0.783cm" svg:y="0.493cm" svg:width="35.288cm" svg:height="23.678cm">
          <chartooo:coordinate-region svg:x="1.902cm" svg:y="0.707cm" svg:width="33.691cm" svg:height="22.791cm"/>
          <chart:axis chart:dimension="x" chart:name="primary-x" chart:style-name="ch4" chartooo:axis-type="auto">
            <chart:categories table:cell-range-address="outdata4.A1:outdata4.A28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data4.B1:outdata4.B289" chart:class="chart:scatter">
            <chart:domain table:cell-range-address="outdata4.A1:outdata4.A289"/>
            <chart:data-point chart:repeated="289"/>
          </chart:series>
          <chart:series chart:style-name="ch7" chart:values-cell-range-address="outdata4.C1:outdata4.C289" chart:class="chart:scatter">
            <chart:data-point chart:repeated="289"/>
          </chart:series>
          <chart:series chart:style-name="ch8" chart:values-cell-range-address="outdata4.D1:outdata4.D289" chart:class="chart:scatter">
            <chart:data-point chart:repeated="289"/>
          </chart:series>
          <chart:series chart:style-name="ch9" chart:values-cell-range-address="outdata4.E1:outdata4.E289" chart:class="chart:scatter">
            <chart:data-point chart:repeated="289"/>
          </chart:series>
          <chart:series chart:style-name="ch10" chart:values-cell-range-address="outdata4.F1:outdata4.F289" chart:class="chart:scatter">
            <chart:data-point chart:repeated="289"/>
          </chart:series>
          <chart:series chart:style-name="ch11" chart:values-cell-range-address="outdata4.G1:outdata4.G289" chart:class="chart:scatter">
            <chart:data-point chart:repeated="289"/>
          </chart:series>
          <chart:series chart:style-name="ch12" chart:values-cell-range-address="outdata4.H1:outdata4.H289" chart:class="chart:scatter">
            <chart:data-point chart:repeated="289"/>
          </chart:series>
          <chart:series chart:style-name="ch13" chart:values-cell-range-address="outdata4.I1:outdata4.I289" chart:class="chart:scatter">
            <chart:data-point chart:repeated="289"/>
          </chart:series>
          <chart:series chart:style-name="ch14" chart:values-cell-range-address="outdata4.J1:outdata4.J289" chart:class="chart:scatter">
            <chart:data-point chart:repeated="289"/>
          </chart:series>
          <chart:series chart:style-name="ch15" chart:values-cell-range-address="outdata4.K1:outdata4.K289" chart:class="chart:scatter">
            <chart:data-point chart:repeated="28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outdata4.A1:outdata4.A289</svg:desc>
                </draw:g>
              </table:table-cell>
              <table:table-cell office:value-type="float" office:value="0.994185">
                <text:p>0.994185</text:p>
                <draw:g>
                  <svg:desc>outdata4.B1:outdata4.B289</svg:desc>
                </draw:g>
              </table:table-cell>
              <table:table-cell office:value-type="float" office:value="0.994485">
                <text:p>0.994485</text:p>
                <draw:g>
                  <svg:desc>outdata4.C1:outdata4.C289</svg:desc>
                </draw:g>
              </table:table-cell>
              <table:table-cell office:value-type="float" office:value="0.993076">
                <text:p>0.993076</text:p>
                <draw:g>
                  <svg:desc>outdata4.D1:outdata4.D289</svg:desc>
                </draw:g>
              </table:table-cell>
              <table:table-cell office:value-type="float" office:value="0.99167">
                <text:p>0.99167</text:p>
                <draw:g>
                  <svg:desc>outdata4.E1:outdata4.E289</svg:desc>
                </draw:g>
              </table:table-cell>
              <table:table-cell office:value-type="float" office:value="0.993144">
                <text:p>0.993144</text:p>
                <draw:g>
                  <svg:desc>outdata4.F1:outdata4.F289</svg:desc>
                </draw:g>
              </table:table-cell>
              <table:table-cell office:value-type="float" office:value="0.991736">
                <text:p>0.991736</text:p>
                <draw:g>
                  <svg:desc>outdata4.G1:outdata4.G289</svg:desc>
                </draw:g>
              </table:table-cell>
              <table:table-cell office:value-type="float" office:value="NaN">
                <text:p>NaN</text:p>
                <draw:g>
                  <svg:desc>outdata4.H1:outdata4.H289</svg:desc>
                </draw:g>
              </table:table-cell>
              <table:table-cell office:value-type="float" office:value="NaN">
                <text:p>NaN</text:p>
                <draw:g>
                  <svg:desc>outdata4.I1:outdata4.I289</svg:desc>
                </draw:g>
              </table:table-cell>
              <table:table-cell office:value-type="float" office:value="NaN">
                <text:p>NaN</text:p>
                <draw:g>
                  <svg:desc>outdata4.J1:outdata4.J289</svg:desc>
                </draw:g>
              </table:table-cell>
              <table:table-cell office:value-type="float" office:value="NaN">
                <text:p>NaN</text:p>
                <draw:g>
                  <svg:desc>outdata4.K1:outdata4.K28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70324">
                <text:p>0.970324</text:p>
              </table:table-cell>
              <table:table-cell office:value-type="float" office:value="0.985025">
                <text:p>0.985025</text:p>
              </table:table-cell>
              <table:table-cell office:value-type="float" office:value="0.987173">
                <text:p>0.987173</text:p>
              </table:table-cell>
              <table:table-cell office:value-type="float" office:value="0.983561">
                <text:p>0.983561</text:p>
              </table:table-cell>
              <table:table-cell office:value-type="float" office:value="0.988357">
                <text:p>0.988357</text:p>
              </table:table-cell>
              <table:table-cell office:value-type="float" office:value="0.984456">
                <text:p>0.984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33.33">
                <text:p>10030</text:p>
              </table:table-cell>
              <table:table-cell office:value-type="float" office:value="0.978312">
                <text:p>0.978312</text:p>
              </table:table-cell>
              <table:table-cell office:value-type="float" office:value="0.988753">
                <text:p>0.988753</text:p>
              </table:table-cell>
              <table:table-cell office:value-type="float" office:value="0.986943">
                <text:p>0.986943</text:p>
              </table:table-cell>
              <table:table-cell office:value-type="float" office:value="0.983192">
                <text:p>0.983192</text:p>
              </table:table-cell>
              <table:table-cell office:value-type="float" office:value="0.98818">
                <text:p>0.98818</text:p>
              </table:table-cell>
              <table:table-cell office:value-type="float" office:value="0.984125">
                <text:p>0.98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66.67">
                <text:p>10070</text:p>
              </table:table-cell>
              <table:table-cell office:value-type="float" office:value="0.978107">
                <text:p>0.978107</text:p>
              </table:table-cell>
              <table:table-cell office:value-type="float" office:value="0.988783">
                <text:p>0.988783</text:p>
              </table:table-cell>
              <table:table-cell office:value-type="float" office:value="0.986735">
                <text:p>0.986735</text:p>
              </table:table-cell>
              <table:table-cell office:value-type="float" office:value="0.98286">
                <text:p>0.98286</text:p>
              </table:table-cell>
              <table:table-cell office:value-type="float" office:value="0.988019">
                <text:p>0.988019</text:p>
              </table:table-cell>
              <table:table-cell office:value-type="float" office:value="0.983826">
                <text:p>0.98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0.989625">
                <text:p>0.989625</text:p>
              </table:table-cell>
              <table:table-cell office:value-type="float" office:value="0.992968">
                <text:p>0.992968</text:p>
              </table:table-cell>
              <table:table-cell office:value-type="float" office:value="0.986694">
                <text:p>0.986694</text:p>
              </table:table-cell>
              <table:table-cell office:value-type="float" office:value="0.982814">
                <text:p>0.982814</text:p>
              </table:table-cell>
              <table:table-cell office:value-type="float" office:value="0.988002">
                <text:p>0.988002</text:p>
              </table:table-cell>
              <table:table-cell office:value-type="float" office:value="0.983789">
                <text:p>0.98378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33.33">
                <text:p>10130</text:p>
              </table:table-cell>
              <table:table-cell office:value-type="float" office:value="0.989748">
                <text:p>0.989748</text:p>
              </table:table-cell>
              <table:table-cell office:value-type="float" office:value="0.993043">
                <text:p>0.993043</text:p>
              </table:table-cell>
              <table:table-cell office:value-type="float" office:value="0.98668">
                <text:p>0.98668</text:p>
              </table:table-cell>
              <table:table-cell office:value-type="float" office:value="0.982801">
                <text:p>0.982801</text:p>
              </table:table-cell>
              <table:table-cell office:value-type="float" office:value="0.987999">
                <text:p>0.987999</text:p>
              </table:table-cell>
              <table:table-cell office:value-type="float" office:value="0.98378">
                <text:p>0.98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66.67">
                <text:p>10170</text:p>
              </table:table-cell>
              <table:table-cell office:value-type="float" office:value="0.991728">
                <text:p>0.991728</text:p>
              </table:table-cell>
              <table:table-cell office:value-type="float" office:value="0.993729">
                <text:p>0.993729</text:p>
              </table:table-cell>
              <table:table-cell office:value-type="float" office:value="0.986699">
                <text:p>0.986699</text:p>
              </table:table-cell>
              <table:table-cell office:value-type="float" office:value="0.982832">
                <text:p>0.982832</text:p>
              </table:table-cell>
              <table:table-cell office:value-type="float" office:value="0.988019">
                <text:p>0.988019</text:p>
              </table:table-cell>
              <table:table-cell office:value-type="float" office:value="0.98381">
                <text:p>0.9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991776">
                <text:p>0.991776</text:p>
              </table:table-cell>
              <table:table-cell office:value-type="float" office:value="0.99392">
                <text:p>0.99392</text:p>
              </table:table-cell>
              <table:table-cell office:value-type="float" office:value="0.986677">
                <text:p>0.986677</text:p>
              </table:table-cell>
              <table:table-cell office:value-type="float" office:value="0.982799">
                <text:p>0.982799</text:p>
              </table:table-cell>
              <table:table-cell office:value-type="float" office:value="0.988006">
                <text:p>0.988006</text:p>
              </table:table-cell>
              <table:table-cell office:value-type="float" office:value="0.983782">
                <text:p>0.983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3.33">
                <text:p>1030</text:p>
              </table:table-cell>
              <table:table-cell office:value-type="float" office:value="0.99406">
                <text:p>0.99406</text:p>
              </table:table-cell>
              <table:table-cell office:value-type="float" office:value="0.994251">
                <text:p>0.994251</text:p>
              </table:table-cell>
              <table:table-cell office:value-type="float" office:value="0.993084">
                <text:p>0.993084</text:p>
              </table:table-cell>
              <table:table-cell office:value-type="float" office:value="0.9917">
                <text:p>0.9917</text:p>
              </table:table-cell>
              <table:table-cell office:value-type="float" office:value="0.993156">
                <text:p>0.993156</text:p>
              </table:table-cell>
              <table:table-cell office:value-type="float" office:value="0.99177">
                <text:p>0.9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6.67">
                <text:p>1070</text:p>
              </table:table-cell>
              <table:table-cell office:value-type="float" office:value="0.993882">
                <text:p>0.993882</text:p>
              </table:table-cell>
              <table:table-cell office:value-type="float" office:value="0.993853">
                <text:p>0.993853</text:p>
              </table:table-cell>
              <table:table-cell office:value-type="float" office:value="0.993084">
                <text:p>0.993084</text:p>
              </table:table-cell>
              <table:table-cell office:value-type="float" office:value="0.991719">
                <text:p>0.991719</text:p>
              </table:table-cell>
              <table:table-cell office:value-type="float" office:value="0.993152">
                <text:p>0.993152</text:p>
              </table:table-cell>
              <table:table-cell office:value-type="float" office:value="0.991785">
                <text:p>0.99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993803">
                <text:p>0.993803</text:p>
              </table:table-cell>
              <table:table-cell office:value-type="float" office:value="0.99383">
                <text:p>0.99383</text:p>
              </table:table-cell>
              <table:table-cell office:value-type="float" office:value="0.99308">
                <text:p>0.99308</text:p>
              </table:table-cell>
              <table:table-cell office:value-type="float" office:value="0.991733">
                <text:p>0.991733</text:p>
              </table:table-cell>
              <table:table-cell office:value-type="float" office:value="0.993147">
                <text:p>0.993147</text:p>
              </table:table-cell>
              <table:table-cell office:value-type="float" office:value="0.991798">
                <text:p>0.99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3.33">
                <text:p>1130</text:p>
              </table:table-cell>
              <table:table-cell office:value-type="float" office:value="0.99373">
                <text:p>0.99373</text:p>
              </table:table-cell>
              <table:table-cell office:value-type="float" office:value="0.9937">
                <text:p>0.9937</text:p>
              </table:table-cell>
              <table:table-cell office:value-type="float" office:value="0.993074">
                <text:p>0.993074</text:p>
              </table:table-cell>
              <table:table-cell office:value-type="float" office:value="0.991742">
                <text:p>0.991742</text:p>
              </table:table-cell>
              <table:table-cell office:value-type="float" office:value="0.993138">
                <text:p>0.993138</text:p>
              </table:table-cell>
              <table:table-cell office:value-type="float" office:value="0.991805">
                <text:p>0.99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6.67">
                <text:p>1170</text:p>
              </table:table-cell>
              <table:table-cell office:value-type="float" office:value="0.99361">
                <text:p>0.99361</text:p>
              </table:table-cell>
              <table:table-cell office:value-type="float" office:value="0.993703">
                <text:p>0.993703</text:p>
              </table:table-cell>
              <table:table-cell office:value-type="float" office:value="0.993063">
                <text:p>0.993063</text:p>
              </table:table-cell>
              <table:table-cell office:value-type="float" office:value="0.991745">
                <text:p>0.991745</text:p>
              </table:table-cell>
              <table:table-cell office:value-type="float" office:value="0.993128">
                <text:p>0.993128</text:p>
              </table:table-cell>
              <table:table-cell office:value-type="float" office:value="0.991808">
                <text:p>0.99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993475">
                <text:p>0.993475</text:p>
              </table:table-cell>
              <table:table-cell office:value-type="float" office:value="0.993579">
                <text:p>0.993579</text:p>
              </table:table-cell>
              <table:table-cell office:value-type="float" office:value="0.993047">
                <text:p>0.993047</text:p>
              </table:table-cell>
              <table:table-cell office:value-type="float" office:value="0.991739">
                <text:p>0.991739</text:p>
              </table:table-cell>
              <table:table-cell office:value-type="float" office:value="0.993113">
                <text:p>0.993113</text:p>
              </table:table-cell>
              <table:table-cell office:value-type="float" office:value="0.991803">
                <text:p>0.99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3.33">
                <text:p>1230</text:p>
              </table:table-cell>
              <table:table-cell office:value-type="float" office:value="0.993581">
                <text:p>0.993581</text:p>
              </table:table-cell>
              <table:table-cell office:value-type="float" office:value="0.994019">
                <text:p>0.994019</text:p>
              </table:table-cell>
              <table:table-cell office:value-type="float" office:value="0.993037">
                <text:p>0.993037</text:p>
              </table:table-cell>
              <table:table-cell office:value-type="float" office:value="0.991742">
                <text:p>0.991742</text:p>
              </table:table-cell>
              <table:table-cell office:value-type="float" office:value="0.993113">
                <text:p>0.993113</text:p>
              </table:table-cell>
              <table:table-cell office:value-type="float" office:value="0.991815">
                <text:p>0.99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6.67">
                <text:p>1270</text:p>
              </table:table-cell>
              <table:table-cell office:value-type="float" office:value="0.993452">
                <text:p>0.993452</text:p>
              </table:table-cell>
              <table:table-cell office:value-type="float" office:value="0.994217">
                <text:p>0.994217</text:p>
              </table:table-cell>
              <table:table-cell office:value-type="float" office:value="0.993023">
                <text:p>0.993023</text:p>
              </table:table-cell>
              <table:table-cell office:value-type="float" office:value="0.991737">
                <text:p>0.991737</text:p>
              </table:table-cell>
              <table:table-cell office:value-type="float" office:value="0.993116">
                <text:p>0.993116</text:p>
              </table:table-cell>
              <table:table-cell office:value-type="float" office:value="0.991827">
                <text:p>0.99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994361">
                <text:p>0.994361</text:p>
              </table:table-cell>
              <table:table-cell office:value-type="float" office:value="0.993772">
                <text:p>0.993772</text:p>
              </table:table-cell>
              <table:table-cell office:value-type="float" office:value="0.993042">
                <text:p>0.993042</text:p>
              </table:table-cell>
              <table:table-cell office:value-type="float" office:value="0.991773">
                <text:p>0.991773</text:p>
              </table:table-cell>
              <table:table-cell office:value-type="float" office:value="0.993118">
                <text:p>0.993118</text:p>
              </table:table-cell>
              <table:table-cell office:value-type="float" office:value="0.991847">
                <text:p>0.99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3.33">
                <text:p>1330</text:p>
              </table:table-cell>
              <table:table-cell office:value-type="float" office:value="0.994448">
                <text:p>0.994448</text:p>
              </table:table-cell>
              <table:table-cell office:value-type="float" office:value="0.993566">
                <text:p>0.993566</text:p>
              </table:table-cell>
              <table:table-cell office:value-type="float" office:value="0.993062">
                <text:p>0.993062</text:p>
              </table:table-cell>
              <table:table-cell office:value-type="float" office:value="0.99181">
                <text:p>0.99181</text:p>
              </table:table-cell>
              <table:table-cell office:value-type="float" office:value="0.993114">
                <text:p>0.993114</text:p>
              </table:table-cell>
              <table:table-cell office:value-type="float" office:value="0.991861">
                <text:p>0.99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6.67">
                <text:p>1370</text:p>
              </table:table-cell>
              <table:table-cell office:value-type="float" office:value="0.993862">
                <text:p>0.993862</text:p>
              </table:table-cell>
              <table:table-cell office:value-type="float" office:value="0.993972">
                <text:p>0.993972</text:p>
              </table:table-cell>
              <table:table-cell office:value-type="float" office:value="0.993064">
                <text:p>0.993064</text:p>
              </table:table-cell>
              <table:table-cell office:value-type="float" office:value="0.991827">
                <text:p>0.991827</text:p>
              </table:table-cell>
              <table:table-cell office:value-type="float" office:value="0.993118">
                <text:p>0.993118</text:p>
              </table:table-cell>
              <table:table-cell office:value-type="float" office:value="0.991879">
                <text:p>0.99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993707">
                <text:p>0.993707</text:p>
              </table:table-cell>
              <table:table-cell office:value-type="float" office:value="0.994093">
                <text:p>0.994093</text:p>
              </table:table-cell>
              <table:table-cell office:value-type="float" office:value="0.993062">
                <text:p>0.993062</text:p>
              </table:table-cell>
              <table:table-cell office:value-type="float" office:value="0.991836">
                <text:p>0.991836</text:p>
              </table:table-cell>
              <table:table-cell office:value-type="float" office:value="0.993123">
                <text:p>0.993123</text:p>
              </table:table-cell>
              <table:table-cell office:value-type="float" office:value="0.991896">
                <text:p>0.99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3.33">
                <text:p>1430</text:p>
              </table:table-cell>
              <table:table-cell office:value-type="float" office:value="0.994177">
                <text:p>0.994177</text:p>
              </table:table-cell>
              <table:table-cell office:value-type="float" office:value="0.994298">
                <text:p>0.994298</text:p>
              </table:table-cell>
              <table:table-cell office:value-type="float" office:value="0.993074">
                <text:p>0.993074</text:p>
              </table:table-cell>
              <table:table-cell office:value-type="float" office:value="0.991863">
                <text:p>0.991863</text:p>
              </table:table-cell>
              <table:table-cell office:value-type="float" office:value="0.993137">
                <text:p>0.993137</text:p>
              </table:table-cell>
              <table:table-cell office:value-type="float" office:value="0.991924">
                <text:p>0.99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6.67">
                <text:p>1470</text:p>
              </table:table-cell>
              <table:table-cell office:value-type="float" office:value="0.994152">
                <text:p>0.994152</text:p>
              </table:table-cell>
              <table:table-cell office:value-type="float" office:value="0.99462">
                <text:p>0.99462</text:p>
              </table:table-cell>
              <table:table-cell office:value-type="float" office:value="0.993085">
                <text:p>0.993085</text:p>
              </table:table-cell>
              <table:table-cell office:value-type="float" office:value="0.991889">
                <text:p>0.991889</text:p>
              </table:table-cell>
              <table:table-cell office:value-type="float" office:value="0.993157">
                <text:p>0.993157</text:p>
              </table:table-cell>
              <table:table-cell office:value-type="float" office:value="0.991958">
                <text:p>0.99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994451">
                <text:p>0.994451</text:p>
              </table:table-cell>
              <table:table-cell office:value-type="float" office:value="0.994405">
                <text:p>0.994405</text:p>
              </table:table-cell>
              <table:table-cell office:value-type="float" office:value="0.993103">
                <text:p>0.993103</text:p>
              </table:table-cell>
              <table:table-cell office:value-type="float" office:value="0.99192">
                <text:p>0.99192</text:p>
              </table:table-cell>
              <table:table-cell office:value-type="float" office:value="0.993172">
                <text:p>0.993172</text:p>
              </table:table-cell>
              <table:table-cell office:value-type="float" office:value="0.991987">
                <text:p>0.99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3.33">
                <text:p>1530</text:p>
              </table:table-cell>
              <table:table-cell office:value-type="float" office:value="0.994542">
                <text:p>0.994542</text:p>
              </table:table-cell>
              <table:table-cell office:value-type="float" office:value="0.994358">
                <text:p>0.994358</text:p>
              </table:table-cell>
              <table:table-cell office:value-type="float" office:value="0.993121">
                <text:p>0.993121</text:p>
              </table:table-cell>
              <table:table-cell office:value-type="float" office:value="0.991952">
                <text:p>0.991952</text:p>
              </table:table-cell>
              <table:table-cell office:value-type="float" office:value="0.993185">
                <text:p>0.993185</text:p>
              </table:table-cell>
              <table:table-cell office:value-type="float" office:value="0.992014">
                <text:p>0.99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6.67">
                <text:p>1570</text:p>
              </table:table-cell>
              <table:table-cell office:value-type="float" office:value="0.994351">
                <text:p>0.994351</text:p>
              </table:table-cell>
              <table:table-cell office:value-type="float" office:value="0.993741">
                <text:p>0.993741</text:p>
              </table:table-cell>
              <table:table-cell office:value-type="float" office:value="0.993136">
                <text:p>0.993136</text:p>
              </table:table-cell>
              <table:table-cell office:value-type="float" office:value="0.991979">
                <text:p>0.991979</text:p>
              </table:table-cell>
              <table:table-cell office:value-type="float" office:value="0.993185">
                <text:p>0.993185</text:p>
              </table:table-cell>
              <table:table-cell office:value-type="float" office:value="0.992027">
                <text:p>0.99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994157">
                <text:p>0.994157</text:p>
              </table:table-cell>
              <table:table-cell office:value-type="float" office:value="0.993657">
                <text:p>0.993657</text:p>
              </table:table-cell>
              <table:table-cell office:value-type="float" office:value="0.993145">
                <text:p>0.993145</text:p>
              </table:table-cell>
              <table:table-cell office:value-type="float" office:value="0.992001">
                <text:p>0.992001</text:p>
              </table:table-cell>
              <table:table-cell office:value-type="float" office:value="0.993183">
                <text:p>0.993183</text:p>
              </table:table-cell>
              <table:table-cell office:value-type="float" office:value="0.992038">
                <text:p>0.99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3.33">
                <text:p>1630</text:p>
              </table:table-cell>
              <table:table-cell office:value-type="float" office:value="0.994262">
                <text:p>0.994262</text:p>
              </table:table-cell>
              <table:table-cell office:value-type="float" office:value="0.994067">
                <text:p>0.994067</text:p>
              </table:table-cell>
              <table:table-cell office:value-type="float" office:value="0.993157">
                <text:p>0.993157</text:p>
              </table:table-cell>
              <table:table-cell office:value-type="float" office:value="0.992025">
                <text:p>0.992025</text:p>
              </table:table-cell>
              <table:table-cell office:value-type="float" office:value="0.99319">
                <text:p>0.99319</text:p>
              </table:table-cell>
              <table:table-cell office:value-type="float" office:value="0.992058">
                <text:p>0.99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6.67">
                <text:p>1670</text:p>
              </table:table-cell>
              <table:table-cell office:value-type="float" office:value="0.99427">
                <text:p>0.99427</text:p>
              </table:table-cell>
              <table:table-cell office:value-type="float" office:value="0.993799">
                <text:p>0.993799</text:p>
              </table:table-cell>
              <table:table-cell office:value-type="float" office:value="0.993168">
                <text:p>0.993168</text:p>
              </table:table-cell>
              <table:table-cell office:value-type="float" office:value="0.992048">
                <text:p>0.992048</text:p>
              </table:table-cell>
              <table:table-cell office:value-type="float" office:value="0.993191">
                <text:p>0.993191</text:p>
              </table:table-cell>
              <table:table-cell office:value-type="float" office:value="0.992071">
                <text:p>0.99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99417">
                <text:p>0.99417</text:p>
              </table:table-cell>
              <table:table-cell office:value-type="float" office:value="0.993461">
                <text:p>0.993461</text:p>
              </table:table-cell>
              <table:table-cell office:value-type="float" office:value="0.993177">
                <text:p>0.993177</text:p>
              </table:table-cell>
              <table:table-cell office:value-type="float" office:value="0.992069">
                <text:p>0.992069</text:p>
              </table:table-cell>
              <table:table-cell office:value-type="float" office:value="0.993186">
                <text:p>0.993186</text:p>
              </table:table-cell>
              <table:table-cell office:value-type="float" office:value="0.992077">
                <text:p>0.99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3.33">
                <text:p>1730</text:p>
              </table:table-cell>
              <table:table-cell office:value-type="float" office:value="0.994109">
                <text:p>0.994109</text:p>
              </table:table-cell>
              <table:table-cell office:value-type="float" office:value="0.993381">
                <text:p>0.993381</text:p>
              </table:table-cell>
              <table:table-cell office:value-type="float" office:value="0.993185">
                <text:p>0.993185</text:p>
              </table:table-cell>
              <table:table-cell office:value-type="float" office:value="0.992087">
                <text:p>0.992087</text:p>
              </table:table-cell>
              <table:table-cell office:value-type="float" office:value="0.993178">
                <text:p>0.993178</text:p>
              </table:table-cell>
              <table:table-cell office:value-type="float" office:value="0.99208">
                <text:p>0.9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6.67">
                <text:p>1770</text:p>
              </table:table-cell>
              <table:table-cell office:value-type="float" office:value="0.994049">
                <text:p>0.994049</text:p>
              </table:table-cell>
              <table:table-cell office:value-type="float" office:value="0.994242">
                <text:p>0.994242</text:p>
              </table:table-cell>
              <table:table-cell office:value-type="float" office:value="0.99319">
                <text:p>0.99319</text:p>
              </table:table-cell>
              <table:table-cell office:value-type="float" office:value="0.992103">
                <text:p>0.992103</text:p>
              </table:table-cell>
              <table:table-cell office:value-type="float" office:value="0.993188">
                <text:p>0.993188</text:p>
              </table:table-cell>
              <table:table-cell office:value-type="float" office:value="0.9921">
                <text:p>0.9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994024">
                <text:p>0.994024</text:p>
              </table:table-cell>
              <table:table-cell office:value-type="float" office:value="0.994394">
                <text:p>0.994394</text:p>
              </table:table-cell>
              <table:table-cell office:value-type="float" office:value="0.993195">
                <text:p>0.993195</text:p>
              </table:table-cell>
              <table:table-cell office:value-type="float" office:value="0.992118">
                <text:p>0.992118</text:p>
              </table:table-cell>
              <table:table-cell office:value-type="float" office:value="0.9932">
                <text:p>0.9932</text:p>
              </table:table-cell>
              <table:table-cell office:value-type="float" office:value="0.992122">
                <text:p>0.99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3.33">
                <text:p>1830</text:p>
              </table:table-cell>
              <table:table-cell office:value-type="float" office:value="0.994099">
                <text:p>0.994099</text:p>
              </table:table-cell>
              <table:table-cell office:value-type="float" office:value="0.994397">
                <text:p>0.994397</text:p>
              </table:table-cell>
              <table:table-cell office:value-type="float" office:value="0.993202">
                <text:p>0.993202</text:p>
              </table:table-cell>
              <table:table-cell office:value-type="float" office:value="0.992134">
                <text:p>0.992134</text:p>
              </table:table-cell>
              <table:table-cell office:value-type="float" office:value="0.993212">
                <text:p>0.993212</text:p>
              </table:table-cell>
              <table:table-cell office:value-type="float" office:value="0.992144">
                <text:p>0.99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6.67">
                <text:p>1870</text:p>
              </table:table-cell>
              <table:table-cell office:value-type="float" office:value="0.994063">
                <text:p>0.994063</text:p>
              </table:table-cell>
              <table:table-cell office:value-type="float" office:value="0.994395">
                <text:p>0.994395</text:p>
              </table:table-cell>
              <table:table-cell office:value-type="float" office:value="0.993208">
                <text:p>0.993208</text:p>
              </table:table-cell>
              <table:table-cell office:value-type="float" office:value="0.99215">
                <text:p>0.99215</text:p>
              </table:table-cell>
              <table:table-cell office:value-type="float" office:value="0.993224">
                <text:p>0.993224</text:p>
              </table:table-cell>
              <table:table-cell office:value-type="float" office:value="0.992166">
                <text:p>0.99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993734">
                <text:p>0.993734</text:p>
              </table:table-cell>
              <table:table-cell office:value-type="float" office:value="0.994464">
                <text:p>0.994464</text:p>
              </table:table-cell>
              <table:table-cell office:value-type="float" office:value="0.993205">
                <text:p>0.993205</text:p>
              </table:table-cell>
              <table:table-cell office:value-type="float" office:value="0.992155">
                <text:p>0.992155</text:p>
              </table:table-cell>
              <table:table-cell office:value-type="float" office:value="0.993234">
                <text:p>0.993234</text:p>
              </table:table-cell>
              <table:table-cell office:value-type="float" office:value="0.992183">
                <text:p>0.99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3.33">
                <text:p>1930</text:p>
              </table:table-cell>
              <table:table-cell office:value-type="float" office:value="0.99355">
                <text:p>0.99355</text:p>
              </table:table-cell>
              <table:table-cell office:value-type="float" office:value="0.994091">
                <text:p>0.994091</text:p>
              </table:table-cell>
              <table:table-cell office:value-type="float" office:value="0.993198">
                <text:p>0.993198</text:p>
              </table:table-cell>
              <table:table-cell office:value-type="float" office:value="0.992152">
                <text:p>0.992152</text:p>
              </table:table-cell>
              <table:table-cell office:value-type="float" office:value="0.993236">
                <text:p>0.993236</text:p>
              </table:table-cell>
              <table:table-cell office:value-type="float" office:value="0.992189">
                <text:p>0.99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6.67">
                <text:p>1970</text:p>
              </table:table-cell>
              <table:table-cell office:value-type="float" office:value="0.993463">
                <text:p>0.993463</text:p>
              </table:table-cell>
              <table:table-cell office:value-type="float" office:value="0.994275">
                <text:p>0.994275</text:p>
              </table:table-cell>
              <table:table-cell office:value-type="float" office:value="0.993189">
                <text:p>0.993189</text:p>
              </table:table-cell>
              <table:table-cell office:value-type="float" office:value="0.992147">
                <text:p>0.992147</text:p>
              </table:table-cell>
              <table:table-cell office:value-type="float" office:value="0.993239">
                <text:p>0.993239</text:p>
              </table:table-cell>
              <table:table-cell office:value-type="float" office:value="0.992196">
                <text:p>0.99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993287">
                <text:p>0.993287</text:p>
              </table:table-cell>
              <table:table-cell office:value-type="float" office:value="0.994161">
                <text:p>0.994161</text:p>
              </table:table-cell>
              <table:table-cell office:value-type="float" office:value="0.993174">
                <text:p>0.993174</text:p>
              </table:table-cell>
              <table:table-cell office:value-type="float" office:value="0.992134">
                <text:p>0.992134</text:p>
              </table:table-cell>
              <table:table-cell office:value-type="float" office:value="0.993238">
                <text:p>0.993238</text:p>
              </table:table-cell>
              <table:table-cell office:value-type="float" office:value="0.992196">
                <text:p>0.99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3.33">
                <text:p>2030</text:p>
              </table:table-cell>
              <table:table-cell office:value-type="float" office:value="0.993626">
                <text:p>0.993626</text:p>
              </table:table-cell>
              <table:table-cell office:value-type="float" office:value="0.994012">
                <text:p>0.994012</text:p>
              </table:table-cell>
              <table:table-cell office:value-type="float" office:value="0.99317">
                <text:p>0.99317</text:p>
              </table:table-cell>
              <table:table-cell office:value-type="float" office:value="0.992137">
                <text:p>0.992137</text:p>
              </table:table-cell>
              <table:table-cell office:value-type="float" office:value="0.993239">
                <text:p>0.993239</text:p>
              </table:table-cell>
              <table:table-cell office:value-type="float" office:value="0.992203">
                <text:p>0.99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6.67">
                <text:p>2070</text:p>
              </table:table-cell>
              <table:table-cell office:value-type="float" office:value="0.993419">
                <text:p>0.993419</text:p>
              </table:table-cell>
              <table:table-cell office:value-type="float" office:value="0.994061">
                <text:p>0.994061</text:p>
              </table:table-cell>
              <table:table-cell office:value-type="float" office:value="0.993161">
                <text:p>0.993161</text:p>
              </table:table-cell>
              <table:table-cell office:value-type="float" office:value="0.992131">
                <text:p>0.992131</text:p>
              </table:table-cell>
              <table:table-cell office:value-type="float" office:value="0.993238">
                <text:p>0.993238</text:p>
              </table:table-cell>
              <table:table-cell office:value-type="float" office:value="0.992205">
                <text:p>0.99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993776">
                <text:p>0.993776</text:p>
              </table:table-cell>
              <table:table-cell office:value-type="float" office:value="0.99464">
                <text:p>0.99464</text:p>
              </table:table-cell>
              <table:table-cell office:value-type="float" office:value="0.993161">
                <text:p>0.993161</text:p>
              </table:table-cell>
              <table:table-cell office:value-type="float" office:value="0.992138">
                <text:p>0.992138</text:p>
              </table:table-cell>
              <table:table-cell office:value-type="float" office:value="0.993251">
                <text:p>0.993251</text:p>
              </table:table-cell>
              <table:table-cell office:value-type="float" office:value="0.992223">
                <text:p>0.99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3.33">
                <text:p>2130</text:p>
              </table:table-cell>
              <table:table-cell office:value-type="float" office:value="0.993923">
                <text:p>0.993923</text:p>
              </table:table-cell>
              <table:table-cell office:value-type="float" office:value="0.994506">
                <text:p>0.994506</text:p>
              </table:table-cell>
              <table:table-cell office:value-type="float" office:value="0.993165">
                <text:p>0.993165</text:p>
              </table:table-cell>
              <table:table-cell office:value-type="float" office:value="0.99215">
                <text:p>0.99215</text:p>
              </table:table-cell>
              <table:table-cell office:value-type="float" office:value="0.993261">
                <text:p>0.993261</text:p>
              </table:table-cell>
              <table:table-cell office:value-type="float" office:value="0.992241">
                <text:p>0.99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6.67">
                <text:p>2170</text:p>
              </table:table-cell>
              <table:table-cell office:value-type="float" office:value="0.993937">
                <text:p>0.993937</text:p>
              </table:table-cell>
              <table:table-cell office:value-type="float" office:value="0.994494">
                <text:p>0.994494</text:p>
              </table:table-cell>
              <table:table-cell office:value-type="float" office:value="0.993168">
                <text:p>0.993168</text:p>
              </table:table-cell>
              <table:table-cell office:value-type="float" office:value="0.992161">
                <text:p>0.992161</text:p>
              </table:table-cell>
              <table:table-cell office:value-type="float" office:value="0.993271">
                <text:p>0.993271</text:p>
              </table:table-cell>
              <table:table-cell office:value-type="float" office:value="0.992258">
                <text:p>0.99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993875">
                <text:p>0.993875</text:p>
              </table:table-cell>
              <table:table-cell office:value-type="float" office:value="0.993992">
                <text:p>0.993992</text:p>
              </table:table-cell>
              <table:table-cell office:value-type="float" office:value="0.993171">
                <text:p>0.993171</text:p>
              </table:table-cell>
              <table:table-cell office:value-type="float" office:value="0.992171">
                <text:p>0.992171</text:p>
              </table:table-cell>
              <table:table-cell office:value-type="float" office:value="0.993274">
                <text:p>0.993274</text:p>
              </table:table-cell>
              <table:table-cell office:value-type="float" office:value="0.992268">
                <text:p>0.99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3.33">
                <text:p>2230</text:p>
              </table:table-cell>
              <table:table-cell office:value-type="float" office:value="0.993573">
                <text:p>0.993573</text:p>
              </table:table-cell>
              <table:table-cell office:value-type="float" office:value="0.99417">
                <text:p>0.99417</text:p>
              </table:table-cell>
              <table:table-cell office:value-type="float" office:value="0.993167">
                <text:p>0.993167</text:p>
              </table:table-cell>
              <table:table-cell office:value-type="float" office:value="0.992172">
                <text:p>0.992172</text:p>
              </table:table-cell>
              <table:table-cell office:value-type="float" office:value="0.993276">
                <text:p>0.993276</text:p>
              </table:table-cell>
              <table:table-cell office:value-type="float" office:value="0.992274">
                <text:p>0.99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66.67">
                <text:p>2270</text:p>
              </table:table-cell>
              <table:table-cell office:value-type="float" office:value="0.99381">
                <text:p>0.99381</text:p>
              </table:table-cell>
              <table:table-cell office:value-type="float" office:value="0.993145">
                <text:p>0.993145</text:p>
              </table:table-cell>
              <table:table-cell office:value-type="float" office:value="0.993168">
                <text:p>0.993168</text:p>
              </table:table-cell>
              <table:table-cell office:value-type="float" office:value="0.992179">
                <text:p>0.992179</text:p>
              </table:table-cell>
              <table:table-cell office:value-type="float" office:value="0.993267">
                <text:p>0.993267</text:p>
              </table:table-cell>
              <table:table-cell office:value-type="float" office:value="0.992273">
                <text:p>0.99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993723">
                <text:p>0.993723</text:p>
              </table:table-cell>
              <table:table-cell office:value-type="float" office:value="0.993384">
                <text:p>0.993384</text:p>
              </table:table-cell>
              <table:table-cell office:value-type="float" office:value="0.993168">
                <text:p>0.993168</text:p>
              </table:table-cell>
              <table:table-cell office:value-type="float" office:value="0.992185">
                <text:p>0.992185</text:p>
              </table:table-cell>
              <table:table-cell office:value-type="float" office:value="0.993261">
                <text:p>0.993261</text:p>
              </table:table-cell>
              <table:table-cell office:value-type="float" office:value="0.992273">
                <text:p>0.99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33.33">
                <text:p>2330</text:p>
              </table:table-cell>
              <table:table-cell office:value-type="float" office:value="0.993928">
                <text:p>0.993928</text:p>
              </table:table-cell>
              <table:table-cell office:value-type="float" office:value="0.993097">
                <text:p>0.993097</text:p>
              </table:table-cell>
              <table:table-cell office:value-type="float" office:value="0.993171">
                <text:p>0.993171</text:p>
              </table:table-cell>
              <table:table-cell office:value-type="float" office:value="0.992195">
                <text:p>0.992195</text:p>
              </table:table-cell>
              <table:table-cell office:value-type="float" office:value="0.993252">
                <text:p>0.993252</text:p>
              </table:table-cell>
              <table:table-cell office:value-type="float" office:value="0.992273">
                <text:p>0.99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6.67">
                <text:p>2370</text:p>
              </table:table-cell>
              <table:table-cell office:value-type="float" office:value="0.993983">
                <text:p>0.993983</text:p>
              </table:table-cell>
              <table:table-cell office:value-type="float" office:value="0.99319">
                <text:p>0.99319</text:p>
              </table:table-cell>
              <table:table-cell office:value-type="float" office:value="0.993176">
                <text:p>0.993176</text:p>
              </table:table-cell>
              <table:table-cell office:value-type="float" office:value="0.992207">
                <text:p>0.992207</text:p>
              </table:table-cell>
              <table:table-cell office:value-type="float" office:value="0.993245">
                <text:p>0.993245</text:p>
              </table:table-cell>
              <table:table-cell office:value-type="float" office:value="0.992273">
                <text:p>0.99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993017">
                <text:p>0.993017</text:p>
              </table:table-cell>
              <table:table-cell office:value-type="float" office:value="0.992401">
                <text:p>0.992401</text:p>
              </table:table-cell>
              <table:table-cell office:value-type="float" office:value="0.993157">
                <text:p>0.993157</text:p>
              </table:table-cell>
              <table:table-cell office:value-type="float" office:value="0.992186">
                <text:p>0.992186</text:p>
              </table:table-cell>
              <table:table-cell office:value-type="float" office:value="0.993217">
                <text:p>0.993217</text:p>
              </table:table-cell>
              <table:table-cell office:value-type="float" office:value="0.992244">
                <text:p>0.99224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33.33">
                <text:p>2430</text:p>
              </table:table-cell>
              <table:table-cell office:value-type="float" office:value="0.992954">
                <text:p>0.992954</text:p>
              </table:table-cell>
              <table:table-cell office:value-type="float" office:value="0.992535">
                <text:p>0.992535</text:p>
              </table:table-cell>
              <table:table-cell office:value-type="float" office:value="0.993138">
                <text:p>0.993138</text:p>
              </table:table-cell>
              <table:table-cell office:value-type="float" office:value="0.992164">
                <text:p>0.992164</text:p>
              </table:table-cell>
              <table:table-cell office:value-type="float" office:value="0.993191">
                <text:p>0.993191</text:p>
              </table:table-cell>
              <table:table-cell office:value-type="float" office:value="0.992216">
                <text:p>0.99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66.67">
                <text:p>2470</text:p>
              </table:table-cell>
              <table:table-cell office:value-type="float" office:value="0.993066">
                <text:p>0.993066</text:p>
              </table:table-cell>
              <table:table-cell office:value-type="float" office:value="0.992686">
                <text:p>0.992686</text:p>
              </table:table-cell>
              <table:table-cell office:value-type="float" office:value="0.993122">
                <text:p>0.993122</text:p>
              </table:table-cell>
              <table:table-cell office:value-type="float" office:value="0.992147">
                <text:p>0.992147</text:p>
              </table:table-cell>
              <table:table-cell office:value-type="float" office:value="0.99317">
                <text:p>0.99317</text:p>
              </table:table-cell>
              <table:table-cell office:value-type="float" office:value="0.992194">
                <text:p>0.99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993021">
                <text:p>0.993021</text:p>
              </table:table-cell>
              <table:table-cell office:value-type="float" office:value="0.992612">
                <text:p>0.992612</text:p>
              </table:table-cell>
              <table:table-cell office:value-type="float" office:value="0.993106">
                <text:p>0.993106</text:p>
              </table:table-cell>
              <table:table-cell office:value-type="float" office:value="0.99213">
                <text:p>0.99213</text:p>
              </table:table-cell>
              <table:table-cell office:value-type="float" office:value="0.993148">
                <text:p>0.993148</text:p>
              </table:table-cell>
              <table:table-cell office:value-type="float" office:value="0.992171">
                <text:p>0.99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33.33">
                <text:p>2530</text:p>
              </table:table-cell>
              <table:table-cell office:value-type="float" office:value="0.992961">
                <text:p>0.992961</text:p>
              </table:table-cell>
              <table:table-cell office:value-type="float" office:value="0.993117">
                <text:p>0.993117</text:p>
              </table:table-cell>
              <table:table-cell office:value-type="float" office:value="0.993089">
                <text:p>0.993089</text:p>
              </table:table-cell>
              <table:table-cell office:value-type="float" office:value="0.992111">
                <text:p>0.992111</text:p>
              </table:table-cell>
              <table:table-cell office:value-type="float" office:value="0.993132">
                <text:p>0.993132</text:p>
              </table:table-cell>
              <table:table-cell office:value-type="float" office:value="0.992153">
                <text:p>0.99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6.67">
                <text:p>2570</text:p>
              </table:table-cell>
              <table:table-cell office:value-type="float" office:value="0.99291">
                <text:p>0.99291</text:p>
              </table:table-cell>
              <table:table-cell office:value-type="float" office:value="0.9933">
                <text:p>0.9933</text:p>
              </table:table-cell>
              <table:table-cell office:value-type="float" office:value="0.993071">
                <text:p>0.993071</text:p>
              </table:table-cell>
              <table:table-cell office:value-type="float" office:value="0.99209">
                <text:p>0.99209</text:p>
              </table:table-cell>
              <table:table-cell office:value-type="float" office:value="0.993119">
                <text:p>0.993119</text:p>
              </table:table-cell>
              <table:table-cell office:value-type="float" office:value="0.992137">
                <text:p>0.99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992969">
                <text:p>0.992969</text:p>
              </table:table-cell>
              <table:table-cell office:value-type="float" office:value="0.993188">
                <text:p>0.993188</text:p>
              </table:table-cell>
              <table:table-cell office:value-type="float" office:value="0.993056">
                <text:p>0.993056</text:p>
              </table:table-cell>
              <table:table-cell office:value-type="float" office:value="0.992073">
                <text:p>0.992073</text:p>
              </table:table-cell>
              <table:table-cell office:value-type="float" office:value="0.993105">
                <text:p>0.993105</text:p>
              </table:table-cell>
              <table:table-cell office:value-type="float" office:value="0.992122">
                <text:p>0.99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33.33">
                <text:p>2630</text:p>
              </table:table-cell>
              <table:table-cell office:value-type="float" office:value="0.992865">
                <text:p>0.992865</text:p>
              </table:table-cell>
              <table:table-cell office:value-type="float" office:value="0.992557">
                <text:p>0.992557</text:p>
              </table:table-cell>
              <table:table-cell office:value-type="float" office:value="0.993038">
                <text:p>0.993038</text:p>
              </table:table-cell>
              <table:table-cell office:value-type="float" office:value="0.992053">
                <text:p>0.992053</text:p>
              </table:table-cell>
              <table:table-cell office:value-type="float" office:value="0.993083">
                <text:p>0.993083</text:p>
              </table:table-cell>
              <table:table-cell office:value-type="float" office:value="0.992097">
                <text:p>0.99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66.67">
                <text:p>2670</text:p>
              </table:table-cell>
              <table:table-cell office:value-type="float" office:value="0.993174">
                <text:p>0.993174</text:p>
              </table:table-cell>
              <table:table-cell office:value-type="float" office:value="0.992922">
                <text:p>0.992922</text:p>
              </table:table-cell>
              <table:table-cell office:value-type="float" office:value="0.993029">
                <text:p>0.993029</text:p>
              </table:table-cell>
              <table:table-cell office:value-type="float" office:value="0.992045">
                <text:p>0.992045</text:p>
              </table:table-cell>
              <table:table-cell office:value-type="float" office:value="0.99307">
                <text:p>0.99307</text:p>
              </table:table-cell>
              <table:table-cell office:value-type="float" office:value="0.992086">
                <text:p>0.99208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993279">
                <text:p>0.993279</text:p>
              </table:table-cell>
              <table:table-cell office:value-type="float" office:value="0.993413">
                <text:p>0.993413</text:p>
              </table:table-cell>
              <table:table-cell office:value-type="float" office:value="0.993022">
                <text:p>0.993022</text:p>
              </table:table-cell>
              <table:table-cell office:value-type="float" office:value="0.992042">
                <text:p>0.992042</text:p>
              </table:table-cell>
              <table:table-cell office:value-type="float" office:value="0.993065">
                <text:p>0.993065</text:p>
              </table:table-cell>
              <table:table-cell office:value-type="float" office:value="0.992084">
                <text:p>0.99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33.33">
                <text:p>2730</text:p>
              </table:table-cell>
              <table:table-cell office:value-type="float" office:value="0.992969">
                <text:p>0.992969</text:p>
              </table:table-cell>
              <table:table-cell office:value-type="float" office:value="0.993066">
                <text:p>0.993066</text:p>
              </table:table-cell>
              <table:table-cell office:value-type="float" office:value="0.993009">
                <text:p>0.993009</text:p>
              </table:table-cell>
              <table:table-cell office:value-type="float" office:value="0.992028">
                <text:p>0.992028</text:p>
              </table:table-cell>
              <table:table-cell office:value-type="float" office:value="0.993052">
                <text:p>0.993052</text:p>
              </table:table-cell>
              <table:table-cell office:value-type="float" office:value="0.99207">
                <text:p>0.992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6.67">
                <text:p>2770</text:p>
              </table:table-cell>
              <table:table-cell office:value-type="float" office:value="0.9929">
                <text:p>0.9929</text:p>
              </table:table-cell>
              <table:table-cell office:value-type="float" office:value="0.993038">
                <text:p>0.993038</text:p>
              </table:table-cell>
              <table:table-cell office:value-type="float" office:value="0.992994">
                <text:p>0.992994</text:p>
              </table:table-cell>
              <table:table-cell office:value-type="float" office:value="0.992012">
                <text:p>0.992012</text:p>
              </table:table-cell>
              <table:table-cell office:value-type="float" office:value="0.993038">
                <text:p>0.993038</text:p>
              </table:table-cell>
              <table:table-cell office:value-type="float" office:value="0.992055">
                <text:p>0.99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992633">
                <text:p>0.992633</text:p>
              </table:table-cell>
              <table:table-cell office:value-type="float" office:value="0.992626">
                <text:p>0.992626</text:p>
              </table:table-cell>
              <table:table-cell office:value-type="float" office:value="0.992972">
                <text:p>0.992972</text:p>
              </table:table-cell>
              <table:table-cell office:value-type="float" office:value="0.991985">
                <text:p>0.991985</text:p>
              </table:table-cell>
              <table:table-cell office:value-type="float" office:value="0.993016">
                <text:p>0.993016</text:p>
              </table:table-cell>
              <table:table-cell office:value-type="float" office:value="0.992028">
                <text:p>0.99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33.33">
                <text:p>2830</text:p>
              </table:table-cell>
              <table:table-cell office:value-type="float" office:value="0.992817">
                <text:p>0.992817</text:p>
              </table:table-cell>
              <table:table-cell office:value-type="float" office:value="0.992739">
                <text:p>0.992739</text:p>
              </table:table-cell>
              <table:table-cell office:value-type="float" office:value="0.992957">
                <text:p>0.992957</text:p>
              </table:table-cell>
              <table:table-cell office:value-type="float" office:value="0.991967">
                <text:p>0.991967</text:p>
              </table:table-cell>
              <table:table-cell office:value-type="float" office:value="0.992999">
                <text:p>0.992999</text:p>
              </table:table-cell>
              <table:table-cell office:value-type="float" office:value="0.992009">
                <text:p>0.99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66.67">
                <text:p>2870</text:p>
              </table:table-cell>
              <table:table-cell office:value-type="float" office:value="0.993325">
                <text:p>0.993325</text:p>
              </table:table-cell>
              <table:table-cell office:value-type="float" office:value="0.992153">
                <text:p>0.992153</text:p>
              </table:table-cell>
              <table:table-cell office:value-type="float" office:value="0.992953">
                <text:p>0.992953</text:p>
              </table:table-cell>
              <table:table-cell office:value-type="float" office:value="0.991967">
                <text:p>0.991967</text:p>
              </table:table-cell>
              <table:table-cell office:value-type="float" office:value="0.992981">
                <text:p>0.992981</text:p>
              </table:table-cell>
              <table:table-cell office:value-type="float" office:value="0.991995">
                <text:p>0.99199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993268">
                <text:p>0.993268</text:p>
              </table:table-cell>
              <table:table-cell office:value-type="float" office:value="0.991919">
                <text:p>0.991919</text:p>
              </table:table-cell>
              <table:table-cell office:value-type="float" office:value="0.992948">
                <text:p>0.992948</text:p>
              </table:table-cell>
              <table:table-cell office:value-type="float" office:value="0.991966">
                <text:p>0.991966</text:p>
              </table:table-cell>
              <table:table-cell office:value-type="float" office:value="0.992961">
                <text:p>0.992961</text:p>
              </table:table-cell>
              <table:table-cell office:value-type="float" office:value="0.991978">
                <text:p>0.99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33.33">
                <text:p>2930</text:p>
              </table:table-cell>
              <table:table-cell office:value-type="float" office:value="0.993505">
                <text:p>0.993505</text:p>
              </table:table-cell>
              <table:table-cell office:value-type="float" office:value="0.992476">
                <text:p>0.992476</text:p>
              </table:table-cell>
              <table:table-cell office:value-type="float" office:value="0.992948">
                <text:p>0.992948</text:p>
              </table:table-cell>
              <table:table-cell office:value-type="float" office:value="0.99197">
                <text:p>0.99197</text:p>
              </table:table-cell>
              <table:table-cell office:value-type="float" office:value="0.992949">
                <text:p>0.992949</text:p>
              </table:table-cell>
              <table:table-cell office:value-type="float" office:value="0.991971">
                <text:p>0.99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66.67">
                <text:p>2970</text:p>
              </table:table-cell>
              <table:table-cell office:value-type="float" office:value="0.99332">
                <text:p>0.99332</text:p>
              </table:table-cell>
              <table:table-cell office:value-type="float" office:value="0.992475">
                <text:p>0.992475</text:p>
              </table:table-cell>
              <table:table-cell office:value-type="float" office:value="0.992944">
                <text:p>0.992944</text:p>
              </table:table-cell>
              <table:table-cell office:value-type="float" office:value="0.99197">
                <text:p>0.99197</text:p>
              </table:table-cell>
              <table:table-cell office:value-type="float" office:value="0.992935">
                <text:p>0.992935</text:p>
              </table:table-cell>
              <table:table-cell office:value-type="float" office:value="0.991961">
                <text:p>0.99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76948">
                <text:p>0.976948</text:p>
              </table:table-cell>
              <table:table-cell office:value-type="float" office:value="0.985281">
                <text:p>0.985281</text:p>
              </table:table-cell>
              <table:table-cell office:value-type="float" office:value="0.991683">
                <text:p>0.991683</text:p>
              </table:table-cell>
              <table:table-cell office:value-type="float" office:value="0.98964">
                <text:p>0.98964</text:p>
              </table:table-cell>
              <table:table-cell office:value-type="float" office:value="0.991767">
                <text:p>0.991767</text:p>
              </table:table-cell>
              <table:table-cell office:value-type="float" office:value="0.989722">
                <text:p>0.9897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33.33">
                <text:p>3030</text:p>
              </table:table-cell>
              <table:table-cell office:value-type="float" office:value="0.976453">
                <text:p>0.976453</text:p>
              </table:table-cell>
              <table:table-cell office:value-type="float" office:value="0.985353">
                <text:p>0.985353</text:p>
              </table:table-cell>
              <table:table-cell office:value-type="float" office:value="0.990804">
                <text:p>0.990804</text:p>
              </table:table-cell>
              <table:table-cell office:value-type="float" office:value="0.988076">
                <text:p>0.988076</text:p>
              </table:table-cell>
              <table:table-cell office:value-type="float" office:value="0.990982">
                <text:p>0.990982</text:p>
              </table:table-cell>
              <table:table-cell office:value-type="float" office:value="0.988248">
                <text:p>0.98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66.67">
                <text:p>3070</text:p>
              </table:table-cell>
              <table:table-cell office:value-type="float" office:value="0.975268">
                <text:p>0.975268</text:p>
              </table:table-cell>
              <table:table-cell office:value-type="float" office:value="0.985939">
                <text:p>0.985939</text:p>
              </table:table-cell>
              <table:table-cell office:value-type="float" office:value="0.990009">
                <text:p>0.990009</text:p>
              </table:table-cell>
              <table:table-cell office:value-type="float" office:value="0.986688">
                <text:p>0.986688</text:p>
              </table:table-cell>
              <table:table-cell office:value-type="float" office:value="0.990296">
                <text:p>0.990296</text:p>
              </table:table-cell>
              <table:table-cell office:value-type="float" office:value="0.986962">
                <text:p>0.986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975883">
                <text:p>0.975883</text:p>
              </table:table-cell>
              <table:table-cell office:value-type="float" office:value="0.986504">
                <text:p>0.986504</text:p>
              </table:table-cell>
              <table:table-cell office:value-type="float" office:value="0.989367">
                <text:p>0.989367</text:p>
              </table:table-cell>
              <table:table-cell office:value-type="float" office:value="0.985598">
                <text:p>0.985598</text:p>
              </table:table-cell>
              <table:table-cell office:value-type="float" office:value="0.989759">
                <text:p>0.989759</text:p>
              </table:table-cell>
              <table:table-cell office:value-type="float" office:value="0.985967">
                <text:p>0.98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33.33">
                <text:p>3130</text:p>
              </table:table-cell>
              <table:table-cell office:value-type="float" office:value="0.989677">
                <text:p>0.989677</text:p>
              </table:table-cell>
              <table:table-cell office:value-type="float" office:value="0.989933">
                <text:p>0.989933</text:p>
              </table:table-cell>
              <table:table-cell office:value-type="float" office:value="0.989333">
                <text:p>0.989333</text:p>
              </table:table-cell>
              <table:table-cell office:value-type="float" office:value="0.985567">
                <text:p>0.985567</text:p>
              </table:table-cell>
              <table:table-cell office:value-type="float" office:value="0.989724">
                <text:p>0.989724</text:p>
              </table:table-cell>
              <table:table-cell office:value-type="float" office:value="0.985935">
                <text:p>0.9859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66.67">
                <text:p>3170</text:p>
              </table:table-cell>
              <table:table-cell office:value-type="float" office:value="0.989857">
                <text:p>0.989857</text:p>
              </table:table-cell>
              <table:table-cell office:value-type="float" office:value="0.98987">
                <text:p>0.98987</text:p>
              </table:table-cell>
              <table:table-cell office:value-type="float" office:value="0.989304">
                <text:p>0.989304</text:p>
              </table:table-cell>
              <table:table-cell office:value-type="float" office:value="0.985543">
                <text:p>0.985543</text:p>
              </table:table-cell>
              <table:table-cell office:value-type="float" office:value="0.98969">
                <text:p>0.98969</text:p>
              </table:table-cell>
              <table:table-cell office:value-type="float" office:value="0.985907">
                <text:p>0.98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99295">
                <text:p>0.99295</text:p>
              </table:table-cell>
              <table:table-cell office:value-type="float" office:value="0.991746">
                <text:p>0.991746</text:p>
              </table:table-cell>
              <table:table-cell office:value-type="float" office:value="0.989323">
                <text:p>0.989323</text:p>
              </table:table-cell>
              <table:table-cell office:value-type="float" office:value="0.985582">
                <text:p>0.985582</text:p>
              </table:table-cell>
              <table:table-cell office:value-type="float" office:value="0.989694">
                <text:p>0.989694</text:p>
              </table:table-cell>
              <table:table-cell office:value-type="float" office:value="0.985932">
                <text:p>0.98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33.33">
                <text:p>3230</text:p>
              </table:table-cell>
              <table:table-cell office:value-type="float" office:value="0.993019">
                <text:p>0.993019</text:p>
              </table:table-cell>
              <table:table-cell office:value-type="float" office:value="0.992207">
                <text:p>0.992207</text:p>
              </table:table-cell>
              <table:table-cell office:value-type="float" office:value="0.989342">
                <text:p>0.989342</text:p>
              </table:table-cell>
              <table:table-cell office:value-type="float" office:value="0.985621">
                <text:p>0.985621</text:p>
              </table:table-cell>
              <table:table-cell office:value-type="float" office:value="0.989701">
                <text:p>0.989701</text:p>
              </table:table-cell>
              <table:table-cell office:value-type="float" office:value="0.985961">
                <text:p>0.985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66.67">
                <text:p>3270</text:p>
              </table:table-cell>
              <table:table-cell office:value-type="float" office:value="0.993344">
                <text:p>0.993344</text:p>
              </table:table-cell>
              <table:table-cell office:value-type="float" office:value="0.991861">
                <text:p>0.991861</text:p>
              </table:table-cell>
              <table:table-cell office:value-type="float" office:value="0.989364">
                <text:p>0.989364</text:p>
              </table:table-cell>
              <table:table-cell office:value-type="float" office:value="0.985662">
                <text:p>0.985662</text:p>
              </table:table-cell>
              <table:table-cell office:value-type="float" office:value="0.989706">
                <text:p>0.989706</text:p>
              </table:table-cell>
              <table:table-cell office:value-type="float" office:value="0.985987">
                <text:p>0.985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993282">
                <text:p>0.993282</text:p>
              </table:table-cell>
              <table:table-cell office:value-type="float" office:value="0.991847">
                <text:p>0.991847</text:p>
              </table:table-cell>
              <table:table-cell office:value-type="float" office:value="0.989385">
                <text:p>0.989385</text:p>
              </table:table-cell>
              <table:table-cell office:value-type="float" office:value="0.985703">
                <text:p>0.985703</text:p>
              </table:table-cell>
              <table:table-cell office:value-type="float" office:value="0.989711">
                <text:p>0.989711</text:p>
              </table:table-cell>
              <table:table-cell office:value-type="float" office:value="0.986012">
                <text:p>0.986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33.33">
                <text:p>3330</text:p>
              </table:table-cell>
              <table:table-cell office:value-type="float" office:value="0.993419">
                <text:p>0.993419</text:p>
              </table:table-cell>
              <table:table-cell office:value-type="float" office:value="0.9921">
                <text:p>0.9921</text:p>
              </table:table-cell>
              <table:table-cell office:value-type="float" office:value="0.989408">
                <text:p>0.989408</text:p>
              </table:table-cell>
              <table:table-cell office:value-type="float" office:value="0.985744">
                <text:p>0.985744</text:p>
              </table:table-cell>
              <table:table-cell office:value-type="float" office:value="0.989717">
                <text:p>0.989717</text:p>
              </table:table-cell>
              <table:table-cell office:value-type="float" office:value="0.986039">
                <text:p>0.986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6.67">
                <text:p>3370</text:p>
              </table:table-cell>
              <table:table-cell office:value-type="float" office:value="0.993559">
                <text:p>0.993559</text:p>
              </table:table-cell>
              <table:table-cell office:value-type="float" office:value="0.991878">
                <text:p>0.991878</text:p>
              </table:table-cell>
              <table:table-cell office:value-type="float" office:value="0.989431">
                <text:p>0.989431</text:p>
              </table:table-cell>
              <table:table-cell office:value-type="float" office:value="0.985785">
                <text:p>0.985785</text:p>
              </table:table-cell>
              <table:table-cell office:value-type="float" office:value="0.989722">
                <text:p>0.989722</text:p>
              </table:table-cell>
              <table:table-cell office:value-type="float" office:value="0.986064">
                <text:p>0.98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993566">
                <text:p>0.993566</text:p>
              </table:table-cell>
              <table:table-cell office:value-type="float" office:value="0.992497">
                <text:p>0.992497</text:p>
              </table:table-cell>
              <table:table-cell office:value-type="float" office:value="0.989454">
                <text:p>0.989454</text:p>
              </table:table-cell>
              <table:table-cell office:value-type="float" office:value="0.985826">
                <text:p>0.985826</text:p>
              </table:table-cell>
              <table:table-cell office:value-type="float" office:value="0.989732">
                <text:p>0.989732</text:p>
              </table:table-cell>
              <table:table-cell office:value-type="float" office:value="0.986093">
                <text:p>0.986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33.33">
                <text:p>3430</text:p>
              </table:table-cell>
              <table:table-cell office:value-type="float" office:value="0.993641">
                <text:p>0.993641</text:p>
              </table:table-cell>
              <table:table-cell office:value-type="float" office:value="0.992295">
                <text:p>0.992295</text:p>
              </table:table-cell>
              <table:table-cell office:value-type="float" office:value="0.989477">
                <text:p>0.989477</text:p>
              </table:table-cell>
              <table:table-cell office:value-type="float" office:value="0.985866">
                <text:p>0.985866</text:p>
              </table:table-cell>
              <table:table-cell office:value-type="float" office:value="0.98974">
                <text:p>0.98974</text:p>
              </table:table-cell>
              <table:table-cell office:value-type="float" office:value="0.98612">
                <text:p>0.9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66.67">
                <text:p>3470</text:p>
              </table:table-cell>
              <table:table-cell office:value-type="float" office:value="0.993267">
                <text:p>0.993267</text:p>
              </table:table-cell>
              <table:table-cell office:value-type="float" office:value="0.992252">
                <text:p>0.992252</text:p>
              </table:table-cell>
              <table:table-cell office:value-type="float" office:value="0.989496">
                <text:p>0.989496</text:p>
              </table:table-cell>
              <table:table-cell office:value-type="float" office:value="0.985904">
                <text:p>0.985904</text:p>
              </table:table-cell>
              <table:table-cell office:value-type="float" office:value="0.989748">
                <text:p>0.989748</text:p>
              </table:table-cell>
              <table:table-cell office:value-type="float" office:value="0.986146">
                <text:p>0.98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992942">
                <text:p>0.992942</text:p>
              </table:table-cell>
              <table:table-cell office:value-type="float" office:value="0.991977">
                <text:p>0.991977</text:p>
              </table:table-cell>
              <table:table-cell office:value-type="float" office:value="0.989512">
                <text:p>0.989512</text:p>
              </table:table-cell>
              <table:table-cell office:value-type="float" office:value="0.985937">
                <text:p>0.985937</text:p>
              </table:table-cell>
              <table:table-cell office:value-type="float" office:value="0.989753">
                <text:p>0.989753</text:p>
              </table:table-cell>
              <table:table-cell office:value-type="float" office:value="0.986169">
                <text:p>0.986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33.33">
                <text:p>3530</text:p>
              </table:table-cell>
              <table:table-cell office:value-type="float" office:value="0.993325">
                <text:p>0.993325</text:p>
              </table:table-cell>
              <table:table-cell office:value-type="float" office:value="0.991726">
                <text:p>0.991726</text:p>
              </table:table-cell>
              <table:table-cell office:value-type="float" office:value="0.989532">
                <text:p>0.989532</text:p>
              </table:table-cell>
              <table:table-cell office:value-type="float" office:value="0.985974">
                <text:p>0.985974</text:p>
              </table:table-cell>
              <table:table-cell office:value-type="float" office:value="0.989756">
                <text:p>0.989756</text:p>
              </table:table-cell>
              <table:table-cell office:value-type="float" office:value="0.98619">
                <text:p>0.9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66.67">
                <text:p>3570</text:p>
              </table:table-cell>
              <table:table-cell office:value-type="float" office:value="0.99315">
                <text:p>0.99315</text:p>
              </table:table-cell>
              <table:table-cell office:value-type="float" office:value="0.991972">
                <text:p>0.991972</text:p>
              </table:table-cell>
              <table:table-cell office:value-type="float" office:value="0.989549">
                <text:p>0.989549</text:p>
              </table:table-cell>
              <table:table-cell office:value-type="float" office:value="0.986008">
                <text:p>0.986008</text:p>
              </table:table-cell>
              <table:table-cell office:value-type="float" office:value="0.989761">
                <text:p>0.989761</text:p>
              </table:table-cell>
              <table:table-cell office:value-type="float" office:value="0.986213">
                <text:p>0.98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993537">
                <text:p>0.993537</text:p>
              </table:table-cell>
              <table:table-cell office:value-type="float" office:value="0.992889">
                <text:p>0.992889</text:p>
              </table:table-cell>
              <table:table-cell office:value-type="float" office:value="0.98957">
                <text:p>0.98957</text:p>
              </table:table-cell>
              <table:table-cell office:value-type="float" office:value="0.986045">
                <text:p>0.986045</text:p>
              </table:table-cell>
              <table:table-cell office:value-type="float" office:value="0.989774">
                <text:p>0.989774</text:p>
              </table:table-cell>
              <table:table-cell office:value-type="float" office:value="0.986243">
                <text:p>0.98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33.33">
                <text:p>3630</text:p>
              </table:table-cell>
              <table:table-cell office:value-type="float" office:value="0.993124">
                <text:p>0.993124</text:p>
              </table:table-cell>
              <table:table-cell office:value-type="float" office:value="0.993517">
                <text:p>0.993517</text:p>
              </table:table-cell>
              <table:table-cell office:value-type="float" office:value="0.989587">
                <text:p>0.989587</text:p>
              </table:table-cell>
              <table:table-cell office:value-type="float" office:value="0.986079">
                <text:p>0.986079</text:p>
              </table:table-cell>
              <table:table-cell office:value-type="float" office:value="0.989792">
                <text:p>0.989792</text:p>
              </table:table-cell>
              <table:table-cell office:value-type="float" office:value="0.986278">
                <text:p>0.986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6.67">
                <text:p>3670</text:p>
              </table:table-cell>
              <table:table-cell office:value-type="float" office:value="0.993599">
                <text:p>0.993599</text:p>
              </table:table-cell>
              <table:table-cell office:value-type="float" office:value="0.993441">
                <text:p>0.993441</text:p>
              </table:table-cell>
              <table:table-cell office:value-type="float" office:value="0.989607">
                <text:p>0.989607</text:p>
              </table:table-cell>
              <table:table-cell office:value-type="float" office:value="0.986115">
                <text:p>0.986115</text:p>
              </table:table-cell>
              <table:table-cell office:value-type="float" office:value="0.989809">
                <text:p>0.989809</text:p>
              </table:table-cell>
              <table:table-cell office:value-type="float" office:value="0.986311">
                <text:p>0.98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993456">
                <text:p>0.993456</text:p>
              </table:table-cell>
              <table:table-cell office:value-type="float" office:value="0.993347">
                <text:p>0.993347</text:p>
              </table:table-cell>
              <table:table-cell office:value-type="float" office:value="0.989626">
                <text:p>0.989626</text:p>
              </table:table-cell>
              <table:table-cell office:value-type="float" office:value="0.98615">
                <text:p>0.98615</text:p>
              </table:table-cell>
              <table:table-cell office:value-type="float" office:value="0.989826">
                <text:p>0.989826</text:p>
              </table:table-cell>
              <table:table-cell office:value-type="float" office:value="0.986344">
                <text:p>0.98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3.33">
                <text:p>3730</text:p>
              </table:table-cell>
              <table:table-cell office:value-type="float" office:value="0.993481">
                <text:p>0.993481</text:p>
              </table:table-cell>
              <table:table-cell office:value-type="float" office:value="0.99344">
                <text:p>0.99344</text:p>
              </table:table-cell>
              <table:table-cell office:value-type="float" office:value="0.989646">
                <text:p>0.989646</text:p>
              </table:table-cell>
              <table:table-cell office:value-type="float" office:value="0.986185">
                <text:p>0.986185</text:p>
              </table:table-cell>
              <table:table-cell office:value-type="float" office:value="0.989843">
                <text:p>0.989843</text:p>
              </table:table-cell>
              <table:table-cell office:value-type="float" office:value="0.986376">
                <text:p>0.986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6.67">
                <text:p>3770</text:p>
              </table:table-cell>
              <table:table-cell office:value-type="float" office:value="0.993578">
                <text:p>0.993578</text:p>
              </table:table-cell>
              <table:table-cell office:value-type="float" office:value="0.993161">
                <text:p>0.993161</text:p>
              </table:table-cell>
              <table:table-cell office:value-type="float" office:value="0.989665">
                <text:p>0.989665</text:p>
              </table:table-cell>
              <table:table-cell office:value-type="float" office:value="0.98622">
                <text:p>0.98622</text:p>
              </table:table-cell>
              <table:table-cell office:value-type="float" office:value="0.989857">
                <text:p>0.989857</text:p>
              </table:table-cell>
              <table:table-cell office:value-type="float" office:value="0.986406">
                <text:p>0.98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993703">
                <text:p>0.993703</text:p>
              </table:table-cell>
              <table:table-cell office:value-type="float" office:value="0.993422">
                <text:p>0.993422</text:p>
              </table:table-cell>
              <table:table-cell office:value-type="float" office:value="0.989685">
                <text:p>0.989685</text:p>
              </table:table-cell>
              <table:table-cell office:value-type="float" office:value="0.986255">
                <text:p>0.986255</text:p>
              </table:table-cell>
              <table:table-cell office:value-type="float" office:value="0.989873">
                <text:p>0.989873</text:p>
              </table:table-cell>
              <table:table-cell office:value-type="float" office:value="0.986438">
                <text:p>0.986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3.33">
                <text:p>3830</text:p>
              </table:table-cell>
              <table:table-cell office:value-type="float" office:value="0.993836">
                <text:p>0.993836</text:p>
              </table:table-cell>
              <table:table-cell office:value-type="float" office:value="0.99282">
                <text:p>0.99282</text:p>
              </table:table-cell>
              <table:table-cell office:value-type="float" office:value="0.989706">
                <text:p>0.989706</text:p>
              </table:table-cell>
              <table:table-cell office:value-type="float" office:value="0.986291">
                <text:p>0.986291</text:p>
              </table:table-cell>
              <table:table-cell office:value-type="float" office:value="0.989884">
                <text:p>0.989884</text:p>
              </table:table-cell>
              <table:table-cell office:value-type="float" office:value="0.986463">
                <text:p>0.98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6.67">
                <text:p>3870</text:p>
              </table:table-cell>
              <table:table-cell office:value-type="float" office:value="0.993855">
                <text:p>0.993855</text:p>
              </table:table-cell>
              <table:table-cell office:value-type="float" office:value="0.99255">
                <text:p>0.99255</text:p>
              </table:table-cell>
              <table:table-cell office:value-type="float" office:value="0.989727">
                <text:p>0.989727</text:p>
              </table:table-cell>
              <table:table-cell office:value-type="float" office:value="0.986326">
                <text:p>0.986326</text:p>
              </table:table-cell>
              <table:table-cell office:value-type="float" office:value="0.989892">
                <text:p>0.989892</text:p>
              </table:table-cell>
              <table:table-cell office:value-type="float" office:value="0.986487">
                <text:p>0.98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993878">
                <text:p>0.993878</text:p>
              </table:table-cell>
              <table:table-cell office:value-type="float" office:value="0.992715">
                <text:p>0.992715</text:p>
              </table:table-cell>
              <table:table-cell office:value-type="float" office:value="0.989748">
                <text:p>0.989748</text:p>
              </table:table-cell>
              <table:table-cell office:value-type="float" office:value="0.98636">
                <text:p>0.98636</text:p>
              </table:table-cell>
              <table:table-cell office:value-type="float" office:value="0.989902">
                <text:p>0.989902</text:p>
              </table:table-cell>
              <table:table-cell office:value-type="float" office:value="0.986511">
                <text:p>0.98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3.33">
                <text:p>3930</text:p>
              </table:table-cell>
              <table:table-cell office:value-type="float" office:value="0.993864">
                <text:p>0.993864</text:p>
              </table:table-cell>
              <table:table-cell office:value-type="float" office:value="0.993278">
                <text:p>0.993278</text:p>
              </table:table-cell>
              <table:table-cell office:value-type="float" office:value="0.989768">
                <text:p>0.989768</text:p>
              </table:table-cell>
              <table:table-cell office:value-type="float" office:value="0.986395">
                <text:p>0.986395</text:p>
              </table:table-cell>
              <table:table-cell office:value-type="float" office:value="0.989916">
                <text:p>0.989916</text:p>
              </table:table-cell>
              <table:table-cell office:value-type="float" office:value="0.986539">
                <text:p>0.986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6.67">
                <text:p>3970</text:p>
              </table:table-cell>
              <table:table-cell office:value-type="float" office:value="0.993614">
                <text:p>0.993614</text:p>
              </table:table-cell>
              <table:table-cell office:value-type="float" office:value="0.993004">
                <text:p>0.993004</text:p>
              </table:table-cell>
              <table:table-cell office:value-type="float" office:value="0.989786">
                <text:p>0.989786</text:p>
              </table:table-cell>
              <table:table-cell office:value-type="float" office:value="0.986427">
                <text:p>0.986427</text:p>
              </table:table-cell>
              <table:table-cell office:value-type="float" office:value="0.989928">
                <text:p>0.989928</text:p>
              </table:table-cell>
              <table:table-cell office:value-type="float" office:value="0.986566">
                <text:p>0.98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93617">
                <text:p>0.993617</text:p>
              </table:table-cell>
              <table:table-cell office:value-type="float" office:value="0.993132">
                <text:p>0.993132</text:p>
              </table:table-cell>
              <table:table-cell office:value-type="float" office:value="0.989804">
                <text:p>0.989804</text:p>
              </table:table-cell>
              <table:table-cell office:value-type="float" office:value="0.986459">
                <text:p>0.986459</text:p>
              </table:table-cell>
              <table:table-cell office:value-type="float" office:value="0.989941">
                <text:p>0.989941</text:p>
              </table:table-cell>
              <table:table-cell office:value-type="float" office:value="0.986593">
                <text:p>0.98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3.33">
                <text:p>4030</text:p>
              </table:table-cell>
              <table:table-cell office:value-type="float" office:value="0.993486">
                <text:p>0.993486</text:p>
              </table:table-cell>
              <table:table-cell office:value-type="float" office:value="0.992805">
                <text:p>0.992805</text:p>
              </table:table-cell>
              <table:table-cell office:value-type="float" office:value="0.989821">
                <text:p>0.989821</text:p>
              </table:table-cell>
              <table:table-cell office:value-type="float" office:value="0.98649">
                <text:p>0.98649</text:p>
              </table:table-cell>
              <table:table-cell office:value-type="float" office:value="0.989951">
                <text:p>0.989951</text:p>
              </table:table-cell>
              <table:table-cell office:value-type="float" office:value="0.986617">
                <text:p>0.98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.67">
                <text:p>4070</text:p>
              </table:table-cell>
              <table:table-cell office:value-type="float" office:value="0.993401">
                <text:p>0.993401</text:p>
              </table:table-cell>
              <table:table-cell office:value-type="float" office:value="0.993699">
                <text:p>0.993699</text:p>
              </table:table-cell>
              <table:table-cell office:value-type="float" office:value="0.989837">
                <text:p>0.989837</text:p>
              </table:table-cell>
              <table:table-cell office:value-type="float" office:value="0.986519">
                <text:p>0.986519</text:p>
              </table:table-cell>
              <table:table-cell office:value-type="float" office:value="0.989968">
                <text:p>0.989968</text:p>
              </table:table-cell>
              <table:table-cell office:value-type="float" office:value="0.986648">
                <text:p>0.98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993243">
                <text:p>0.993243</text:p>
              </table:table-cell>
              <table:table-cell office:value-type="float" office:value="0.993521">
                <text:p>0.993521</text:p>
              </table:table-cell>
              <table:table-cell office:value-type="float" office:value="0.989851">
                <text:p>0.989851</text:p>
              </table:table-cell>
              <table:table-cell office:value-type="float" office:value="0.986548">
                <text:p>0.986548</text:p>
              </table:table-cell>
              <table:table-cell office:value-type="float" office:value="0.989984">
                <text:p>0.989984</text:p>
              </table:table-cell>
              <table:table-cell office:value-type="float" office:value="0.986677">
                <text:p>0.98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.33">
                <text:p>4130</text:p>
              </table:table-cell>
              <table:table-cell office:value-type="float" office:value="0.993078">
                <text:p>0.993078</text:p>
              </table:table-cell>
              <table:table-cell office:value-type="float" office:value="0.992995">
                <text:p>0.992995</text:p>
              </table:table-cell>
              <table:table-cell office:value-type="float" office:value="0.989864">
                <text:p>0.989864</text:p>
              </table:table-cell>
              <table:table-cell office:value-type="float" office:value="0.986574">
                <text:p>0.986574</text:p>
              </table:table-cell>
              <table:table-cell office:value-type="float" office:value="0.989995">
                <text:p>0.989995</text:p>
              </table:table-cell>
              <table:table-cell office:value-type="float" office:value="0.986702">
                <text:p>0.986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6.67">
                <text:p>4170</text:p>
              </table:table-cell>
              <table:table-cell office:value-type="float" office:value="0.993101">
                <text:p>0.993101</text:p>
              </table:table-cell>
              <table:table-cell office:value-type="float" office:value="0.993056">
                <text:p>0.993056</text:p>
              </table:table-cell>
              <table:table-cell office:value-type="float" office:value="0.989877">
                <text:p>0.989877</text:p>
              </table:table-cell>
              <table:table-cell office:value-type="float" office:value="0.986601">
                <text:p>0.986601</text:p>
              </table:table-cell>
              <table:table-cell office:value-type="float" office:value="0.990007">
                <text:p>0.990007</text:p>
              </table:table-cell>
              <table:table-cell office:value-type="float" office:value="0.986727">
                <text:p>0.98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993282">
                <text:p>0.993282</text:p>
              </table:table-cell>
              <table:table-cell office:value-type="float" office:value="0.993021">
                <text:p>0.993021</text:p>
              </table:table-cell>
              <table:table-cell office:value-type="float" office:value="0.989891">
                <text:p>0.989891</text:p>
              </table:table-cell>
              <table:table-cell office:value-type="float" office:value="0.986628">
                <text:p>0.986628</text:p>
              </table:table-cell>
              <table:table-cell office:value-type="float" office:value="0.990018">
                <text:p>0.990018</text:p>
              </table:table-cell>
              <table:table-cell office:value-type="float" office:value="0.986752">
                <text:p>0.98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.33">
                <text:p>4230</text:p>
              </table:table-cell>
              <table:table-cell office:value-type="float" office:value="0.993647">
                <text:p>0.993647</text:p>
              </table:table-cell>
              <table:table-cell office:value-type="float" office:value="0.992992">
                <text:p>0.992992</text:p>
              </table:table-cell>
              <table:table-cell office:value-type="float" office:value="0.989908">
                <text:p>0.989908</text:p>
              </table:table-cell>
              <table:table-cell office:value-type="float" office:value="0.986657">
                <text:p>0.986657</text:p>
              </table:table-cell>
              <table:table-cell office:value-type="float" office:value="0.990028">
                <text:p>0.990028</text:p>
              </table:table-cell>
              <table:table-cell office:value-type="float" office:value="0.986775">
                <text:p>0.98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6.67">
                <text:p>4270</text:p>
              </table:table-cell>
              <table:table-cell office:value-type="float" office:value="0.993786">
                <text:p>0.993786</text:p>
              </table:table-cell>
              <table:table-cell office:value-type="float" office:value="0.993092">
                <text:p>0.993092</text:p>
              </table:table-cell>
              <table:table-cell office:value-type="float" office:value="0.989926">
                <text:p>0.989926</text:p>
              </table:table-cell>
              <table:table-cell office:value-type="float" office:value="0.986687">
                <text:p>0.986687</text:p>
              </table:table-cell>
              <table:table-cell office:value-type="float" office:value="0.99004">
                <text:p>0.99004</text:p>
              </table:table-cell>
              <table:table-cell office:value-type="float" office:value="0.986799">
                <text:p>0.98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993655">
                <text:p>0.993655</text:p>
              </table:table-cell>
              <table:table-cell office:value-type="float" office:value="0.993163">
                <text:p>0.993163</text:p>
              </table:table-cell>
              <table:table-cell office:value-type="float" office:value="0.989942">
                <text:p>0.989942</text:p>
              </table:table-cell>
              <table:table-cell office:value-type="float" office:value="0.986716">
                <text:p>0.986716</text:p>
              </table:table-cell>
              <table:table-cell office:value-type="float" office:value="0.990051">
                <text:p>0.990051</text:p>
              </table:table-cell>
              <table:table-cell office:value-type="float" office:value="0.986824">
                <text:p>0.98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3.33">
                <text:p>4330</text:p>
              </table:table-cell>
              <table:table-cell office:value-type="float" office:value="0.993984">
                <text:p>0.993984</text:p>
              </table:table-cell>
              <table:table-cell office:value-type="float" office:value="0.993671">
                <text:p>0.993671</text:p>
              </table:table-cell>
              <table:table-cell office:value-type="float" office:value="0.98996">
                <text:p>0.98996</text:p>
              </table:table-cell>
              <table:table-cell office:value-type="float" office:value="0.986746">
                <text:p>0.986746</text:p>
              </table:table-cell>
              <table:table-cell office:value-type="float" office:value="0.990066">
                <text:p>0.990066</text:p>
              </table:table-cell>
              <table:table-cell office:value-type="float" office:value="0.986851">
                <text:p>0.98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6.67">
                <text:p>4370</text:p>
              </table:table-cell>
              <table:table-cell office:value-type="float" office:value="0.993917">
                <text:p>0.993917</text:p>
              </table:table-cell>
              <table:table-cell office:value-type="float" office:value="0.993644">
                <text:p>0.993644</text:p>
              </table:table-cell>
              <table:table-cell office:value-type="float" office:value="0.989978">
                <text:p>0.989978</text:p>
              </table:table-cell>
              <table:table-cell office:value-type="float" office:value="0.986776">
                <text:p>0.986776</text:p>
              </table:table-cell>
              <table:table-cell office:value-type="float" office:value="0.990081">
                <text:p>0.990081</text:p>
              </table:table-cell>
              <table:table-cell office:value-type="float" office:value="0.986877">
                <text:p>0.98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992997">
                <text:p>0.992997</text:p>
              </table:table-cell>
              <table:table-cell office:value-type="float" office:value="0.993362">
                <text:p>0.993362</text:p>
              </table:table-cell>
              <table:table-cell office:value-type="float" office:value="0.989989">
                <text:p>0.989989</text:p>
              </table:table-cell>
              <table:table-cell office:value-type="float" office:value="0.986799">
                <text:p>0.986799</text:p>
              </table:table-cell>
              <table:table-cell office:value-type="float" office:value="0.990094">
                <text:p>0.990094</text:p>
              </table:table-cell>
              <table:table-cell office:value-type="float" office:value="0.986902">
                <text:p>0.98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6.67">
                <text:p>4470</text:p>
              </table:table-cell>
              <table:table-cell office:value-type="float" office:value="0.993208">
                <text:p>0.993208</text:p>
              </table:table-cell>
              <table:table-cell office:value-type="float" office:value="0.99351">
                <text:p>0.99351</text:p>
              </table:table-cell>
              <table:table-cell office:value-type="float" office:value="0.990001">
                <text:p>0.990001</text:p>
              </table:table-cell>
              <table:table-cell office:value-type="float" office:value="0.986823">
                <text:p>0.986823</text:p>
              </table:table-cell>
              <table:table-cell office:value-type="float" office:value="0.990108">
                <text:p>0.990108</text:p>
              </table:table-cell>
              <table:table-cell office:value-type="float" office:value="0.986928">
                <text:p>0.98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993119">
                <text:p>0.993119</text:p>
              </table:table-cell>
              <table:table-cell office:value-type="float" office:value="0.993772">
                <text:p>0.993772</text:p>
              </table:table-cell>
              <table:table-cell office:value-type="float" office:value="0.990013">
                <text:p>0.990013</text:p>
              </table:table-cell>
              <table:table-cell office:value-type="float" office:value="0.986847">
                <text:p>0.986847</text:p>
              </table:table-cell>
              <table:table-cell office:value-type="float" office:value="0.990123">
                <text:p>0.990123</text:p>
              </table:table-cell>
              <table:table-cell office:value-type="float" office:value="0.986956">
                <text:p>0.986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.33">
                <text:p>4530</text:p>
              </table:table-cell>
              <table:table-cell office:value-type="float" office:value="0.992931">
                <text:p>0.992931</text:p>
              </table:table-cell>
              <table:table-cell office:value-type="float" office:value="0.993434">
                <text:p>0.993434</text:p>
              </table:table-cell>
              <table:table-cell office:value-type="float" office:value="0.990023">
                <text:p>0.990023</text:p>
              </table:table-cell>
              <table:table-cell office:value-type="float" office:value="0.986869">
                <text:p>0.986869</text:p>
              </table:table-cell>
              <table:table-cell office:value-type="float" office:value="0.990136">
                <text:p>0.990136</text:p>
              </table:table-cell>
              <table:table-cell office:value-type="float" office:value="0.98698">
                <text:p>0.9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.67">
                <text:p>4570</text:p>
              </table:table-cell>
              <table:table-cell office:value-type="float" office:value="0.993094">
                <text:p>0.993094</text:p>
              </table:table-cell>
              <table:table-cell office:value-type="float" office:value="0.993406">
                <text:p>0.993406</text:p>
              </table:table-cell>
              <table:table-cell office:value-type="float" office:value="0.990034">
                <text:p>0.990034</text:p>
              </table:table-cell>
              <table:table-cell office:value-type="float" office:value="0.986892">
                <text:p>0.986892</text:p>
              </table:table-cell>
              <table:table-cell office:value-type="float" office:value="0.990149">
                <text:p>0.990149</text:p>
              </table:table-cell>
              <table:table-cell office:value-type="float" office:value="0.987005">
                <text:p>0.98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993218">
                <text:p>0.993218</text:p>
              </table:table-cell>
              <table:table-cell office:value-type="float" office:value="0.99387">
                <text:p>0.99387</text:p>
              </table:table-cell>
              <table:table-cell office:value-type="float" office:value="0.990046">
                <text:p>0.990046</text:p>
              </table:table-cell>
              <table:table-cell office:value-type="float" office:value="0.986915">
                <text:p>0.986915</text:p>
              </table:table-cell>
              <table:table-cell office:value-type="float" office:value="0.990164">
                <text:p>0.990164</text:p>
              </table:table-cell>
              <table:table-cell office:value-type="float" office:value="0.987032">
                <text:p>0.98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33.33">
                <text:p>4630</text:p>
              </table:table-cell>
              <table:table-cell office:value-type="float" office:value="0.993151">
                <text:p>0.993151</text:p>
              </table:table-cell>
              <table:table-cell office:value-type="float" office:value="0.99385">
                <text:p>0.99385</text:p>
              </table:table-cell>
              <table:table-cell office:value-type="float" office:value="0.990057">
                <text:p>0.990057</text:p>
              </table:table-cell>
              <table:table-cell office:value-type="float" office:value="0.986938">
                <text:p>0.986938</text:p>
              </table:table-cell>
              <table:table-cell office:value-type="float" office:value="0.99018">
                <text:p>0.99018</text:p>
              </table:table-cell>
              <table:table-cell office:value-type="float" office:value="0.987059">
                <text:p>0.98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66.67">
                <text:p>4670</text:p>
              </table:table-cell>
              <table:table-cell office:value-type="float" office:value="0.992975">
                <text:p>0.992975</text:p>
              </table:table-cell>
              <table:table-cell office:value-type="float" office:value="0.994049">
                <text:p>0.994049</text:p>
              </table:table-cell>
              <table:table-cell office:value-type="float" office:value="0.990067">
                <text:p>0.990067</text:p>
              </table:table-cell>
              <table:table-cell office:value-type="float" office:value="0.98696">
                <text:p>0.98696</text:p>
              </table:table-cell>
              <table:table-cell office:value-type="float" office:value="0.990196">
                <text:p>0.990196</text:p>
              </table:table-cell>
              <table:table-cell office:value-type="float" office:value="0.987086">
                <text:p>0.98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99313">
                <text:p>0.99313</text:p>
              </table:table-cell>
              <table:table-cell office:value-type="float" office:value="0.993787">
                <text:p>0.993787</text:p>
              </table:table-cell>
              <table:table-cell office:value-type="float" office:value="0.990078">
                <text:p>0.990078</text:p>
              </table:table-cell>
              <table:table-cell office:value-type="float" office:value="0.986982">
                <text:p>0.986982</text:p>
              </table:table-cell>
              <table:table-cell office:value-type="float" office:value="0.990211">
                <text:p>0.990211</text:p>
              </table:table-cell>
              <table:table-cell office:value-type="float" office:value="0.987112">
                <text:p>0.98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33.33">
                <text:p>4730</text:p>
              </table:table-cell>
              <table:table-cell office:value-type="float" office:value="0.993344">
                <text:p>0.993344</text:p>
              </table:table-cell>
              <table:table-cell office:value-type="float" office:value="0.9938">
                <text:p>0.9938</text:p>
              </table:table-cell>
              <table:table-cell office:value-type="float" office:value="0.99009">
                <text:p>0.99009</text:p>
              </table:table-cell>
              <table:table-cell office:value-type="float" office:value="0.987005">
                <text:p>0.987005</text:p>
              </table:table-cell>
              <table:table-cell office:value-type="float" office:value="0.990226">
                <text:p>0.990226</text:p>
              </table:table-cell>
              <table:table-cell office:value-type="float" office:value="0.987137">
                <text:p>0.987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66.67">
                <text:p>4770</text:p>
              </table:table-cell>
              <table:table-cell office:value-type="float" office:value="0.993332">
                <text:p>0.993332</text:p>
              </table:table-cell>
              <table:table-cell office:value-type="float" office:value="0.993275">
                <text:p>0.993275</text:p>
              </table:table-cell>
              <table:table-cell office:value-type="float" office:value="0.990102">
                <text:p>0.990102</text:p>
              </table:table-cell>
              <table:table-cell office:value-type="float" office:value="0.987028">
                <text:p>0.987028</text:p>
              </table:table-cell>
              <table:table-cell office:value-type="float" office:value="0.990236">
                <text:p>0.990236</text:p>
              </table:table-cell>
              <table:table-cell office:value-type="float" office:value="0.987159">
                <text:p>0.98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992555">
                <text:p>0.992555</text:p>
              </table:table-cell>
              <table:table-cell office:value-type="float" office:value="0.992723">
                <text:p>0.992723</text:p>
              </table:table-cell>
              <table:table-cell office:value-type="float" office:value="0.990108">
                <text:p>0.990108</text:p>
              </table:table-cell>
              <table:table-cell office:value-type="float" office:value="0.987045">
                <text:p>0.987045</text:p>
              </table:table-cell>
              <table:table-cell office:value-type="float" office:value="0.990243">
                <text:p>0.990243</text:p>
              </table:table-cell>
              <table:table-cell office:value-type="float" office:value="0.987176">
                <text:p>0.987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33.33">
                <text:p>4830</text:p>
              </table:table-cell>
              <table:table-cell office:value-type="float" office:value="0.992201">
                <text:p>0.992201</text:p>
              </table:table-cell>
              <table:table-cell office:value-type="float" office:value="0.992481">
                <text:p>0.992481</text:p>
              </table:table-cell>
              <table:table-cell office:value-type="float" office:value="0.990111">
                <text:p>0.990111</text:p>
              </table:table-cell>
              <table:table-cell office:value-type="float" office:value="0.987058">
                <text:p>0.987058</text:p>
              </table:table-cell>
              <table:table-cell office:value-type="float" office:value="0.990246">
                <text:p>0.990246</text:p>
              </table:table-cell>
              <table:table-cell office:value-type="float" office:value="0.98719">
                <text:p>0.98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66.67">
                <text:p>4870</text:p>
              </table:table-cell>
              <table:table-cell office:value-type="float" office:value="0.992956">
                <text:p>0.992956</text:p>
              </table:table-cell>
              <table:table-cell office:value-type="float" office:value="0.993716">
                <text:p>0.993716</text:p>
              </table:table-cell>
              <table:table-cell office:value-type="float" office:value="0.990121">
                <text:p>0.990121</text:p>
              </table:table-cell>
              <table:table-cell office:value-type="float" office:value="0.987077">
                <text:p>0.987077</text:p>
              </table:table-cell>
              <table:table-cell office:value-type="float" office:value="0.99026">
                <text:p>0.99026</text:p>
              </table:table-cell>
              <table:table-cell office:value-type="float" office:value="0.987213">
                <text:p>0.987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992755">
                <text:p>0.992755</text:p>
              </table:table-cell>
              <table:table-cell office:value-type="float" office:value="0.993932">
                <text:p>0.993932</text:p>
              </table:table-cell>
              <table:table-cell office:value-type="float" office:value="0.990128">
                <text:p>0.990128</text:p>
              </table:table-cell>
              <table:table-cell office:value-type="float" office:value="0.987095">
                <text:p>0.987095</text:p>
              </table:table-cell>
              <table:table-cell office:value-type="float" office:value="0.990274">
                <text:p>0.990274</text:p>
              </table:table-cell>
              <table:table-cell office:value-type="float" office:value="0.987238">
                <text:p>0.987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33.33">
                <text:p>4930</text:p>
              </table:table-cell>
              <table:table-cell office:value-type="float" office:value="0.992417">
                <text:p>0.992417</text:p>
              </table:table-cell>
              <table:table-cell office:value-type="float" office:value="0.993149">
                <text:p>0.993149</text:p>
              </table:table-cell>
              <table:table-cell office:value-type="float" office:value="0.990133">
                <text:p>0.990133</text:p>
              </table:table-cell>
              <table:table-cell office:value-type="float" office:value="0.98711">
                <text:p>0.98711</text:p>
              </table:table-cell>
              <table:table-cell office:value-type="float" office:value="0.990283">
                <text:p>0.990283</text:p>
              </table:table-cell>
              <table:table-cell office:value-type="float" office:value="0.987256">
                <text:p>0.987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66.67">
                <text:p>4970</text:p>
              </table:table-cell>
              <table:table-cell office:value-type="float" office:value="0.992074">
                <text:p>0.992074</text:p>
              </table:table-cell>
              <table:table-cell office:value-type="float" office:value="0.992602">
                <text:p>0.992602</text:p>
              </table:table-cell>
              <table:table-cell office:value-type="float" office:value="0.990134">
                <text:p>0.990134</text:p>
              </table:table-cell>
              <table:table-cell office:value-type="float" office:value="0.987121">
                <text:p>0.987121</text:p>
              </table:table-cell>
              <table:table-cell office:value-type="float" office:value="0.990287">
                <text:p>0.990287</text:p>
              </table:table-cell>
              <table:table-cell office:value-type="float" office:value="0.987269">
                <text:p>0.98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91848">
                <text:p>0.991848</text:p>
              </table:table-cell>
              <table:table-cell office:value-type="float" office:value="0.992584">
                <text:p>0.992584</text:p>
              </table:table-cell>
              <table:table-cell office:value-type="float" office:value="0.990134">
                <text:p>0.990134</text:p>
              </table:table-cell>
              <table:table-cell office:value-type="float" office:value="0.987129">
                <text:p>0.987129</text:p>
              </table:table-cell>
              <table:table-cell office:value-type="float" office:value="0.99029">
                <text:p>0.99029</text:p>
              </table:table-cell>
              <table:table-cell office:value-type="float" office:value="0.98728">
                <text:p>0.9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33.33">
                <text:p>5030</text:p>
              </table:table-cell>
              <table:table-cell office:value-type="float" office:value="0.992149">
                <text:p>0.992149</text:p>
              </table:table-cell>
              <table:table-cell office:value-type="float" office:value="0.992245">
                <text:p>0.992245</text:p>
              </table:table-cell>
              <table:table-cell office:value-type="float" office:value="0.990136">
                <text:p>0.990136</text:p>
              </table:table-cell>
              <table:table-cell office:value-type="float" office:value="0.98714">
                <text:p>0.98714</text:p>
              </table:table-cell>
              <table:table-cell office:value-type="float" office:value="0.990292">
                <text:p>0.990292</text:p>
              </table:table-cell>
              <table:table-cell office:value-type="float" office:value="0.987291">
                <text:p>0.987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66.67">
                <text:p>5070</text:p>
              </table:table-cell>
              <table:table-cell office:value-type="float" office:value="0.992679">
                <text:p>0.992679</text:p>
              </table:table-cell>
              <table:table-cell office:value-type="float" office:value="0.99248">
                <text:p>0.99248</text:p>
              </table:table-cell>
              <table:table-cell office:value-type="float" office:value="0.990138">
                <text:p>0.990138</text:p>
              </table:table-cell>
              <table:table-cell office:value-type="float" office:value="0.987191">
                <text:p>0.987191</text:p>
              </table:table-cell>
              <table:table-cell office:value-type="float" office:value="0.990293">
                <text:p>0.990293</text:p>
              </table:table-cell>
              <table:table-cell office:value-type="float" office:value="0.987342">
                <text:p>0.98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992886">
                <text:p>0.992886</text:p>
              </table:table-cell>
              <table:table-cell office:value-type="float" office:value="0.992334">
                <text:p>0.992334</text:p>
              </table:table-cell>
              <table:table-cell office:value-type="float" office:value="0.990147">
                <text:p>0.990147</text:p>
              </table:table-cell>
              <table:table-cell office:value-type="float" office:value="0.98721">
                <text:p>0.98721</text:p>
              </table:table-cell>
              <table:table-cell office:value-type="float" office:value="0.990297">
                <text:p>0.990297</text:p>
              </table:table-cell>
              <table:table-cell office:value-type="float" office:value="0.987356">
                <text:p>0.987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33.33">
                <text:p>5130</text:p>
              </table:table-cell>
              <table:table-cell office:value-type="float" office:value="0.992107">
                <text:p>0.992107</text:p>
              </table:table-cell>
              <table:table-cell office:value-type="float" office:value="0.992544">
                <text:p>0.992544</text:p>
              </table:table-cell>
              <table:table-cell office:value-type="float" office:value="0.990149">
                <text:p>0.990149</text:p>
              </table:table-cell>
              <table:table-cell office:value-type="float" office:value="0.987221">
                <text:p>0.987221</text:p>
              </table:table-cell>
              <table:table-cell office:value-type="float" office:value="0.990301">
                <text:p>0.990301</text:p>
              </table:table-cell>
              <table:table-cell office:value-type="float" office:value="0.987368">
                <text:p>0.98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66.67">
                <text:p>5170</text:p>
              </table:table-cell>
              <table:table-cell office:value-type="float" office:value="0.992112">
                <text:p>0.992112</text:p>
              </table:table-cell>
              <table:table-cell office:value-type="float" office:value="0.992624">
                <text:p>0.992624</text:p>
              </table:table-cell>
              <table:table-cell office:value-type="float" office:value="0.990125">
                <text:p>0.990125</text:p>
              </table:table-cell>
              <table:table-cell office:value-type="float" office:value="0.987234">
                <text:p>0.987234</text:p>
              </table:table-cell>
              <table:table-cell office:value-type="float" office:value="0.990277">
                <text:p>0.990277</text:p>
              </table:table-cell>
              <table:table-cell office:value-type="float" office:value="0.987382">
                <text:p>0.987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992059">
                <text:p>0.992059</text:p>
              </table:table-cell>
              <table:table-cell office:value-type="float" office:value="0.993319">
                <text:p>0.993319</text:p>
              </table:table-cell>
              <table:table-cell office:value-type="float" office:value="0.99011">
                <text:p>0.99011</text:p>
              </table:table-cell>
              <table:table-cell office:value-type="float" office:value="0.987221">
                <text:p>0.987221</text:p>
              </table:table-cell>
              <table:table-cell office:value-type="float" office:value="0.990267">
                <text:p>0.990267</text:p>
              </table:table-cell>
              <table:table-cell office:value-type="float" office:value="0.987373">
                <text:p>0.987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33.33">
                <text:p>5230</text:p>
              </table:table-cell>
              <table:table-cell office:value-type="float" office:value="0.992055">
                <text:p>0.992055</text:p>
              </table:table-cell>
              <table:table-cell office:value-type="float" office:value="0.993539">
                <text:p>0.993539</text:p>
              </table:table-cell>
              <table:table-cell office:value-type="float" office:value="0.990112">
                <text:p>0.990112</text:p>
              </table:table-cell>
              <table:table-cell office:value-type="float" office:value="0.987231">
                <text:p>0.987231</text:p>
              </table:table-cell>
              <table:table-cell office:value-type="float" office:value="0.990278">
                <text:p>0.990278</text:p>
              </table:table-cell>
              <table:table-cell office:value-type="float" office:value="0.987392">
                <text:p>0.98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66.67">
                <text:p>5270</text:p>
              </table:table-cell>
              <table:table-cell office:value-type="float" office:value="0.992064">
                <text:p>0.992064</text:p>
              </table:table-cell>
              <table:table-cell office:value-type="float" office:value="0.992863">
                <text:p>0.992863</text:p>
              </table:table-cell>
              <table:table-cell office:value-type="float" office:value="0.990083">
                <text:p>0.990083</text:p>
              </table:table-cell>
              <table:table-cell office:value-type="float" office:value="0.987195">
                <text:p>0.987195</text:p>
              </table:table-cell>
              <table:table-cell office:value-type="float" office:value="0.990256">
                <text:p>0.990256</text:p>
              </table:table-cell>
              <table:table-cell office:value-type="float" office:value="0.987362">
                <text:p>0.987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992058">
                <text:p>0.992058</text:p>
              </table:table-cell>
              <table:table-cell office:value-type="float" office:value="0.992414">
                <text:p>0.992414</text:p>
              </table:table-cell>
              <table:table-cell office:value-type="float" office:value="0.990071">
                <text:p>0.990071</text:p>
              </table:table-cell>
              <table:table-cell office:value-type="float" office:value="0.987183">
                <text:p>0.987183</text:p>
              </table:table-cell>
              <table:table-cell office:value-type="float" office:value="0.990245">
                <text:p>0.990245</text:p>
              </table:table-cell>
              <table:table-cell office:value-type="float" office:value="0.987352">
                <text:p>0.98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33.33">
                <text:p>5330</text:p>
              </table:table-cell>
              <table:table-cell office:value-type="float" office:value="0.991246">
                <text:p>0.991246</text:p>
              </table:table-cell>
              <table:table-cell office:value-type="float" office:value="0.992697">
                <text:p>0.992697</text:p>
              </table:table-cell>
              <table:table-cell office:value-type="float" office:value="0.990066">
                <text:p>0.990066</text:p>
              </table:table-cell>
              <table:table-cell office:value-type="float" office:value="0.987184">
                <text:p>0.987184</text:p>
              </table:table-cell>
              <table:table-cell office:value-type="float" office:value="0.990248">
                <text:p>0.990248</text:p>
              </table:table-cell>
              <table:table-cell office:value-type="float" office:value="0.98736">
                <text:p>0.9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66.67">
                <text:p>5370</text:p>
              </table:table-cell>
              <table:table-cell office:value-type="float" office:value="0.990913">
                <text:p>0.990913</text:p>
              </table:table-cell>
              <table:table-cell office:value-type="float" office:value="0.992339">
                <text:p>0.992339</text:p>
              </table:table-cell>
              <table:table-cell office:value-type="float" office:value="0.990029">
                <text:p>0.990029</text:p>
              </table:table-cell>
              <table:table-cell office:value-type="float" office:value="0.987134">
                <text:p>0.987134</text:p>
              </table:table-cell>
              <table:table-cell office:value-type="float" office:value="0.990216">
                <text:p>0.990216</text:p>
              </table:table-cell>
              <table:table-cell office:value-type="float" office:value="0.987315">
                <text:p>0.98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99191">
                <text:p>0.99191</text:p>
              </table:table-cell>
              <table:table-cell office:value-type="float" office:value="0.99294">
                <text:p>0.99294</text:p>
              </table:table-cell>
              <table:table-cell office:value-type="float" office:value="0.990015">
                <text:p>0.990015</text:p>
              </table:table-cell>
              <table:table-cell office:value-type="float" office:value="0.98712">
                <text:p>0.98712</text:p>
              </table:table-cell>
              <table:table-cell office:value-type="float" office:value="0.990207">
                <text:p>0.990207</text:p>
              </table:table-cell>
              <table:table-cell office:value-type="float" office:value="0.987305">
                <text:p>0.987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33.33">
                <text:p>5430</text:p>
              </table:table-cell>
              <table:table-cell office:value-type="float" office:value="0.991878">
                <text:p>0.991878</text:p>
              </table:table-cell>
              <table:table-cell office:value-type="float" office:value="0.993135">
                <text:p>0.993135</text:p>
              </table:table-cell>
              <table:table-cell office:value-type="float" office:value="0.990017">
                <text:p>0.990017</text:p>
              </table:table-cell>
              <table:table-cell office:value-type="float" office:value="0.98713">
                <text:p>0.98713</text:p>
              </table:table-cell>
              <table:table-cell office:value-type="float" office:value="0.990215">
                <text:p>0.990215</text:p>
              </table:table-cell>
              <table:table-cell office:value-type="float" office:value="0.987321">
                <text:p>0.98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66.67">
                <text:p>5470</text:p>
              </table:table-cell>
              <table:table-cell office:value-type="float" office:value="0.991513">
                <text:p>0.991513</text:p>
              </table:table-cell>
              <table:table-cell office:value-type="float" office:value="0.992297">
                <text:p>0.992297</text:p>
              </table:table-cell>
              <table:table-cell office:value-type="float" office:value="0.989985">
                <text:p>0.989985</text:p>
              </table:table-cell>
              <table:table-cell office:value-type="float" office:value="0.987089">
                <text:p>0.987089</text:p>
              </table:table-cell>
              <table:table-cell office:value-type="float" office:value="0.990184">
                <text:p>0.990184</text:p>
              </table:table-cell>
              <table:table-cell office:value-type="float" office:value="0.987281">
                <text:p>0.98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99143">
                <text:p>0.99143</text:p>
              </table:table-cell>
              <table:table-cell office:value-type="float" office:value="0.991883">
                <text:p>0.991883</text:p>
              </table:table-cell>
              <table:table-cell office:value-type="float" office:value="0.989966">
                <text:p>0.989966</text:p>
              </table:table-cell>
              <table:table-cell office:value-type="float" office:value="0.98707">
                <text:p>0.98707</text:p>
              </table:table-cell>
              <table:table-cell office:value-type="float" office:value="0.990167">
                <text:p>0.990167</text:p>
              </table:table-cell>
              <table:table-cell office:value-type="float" office:value="0.987263">
                <text:p>0.987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33.33">
                <text:p>5530</text:p>
              </table:table-cell>
              <table:table-cell office:value-type="float" office:value="0.991803">
                <text:p>0.991803</text:p>
              </table:table-cell>
              <table:table-cell office:value-type="float" office:value="0.992404">
                <text:p>0.992404</text:p>
              </table:table-cell>
              <table:table-cell office:value-type="float" office:value="0.989967">
                <text:p>0.989967</text:p>
              </table:table-cell>
              <table:table-cell office:value-type="float" office:value="0.987079">
                <text:p>0.987079</text:p>
              </table:table-cell>
              <table:table-cell office:value-type="float" office:value="0.99017">
                <text:p>0.99017</text:p>
              </table:table-cell>
              <table:table-cell office:value-type="float" office:value="0.987275">
                <text:p>0.9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66.67">
                <text:p>5570</text:p>
              </table:table-cell>
              <table:table-cell office:value-type="float" office:value="0.99172">
                <text:p>0.99172</text:p>
              </table:table-cell>
              <table:table-cell office:value-type="float" office:value="0.992156">
                <text:p>0.992156</text:p>
              </table:table-cell>
              <table:table-cell office:value-type="float" office:value="0.989938">
                <text:p>0.989938</text:p>
              </table:table-cell>
              <table:table-cell office:value-type="float" office:value="0.987041">
                <text:p>0.987041</text:p>
              </table:table-cell>
              <table:table-cell office:value-type="float" office:value="0.990141">
                <text:p>0.990141</text:p>
              </table:table-cell>
              <table:table-cell office:value-type="float" office:value="0.987236">
                <text:p>0.987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99133">
                <text:p>0.99133</text:p>
              </table:table-cell>
              <table:table-cell office:value-type="float" office:value="0.992688">
                <text:p>0.992688</text:p>
              </table:table-cell>
              <table:table-cell office:value-type="float" office:value="0.989919">
                <text:p>0.989919</text:p>
              </table:table-cell>
              <table:table-cell office:value-type="float" office:value="0.987021">
                <text:p>0.987021</text:p>
              </table:table-cell>
              <table:table-cell office:value-type="float" office:value="0.990133">
                <text:p>0.990133</text:p>
              </table:table-cell>
              <table:table-cell office:value-type="float" office:value="0.987226">
                <text:p>0.987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33.33">
                <text:p>5630</text:p>
              </table:table-cell>
              <table:table-cell office:value-type="float" office:value="0.991146">
                <text:p>0.991146</text:p>
              </table:table-cell>
              <table:table-cell office:value-type="float" office:value="0.99289">
                <text:p>0.99289</text:p>
              </table:table-cell>
              <table:table-cell office:value-type="float" office:value="0.989915">
                <text:p>0.989915</text:p>
              </table:table-cell>
              <table:table-cell office:value-type="float" office:value="0.987023">
                <text:p>0.987023</text:p>
              </table:table-cell>
              <table:table-cell office:value-type="float" office:value="0.990137">
                <text:p>0.990137</text:p>
              </table:table-cell>
              <table:table-cell office:value-type="float" office:value="0.987236">
                <text:p>0.987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6.67">
                <text:p>570</text:p>
              </table:table-cell>
              <table:table-cell office:value-type="float" office:value="0.993782">
                <text:p>0.993782</text:p>
              </table:table-cell>
              <table:table-cell office:value-type="float" office:value="0.993963">
                <text:p>0.993963</text:p>
              </table:table-cell>
              <table:table-cell office:value-type="float" office:value="0.99292">
                <text:p>0.99292</text:p>
              </table:table-cell>
              <table:table-cell office:value-type="float" office:value="0.991056">
                <text:p>0.991056</text:p>
              </table:table-cell>
              <table:table-cell office:value-type="float" office:value="0.993153">
                <text:p>0.993153</text:p>
              </table:table-cell>
              <table:table-cell office:value-type="float" office:value="0.991273">
                <text:p>0.99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66.67">
                <text:p>5670</text:p>
              </table:table-cell>
              <table:table-cell office:value-type="float" office:value="0.990839">
                <text:p>0.990839</text:p>
              </table:table-cell>
              <table:table-cell office:value-type="float" office:value="0.992549">
                <text:p>0.992549</text:p>
              </table:table-cell>
              <table:table-cell office:value-type="float" office:value="0.989874">
                <text:p>0.989874</text:p>
              </table:table-cell>
              <table:table-cell office:value-type="float" office:value="0.986972">
                <text:p>0.986972</text:p>
              </table:table-cell>
              <table:table-cell office:value-type="float" office:value="0.990119">
                <text:p>0.990119</text:p>
              </table:table-cell>
              <table:table-cell office:value-type="float" office:value="0.987206">
                <text:p>0.987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990795">
                <text:p>0.990795</text:p>
              </table:table-cell>
              <table:table-cell office:value-type="float" office:value="0.992587">
                <text:p>0.992587</text:p>
              </table:table-cell>
              <table:table-cell office:value-type="float" office:value="0.989849">
                <text:p>0.989849</text:p>
              </table:table-cell>
              <table:table-cell office:value-type="float" office:value="0.986945">
                <text:p>0.986945</text:p>
              </table:table-cell>
              <table:table-cell office:value-type="float" office:value="0.990103">
                <text:p>0.990103</text:p>
              </table:table-cell>
              <table:table-cell office:value-type="float" office:value="0.987187">
                <text:p>0.98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33.33">
                <text:p>5730</text:p>
              </table:table-cell>
              <table:table-cell office:value-type="float" office:value="0.99064">
                <text:p>0.99064</text:p>
              </table:table-cell>
              <table:table-cell office:value-type="float" office:value="0.992533">
                <text:p>0.992533</text:p>
              </table:table-cell>
              <table:table-cell office:value-type="float" office:value="0.989839">
                <text:p>0.989839</text:p>
              </table:table-cell>
              <table:table-cell office:value-type="float" office:value="0.98694">
                <text:p>0.98694</text:p>
              </table:table-cell>
              <table:table-cell office:value-type="float" office:value="0.990104">
                <text:p>0.990104</text:p>
              </table:table-cell>
              <table:table-cell office:value-type="float" office:value="0.987191">
                <text:p>0.987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66.67">
                <text:p>5770</text:p>
              </table:table-cell>
              <table:table-cell office:value-type="float" office:value="0.990669">
                <text:p>0.990669</text:p>
              </table:table-cell>
              <table:table-cell office:value-type="float" office:value="0.992432">
                <text:p>0.992432</text:p>
              </table:table-cell>
              <table:table-cell office:value-type="float" office:value="0.989795">
                <text:p>0.989795</text:p>
              </table:table-cell>
              <table:table-cell office:value-type="float" office:value="0.986888">
                <text:p>0.986888</text:p>
              </table:table-cell>
              <table:table-cell office:value-type="float" office:value="0.990071">
                <text:p>0.990071</text:p>
              </table:table-cell>
              <table:table-cell office:value-type="float" office:value="0.987149">
                <text:p>0.98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99114">
                <text:p>0.99114</text:p>
              </table:table-cell>
              <table:table-cell office:value-type="float" office:value="0.992092">
                <text:p>0.992092</text:p>
              </table:table-cell>
              <table:table-cell office:value-type="float" office:value="0.989774">
                <text:p>0.989774</text:p>
              </table:table-cell>
              <table:table-cell office:value-type="float" office:value="0.986867">
                <text:p>0.986867</text:p>
              </table:table-cell>
              <table:table-cell office:value-type="float" office:value="0.990058">
                <text:p>0.990058</text:p>
              </table:table-cell>
              <table:table-cell office:value-type="float" office:value="0.987135">
                <text:p>0.987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33.33">
                <text:p>5830</text:p>
              </table:table-cell>
              <table:table-cell office:value-type="float" office:value="0.991219">
                <text:p>0.991219</text:p>
              </table:table-cell>
              <table:table-cell office:value-type="float" office:value="0.991885">
                <text:p>0.991885</text:p>
              </table:table-cell>
              <table:table-cell office:value-type="float" office:value="0.989772">
                <text:p>0.989772</text:p>
              </table:table-cell>
              <table:table-cell office:value-type="float" office:value="0.986872">
                <text:p>0.986872</text:p>
              </table:table-cell>
              <table:table-cell office:value-type="float" office:value="0.990057">
                <text:p>0.990057</text:p>
              </table:table-cell>
              <table:table-cell office:value-type="float" office:value="0.987142">
                <text:p>0.987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66.67">
                <text:p>5870</text:p>
              </table:table-cell>
              <table:table-cell office:value-type="float" office:value="0.991411">
                <text:p>0.991411</text:p>
              </table:table-cell>
              <table:table-cell office:value-type="float" office:value="0.991913">
                <text:p>0.991913</text:p>
              </table:table-cell>
              <table:table-cell office:value-type="float" office:value="0.989739">
                <text:p>0.989739</text:p>
              </table:table-cell>
              <table:table-cell office:value-type="float" office:value="0.986831">
                <text:p>0.986831</text:p>
              </table:table-cell>
              <table:table-cell office:value-type="float" office:value="0.990027">
                <text:p>0.990027</text:p>
              </table:table-cell>
              <table:table-cell office:value-type="float" office:value="0.987103">
                <text:p>0.98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990936">
                <text:p>0.990936</text:p>
              </table:table-cell>
              <table:table-cell office:value-type="float" office:value="0.991908">
                <text:p>0.991908</text:p>
              </table:table-cell>
              <table:table-cell office:value-type="float" office:value="0.989717">
                <text:p>0.989717</text:p>
              </table:table-cell>
              <table:table-cell office:value-type="float" office:value="0.986808">
                <text:p>0.986808</text:p>
              </table:table-cell>
              <table:table-cell office:value-type="float" office:value="0.990013">
                <text:p>0.990013</text:p>
              </table:table-cell>
              <table:table-cell office:value-type="float" office:value="0.987088">
                <text:p>0.987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33.33">
                <text:p>5930</text:p>
              </table:table-cell>
              <table:table-cell office:value-type="float" office:value="0.991121">
                <text:p>0.991121</text:p>
              </table:table-cell>
              <table:table-cell office:value-type="float" office:value="0.992038">
                <text:p>0.992038</text:p>
              </table:table-cell>
              <table:table-cell office:value-type="float" office:value="0.989714">
                <text:p>0.989714</text:p>
              </table:table-cell>
              <table:table-cell office:value-type="float" office:value="0.986812">
                <text:p>0.986812</text:p>
              </table:table-cell>
              <table:table-cell office:value-type="float" office:value="0.990014">
                <text:p>0.990014</text:p>
              </table:table-cell>
              <table:table-cell office:value-type="float" office:value="0.987095">
                <text:p>0.987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66.67">
                <text:p>5970</text:p>
              </table:table-cell>
              <table:table-cell office:value-type="float" office:value="0.991254">
                <text:p>0.991254</text:p>
              </table:table-cell>
              <table:table-cell office:value-type="float" office:value="0.992252">
                <text:p>0.992252</text:p>
              </table:table-cell>
              <table:table-cell office:value-type="float" office:value="0.989678">
                <text:p>0.989678</text:p>
              </table:table-cell>
              <table:table-cell office:value-type="float" office:value="0.98677">
                <text:p>0.98677</text:p>
              </table:table-cell>
              <table:table-cell office:value-type="float" office:value="0.989987">
                <text:p>0.989987</text:p>
              </table:table-cell>
              <table:table-cell office:value-type="float" office:value="0.987061">
                <text:p>0.98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93822">
                <text:p>0.993822</text:p>
              </table:table-cell>
              <table:table-cell office:value-type="float" office:value="0.993597">
                <text:p>0.993597</text:p>
              </table:table-cell>
              <table:table-cell office:value-type="float" office:value="0.992904">
                <text:p>0.992904</text:p>
              </table:table-cell>
              <table:table-cell office:value-type="float" office:value="0.991085">
                <text:p>0.991085</text:p>
              </table:table-cell>
              <table:table-cell office:value-type="float" office:value="0.993111">
                <text:p>0.993111</text:p>
              </table:table-cell>
              <table:table-cell office:value-type="float" office:value="0.991278">
                <text:p>0.99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9133">
                <text:p>0.99133</text:p>
              </table:table-cell>
              <table:table-cell office:value-type="float" office:value="0.992449">
                <text:p>0.992449</text:p>
              </table:table-cell>
              <table:table-cell office:value-type="float" office:value="0.98966">
                <text:p>0.98966</text:p>
              </table:table-cell>
              <table:table-cell office:value-type="float" office:value="0.986753">
                <text:p>0.986753</text:p>
              </table:table-cell>
              <table:table-cell office:value-type="float" office:value="0.989974">
                <text:p>0.989974</text:p>
              </table:table-cell>
              <table:table-cell office:value-type="float" office:value="0.987048">
                <text:p>0.98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33.33">
                <text:p>6030</text:p>
              </table:table-cell>
              <table:table-cell office:value-type="float" office:value="0.991463">
                <text:p>0.991463</text:p>
              </table:table-cell>
              <table:table-cell office:value-type="float" office:value="0.992316">
                <text:p>0.992316</text:p>
              </table:table-cell>
              <table:table-cell office:value-type="float" office:value="0.989661">
                <text:p>0.989661</text:p>
              </table:table-cell>
              <table:table-cell office:value-type="float" office:value="0.986762">
                <text:p>0.986762</text:p>
              </table:table-cell>
              <table:table-cell office:value-type="float" office:value="0.989978">
                <text:p>0.989978</text:p>
              </table:table-cell>
              <table:table-cell office:value-type="float" office:value="0.98706">
                <text:p>0.98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66.67">
                <text:p>6070</text:p>
              </table:table-cell>
              <table:table-cell office:value-type="float" office:value="0.991827">
                <text:p>0.991827</text:p>
              </table:table-cell>
              <table:table-cell office:value-type="float" office:value="0.991781">
                <text:p>0.991781</text:p>
              </table:table-cell>
              <table:table-cell office:value-type="float" office:value="0.989631">
                <text:p>0.989631</text:p>
              </table:table-cell>
              <table:table-cell office:value-type="float" office:value="0.986727">
                <text:p>0.986727</text:p>
              </table:table-cell>
              <table:table-cell office:value-type="float" office:value="0.989949">
                <text:p>0.989949</text:p>
              </table:table-cell>
              <table:table-cell office:value-type="float" office:value="0.987026">
                <text:p>0.98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9916">
                <text:p>0.9916</text:p>
              </table:table-cell>
              <table:table-cell office:value-type="float" office:value="0.991896">
                <text:p>0.991896</text:p>
              </table:table-cell>
              <table:table-cell office:value-type="float" office:value="0.989617">
                <text:p>0.989617</text:p>
              </table:table-cell>
              <table:table-cell office:value-type="float" office:value="0.986714">
                <text:p>0.986714</text:p>
              </table:table-cell>
              <table:table-cell office:value-type="float" office:value="0.989937">
                <text:p>0.989937</text:p>
              </table:table-cell>
              <table:table-cell office:value-type="float" office:value="0.987014">
                <text:p>0.98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33.33">
                <text:p>6130</text:p>
              </table:table-cell>
              <table:table-cell office:value-type="float" office:value="0.991777">
                <text:p>0.991777</text:p>
              </table:table-cell>
              <table:table-cell office:value-type="float" office:value="0.992516">
                <text:p>0.992516</text:p>
              </table:table-cell>
              <table:table-cell office:value-type="float" office:value="0.989621">
                <text:p>0.989621</text:p>
              </table:table-cell>
              <table:table-cell office:value-type="float" office:value="0.986727">
                <text:p>0.986727</text:p>
              </table:table-cell>
              <table:table-cell office:value-type="float" office:value="0.989943">
                <text:p>0.989943</text:p>
              </table:table-cell>
              <table:table-cell office:value-type="float" office:value="0.987029">
                <text:p>0.98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66.67">
                <text:p>6170</text:p>
              </table:table-cell>
              <table:table-cell office:value-type="float" office:value="0.991987">
                <text:p>0.991987</text:p>
              </table:table-cell>
              <table:table-cell office:value-type="float" office:value="0.992632">
                <text:p>0.992632</text:p>
              </table:table-cell>
              <table:table-cell office:value-type="float" office:value="0.989596">
                <text:p>0.989596</text:p>
              </table:table-cell>
              <table:table-cell office:value-type="float" office:value="0.986695">
                <text:p>0.986695</text:p>
              </table:table-cell>
              <table:table-cell office:value-type="float" office:value="0.989923">
                <text:p>0.989923</text:p>
              </table:table-cell>
              <table:table-cell office:value-type="float" office:value="0.987001">
                <text:p>0.987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991976">
                <text:p>0.991976</text:p>
              </table:table-cell>
              <table:table-cell office:value-type="float" office:value="0.991909">
                <text:p>0.991909</text:p>
              </table:table-cell>
              <table:table-cell office:value-type="float" office:value="0.989586">
                <text:p>0.989586</text:p>
              </table:table-cell>
              <table:table-cell office:value-type="float" office:value="0.986686">
                <text:p>0.986686</text:p>
              </table:table-cell>
              <table:table-cell office:value-type="float" office:value="0.989912">
                <text:p>0.989912</text:p>
              </table:table-cell>
              <table:table-cell office:value-type="float" office:value="0.986992">
                <text:p>0.98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33.33">
                <text:p>6230</text:p>
              </table:table-cell>
              <table:table-cell office:value-type="float" office:value="0.99198">
                <text:p>0.99198</text:p>
              </table:table-cell>
              <table:table-cell office:value-type="float" office:value="0.992075">
                <text:p>0.992075</text:p>
              </table:table-cell>
              <table:table-cell office:value-type="float" office:value="0.989592">
                <text:p>0.989592</text:p>
              </table:table-cell>
              <table:table-cell office:value-type="float" office:value="0.986702">
                <text:p>0.986702</text:p>
              </table:table-cell>
              <table:table-cell office:value-type="float" office:value="0.989917">
                <text:p>0.989917</text:p>
              </table:table-cell>
              <table:table-cell office:value-type="float" office:value="0.987006">
                <text:p>0.987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66.67">
                <text:p>6270</text:p>
              </table:table-cell>
              <table:table-cell office:value-type="float" office:value="0.991582">
                <text:p>0.991582</text:p>
              </table:table-cell>
              <table:table-cell office:value-type="float" office:value="0.992092">
                <text:p>0.992092</text:p>
              </table:table-cell>
              <table:table-cell office:value-type="float" office:value="0.989564">
                <text:p>0.989564</text:p>
              </table:table-cell>
              <table:table-cell office:value-type="float" office:value="0.986666">
                <text:p>0.986666</text:p>
              </table:table-cell>
              <table:table-cell office:value-type="float" office:value="0.989887">
                <text:p>0.989887</text:p>
              </table:table-cell>
              <table:table-cell office:value-type="float" office:value="0.986968">
                <text:p>0.98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991631">
                <text:p>0.991631</text:p>
              </table:table-cell>
              <table:table-cell office:value-type="float" office:value="0.992071">
                <text:p>0.992071</text:p>
              </table:table-cell>
              <table:table-cell office:value-type="float" office:value="0.989549">
                <text:p>0.989549</text:p>
              </table:table-cell>
              <table:table-cell office:value-type="float" office:value="0.986654">
                <text:p>0.986654</text:p>
              </table:table-cell>
              <table:table-cell office:value-type="float" office:value="0.989878">
                <text:p>0.989878</text:p>
              </table:table-cell>
              <table:table-cell office:value-type="float" office:value="0.986962">
                <text:p>0.986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3.33">
                <text:p>630</text:p>
              </table:table-cell>
              <table:table-cell office:value-type="float" office:value="0.994319">
                <text:p>0.994319</text:p>
              </table:table-cell>
              <table:table-cell office:value-type="float" office:value="0.993359">
                <text:p>0.993359</text:p>
              </table:table-cell>
              <table:table-cell office:value-type="float" office:value="0.992932">
                <text:p>0.992932</text:p>
              </table:table-cell>
              <table:table-cell office:value-type="float" office:value="0.991165">
                <text:p>0.991165</text:p>
              </table:table-cell>
              <table:table-cell office:value-type="float" office:value="0.993076">
                <text:p>0.993076</text:p>
              </table:table-cell>
              <table:table-cell office:value-type="float" office:value="0.991302">
                <text:p>0.99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33.33">
                <text:p>6330</text:p>
              </table:table-cell>
              <table:table-cell office:value-type="float" office:value="0.974465">
                <text:p>0.974465</text:p>
              </table:table-cell>
              <table:table-cell office:value-type="float" office:value="0.98757">
                <text:p>0.98757</text:p>
              </table:table-cell>
              <table:table-cell office:value-type="float" office:value="0.989089">
                <text:p>0.989089</text:p>
              </table:table-cell>
              <table:table-cell office:value-type="float" office:value="0.985854">
                <text:p>0.985854</text:p>
              </table:table-cell>
              <table:table-cell office:value-type="float" office:value="0.989495">
                <text:p>0.989495</text:p>
              </table:table-cell>
              <table:table-cell office:value-type="float" office:value="0.986231">
                <text:p>0.98623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66.67">
                <text:p>6370</text:p>
              </table:table-cell>
              <table:table-cell office:value-type="float" office:value="0.974308">
                <text:p>0.974308</text:p>
              </table:table-cell>
              <table:table-cell office:value-type="float" office:value="0.987845">
                <text:p>0.987845</text:p>
              </table:table-cell>
              <table:table-cell office:value-type="float" office:value="0.988623">
                <text:p>0.988623</text:p>
              </table:table-cell>
              <table:table-cell office:value-type="float" office:value="0.985066">
                <text:p>0.985066</text:p>
              </table:table-cell>
              <table:table-cell office:value-type="float" office:value="0.989117">
                <text:p>0.989117</text:p>
              </table:table-cell>
              <table:table-cell office:value-type="float" office:value="0.98552">
                <text:p>0.98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976168">
                <text:p>0.976168</text:p>
              </table:table-cell>
              <table:table-cell office:value-type="float" office:value="0.988455">
                <text:p>0.988455</text:p>
              </table:table-cell>
              <table:table-cell office:value-type="float" office:value="0.988275">
                <text:p>0.988275</text:p>
              </table:table-cell>
              <table:table-cell office:value-type="float" office:value="0.984488">
                <text:p>0.984488</text:p>
              </table:table-cell>
              <table:table-cell office:value-type="float" office:value="0.988839">
                <text:p>0.988839</text:p>
              </table:table-cell>
              <table:table-cell office:value-type="float" office:value="0.985003">
                <text:p>0.98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33.33">
                <text:p>6430</text:p>
              </table:table-cell>
              <table:table-cell office:value-type="float" office:value="0.97692">
                <text:p>0.97692</text:p>
              </table:table-cell>
              <table:table-cell office:value-type="float" office:value="0.988367">
                <text:p>0.988367</text:p>
              </table:table-cell>
              <table:table-cell office:value-type="float" office:value="0.98799">
                <text:p>0.98799</text:p>
              </table:table-cell>
              <table:table-cell office:value-type="float" office:value="0.98402">
                <text:p>0.98402</text:p>
              </table:table-cell>
              <table:table-cell office:value-type="float" office:value="0.988617">
                <text:p>0.988617</text:p>
              </table:table-cell>
              <table:table-cell office:value-type="float" office:value="0.984588">
                <text:p>0.98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66.67">
                <text:p>6470</text:p>
              </table:table-cell>
              <table:table-cell office:value-type="float" office:value="0.990013">
                <text:p>0.990013</text:p>
              </table:table-cell>
              <table:table-cell office:value-type="float" office:value="0.991252">
                <text:p>0.991252</text:p>
              </table:table-cell>
              <table:table-cell office:value-type="float" office:value="0.98794">
                <text:p>0.98794</text:p>
              </table:table-cell>
              <table:table-cell office:value-type="float" office:value="0.983961">
                <text:p>0.983961</text:p>
              </table:table-cell>
              <table:table-cell office:value-type="float" office:value="0.988574">
                <text:p>0.988574</text:p>
              </table:table-cell>
              <table:table-cell office:value-type="float" office:value="0.984536">
                <text:p>0.98453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990259">
                <text:p>0.990259</text:p>
              </table:table-cell>
              <table:table-cell office:value-type="float" office:value="0.991653">
                <text:p>0.991653</text:p>
              </table:table-cell>
              <table:table-cell office:value-type="float" office:value="0.987915">
                <text:p>0.987915</text:p>
              </table:table-cell>
              <table:table-cell office:value-type="float" office:value="0.98394">
                <text:p>0.98394</text:p>
              </table:table-cell>
              <table:table-cell office:value-type="float" office:value="0.988557">
                <text:p>0.988557</text:p>
              </table:table-cell>
              <table:table-cell office:value-type="float" office:value="0.98452">
                <text:p>0.9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33.33">
                <text:p>6530</text:p>
              </table:table-cell>
              <table:table-cell office:value-type="float" office:value="0.991668">
                <text:p>0.991668</text:p>
              </table:table-cell>
              <table:table-cell office:value-type="float" office:value="0.991833">
                <text:p>0.991833</text:p>
              </table:table-cell>
              <table:table-cell office:value-type="float" office:value="0.987926">
                <text:p>0.987926</text:p>
              </table:table-cell>
              <table:table-cell office:value-type="float" office:value="0.983965">
                <text:p>0.983965</text:p>
              </table:table-cell>
              <table:table-cell office:value-type="float" office:value="0.988566">
                <text:p>0.988566</text:p>
              </table:table-cell>
              <table:table-cell office:value-type="float" office:value="0.984542">
                <text:p>0.984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66.67">
                <text:p>6570</text:p>
              </table:table-cell>
              <table:table-cell office:value-type="float" office:value="0.991923">
                <text:p>0.991923</text:p>
              </table:table-cell>
              <table:table-cell office:value-type="float" office:value="0.991752">
                <text:p>0.991752</text:p>
              </table:table-cell>
              <table:table-cell office:value-type="float" office:value="0.98789">
                <text:p>0.98789</text:p>
              </table:table-cell>
              <table:table-cell office:value-type="float" office:value="0.983926">
                <text:p>0.983926</text:p>
              </table:table-cell>
              <table:table-cell office:value-type="float" office:value="0.988537">
                <text:p>0.988537</text:p>
              </table:table-cell>
              <table:table-cell office:value-type="float" office:value="0.98451">
                <text:p>0.98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991524">
                <text:p>0.991524</text:p>
              </table:table-cell>
              <table:table-cell office:value-type="float" office:value="0.992603">
                <text:p>0.992603</text:p>
              </table:table-cell>
              <table:table-cell office:value-type="float" office:value="0.987877">
                <text:p>0.987877</text:p>
              </table:table-cell>
              <table:table-cell office:value-type="float" office:value="0.983918">
                <text:p>0.983918</text:p>
              </table:table-cell>
              <table:table-cell office:value-type="float" office:value="0.988532">
                <text:p>0.988532</text:p>
              </table:table-cell>
              <table:table-cell office:value-type="float" office:value="0.984508">
                <text:p>0.98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33.33">
                <text:p>6630</text:p>
              </table:table-cell>
              <table:table-cell office:value-type="float" office:value="0.991432">
                <text:p>0.991432</text:p>
              </table:table-cell>
              <table:table-cell office:value-type="float" office:value="0.992692">
                <text:p>0.992692</text:p>
              </table:table-cell>
              <table:table-cell office:value-type="float" office:value="0.987887">
                <text:p>0.987887</text:p>
              </table:table-cell>
              <table:table-cell office:value-type="float" office:value="0.983941">
                <text:p>0.983941</text:p>
              </table:table-cell>
              <table:table-cell office:value-type="float" office:value="0.988546">
                <text:p>0.988546</text:p>
              </table:table-cell>
              <table:table-cell office:value-type="float" office:value="0.984533">
                <text:p>0.984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6.67">
                <text:p>670</text:p>
              </table:table-cell>
              <table:table-cell office:value-type="float" office:value="0.993967">
                <text:p>0.993967</text:p>
              </table:table-cell>
              <table:table-cell office:value-type="float" office:value="0.993187">
                <text:p>0.993187</text:p>
              </table:table-cell>
              <table:table-cell office:value-type="float" office:value="0.992933">
                <text:p>0.992933</text:p>
              </table:table-cell>
              <table:table-cell office:value-type="float" office:value="0.991207">
                <text:p>0.991207</text:p>
              </table:table-cell>
              <table:table-cell office:value-type="float" office:value="0.993029">
                <text:p>0.993029</text:p>
              </table:table-cell>
              <table:table-cell office:value-type="float" office:value="0.9913">
                <text:p>0.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66.67">
                <text:p>6670</text:p>
              </table:table-cell>
              <table:table-cell office:value-type="float" office:value="0.991029">
                <text:p>0.991029</text:p>
              </table:table-cell>
              <table:table-cell office:value-type="float" office:value="0.992859">
                <text:p>0.992859</text:p>
              </table:table-cell>
              <table:table-cell office:value-type="float" office:value="0.987846">
                <text:p>0.987846</text:p>
              </table:table-cell>
              <table:table-cell office:value-type="float" office:value="0.983896">
                <text:p>0.983896</text:p>
              </table:table-cell>
              <table:table-cell office:value-type="float" office:value="0.988522">
                <text:p>0.988522</text:p>
              </table:table-cell>
              <table:table-cell office:value-type="float" office:value="0.984502">
                <text:p>0.98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990806">
                <text:p>0.990806</text:p>
              </table:table-cell>
              <table:table-cell office:value-type="float" office:value="0.992264">
                <text:p>0.992264</text:p>
              </table:table-cell>
              <table:table-cell office:value-type="float" office:value="0.987827">
                <text:p>0.987827</text:p>
              </table:table-cell>
              <table:table-cell office:value-type="float" office:value="0.983881">
                <text:p>0.983881</text:p>
              </table:table-cell>
              <table:table-cell office:value-type="float" office:value="0.988515">
                <text:p>0.988515</text:p>
              </table:table-cell>
              <table:table-cell office:value-type="float" office:value="0.984496">
                <text:p>0.98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33.33">
                <text:p>6730</text:p>
              </table:table-cell>
              <table:table-cell office:value-type="float" office:value="0.991557">
                <text:p>0.991557</text:p>
              </table:table-cell>
              <table:table-cell office:value-type="float" office:value="0.991643">
                <text:p>0.991643</text:p>
              </table:table-cell>
              <table:table-cell office:value-type="float" office:value="0.987839">
                <text:p>0.987839</text:p>
              </table:table-cell>
              <table:table-cell office:value-type="float" office:value="0.983906">
                <text:p>0.983906</text:p>
              </table:table-cell>
              <table:table-cell office:value-type="float" office:value="0.988523">
                <text:p>0.988523</text:p>
              </table:table-cell>
              <table:table-cell office:value-type="float" office:value="0.984518">
                <text:p>0.984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66.67">
                <text:p>6770</text:p>
              </table:table-cell>
              <table:table-cell office:value-type="float" office:value="0.991555">
                <text:p>0.991555</text:p>
              </table:table-cell>
              <table:table-cell office:value-type="float" office:value="0.991161">
                <text:p>0.991161</text:p>
              </table:table-cell>
              <table:table-cell office:value-type="float" office:value="0.987803">
                <text:p>0.987803</text:p>
              </table:table-cell>
              <table:table-cell office:value-type="float" office:value="0.983866">
                <text:p>0.983866</text:p>
              </table:table-cell>
              <table:table-cell office:value-type="float" office:value="0.988491">
                <text:p>0.988491</text:p>
              </table:table-cell>
              <table:table-cell office:value-type="float" office:value="0.984481">
                <text:p>0.98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991278">
                <text:p>0.991278</text:p>
              </table:table-cell>
              <table:table-cell office:value-type="float" office:value="0.992553">
                <text:p>0.992553</text:p>
              </table:table-cell>
              <table:table-cell office:value-type="float" office:value="0.987788">
                <text:p>0.987788</text:p>
              </table:table-cell>
              <table:table-cell office:value-type="float" office:value="0.983856">
                <text:p>0.983856</text:p>
              </table:table-cell>
              <table:table-cell office:value-type="float" office:value="0.988482">
                <text:p>0.988482</text:p>
              </table:table-cell>
              <table:table-cell office:value-type="float" office:value="0.984475">
                <text:p>0.98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33.33">
                <text:p>6830</text:p>
              </table:table-cell>
              <table:table-cell office:value-type="float" office:value="0.991295">
                <text:p>0.991295</text:p>
              </table:table-cell>
              <table:table-cell office:value-type="float" office:value="0.992498">
                <text:p>0.992498</text:p>
              </table:table-cell>
              <table:table-cell office:value-type="float" office:value="0.987799">
                <text:p>0.987799</text:p>
              </table:table-cell>
              <table:table-cell office:value-type="float" office:value="0.983879">
                <text:p>0.983879</text:p>
              </table:table-cell>
              <table:table-cell office:value-type="float" office:value="0.988494">
                <text:p>0.988494</text:p>
              </table:table-cell>
              <table:table-cell office:value-type="float" office:value="0.9845">
                <text:p>0.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66.67">
                <text:p>6870</text:p>
              </table:table-cell>
              <table:table-cell office:value-type="float" office:value="0.991243">
                <text:p>0.991243</text:p>
              </table:table-cell>
              <table:table-cell office:value-type="float" office:value="0.991999">
                <text:p>0.991999</text:p>
              </table:table-cell>
              <table:table-cell office:value-type="float" office:value="0.98776">
                <text:p>0.98776</text:p>
              </table:table-cell>
              <table:table-cell office:value-type="float" office:value="0.983837">
                <text:p>0.983837</text:p>
              </table:table-cell>
              <table:table-cell office:value-type="float" office:value="0.988461">
                <text:p>0.988461</text:p>
              </table:table-cell>
              <table:table-cell office:value-type="float" office:value="0.984461">
                <text:p>0.98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991497">
                <text:p>0.991497</text:p>
              </table:table-cell>
              <table:table-cell office:value-type="float" office:value="0.992078">
                <text:p>0.992078</text:p>
              </table:table-cell>
              <table:table-cell office:value-type="float" office:value="0.987749">
                <text:p>0.987749</text:p>
              </table:table-cell>
              <table:table-cell office:value-type="float" office:value="0.983829">
                <text:p>0.983829</text:p>
              </table:table-cell>
              <table:table-cell office:value-type="float" office:value="0.988448">
                <text:p>0.988448</text:p>
              </table:table-cell>
              <table:table-cell office:value-type="float" office:value="0.984453">
                <text:p>0.98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33.33">
                <text:p>6930</text:p>
              </table:table-cell>
              <table:table-cell office:value-type="float" office:value="0.991089">
                <text:p>0.991089</text:p>
              </table:table-cell>
              <table:table-cell office:value-type="float" office:value="0.992618">
                <text:p>0.992618</text:p>
              </table:table-cell>
              <table:table-cell office:value-type="float" office:value="0.987758">
                <text:p>0.987758</text:p>
              </table:table-cell>
              <table:table-cell office:value-type="float" office:value="0.983851">
                <text:p>0.983851</text:p>
              </table:table-cell>
              <table:table-cell office:value-type="float" office:value="0.988461">
                <text:p>0.988461</text:p>
              </table:table-cell>
              <table:table-cell office:value-type="float" office:value="0.984477">
                <text:p>0.984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66.67">
                <text:p>6970</text:p>
              </table:table-cell>
              <table:table-cell office:value-type="float" office:value="0.99067">
                <text:p>0.99067</text:p>
              </table:table-cell>
              <table:table-cell office:value-type="float" office:value="0.992246">
                <text:p>0.992246</text:p>
              </table:table-cell>
              <table:table-cell office:value-type="float" office:value="0.987718">
                <text:p>0.987718</text:p>
              </table:table-cell>
              <table:table-cell office:value-type="float" office:value="0.983803">
                <text:p>0.983803</text:p>
              </table:table-cell>
              <table:table-cell office:value-type="float" office:value="0.988427">
                <text:p>0.988427</text:p>
              </table:table-cell>
              <table:table-cell office:value-type="float" office:value="0.984434">
                <text:p>0.98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994239">
                <text:p>0.994239</text:p>
              </table:table-cell>
              <table:table-cell office:value-type="float" office:value="0.994503">
                <text:p>0.994503</text:p>
              </table:table-cell>
              <table:table-cell office:value-type="float" office:value="0.992954">
                <text:p>0.992954</text:p>
              </table:table-cell>
              <table:table-cell office:value-type="float" office:value="0.991272">
                <text:p>0.991272</text:p>
              </table:table-cell>
              <table:table-cell office:value-type="float" office:value="0.993058">
                <text:p>0.993058</text:p>
              </table:table-cell>
              <table:table-cell office:value-type="float" office:value="0.991373">
                <text:p>0.99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990994">
                <text:p>0.990994</text:p>
              </table:table-cell>
              <table:table-cell office:value-type="float" office:value="0.992604">
                <text:p>0.992604</text:p>
              </table:table-cell>
              <table:table-cell office:value-type="float" office:value="0.987705">
                <text:p>0.987705</text:p>
              </table:table-cell>
              <table:table-cell office:value-type="float" office:value="0.983792">
                <text:p>0.983792</text:p>
              </table:table-cell>
              <table:table-cell office:value-type="float" office:value="0.988418">
                <text:p>0.988418</text:p>
              </table:table-cell>
              <table:table-cell office:value-type="float" office:value="0.984426">
                <text:p>0.98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33.33">
                <text:p>7030</text:p>
              </table:table-cell>
              <table:table-cell office:value-type="float" office:value="0.991046">
                <text:p>0.991046</text:p>
              </table:table-cell>
              <table:table-cell office:value-type="float" office:value="0.992093">
                <text:p>0.992093</text:p>
              </table:table-cell>
              <table:table-cell office:value-type="float" office:value="0.987714">
                <text:p>0.987714</text:p>
              </table:table-cell>
              <table:table-cell office:value-type="float" office:value="0.983814">
                <text:p>0.983814</text:p>
              </table:table-cell>
              <table:table-cell office:value-type="float" office:value="0.988428">
                <text:p>0.988428</text:p>
              </table:table-cell>
              <table:table-cell office:value-type="float" office:value="0.984448">
                <text:p>0.984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66.67">
                <text:p>7070</text:p>
              </table:table-cell>
              <table:table-cell office:value-type="float" office:value="0.991838">
                <text:p>0.991838</text:p>
              </table:table-cell>
              <table:table-cell office:value-type="float" office:value="0.992007">
                <text:p>0.992007</text:p>
              </table:table-cell>
              <table:table-cell office:value-type="float" office:value="0.987683">
                <text:p>0.987683</text:p>
              </table:table-cell>
              <table:table-cell office:value-type="float" office:value="0.983776">
                <text:p>0.983776</text:p>
              </table:table-cell>
              <table:table-cell office:value-type="float" office:value="0.988397">
                <text:p>0.988397</text:p>
              </table:table-cell>
              <table:table-cell office:value-type="float" office:value="0.98441">
                <text:p>0.9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991899">
                <text:p>0.991899</text:p>
              </table:table-cell>
              <table:table-cell office:value-type="float" office:value="0.991944">
                <text:p>0.991944</text:p>
              </table:table-cell>
              <table:table-cell office:value-type="float" office:value="0.987674">
                <text:p>0.987674</text:p>
              </table:table-cell>
              <table:table-cell office:value-type="float" office:value="0.983772">
                <text:p>0.983772</text:p>
              </table:table-cell>
              <table:table-cell office:value-type="float" office:value="0.988384">
                <text:p>0.988384</text:p>
              </table:table-cell>
              <table:table-cell office:value-type="float" office:value="0.984402">
                <text:p>0.98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33.33">
                <text:p>7130</text:p>
              </table:table-cell>
              <table:table-cell office:value-type="float" office:value="0.991599">
                <text:p>0.991599</text:p>
              </table:table-cell>
              <table:table-cell office:value-type="float" office:value="0.992056">
                <text:p>0.992056</text:p>
              </table:table-cell>
              <table:table-cell office:value-type="float" office:value="0.987688">
                <text:p>0.987688</text:p>
              </table:table-cell>
              <table:table-cell office:value-type="float" office:value="0.983798">
                <text:p>0.983798</text:p>
              </table:table-cell>
              <table:table-cell office:value-type="float" office:value="0.988395">
                <text:p>0.988395</text:p>
              </table:table-cell>
              <table:table-cell office:value-type="float" office:value="0.984427">
                <text:p>0.98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66.67">
                <text:p>7170</text:p>
              </table:table-cell>
              <table:table-cell office:value-type="float" office:value="0.991195">
                <text:p>0.991195</text:p>
              </table:table-cell>
              <table:table-cell office:value-type="float" office:value="0.99217">
                <text:p>0.99217</text:p>
              </table:table-cell>
              <table:table-cell office:value-type="float" office:value="0.98765">
                <text:p>0.98765</text:p>
              </table:table-cell>
              <table:table-cell office:value-type="float" office:value="0.983757">
                <text:p>0.983757</text:p>
              </table:table-cell>
              <table:table-cell office:value-type="float" office:value="0.988361">
                <text:p>0.988361</text:p>
              </table:table-cell>
              <table:table-cell office:value-type="float" office:value="0.984388">
                <text:p>0.984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991478">
                <text:p>0.991478</text:p>
              </table:table-cell>
              <table:table-cell office:value-type="float" office:value="0.991837">
                <text:p>0.991837</text:p>
              </table:table-cell>
              <table:table-cell office:value-type="float" office:value="0.987639">
                <text:p>0.987639</text:p>
              </table:table-cell>
              <table:table-cell office:value-type="float" office:value="0.98375">
                <text:p>0.98375</text:p>
              </table:table-cell>
              <table:table-cell office:value-type="float" office:value="0.988351">
                <text:p>0.988351</text:p>
              </table:table-cell>
              <table:table-cell office:value-type="float" office:value="0.984382">
                <text:p>0.98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33.33">
                <text:p>7230</text:p>
              </table:table-cell>
              <table:table-cell office:value-type="float" office:value="0.991246">
                <text:p>0.991246</text:p>
              </table:table-cell>
              <table:table-cell office:value-type="float" office:value="0.991718">
                <text:p>0.991718</text:p>
              </table:table-cell>
              <table:table-cell office:value-type="float" office:value="0.98765">
                <text:p>0.98765</text:p>
              </table:table-cell>
              <table:table-cell office:value-type="float" office:value="0.983774">
                <text:p>0.983774</text:p>
              </table:table-cell>
              <table:table-cell office:value-type="float" office:value="0.98836">
                <text:p>0.98836</text:p>
              </table:table-cell>
              <table:table-cell office:value-type="float" office:value="0.984404">
                <text:p>0.98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66.67">
                <text:p>7270</text:p>
              </table:table-cell>
              <table:table-cell office:value-type="float" office:value="0.991381">
                <text:p>0.991381</text:p>
              </table:table-cell>
              <table:table-cell office:value-type="float" office:value="0.991757">
                <text:p>0.991757</text:p>
              </table:table-cell>
              <table:table-cell office:value-type="float" office:value="0.987615">
                <text:p>0.987615</text:p>
              </table:table-cell>
              <table:table-cell office:value-type="float" office:value="0.983735">
                <text:p>0.983735</text:p>
              </table:table-cell>
              <table:table-cell office:value-type="float" office:value="0.988332">
                <text:p>0.988332</text:p>
              </table:table-cell>
              <table:table-cell office:value-type="float" office:value="0.98437">
                <text:p>0.9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991185">
                <text:p>0.991185</text:p>
              </table:table-cell>
              <table:table-cell office:value-type="float" office:value="0.991723">
                <text:p>0.991723</text:p>
              </table:table-cell>
              <table:table-cell office:value-type="float" office:value="0.987602">
                <text:p>0.987602</text:p>
              </table:table-cell>
              <table:table-cell office:value-type="float" office:value="0.983726">
                <text:p>0.983726</text:p>
              </table:table-cell>
              <table:table-cell office:value-type="float" office:value="0.988323">
                <text:p>0.988323</text:p>
              </table:table-cell>
              <table:table-cell office:value-type="float" office:value="0.984365">
                <text:p>0.98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3.33">
                <text:p>730</text:p>
              </table:table-cell>
              <table:table-cell office:value-type="float" office:value="0.994304">
                <text:p>0.994304</text:p>
              </table:table-cell>
              <table:table-cell office:value-type="float" office:value="0.994472">
                <text:p>0.994472</text:p>
              </table:table-cell>
              <table:table-cell office:value-type="float" office:value="0.992978">
                <text:p>0.992978</text:p>
              </table:table-cell>
              <table:table-cell office:value-type="float" office:value="0.991337">
                <text:p>0.991337</text:p>
              </table:table-cell>
              <table:table-cell office:value-type="float" office:value="0.993085">
                <text:p>0.993085</text:p>
              </table:table-cell>
              <table:table-cell office:value-type="float" office:value="0.991441">
                <text:p>0.99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33.33">
                <text:p>7330</text:p>
              </table:table-cell>
              <table:table-cell office:value-type="float" office:value="0.990772">
                <text:p>0.990772</text:p>
              </table:table-cell>
              <table:table-cell office:value-type="float" office:value="0.991626">
                <text:p>0.991626</text:p>
              </table:table-cell>
              <table:table-cell office:value-type="float" office:value="0.98761">
                <text:p>0.98761</text:p>
              </table:table-cell>
              <table:table-cell office:value-type="float" office:value="0.983746">
                <text:p>0.983746</text:p>
              </table:table-cell>
              <table:table-cell office:value-type="float" office:value="0.988331">
                <text:p>0.988331</text:p>
              </table:table-cell>
              <table:table-cell office:value-type="float" office:value="0.984385">
                <text:p>0.984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66.67">
                <text:p>7370</text:p>
              </table:table-cell>
              <table:table-cell office:value-type="float" office:value="0.99083">
                <text:p>0.99083</text:p>
              </table:table-cell>
              <table:table-cell office:value-type="float" office:value="0.991902">
                <text:p>0.991902</text:p>
              </table:table-cell>
              <table:table-cell office:value-type="float" office:value="0.98757">
                <text:p>0.98757</text:p>
              </table:table-cell>
              <table:table-cell office:value-type="float" office:value="0.983704">
                <text:p>0.983704</text:p>
              </table:table-cell>
              <table:table-cell office:value-type="float" office:value="0.98831">
                <text:p>0.98831</text:p>
              </table:table-cell>
              <table:table-cell office:value-type="float" office:value="0.984356">
                <text:p>0.98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991418">
                <text:p>0.991418</text:p>
              </table:table-cell>
              <table:table-cell office:value-type="float" office:value="0.991963">
                <text:p>0.991963</text:p>
              </table:table-cell>
              <table:table-cell office:value-type="float" office:value="0.987561">
                <text:p>0.987561</text:p>
              </table:table-cell>
              <table:table-cell office:value-type="float" office:value="0.983697">
                <text:p>0.983697</text:p>
              </table:table-cell>
              <table:table-cell office:value-type="float" office:value="0.988307">
                <text:p>0.988307</text:p>
              </table:table-cell>
              <table:table-cell office:value-type="float" office:value="0.984354">
                <text:p>0.98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33.33">
                <text:p>7430</text:p>
              </table:table-cell>
              <table:table-cell office:value-type="float" office:value="0.991217">
                <text:p>0.991217</text:p>
              </table:table-cell>
              <table:table-cell office:value-type="float" office:value="0.992158">
                <text:p>0.992158</text:p>
              </table:table-cell>
              <table:table-cell office:value-type="float" office:value="0.987573">
                <text:p>0.987573</text:p>
              </table:table-cell>
              <table:table-cell office:value-type="float" office:value="0.983722">
                <text:p>0.983722</text:p>
              </table:table-cell>
              <table:table-cell office:value-type="float" office:value="0.988319">
                <text:p>0.988319</text:p>
              </table:table-cell>
              <table:table-cell office:value-type="float" office:value="0.984378">
                <text:p>0.98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66.67">
                <text:p>7470</text:p>
              </table:table-cell>
              <table:table-cell office:value-type="float" office:value="0.991595">
                <text:p>0.991595</text:p>
              </table:table-cell>
              <table:table-cell office:value-type="float" office:value="0.99177">
                <text:p>0.99177</text:p>
              </table:table-cell>
              <table:table-cell office:value-type="float" office:value="0.987544">
                <text:p>0.987544</text:p>
              </table:table-cell>
              <table:table-cell office:value-type="float" office:value="0.983685">
                <text:p>0.983685</text:p>
              </table:table-cell>
              <table:table-cell office:value-type="float" office:value="0.9883">
                <text:p>0.9883</text:p>
              </table:table-cell>
              <table:table-cell office:value-type="float" office:value="0.984349">
                <text:p>0.984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991644">
                <text:p>0.991644</text:p>
              </table:table-cell>
              <table:table-cell office:value-type="float" office:value="0.991589">
                <text:p>0.991589</text:p>
              </table:table-cell>
              <table:table-cell office:value-type="float" office:value="0.987537">
                <text:p>0.987537</text:p>
              </table:table-cell>
              <table:table-cell office:value-type="float" office:value="0.98368">
                <text:p>0.98368</text:p>
              </table:table-cell>
              <table:table-cell office:value-type="float" office:value="0.988295">
                <text:p>0.988295</text:p>
              </table:table-cell>
              <table:table-cell office:value-type="float" office:value="0.984345">
                <text:p>0.98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33.33">
                <text:p>7530</text:p>
              </table:table-cell>
              <table:table-cell office:value-type="float" office:value="0.991711">
                <text:p>0.991711</text:p>
              </table:table-cell>
              <table:table-cell office:value-type="float" office:value="0.992363">
                <text:p>0.992363</text:p>
              </table:table-cell>
              <table:table-cell office:value-type="float" office:value="0.987552">
                <text:p>0.987552</text:p>
              </table:table-cell>
              <table:table-cell office:value-type="float" office:value="0.983708">
                <text:p>0.983708</text:p>
              </table:table-cell>
              <table:table-cell office:value-type="float" office:value="0.988309">
                <text:p>0.988309</text:p>
              </table:table-cell>
              <table:table-cell office:value-type="float" office:value="0.984371">
                <text:p>0.98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66.67">
                <text:p>7570</text:p>
              </table:table-cell>
              <table:table-cell office:value-type="float" office:value="0.991659">
                <text:p>0.991659</text:p>
              </table:table-cell>
              <table:table-cell office:value-type="float" office:value="0.992787">
                <text:p>0.992787</text:p>
              </table:table-cell>
              <table:table-cell office:value-type="float" office:value="0.987524">
                <text:p>0.987524</text:p>
              </table:table-cell>
              <table:table-cell office:value-type="float" office:value="0.983671">
                <text:p>0.983671</text:p>
              </table:table-cell>
              <table:table-cell office:value-type="float" office:value="0.988289">
                <text:p>0.988289</text:p>
              </table:table-cell>
              <table:table-cell office:value-type="float" office:value="0.984341">
                <text:p>0.98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991376">
                <text:p>0.991376</text:p>
              </table:table-cell>
              <table:table-cell office:value-type="float" office:value="0.992219">
                <text:p>0.992219</text:p>
              </table:table-cell>
              <table:table-cell office:value-type="float" office:value="0.987516">
                <text:p>0.987516</text:p>
              </table:table-cell>
              <table:table-cell office:value-type="float" office:value="0.983665">
                <text:p>0.983665</text:p>
              </table:table-cell>
              <table:table-cell office:value-type="float" office:value="0.988283">
                <text:p>0.988283</text:p>
              </table:table-cell>
              <table:table-cell office:value-type="float" office:value="0.984337">
                <text:p>0.98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33.33">
                <text:p>7630</text:p>
              </table:table-cell>
              <table:table-cell office:value-type="float" office:value="0.991392">
                <text:p>0.991392</text:p>
              </table:table-cell>
              <table:table-cell office:value-type="float" office:value="0.992355">
                <text:p>0.992355</text:p>
              </table:table-cell>
              <table:table-cell office:value-type="float" office:value="0.987529">
                <text:p>0.987529</text:p>
              </table:table-cell>
              <table:table-cell office:value-type="float" office:value="0.983691">
                <text:p>0.983691</text:p>
              </table:table-cell>
              <table:table-cell office:value-type="float" office:value="0.988297">
                <text:p>0.988297</text:p>
              </table:table-cell>
              <table:table-cell office:value-type="float" office:value="0.984363">
                <text:p>0.98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6.67">
                <text:p>770</text:p>
              </table:table-cell>
              <table:table-cell office:value-type="float" office:value="0.994375">
                <text:p>0.994375</text:p>
              </table:table-cell>
              <table:table-cell office:value-type="float" office:value="0.994318">
                <text:p>0.994318</text:p>
              </table:table-cell>
              <table:table-cell office:value-type="float" office:value="0.993006">
                <text:p>0.993006</text:p>
              </table:table-cell>
              <table:table-cell office:value-type="float" office:value="0.991403">
                <text:p>0.991403</text:p>
              </table:table-cell>
              <table:table-cell office:value-type="float" office:value="0.993105">
                <text:p>0.993105</text:p>
              </table:table-cell>
              <table:table-cell office:value-type="float" office:value="0.991499">
                <text:p>0.99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66.67">
                <text:p>7670</text:p>
              </table:table-cell>
              <table:table-cell office:value-type="float" office:value="0.991513">
                <text:p>0.991513</text:p>
              </table:table-cell>
              <table:table-cell office:value-type="float" office:value="0.992397">
                <text:p>0.992397</text:p>
              </table:table-cell>
              <table:table-cell office:value-type="float" office:value="0.9875">
                <text:p>0.9875</text:p>
              </table:table-cell>
              <table:table-cell office:value-type="float" office:value="0.983654">
                <text:p>0.983654</text:p>
              </table:table-cell>
              <table:table-cell office:value-type="float" office:value="0.98828">
                <text:p>0.98828</text:p>
              </table:table-cell>
              <table:table-cell office:value-type="float" office:value="0.984334">
                <text:p>0.984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99132">
                <text:p>0.99132</text:p>
              </table:table-cell>
              <table:table-cell office:value-type="float" office:value="0.991849">
                <text:p>0.991849</text:p>
              </table:table-cell>
              <table:table-cell office:value-type="float" office:value="0.98749">
                <text:p>0.98749</text:p>
              </table:table-cell>
              <table:table-cell office:value-type="float" office:value="0.983647">
                <text:p>0.983647</text:p>
              </table:table-cell>
              <table:table-cell office:value-type="float" office:value="0.988272">
                <text:p>0.988272</text:p>
              </table:table-cell>
              <table:table-cell office:value-type="float" office:value="0.984329">
                <text:p>0.98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33.33">
                <text:p>7730</text:p>
              </table:table-cell>
              <table:table-cell office:value-type="float" office:value="0.991488">
                <text:p>0.991488</text:p>
              </table:table-cell>
              <table:table-cell office:value-type="float" office:value="0.992447">
                <text:p>0.992447</text:p>
              </table:table-cell>
              <table:table-cell office:value-type="float" office:value="0.987504">
                <text:p>0.987504</text:p>
              </table:table-cell>
              <table:table-cell office:value-type="float" office:value="0.983674">
                <text:p>0.983674</text:p>
              </table:table-cell>
              <table:table-cell office:value-type="float" office:value="0.988286">
                <text:p>0.988286</text:p>
              </table:table-cell>
              <table:table-cell office:value-type="float" office:value="0.984355">
                <text:p>0.98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66.67">
                <text:p>7770</text:p>
              </table:table-cell>
              <table:table-cell office:value-type="float" office:value="0.991368">
                <text:p>0.991368</text:p>
              </table:table-cell>
              <table:table-cell office:value-type="float" office:value="0.992437">
                <text:p>0.992437</text:p>
              </table:table-cell>
              <table:table-cell office:value-type="float" office:value="0.987474">
                <text:p>0.987474</text:p>
              </table:table-cell>
              <table:table-cell office:value-type="float" office:value="0.983636">
                <text:p>0.983636</text:p>
              </table:table-cell>
              <table:table-cell office:value-type="float" office:value="0.988265">
                <text:p>0.988265</text:p>
              </table:table-cell>
              <table:table-cell office:value-type="float" office:value="0.984324">
                <text:p>0.98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991421">
                <text:p>0.991421</text:p>
              </table:table-cell>
              <table:table-cell office:value-type="float" office:value="0.992413">
                <text:p>0.992413</text:p>
              </table:table-cell>
              <table:table-cell office:value-type="float" office:value="0.987467">
                <text:p>0.987467</text:p>
              </table:table-cell>
              <table:table-cell office:value-type="float" office:value="0.983631">
                <text:p>0.983631</text:p>
              </table:table-cell>
              <table:table-cell office:value-type="float" office:value="0.988264">
                <text:p>0.988264</text:p>
              </table:table-cell>
              <table:table-cell office:value-type="float" office:value="0.984323">
                <text:p>0.98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33.33">
                <text:p>7830</text:p>
              </table:table-cell>
              <table:table-cell office:value-type="float" office:value="0.991385">
                <text:p>0.991385</text:p>
              </table:table-cell>
              <table:table-cell office:value-type="float" office:value="0.992235">
                <text:p>0.992235</text:p>
              </table:table-cell>
              <table:table-cell office:value-type="float" office:value="0.987481">
                <text:p>0.987481</text:p>
              </table:table-cell>
              <table:table-cell office:value-type="float" office:value="0.983657">
                <text:p>0.983657</text:p>
              </table:table-cell>
              <table:table-cell office:value-type="float" office:value="0.988277">
                <text:p>0.988277</text:p>
              </table:table-cell>
              <table:table-cell office:value-type="float" office:value="0.984348">
                <text:p>0.98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66.67">
                <text:p>7870</text:p>
              </table:table-cell>
              <table:table-cell office:value-type="float" office:value="0.991423">
                <text:p>0.991423</text:p>
              </table:table-cell>
              <table:table-cell office:value-type="float" office:value="0.992691">
                <text:p>0.992691</text:p>
              </table:table-cell>
              <table:table-cell office:value-type="float" office:value="0.987451">
                <text:p>0.987451</text:p>
              </table:table-cell>
              <table:table-cell office:value-type="float" office:value="0.98362">
                <text:p>0.98362</text:p>
              </table:table-cell>
              <table:table-cell office:value-type="float" office:value="0.988264">
                <text:p>0.988264</text:p>
              </table:table-cell>
              <table:table-cell office:value-type="float" office:value="0.984323">
                <text:p>0.98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990991">
                <text:p>0.990991</text:p>
              </table:table-cell>
              <table:table-cell office:value-type="float" office:value="0.992269">
                <text:p>0.992269</text:p>
              </table:table-cell>
              <table:table-cell office:value-type="float" office:value="0.987439">
                <text:p>0.987439</text:p>
              </table:table-cell>
              <table:table-cell office:value-type="float" office:value="0.983611">
                <text:p>0.983611</text:p>
              </table:table-cell>
              <table:table-cell office:value-type="float" office:value="0.988266">
                <text:p>0.988266</text:p>
              </table:table-cell>
              <table:table-cell office:value-type="float" office:value="0.984324">
                <text:p>0.98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33.33">
                <text:p>7930</text:p>
              </table:table-cell>
              <table:table-cell office:value-type="float" office:value="0.991492">
                <text:p>0.991492</text:p>
              </table:table-cell>
              <table:table-cell office:value-type="float" office:value="0.992547">
                <text:p>0.992547</text:p>
              </table:table-cell>
              <table:table-cell office:value-type="float" office:value="0.987453">
                <text:p>0.987453</text:p>
              </table:table-cell>
              <table:table-cell office:value-type="float" office:value="0.983638">
                <text:p>0.983638</text:p>
              </table:table-cell>
              <table:table-cell office:value-type="float" office:value="0.98828">
                <text:p>0.98828</text:p>
              </table:table-cell>
              <table:table-cell office:value-type="float" office:value="0.984351">
                <text:p>0.98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66.67">
                <text:p>7970</text:p>
              </table:table-cell>
              <table:table-cell office:value-type="float" office:value="0.991669">
                <text:p>0.991669</text:p>
              </table:table-cell>
              <table:table-cell office:value-type="float" office:value="0.992484">
                <text:p>0.992484</text:p>
              </table:table-cell>
              <table:table-cell office:value-type="float" office:value="0.987422">
                <text:p>0.987422</text:p>
              </table:table-cell>
              <table:table-cell office:value-type="float" office:value="0.983603">
                <text:p>0.983603</text:p>
              </table:table-cell>
              <table:table-cell office:value-type="float" office:value="0.988268">
                <text:p>0.988268</text:p>
              </table:table-cell>
              <table:table-cell office:value-type="float" office:value="0.984328">
                <text:p>0.98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994306">
                <text:p>0.994306</text:p>
              </table:table-cell>
              <table:table-cell office:value-type="float" office:value="0.994014">
                <text:p>0.994014</text:p>
              </table:table-cell>
              <table:table-cell office:value-type="float" office:value="0.993027">
                <text:p>0.993027</text:p>
              </table:table-cell>
              <table:table-cell office:value-type="float" office:value="0.991461">
                <text:p>0.991461</text:p>
              </table:table-cell>
              <table:table-cell office:value-type="float" office:value="0.99311">
                <text:p>0.99311</text:p>
              </table:table-cell>
              <table:table-cell office:value-type="float" office:value="0.991541">
                <text:p>0.99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991151">
                <text:p>0.991151</text:p>
              </table:table-cell>
              <table:table-cell office:value-type="float" office:value="0.992236">
                <text:p>0.992236</text:p>
              </table:table-cell>
              <table:table-cell office:value-type="float" office:value="0.987703">
                <text:p>0.987703</text:p>
              </table:table-cell>
              <table:table-cell office:value-type="float" office:value="0.984068">
                <text:p>0.984068</text:p>
              </table:table-cell>
              <table:table-cell office:value-type="float" office:value="0.988506">
                <text:p>0.988506</text:p>
              </table:table-cell>
              <table:table-cell office:value-type="float" office:value="0.984758">
                <text:p>0.98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33.33">
                <text:p>8030</text:p>
              </table:table-cell>
              <table:table-cell office:value-type="float" office:value="0.991047">
                <text:p>0.991047</text:p>
              </table:table-cell>
              <table:table-cell office:value-type="float" office:value="0.99225">
                <text:p>0.99225</text:p>
              </table:table-cell>
              <table:table-cell office:value-type="float" office:value="0.987713">
                <text:p>0.987713</text:p>
              </table:table-cell>
              <table:table-cell office:value-type="float" office:value="0.98409">
                <text:p>0.98409</text:p>
              </table:table-cell>
              <table:table-cell office:value-type="float" office:value="0.988517">
                <text:p>0.988517</text:p>
              </table:table-cell>
              <table:table-cell office:value-type="float" office:value="0.98478">
                <text:p>0.98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66.67">
                <text:p>8070</text:p>
              </table:table-cell>
              <table:table-cell office:value-type="float" office:value="0.990732">
                <text:p>0.990732</text:p>
              </table:table-cell>
              <table:table-cell office:value-type="float" office:value="0.993074">
                <text:p>0.993074</text:p>
              </table:table-cell>
              <table:table-cell office:value-type="float" office:value="0.988384">
                <text:p>0.988384</text:p>
              </table:table-cell>
              <table:table-cell office:value-type="float" office:value="0.985229">
                <text:p>0.985229</text:p>
              </table:table-cell>
              <table:table-cell office:value-type="float" office:value="0.989092">
                <text:p>0.989092</text:p>
              </table:table-cell>
              <table:table-cell office:value-type="float" office:value="0.985835">
                <text:p>0.98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990871">
                <text:p>0.990871</text:p>
              </table:table-cell>
              <table:table-cell office:value-type="float" office:value="0.992901">
                <text:p>0.992901</text:p>
              </table:table-cell>
              <table:table-cell office:value-type="float" office:value="0.988759">
                <text:p>0.988759</text:p>
              </table:table-cell>
              <table:table-cell office:value-type="float" office:value="0.985877">
                <text:p>0.985877</text:p>
              </table:table-cell>
              <table:table-cell office:value-type="float" office:value="0.989414">
                <text:p>0.989414</text:p>
              </table:table-cell>
              <table:table-cell office:value-type="float" office:value="0.986436">
                <text:p>0.98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33.33">
                <text:p>8130</text:p>
              </table:table-cell>
              <table:table-cell office:value-type="float" office:value="0.99097">
                <text:p>0.99097</text:p>
              </table:table-cell>
              <table:table-cell office:value-type="float" office:value="0.993">
                <text:p>0.993</text:p>
              </table:table-cell>
              <table:table-cell office:value-type="float" office:value="0.988763">
                <text:p>0.988763</text:p>
              </table:table-cell>
              <table:table-cell office:value-type="float" office:value="0.985891">
                <text:p>0.985891</text:p>
              </table:table-cell>
              <table:table-cell office:value-type="float" office:value="0.989425">
                <text:p>0.989425</text:p>
              </table:table-cell>
              <table:table-cell office:value-type="float" office:value="0.986454">
                <text:p>0.98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66.67">
                <text:p>8170</text:p>
              </table:table-cell>
              <table:table-cell office:value-type="float" office:value="0.991231">
                <text:p>0.991231</text:p>
              </table:table-cell>
              <table:table-cell office:value-type="float" office:value="0.993379">
                <text:p>0.993379</text:p>
              </table:table-cell>
              <table:table-cell office:value-type="float" office:value="0.988784">
                <text:p>0.988784</text:p>
              </table:table-cell>
              <table:table-cell office:value-type="float" office:value="0.98591">
                <text:p>0.98591</text:p>
              </table:table-cell>
              <table:table-cell office:value-type="float" office:value="0.989459">
                <text:p>0.989459</text:p>
              </table:table-cell>
              <table:table-cell office:value-type="float" office:value="0.986482">
                <text:p>0.98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991307">
                <text:p>0.991307</text:p>
              </table:table-cell>
              <table:table-cell office:value-type="float" office:value="0.992644">
                <text:p>0.992644</text:p>
              </table:table-cell>
              <table:table-cell office:value-type="float" office:value="0.988775">
                <text:p>0.988775</text:p>
              </table:table-cell>
              <table:table-cell office:value-type="float" office:value="0.985903">
                <text:p>0.985903</text:p>
              </table:table-cell>
              <table:table-cell office:value-type="float" office:value="0.989462">
                <text:p>0.989462</text:p>
              </table:table-cell>
              <table:table-cell office:value-type="float" office:value="0.986482">
                <text:p>0.98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33.33">
                <text:p>8230</text:p>
              </table:table-cell>
              <table:table-cell office:value-type="float" office:value="0.991478">
                <text:p>0.991478</text:p>
              </table:table-cell>
              <table:table-cell office:value-type="float" office:value="0.992507">
                <text:p>0.992507</text:p>
              </table:table-cell>
              <table:table-cell office:value-type="float" office:value="0.988767">
                <text:p>0.988767</text:p>
              </table:table-cell>
              <table:table-cell office:value-type="float" office:value="0.985897">
                <text:p>0.985897</text:p>
              </table:table-cell>
              <table:table-cell office:value-type="float" office:value="0.989463">
                <text:p>0.989463</text:p>
              </table:table-cell>
              <table:table-cell office:value-type="float" office:value="0.986482">
                <text:p>0.98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6.67">
                <text:p>8270</text:p>
              </table:table-cell>
              <table:table-cell office:value-type="float" office:value="0.991474">
                <text:p>0.991474</text:p>
              </table:table-cell>
              <table:table-cell office:value-type="float" office:value="0.992602">
                <text:p>0.992602</text:p>
              </table:table-cell>
              <table:table-cell office:value-type="float" office:value="0.988775">
                <text:p>0.988775</text:p>
              </table:table-cell>
              <table:table-cell office:value-type="float" office:value="0.985915">
                <text:p>0.985915</text:p>
              </table:table-cell>
              <table:table-cell office:value-type="float" office:value="0.989473">
                <text:p>0.989473</text:p>
              </table:table-cell>
              <table:table-cell office:value-type="float" office:value="0.9865">
                <text:p>0.9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9915">
                <text:p>0.9915</text:p>
              </table:table-cell>
              <table:table-cell office:value-type="float" office:value="0.992569">
                <text:p>0.992569</text:p>
              </table:table-cell>
              <table:table-cell office:value-type="float" office:value="0.988749">
                <text:p>0.988749</text:p>
              </table:table-cell>
              <table:table-cell office:value-type="float" office:value="0.985886">
                <text:p>0.985886</text:p>
              </table:table-cell>
              <table:table-cell office:value-type="float" office:value="0.98947">
                <text:p>0.98947</text:p>
              </table:table-cell>
              <table:table-cell office:value-type="float" office:value="0.986485">
                <text:p>0.98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3.33">
                <text:p>830</text:p>
              </table:table-cell>
              <table:table-cell office:value-type="float" office:value="0.993897">
                <text:p>0.993897</text:p>
              </table:table-cell>
              <table:table-cell office:value-type="float" office:value="0.994241">
                <text:p>0.994241</text:p>
              </table:table-cell>
              <table:table-cell office:value-type="float" office:value="0.993025">
                <text:p>0.993025</text:p>
              </table:table-cell>
              <table:table-cell office:value-type="float" office:value="0.991486">
                <text:p>0.991486</text:p>
              </table:table-cell>
              <table:table-cell office:value-type="float" office:value="0.993118">
                <text:p>0.993118</text:p>
              </table:table-cell>
              <table:table-cell office:value-type="float" office:value="0.991576">
                <text:p>0.99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33.33">
                <text:p>8330</text:p>
              </table:table-cell>
              <table:table-cell office:value-type="float" office:value="0.99169">
                <text:p>0.99169</text:p>
              </table:table-cell>
              <table:table-cell office:value-type="float" office:value="0.993054">
                <text:p>0.993054</text:p>
              </table:table-cell>
              <table:table-cell office:value-type="float" office:value="0.988741">
                <text:p>0.988741</text:p>
              </table:table-cell>
              <table:table-cell office:value-type="float" office:value="0.985882">
                <text:p>0.985882</text:p>
              </table:table-cell>
              <table:table-cell office:value-type="float" office:value="0.989475">
                <text:p>0.989475</text:p>
              </table:table-cell>
              <table:table-cell office:value-type="float" office:value="0.986489">
                <text:p>0.9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66.67">
                <text:p>8370</text:p>
              </table:table-cell>
              <table:table-cell office:value-type="float" office:value="0.99196">
                <text:p>0.99196</text:p>
              </table:table-cell>
              <table:table-cell office:value-type="float" office:value="0.992201">
                <text:p>0.992201</text:p>
              </table:table-cell>
              <table:table-cell office:value-type="float" office:value="0.988753">
                <text:p>0.988753</text:p>
              </table:table-cell>
              <table:table-cell office:value-type="float" office:value="0.985903">
                <text:p>0.985903</text:p>
              </table:table-cell>
              <table:table-cell office:value-type="float" office:value="0.989483">
                <text:p>0.989483</text:p>
              </table:table-cell>
              <table:table-cell office:value-type="float" office:value="0.986508">
                <text:p>0.986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991087">
                <text:p>0.991087</text:p>
              </table:table-cell>
              <table:table-cell office:value-type="float" office:value="0.992094">
                <text:p>0.992094</text:p>
              </table:table-cell>
              <table:table-cell office:value-type="float" office:value="0.988722">
                <text:p>0.988722</text:p>
              </table:table-cell>
              <table:table-cell office:value-type="float" office:value="0.985872">
                <text:p>0.985872</text:p>
              </table:table-cell>
              <table:table-cell office:value-type="float" office:value="0.989474">
                <text:p>0.989474</text:p>
              </table:table-cell>
              <table:table-cell office:value-type="float" office:value="0.986489">
                <text:p>0.9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33.33">
                <text:p>8430</text:p>
              </table:table-cell>
              <table:table-cell office:value-type="float" office:value="0.99147">
                <text:p>0.99147</text:p>
              </table:table-cell>
              <table:table-cell office:value-type="float" office:value="0.992092">
                <text:p>0.992092</text:p>
              </table:table-cell>
              <table:table-cell office:value-type="float" office:value="0.988713">
                <text:p>0.988713</text:p>
              </table:table-cell>
              <table:table-cell office:value-type="float" office:value="0.985868">
                <text:p>0.985868</text:p>
              </table:table-cell>
              <table:table-cell office:value-type="float" office:value="0.989474">
                <text:p>0.989474</text:p>
              </table:table-cell>
              <table:table-cell office:value-type="float" office:value="0.98649">
                <text:p>0.9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66.67">
                <text:p>8470</text:p>
              </table:table-cell>
              <table:table-cell office:value-type="float" office:value="0.991382">
                <text:p>0.991382</text:p>
              </table:table-cell>
              <table:table-cell office:value-type="float" office:value="0.992359">
                <text:p>0.992359</text:p>
              </table:table-cell>
              <table:table-cell office:value-type="float" office:value="0.988721">
                <text:p>0.988721</text:p>
              </table:table-cell>
              <table:table-cell office:value-type="float" office:value="0.985885">
                <text:p>0.985885</text:p>
              </table:table-cell>
              <table:table-cell office:value-type="float" office:value="0.989482">
                <text:p>0.989482</text:p>
              </table:table-cell>
              <table:table-cell office:value-type="float" office:value="0.986507">
                <text:p>0.98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991116">
                <text:p>0.991116</text:p>
              </table:table-cell>
              <table:table-cell office:value-type="float" office:value="0.991944">
                <text:p>0.991944</text:p>
              </table:table-cell>
              <table:table-cell office:value-type="float" office:value="0.988693">
                <text:p>0.988693</text:p>
              </table:table-cell>
              <table:table-cell office:value-type="float" office:value="0.985854">
                <text:p>0.985854</text:p>
              </table:table-cell>
              <table:table-cell office:value-type="float" office:value="0.989472">
                <text:p>0.989472</text:p>
              </table:table-cell>
              <table:table-cell office:value-type="float" office:value="0.986485">
                <text:p>0.98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33.33">
                <text:p>8530</text:p>
              </table:table-cell>
              <table:table-cell office:value-type="float" office:value="0.99089">
                <text:p>0.99089</text:p>
              </table:table-cell>
              <table:table-cell office:value-type="float" office:value="0.992093">
                <text:p>0.992093</text:p>
              </table:table-cell>
              <table:table-cell office:value-type="float" office:value="0.988681">
                <text:p>0.988681</text:p>
              </table:table-cell>
              <table:table-cell office:value-type="float" office:value="0.985844">
                <text:p>0.985844</text:p>
              </table:table-cell>
              <table:table-cell office:value-type="float" office:value="0.989472">
                <text:p>0.989472</text:p>
              </table:table-cell>
              <table:table-cell office:value-type="float" office:value="0.986482">
                <text:p>0.98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66.67">
                <text:p>8570</text:p>
              </table:table-cell>
              <table:table-cell office:value-type="float" office:value="0.990859">
                <text:p>0.990859</text:p>
              </table:table-cell>
              <table:table-cell office:value-type="float" office:value="0.992206">
                <text:p>0.992206</text:p>
              </table:table-cell>
              <table:table-cell office:value-type="float" office:value="0.988685">
                <text:p>0.988685</text:p>
              </table:table-cell>
              <table:table-cell office:value-type="float" office:value="0.985858">
                <text:p>0.985858</text:p>
              </table:table-cell>
              <table:table-cell office:value-type="float" office:value="0.989478">
                <text:p>0.989478</text:p>
              </table:table-cell>
              <table:table-cell office:value-type="float" office:value="0.986496">
                <text:p>0.98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990648">
                <text:p>0.990648</text:p>
              </table:table-cell>
              <table:table-cell office:value-type="float" office:value="0.992006">
                <text:p>0.992006</text:p>
              </table:table-cell>
              <table:table-cell office:value-type="float" office:value="0.988653">
                <text:p>0.988653</text:p>
              </table:table-cell>
              <table:table-cell office:value-type="float" office:value="0.985823">
                <text:p>0.985823</text:p>
              </table:table-cell>
              <table:table-cell office:value-type="float" office:value="0.989464">
                <text:p>0.989464</text:p>
              </table:table-cell>
              <table:table-cell office:value-type="float" office:value="0.986471">
                <text:p>0.98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33.33">
                <text:p>8630</text:p>
              </table:table-cell>
              <table:table-cell office:value-type="float" office:value="0.990896">
                <text:p>0.990896</text:p>
              </table:table-cell>
              <table:table-cell office:value-type="float" office:value="0.991801">
                <text:p>0.991801</text:p>
              </table:table-cell>
              <table:table-cell office:value-type="float" office:value="0.98864">
                <text:p>0.98864</text:p>
              </table:table-cell>
              <table:table-cell office:value-type="float" office:value="0.985814">
                <text:p>0.985814</text:p>
              </table:table-cell>
              <table:table-cell office:value-type="float" office:value="0.989454">
                <text:p>0.989454</text:p>
              </table:table-cell>
              <table:table-cell office:value-type="float" office:value="0.986463">
                <text:p>0.98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6.67">
                <text:p>870</text:p>
              </table:table-cell>
              <table:table-cell office:value-type="float" office:value="0.993887">
                <text:p>0.993887</text:p>
              </table:table-cell>
              <table:table-cell office:value-type="float" office:value="0.993928">
                <text:p>0.993928</text:p>
              </table:table-cell>
              <table:table-cell office:value-type="float" office:value="0.993023">
                <text:p>0.993023</text:p>
              </table:table-cell>
              <table:table-cell office:value-type="float" office:value="0.99151">
                <text:p>0.99151</text:p>
              </table:table-cell>
              <table:table-cell office:value-type="float" office:value="0.993114">
                <text:p>0.993114</text:p>
              </table:table-cell>
              <table:table-cell office:value-type="float" office:value="0.991598">
                <text:p>0.99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66.67">
                <text:p>8670</text:p>
              </table:table-cell>
              <table:table-cell office:value-type="float" office:value="0.990743">
                <text:p>0.990743</text:p>
              </table:table-cell>
              <table:table-cell office:value-type="float" office:value="0.992269">
                <text:p>0.992269</text:p>
              </table:table-cell>
              <table:table-cell office:value-type="float" office:value="0.988644">
                <text:p>0.988644</text:p>
              </table:table-cell>
              <table:table-cell office:value-type="float" office:value="0.985827">
                <text:p>0.985827</text:p>
              </table:table-cell>
              <table:table-cell office:value-type="float" office:value="0.98946">
                <text:p>0.98946</text:p>
              </table:table-cell>
              <table:table-cell office:value-type="float" office:value="0.986476">
                <text:p>0.98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990993">
                <text:p>0.990993</text:p>
              </table:table-cell>
              <table:table-cell office:value-type="float" office:value="0.992519">
                <text:p>0.992519</text:p>
              </table:table-cell>
              <table:table-cell office:value-type="float" office:value="0.988614">
                <text:p>0.988614</text:p>
              </table:table-cell>
              <table:table-cell office:value-type="float" office:value="0.985797">
                <text:p>0.985797</text:p>
              </table:table-cell>
              <table:table-cell office:value-type="float" office:value="0.989442">
                <text:p>0.989442</text:p>
              </table:table-cell>
              <table:table-cell office:value-type="float" office:value="0.986453">
                <text:p>0.98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33.33">
                <text:p>8730</text:p>
              </table:table-cell>
              <table:table-cell office:value-type="float" office:value="0.99087">
                <text:p>0.99087</text:p>
              </table:table-cell>
              <table:table-cell office:value-type="float" office:value="0.992607">
                <text:p>0.992607</text:p>
              </table:table-cell>
              <table:table-cell office:value-type="float" office:value="0.988601">
                <text:p>0.988601</text:p>
              </table:table-cell>
              <table:table-cell office:value-type="float" office:value="0.985789">
                <text:p>0.985789</text:p>
              </table:table-cell>
              <table:table-cell office:value-type="float" office:value="0.989437">
                <text:p>0.989437</text:p>
              </table:table-cell>
              <table:table-cell office:value-type="float" office:value="0.986448">
                <text:p>0.98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66.67">
                <text:p>8770</text:p>
              </table:table-cell>
              <table:table-cell office:value-type="float" office:value="0.991711">
                <text:p>0.991711</text:p>
              </table:table-cell>
              <table:table-cell office:value-type="float" office:value="0.993269">
                <text:p>0.993269</text:p>
              </table:table-cell>
              <table:table-cell office:value-type="float" office:value="0.988613">
                <text:p>0.988613</text:p>
              </table:table-cell>
              <table:table-cell office:value-type="float" office:value="0.985809">
                <text:p>0.985809</text:p>
              </table:table-cell>
              <table:table-cell office:value-type="float" office:value="0.98945">
                <text:p>0.98945</text:p>
              </table:table-cell>
              <table:table-cell office:value-type="float" office:value="0.986468">
                <text:p>0.98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991953">
                <text:p>0.991953</text:p>
              </table:table-cell>
              <table:table-cell office:value-type="float" office:value="0.993253">
                <text:p>0.993253</text:p>
              </table:table-cell>
              <table:table-cell office:value-type="float" office:value="0.988589">
                <text:p>0.988589</text:p>
              </table:table-cell>
              <table:table-cell office:value-type="float" office:value="0.985788">
                <text:p>0.985788</text:p>
              </table:table-cell>
              <table:table-cell office:value-type="float" office:value="0.989439">
                <text:p>0.989439</text:p>
              </table:table-cell>
              <table:table-cell office:value-type="float" office:value="0.986453">
                <text:p>0.98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33.33">
                <text:p>8830</text:p>
              </table:table-cell>
              <table:table-cell office:value-type="float" office:value="0.992334">
                <text:p>0.992334</text:p>
              </table:table-cell>
              <table:table-cell office:value-type="float" office:value="0.992756">
                <text:p>0.992756</text:p>
              </table:table-cell>
              <table:table-cell office:value-type="float" office:value="0.988585">
                <text:p>0.988585</text:p>
              </table:table-cell>
              <table:table-cell office:value-type="float" office:value="0.98579">
                <text:p>0.98579</text:p>
              </table:table-cell>
              <table:table-cell office:value-type="float" office:value="0.989441">
                <text:p>0.989441</text:p>
              </table:table-cell>
              <table:table-cell office:value-type="float" office:value="0.986457">
                <text:p>0.98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66.67">
                <text:p>8870</text:p>
              </table:table-cell>
              <table:table-cell office:value-type="float" office:value="0.992101">
                <text:p>0.992101</text:p>
              </table:table-cell>
              <table:table-cell office:value-type="float" office:value="0.992465">
                <text:p>0.992465</text:p>
              </table:table-cell>
              <table:table-cell office:value-type="float" office:value="0.988598">
                <text:p>0.988598</text:p>
              </table:table-cell>
              <table:table-cell office:value-type="float" office:value="0.985812">
                <text:p>0.985812</text:p>
              </table:table-cell>
              <table:table-cell office:value-type="float" office:value="0.989451">
                <text:p>0.989451</text:p>
              </table:table-cell>
              <table:table-cell office:value-type="float" office:value="0.986477">
                <text:p>0.986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992638">
                <text:p>0.992638</text:p>
              </table:table-cell>
              <table:table-cell office:value-type="float" office:value="0.992255">
                <text:p>0.992255</text:p>
              </table:table-cell>
              <table:table-cell office:value-type="float" office:value="0.988577">
                <text:p>0.988577</text:p>
              </table:table-cell>
              <table:table-cell office:value-type="float" office:value="0.985794">
                <text:p>0.985794</text:p>
              </table:table-cell>
              <table:table-cell office:value-type="float" office:value="0.989443">
                <text:p>0.989443</text:p>
              </table:table-cell>
              <table:table-cell office:value-type="float" office:value="0.986465">
                <text:p>0.98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33.33">
                <text:p>8930</text:p>
              </table:table-cell>
              <table:table-cell office:value-type="float" office:value="0.992545">
                <text:p>0.992545</text:p>
              </table:table-cell>
              <table:table-cell office:value-type="float" office:value="0.992298">
                <text:p>0.992298</text:p>
              </table:table-cell>
              <table:table-cell office:value-type="float" office:value="0.988574">
                <text:p>0.988574</text:p>
              </table:table-cell>
              <table:table-cell office:value-type="float" office:value="0.985797">
                <text:p>0.985797</text:p>
              </table:table-cell>
              <table:table-cell office:value-type="float" office:value="0.989441">
                <text:p>0.989441</text:p>
              </table:table-cell>
              <table:table-cell office:value-type="float" office:value="0.986468">
                <text:p>0.98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66.67">
                <text:p>8970</text:p>
              </table:table-cell>
              <table:table-cell office:value-type="float" office:value="0.992158">
                <text:p>0.992158</text:p>
              </table:table-cell>
              <table:table-cell office:value-type="float" office:value="0.992501">
                <text:p>0.992501</text:p>
              </table:table-cell>
              <table:table-cell office:value-type="float" office:value="0.988588">
                <text:p>0.988588</text:p>
              </table:table-cell>
              <table:table-cell office:value-type="float" office:value="0.98582">
                <text:p>0.98582</text:p>
              </table:table-cell>
              <table:table-cell office:value-type="float" office:value="0.989452">
                <text:p>0.989452</text:p>
              </table:table-cell>
              <table:table-cell office:value-type="float" office:value="0.986488">
                <text:p>0.98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994172">
                <text:p>0.994172</text:p>
              </table:table-cell>
              <table:table-cell office:value-type="float" office:value="0.993736">
                <text:p>0.993736</text:p>
              </table:table-cell>
              <table:table-cell office:value-type="float" office:value="0.993037">
                <text:p>0.993037</text:p>
              </table:table-cell>
              <table:table-cell office:value-type="float" office:value="0.991554">
                <text:p>0.991554</text:p>
              </table:table-cell>
              <table:table-cell office:value-type="float" office:value="0.993108">
                <text:p>0.993108</text:p>
              </table:table-cell>
              <table:table-cell office:value-type="float" office:value="0.991623">
                <text:p>0.99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992094">
                <text:p>0.992094</text:p>
              </table:table-cell>
              <table:table-cell office:value-type="float" office:value="0.992429">
                <text:p>0.992429</text:p>
              </table:table-cell>
              <table:table-cell office:value-type="float" office:value="0.988565">
                <text:p>0.988565</text:p>
              </table:table-cell>
              <table:table-cell office:value-type="float" office:value="0.985799">
                <text:p>0.985799</text:p>
              </table:table-cell>
              <table:table-cell office:value-type="float" office:value="0.989439">
                <text:p>0.989439</text:p>
              </table:table-cell>
              <table:table-cell office:value-type="float" office:value="0.986472">
                <text:p>0.986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33.33">
                <text:p>9030</text:p>
              </table:table-cell>
              <table:table-cell office:value-type="float" office:value="0.992516">
                <text:p>0.992516</text:p>
              </table:table-cell>
              <table:table-cell office:value-type="float" office:value="0.992436">
                <text:p>0.992436</text:p>
              </table:table-cell>
              <table:table-cell office:value-type="float" office:value="0.988562">
                <text:p>0.988562</text:p>
              </table:table-cell>
              <table:table-cell office:value-type="float" office:value="0.985801">
                <text:p>0.985801</text:p>
              </table:table-cell>
              <table:table-cell office:value-type="float" office:value="0.989439">
                <text:p>0.989439</text:p>
              </table:table-cell>
              <table:table-cell office:value-type="float" office:value="0.986474">
                <text:p>0.986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66.67">
                <text:p>9070</text:p>
              </table:table-cell>
              <table:table-cell office:value-type="float" office:value="0.992477">
                <text:p>0.992477</text:p>
              </table:table-cell>
              <table:table-cell office:value-type="float" office:value="0.992926">
                <text:p>0.992926</text:p>
              </table:table-cell>
              <table:table-cell office:value-type="float" office:value="0.988578">
                <text:p>0.988578</text:p>
              </table:table-cell>
              <table:table-cell office:value-type="float" office:value="0.985824">
                <text:p>0.985824</text:p>
              </table:table-cell>
              <table:table-cell office:value-type="float" office:value="0.989451">
                <text:p>0.989451</text:p>
              </table:table-cell>
              <table:table-cell office:value-type="float" office:value="0.986494">
                <text:p>0.986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992653">
                <text:p>0.992653</text:p>
              </table:table-cell>
              <table:table-cell office:value-type="float" office:value="0.992787">
                <text:p>0.992787</text:p>
              </table:table-cell>
              <table:table-cell office:value-type="float" office:value="0.988558">
                <text:p>0.988558</text:p>
              </table:table-cell>
              <table:table-cell office:value-type="float" office:value="0.985803">
                <text:p>0.985803</text:p>
              </table:table-cell>
              <table:table-cell office:value-type="float" office:value="0.989435">
                <text:p>0.989435</text:p>
              </table:table-cell>
              <table:table-cell office:value-type="float" office:value="0.986475">
                <text:p>0.9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33.33">
                <text:p>9130</text:p>
              </table:table-cell>
              <table:table-cell office:value-type="float" office:value="0.992749">
                <text:p>0.992749</text:p>
              </table:table-cell>
              <table:table-cell office:value-type="float" office:value="0.992248">
                <text:p>0.992248</text:p>
              </table:table-cell>
              <table:table-cell office:value-type="float" office:value="0.988557">
                <text:p>0.988557</text:p>
              </table:table-cell>
              <table:table-cell office:value-type="float" office:value="0.985803">
                <text:p>0.985803</text:p>
              </table:table-cell>
              <table:table-cell office:value-type="float" office:value="0.989432">
                <text:p>0.989432</text:p>
              </table:table-cell>
              <table:table-cell office:value-type="float" office:value="0.986474">
                <text:p>0.986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66.67">
                <text:p>9170</text:p>
              </table:table-cell>
              <table:table-cell office:value-type="float" office:value="0.991905">
                <text:p>0.991905</text:p>
              </table:table-cell>
              <table:table-cell office:value-type="float" office:value="0.992507">
                <text:p>0.992507</text:p>
              </table:table-cell>
              <table:table-cell office:value-type="float" office:value="0.98857">
                <text:p>0.98857</text:p>
              </table:table-cell>
              <table:table-cell office:value-type="float" office:value="0.985824">
                <text:p>0.985824</text:p>
              </table:table-cell>
              <table:table-cell office:value-type="float" office:value="0.989442">
                <text:p>0.989442</text:p>
              </table:table-cell>
              <table:table-cell office:value-type="float" office:value="0.986493">
                <text:p>0.98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99195">
                <text:p>0.99195</text:p>
              </table:table-cell>
              <table:table-cell office:value-type="float" office:value="0.992521">
                <text:p>0.992521</text:p>
              </table:table-cell>
              <table:table-cell office:value-type="float" office:value="0.988548">
                <text:p>0.988548</text:p>
              </table:table-cell>
              <table:table-cell office:value-type="float" office:value="0.985802">
                <text:p>0.985802</text:p>
              </table:table-cell>
              <table:table-cell office:value-type="float" office:value="0.989428">
                <text:p>0.989428</text:p>
              </table:table-cell>
              <table:table-cell office:value-type="float" office:value="0.986474">
                <text:p>0.986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33.33">
                <text:p>9230</text:p>
              </table:table-cell>
              <table:table-cell office:value-type="float" office:value="0.992454">
                <text:p>0.992454</text:p>
              </table:table-cell>
              <table:table-cell office:value-type="float" office:value="0.993692">
                <text:p>0.993692</text:p>
              </table:table-cell>
              <table:table-cell office:value-type="float" office:value="0.988545">
                <text:p>0.988545</text:p>
              </table:table-cell>
              <table:table-cell office:value-type="float" office:value="0.985804">
                <text:p>0.985804</text:p>
              </table:table-cell>
              <table:table-cell office:value-type="float" office:value="0.989433">
                <text:p>0.989433</text:p>
              </table:table-cell>
              <table:table-cell office:value-type="float" office:value="0.986479">
                <text:p>0.9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66.67">
                <text:p>9270</text:p>
              </table:table-cell>
              <table:table-cell office:value-type="float" office:value="0.992109">
                <text:p>0.992109</text:p>
              </table:table-cell>
              <table:table-cell office:value-type="float" office:value="0.993961">
                <text:p>0.993961</text:p>
              </table:table-cell>
              <table:table-cell office:value-type="float" office:value="0.988559">
                <text:p>0.988559</text:p>
              </table:table-cell>
              <table:table-cell office:value-type="float" office:value="0.985826">
                <text:p>0.985826</text:p>
              </table:table-cell>
              <table:table-cell office:value-type="float" office:value="0.989449">
                <text:p>0.989449</text:p>
              </table:table-cell>
              <table:table-cell office:value-type="float" office:value="0.986501">
                <text:p>0.98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992373">
                <text:p>0.992373</text:p>
              </table:table-cell>
              <table:table-cell office:value-type="float" office:value="0.994061">
                <text:p>0.994061</text:p>
              </table:table-cell>
              <table:table-cell office:value-type="float" office:value="0.988538">
                <text:p>0.988538</text:p>
              </table:table-cell>
              <table:table-cell office:value-type="float" office:value="0.985809">
                <text:p>0.985809</text:p>
              </table:table-cell>
              <table:table-cell office:value-type="float" office:value="0.989444">
                <text:p>0.989444</text:p>
              </table:table-cell>
              <table:table-cell office:value-type="float" office:value="0.98649">
                <text:p>0.9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3.33">
                <text:p>930</text:p>
              </table:table-cell>
              <table:table-cell office:value-type="float" office:value="0.994162">
                <text:p>0.994162</text:p>
              </table:table-cell>
              <table:table-cell office:value-type="float" office:value="0.993595">
                <text:p>0.993595</text:p>
              </table:table-cell>
              <table:table-cell office:value-type="float" office:value="0.993051">
                <text:p>0.993051</text:p>
              </table:table-cell>
              <table:table-cell office:value-type="float" office:value="0.991594">
                <text:p>0.991594</text:p>
              </table:table-cell>
              <table:table-cell office:value-type="float" office:value="0.993098">
                <text:p>0.993098</text:p>
              </table:table-cell>
              <table:table-cell office:value-type="float" office:value="0.991641">
                <text:p>0.99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33.33">
                <text:p>9330</text:p>
              </table:table-cell>
              <table:table-cell office:value-type="float" office:value="0.992468">
                <text:p>0.992468</text:p>
              </table:table-cell>
              <table:table-cell office:value-type="float" office:value="0.994021">
                <text:p>0.994021</text:p>
              </table:table-cell>
              <table:table-cell office:value-type="float" office:value="0.988535">
                <text:p>0.988535</text:p>
              </table:table-cell>
              <table:table-cell office:value-type="float" office:value="0.985813">
                <text:p>0.985813</text:p>
              </table:table-cell>
              <table:table-cell office:value-type="float" office:value="0.989449">
                <text:p>0.989449</text:p>
              </table:table-cell>
              <table:table-cell office:value-type="float" office:value="0.986496">
                <text:p>0.98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66.67">
                <text:p>9370</text:p>
              </table:table-cell>
              <table:table-cell office:value-type="float" office:value="0.992589">
                <text:p>0.992589</text:p>
              </table:table-cell>
              <table:table-cell office:value-type="float" office:value="0.993604">
                <text:p>0.993604</text:p>
              </table:table-cell>
              <table:table-cell office:value-type="float" office:value="0.988551">
                <text:p>0.988551</text:p>
              </table:table-cell>
              <table:table-cell office:value-type="float" office:value="0.985836">
                <text:p>0.985836</text:p>
              </table:table-cell>
              <table:table-cell office:value-type="float" office:value="0.989463">
                <text:p>0.989463</text:p>
              </table:table-cell>
              <table:table-cell office:value-type="float" office:value="0.986517">
                <text:p>0.98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992622">
                <text:p>0.992622</text:p>
              </table:table-cell>
              <table:table-cell office:value-type="float" office:value="0.993142">
                <text:p>0.993142</text:p>
              </table:table-cell>
              <table:table-cell office:value-type="float" office:value="0.988532">
                <text:p>0.988532</text:p>
              </table:table-cell>
              <table:table-cell office:value-type="float" office:value="0.985818">
                <text:p>0.985818</text:p>
              </table:table-cell>
              <table:table-cell office:value-type="float" office:value="0.989451">
                <text:p>0.989451</text:p>
              </table:table-cell>
              <table:table-cell office:value-type="float" office:value="0.986501">
                <text:p>0.98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33.33">
                <text:p>9430</text:p>
              </table:table-cell>
              <table:table-cell office:value-type="float" office:value="0.991932">
                <text:p>0.991932</text:p>
              </table:table-cell>
              <table:table-cell office:value-type="float" office:value="0.993544">
                <text:p>0.993544</text:p>
              </table:table-cell>
              <table:table-cell office:value-type="float" office:value="0.988545">
                <text:p>0.988545</text:p>
              </table:table-cell>
              <table:table-cell office:value-type="float" office:value="0.985839">
                <text:p>0.985839</text:p>
              </table:table-cell>
              <table:table-cell office:value-type="float" office:value="0.989465">
                <text:p>0.989465</text:p>
              </table:table-cell>
              <table:table-cell office:value-type="float" office:value="0.986522">
                <text:p>0.98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66.67">
                <text:p>9470</text:p>
              </table:table-cell>
              <table:table-cell office:value-type="float" office:value="0.991899">
                <text:p>0.991899</text:p>
              </table:table-cell>
              <table:table-cell office:value-type="float" office:value="0.993071">
                <text:p>0.993071</text:p>
              </table:table-cell>
              <table:table-cell office:value-type="float" office:value="0.988557">
                <text:p>0.988557</text:p>
              </table:table-cell>
              <table:table-cell office:value-type="float" office:value="0.98586">
                <text:p>0.98586</text:p>
              </table:table-cell>
              <table:table-cell office:value-type="float" office:value="0.989477">
                <text:p>0.989477</text:p>
              </table:table-cell>
              <table:table-cell office:value-type="float" office:value="0.986542">
                <text:p>0.98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992176">
                <text:p>0.992176</text:p>
              </table:table-cell>
              <table:table-cell office:value-type="float" office:value="0.993639">
                <text:p>0.993639</text:p>
              </table:table-cell>
              <table:table-cell office:value-type="float" office:value="0.988537">
                <text:p>0.988537</text:p>
              </table:table-cell>
              <table:table-cell office:value-type="float" office:value="0.985839">
                <text:p>0.985839</text:p>
              </table:table-cell>
              <table:table-cell office:value-type="float" office:value="0.989463">
                <text:p>0.989463</text:p>
              </table:table-cell>
              <table:table-cell office:value-type="float" office:value="0.986523">
                <text:p>0.986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33.33">
                <text:p>9530</text:p>
              </table:table-cell>
              <table:table-cell office:value-type="float" office:value="0.992386">
                <text:p>0.992386</text:p>
              </table:table-cell>
              <table:table-cell office:value-type="float" office:value="0.993417">
                <text:p>0.993417</text:p>
              </table:table-cell>
              <table:table-cell office:value-type="float" office:value="0.988535">
                <text:p>0.988535</text:p>
              </table:table-cell>
              <table:table-cell office:value-type="float" office:value="0.985839">
                <text:p>0.985839</text:p>
              </table:table-cell>
              <table:table-cell office:value-type="float" office:value="0.989464">
                <text:p>0.989464</text:p>
              </table:table-cell>
              <table:table-cell office:value-type="float" office:value="0.986524">
                <text:p>0.98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66.67">
                <text:p>9570</text:p>
              </table:table-cell>
              <table:table-cell office:value-type="float" office:value="0.992155">
                <text:p>0.992155</text:p>
              </table:table-cell>
              <table:table-cell office:value-type="float" office:value="0.993816">
                <text:p>0.993816</text:p>
              </table:table-cell>
              <table:table-cell office:value-type="float" office:value="0.988549">
                <text:p>0.988549</text:p>
              </table:table-cell>
              <table:table-cell office:value-type="float" office:value="0.985861">
                <text:p>0.985861</text:p>
              </table:table-cell>
              <table:table-cell office:value-type="float" office:value="0.989479">
                <text:p>0.989479</text:p>
              </table:table-cell>
              <table:table-cell office:value-type="float" office:value="0.986545">
                <text:p>0.98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992168">
                <text:p>0.992168</text:p>
              </table:table-cell>
              <table:table-cell office:value-type="float" office:value="0.99404">
                <text:p>0.99404</text:p>
              </table:table-cell>
              <table:table-cell office:value-type="float" office:value="0.988529">
                <text:p>0.988529</text:p>
              </table:table-cell>
              <table:table-cell office:value-type="float" office:value="0.98584">
                <text:p>0.98584</text:p>
              </table:table-cell>
              <table:table-cell office:value-type="float" office:value="0.989467">
                <text:p>0.989467</text:p>
              </table:table-cell>
              <table:table-cell office:value-type="float" office:value="0.986527">
                <text:p>0.986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33.33">
                <text:p>9630</text:p>
              </table:table-cell>
              <table:table-cell office:value-type="float" office:value="0.992361">
                <text:p>0.992361</text:p>
              </table:table-cell>
              <table:table-cell office:value-type="float" office:value="0.993723">
                <text:p>0.993723</text:p>
              </table:table-cell>
              <table:table-cell office:value-type="float" office:value="0.988527">
                <text:p>0.988527</text:p>
              </table:table-cell>
              <table:table-cell office:value-type="float" office:value="0.985841">
                <text:p>0.985841</text:p>
              </table:table-cell>
              <table:table-cell office:value-type="float" office:value="0.989467">
                <text:p>0.989467</text:p>
              </table:table-cell>
              <table:table-cell office:value-type="float" office:value="0.986528">
                <text:p>0.98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6.67">
                <text:p>970</text:p>
              </table:table-cell>
              <table:table-cell office:value-type="float" office:value="0.994139">
                <text:p>0.994139</text:p>
              </table:table-cell>
              <table:table-cell office:value-type="float" office:value="0.994536">
                <text:p>0.994536</text:p>
              </table:table-cell>
              <table:table-cell office:value-type="float" office:value="0.993063">
                <text:p>0.993063</text:p>
              </table:table-cell>
              <table:table-cell office:value-type="float" office:value="0.991632">
                <text:p>0.991632</text:p>
              </table:table-cell>
              <table:table-cell office:value-type="float" office:value="0.993122">
                <text:p>0.993122</text:p>
              </table:table-cell>
              <table:table-cell office:value-type="float" office:value="0.99169">
                <text:p>0.9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66.67">
                <text:p>9670</text:p>
              </table:table-cell>
              <table:table-cell office:value-type="float" office:value="0.992185">
                <text:p>0.992185</text:p>
              </table:table-cell>
              <table:table-cell office:value-type="float" office:value="0.993318">
                <text:p>0.993318</text:p>
              </table:table-cell>
              <table:table-cell office:value-type="float" office:value="0.988541">
                <text:p>0.988541</text:p>
              </table:table-cell>
              <table:table-cell office:value-type="float" office:value="0.985863">
                <text:p>0.985863</text:p>
              </table:table-cell>
              <table:table-cell office:value-type="float" office:value="0.989481">
                <text:p>0.989481</text:p>
              </table:table-cell>
              <table:table-cell office:value-type="float" office:value="0.986549">
                <text:p>0.98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992783">
                <text:p>0.992783</text:p>
              </table:table-cell>
              <table:table-cell office:value-type="float" office:value="0.993093">
                <text:p>0.993093</text:p>
              </table:table-cell>
              <table:table-cell office:value-type="float" office:value="0.988524">
                <text:p>0.988524</text:p>
              </table:table-cell>
              <table:table-cell office:value-type="float" office:value="0.985842">
                <text:p>0.985842</text:p>
              </table:table-cell>
              <table:table-cell office:value-type="float" office:value="0.989462">
                <text:p>0.989462</text:p>
              </table:table-cell>
              <table:table-cell office:value-type="float" office:value="0.986528">
                <text:p>0.98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33.33">
                <text:p>9730</text:p>
              </table:table-cell>
              <table:table-cell office:value-type="float" office:value="0.992668">
                <text:p>0.992668</text:p>
              </table:table-cell>
              <table:table-cell office:value-type="float" office:value="0.993172">
                <text:p>0.993172</text:p>
              </table:table-cell>
              <table:table-cell office:value-type="float" office:value="0.988522">
                <text:p>0.988522</text:p>
              </table:table-cell>
              <table:table-cell office:value-type="float" office:value="0.985843">
                <text:p>0.985843</text:p>
              </table:table-cell>
              <table:table-cell office:value-type="float" office:value="0.989461">
                <text:p>0.989461</text:p>
              </table:table-cell>
              <table:table-cell office:value-type="float" office:value="0.986529">
                <text:p>0.986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66.67">
                <text:p>9770</text:p>
              </table:table-cell>
              <table:table-cell office:value-type="float" office:value="0.991449">
                <text:p>0.991449</text:p>
              </table:table-cell>
              <table:table-cell office:value-type="float" office:value="0.993087">
                <text:p>0.993087</text:p>
              </table:table-cell>
              <table:table-cell office:value-type="float" office:value="0.988533">
                <text:p>0.988533</text:p>
              </table:table-cell>
              <table:table-cell office:value-type="float" office:value="0.985863">
                <text:p>0.985863</text:p>
              </table:table-cell>
              <table:table-cell office:value-type="float" office:value="0.989472">
                <text:p>0.989472</text:p>
              </table:table-cell>
              <table:table-cell office:value-type="float" office:value="0.986547">
                <text:p>0.986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991421">
                <text:p>0.991421</text:p>
              </table:table-cell>
              <table:table-cell office:value-type="float" office:value="0.993479">
                <text:p>0.993479</text:p>
              </table:table-cell>
              <table:table-cell office:value-type="float" office:value="0.98851">
                <text:p>0.98851</text:p>
              </table:table-cell>
              <table:table-cell office:value-type="float" office:value="0.985839">
                <text:p>0.985839</text:p>
              </table:table-cell>
              <table:table-cell office:value-type="float" office:value="0.989462">
                <text:p>0.989462</text:p>
              </table:table-cell>
              <table:table-cell office:value-type="float" office:value="0.986528">
                <text:p>0.98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33.33">
                <text:p>9830</text:p>
              </table:table-cell>
              <table:table-cell office:value-type="float" office:value="0.991893">
                <text:p>0.991893</text:p>
              </table:table-cell>
              <table:table-cell office:value-type="float" office:value="0.993184">
                <text:p>0.993184</text:p>
              </table:table-cell>
              <table:table-cell office:value-type="float" office:value="0.988508">
                <text:p>0.988508</text:p>
              </table:table-cell>
              <table:table-cell office:value-type="float" office:value="0.985838">
                <text:p>0.985838</text:p>
              </table:table-cell>
              <table:table-cell office:value-type="float" office:value="0.989465">
                <text:p>0.989465</text:p>
              </table:table-cell>
              <table:table-cell office:value-type="float" office:value="0.986528">
                <text:p>0.98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66.67">
                <text:p>9870</text:p>
              </table:table-cell>
              <table:table-cell office:value-type="float" office:value="0.991748">
                <text:p>0.991748</text:p>
              </table:table-cell>
              <table:table-cell office:value-type="float" office:value="0.993431">
                <text:p>0.993431</text:p>
              </table:table-cell>
              <table:table-cell office:value-type="float" office:value="0.988521">
                <text:p>0.988521</text:p>
              </table:table-cell>
              <table:table-cell office:value-type="float" office:value="0.985859">
                <text:p>0.985859</text:p>
              </table:table-cell>
              <table:table-cell office:value-type="float" office:value="0.989478">
                <text:p>0.989478</text:p>
              </table:table-cell>
              <table:table-cell office:value-type="float" office:value="0.986547">
                <text:p>0.986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984972">
                <text:p>0.984972</text:p>
              </table:table-cell>
              <table:table-cell office:value-type="float" office:value="0.990739">
                <text:p>0.990739</text:p>
              </table:table-cell>
              <table:table-cell office:value-type="float" office:value="0.988408">
                <text:p>0.988408</text:p>
              </table:table-cell>
              <table:table-cell office:value-type="float" office:value="0.985698">
                <text:p>0.985698</text:p>
              </table:table-cell>
              <table:table-cell office:value-type="float" office:value="0.989389">
                <text:p>0.989389</text:p>
              </table:table-cell>
              <table:table-cell office:value-type="float" office:value="0.9864">
                <text:p>0.98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33.33">
                <text:p>9930</text:p>
              </table:table-cell>
              <table:table-cell office:value-type="float" office:value="0.985141">
                <text:p>0.985141</text:p>
              </table:table-cell>
              <table:table-cell office:value-type="float" office:value="0.990358">
                <text:p>0.990358</text:p>
              </table:table-cell>
              <table:table-cell office:value-type="float" office:value="0.988318">
                <text:p>0.988318</text:p>
              </table:table-cell>
              <table:table-cell office:value-type="float" office:value="0.985567">
                <text:p>0.985567</text:p>
              </table:table-cell>
              <table:table-cell office:value-type="float" office:value="0.989321">
                <text:p>0.989321</text:p>
              </table:table-cell>
              <table:table-cell office:value-type="float" office:value="0.986282">
                <text:p>0.98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66.67">
                <text:p>9970</text:p>
              </table:table-cell>
              <table:table-cell office:value-type="float" office:value="0.970941">
                <text:p>0.970941</text:p>
              </table:table-cell>
              <table:table-cell office:value-type="float" office:value="0.985012">
                <text:p>0.985012</text:p>
              </table:table-cell>
              <table:table-cell office:value-type="float" office:value="0.987745">
                <text:p>0.987745</text:p>
              </table:table-cell>
              <table:table-cell office:value-type="float" office:value="0.984553">
                <text:p>0.984553</text:p>
              </table:table-cell>
              <table:table-cell office:value-type="float" office:value="0.988836">
                <text:p>0.988836</text:p>
              </table:table-cell>
              <table:table-cell office:value-type="float" office:value="0.985361">
                <text:p>0.98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